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nsolas" svg:font-family="Consolas"/>
    <style:font-face style:name="OpenSymbol" svg:font-family="OpenSymbol"/>
    <style:font-face style:name="Tahoma1" svg:font-family="Tahoma"/>
    <style:font-face style:name="Consolas1" svg:font-family="Consolas" style:font-family-generic="modern" style:font-pitch="fixed"/>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2" style:family="paragraph" style:parent-style-name="Standard">
      <style:paragraph-properties style:text-autospace="none"/>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3" style:family="paragraph" style:parent-style-name="Standard" style:list-style-name="L1">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4" style:family="paragraph" style:parent-style-name="Standard" style:list-style-name="L2">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5" style:family="paragraph" style:parent-style-name="Standard" style:list-style-name="L3">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6" style:family="paragraph" style:parent-style-name="Standard" style:list-style-name="L4">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7" style:family="paragraph" style:parent-style-name="Standard" style:list-style-name="L5">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8" style:family="paragraph" style:parent-style-name="Standard" style:list-style-name="L6">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9" style:family="paragraph" style:parent-style-name="Standard" style:list-style-name="L7">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10" style:family="paragraph" style:parent-style-name="Standard" style:list-style-name="L8">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11" style:family="paragraph" style:parent-style-name="Standard" style:list-style-name="L9">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12" style:family="paragraph" style:parent-style-name="Standard" style:list-style-name="L10">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13" style:family="paragraph" style:parent-style-name="Standard" style:list-style-name="L11">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14" style:family="paragraph" style:parent-style-name="Standard" style:list-style-name="L12">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15" style:family="paragraph" style:parent-style-name="Standard" style:list-style-name="L13">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16" style:family="paragraph" style:parent-style-name="Standard" style:list-style-name="L14">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17" style:family="paragraph" style:parent-style-name="Standard" style:list-style-name="L15">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18" style:family="paragraph" style:parent-style-name="Standard" style:list-style-name="L16">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19" style:family="paragraph" style:parent-style-name="Standard" style:list-style-name="L17">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20" style:family="paragraph" style:parent-style-name="Standard" style:list-style-name="L18">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21" style:family="paragraph" style:parent-style-name="Standard" style:list-style-name="L19">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22" style:family="paragraph" style:parent-style-name="Standard" style:list-style-name="L20">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23" style:family="paragraph" style:parent-style-name="Standard" style:list-style-name="L21">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24" style:family="paragraph" style:parent-style-name="Standard" style:list-style-name="L22">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25" style:family="paragraph" style:parent-style-name="Standard">
      <style:text-properties style:font-name="Envy Code R VS" fo:font-size="10pt" fo:language="es" fo:country="ES" fo:font-style="normal" style:text-underline-style="none" fo:background-color="transparent" style:font-size-asian="10pt" style:language-asian="zxx" style:country-asian="none" style:font-style-asian="normal" style:font-size-complex="10pt" style:language-complex="zxx" style:country-complex="none" style:font-style-complex="normal"/>
    </style:style>
    <style:style style:name="P26" style:family="paragraph" style:parent-style-name="Standard">
      <style:text-properties style:font-name="Envy Code R VS" fo:font-size="10pt" fo:language="es" fo:country="ES" fo:font-style="normal" style:text-underline-style="solid" style:text-underline-width="auto" style:text-underline-color="font-color" style:font-size-asian="10pt" style:language-asian="zxx" style:country-asian="none" style:font-style-asian="normal" style:font-size-complex="10pt" style:language-complex="zxx" style:country-complex="none" style:font-style-complex="normal"/>
    </style:style>
    <style:style style:name="P27" style:family="paragraph" style:parent-style-name="Standard">
      <style:text-properties style:font-name="Envy Code R VS" fo:font-size="12pt" fo:language="es" fo:country="ES" fo:font-style="normal" style:text-underline-style="none" style:font-size-asian="12pt" style:language-asian="zxx" style:country-asian="none" style:font-style-asian="normal" style:font-size-complex="12pt" style:language-complex="zxx" style:country-complex="none" style:font-style-complex="normal"/>
    </style:style>
    <style:style style:name="P28" style:family="paragraph" style:parent-style-name="Standard">
      <style:text-properties fo:language="es" fo:country="ES"/>
    </style:style>
    <style:style style:name="P29" style:family="paragraph" style:parent-style-name="Standard">
      <style:paragraph-properties fo:background-color="#000000">
        <style:background-image/>
      </style:paragraph-properties>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30" style:family="paragraph" style:parent-style-name="Standard">
      <style:paragraph-properties fo:background-color="#000000" style:text-autospace="none">
        <style:background-image/>
      </style:paragraph-properties>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31" style:family="paragraph" style:parent-style-name="Standard">
      <style:paragraph-properties fo:background-color="#000000">
        <style:background-image/>
      </style:paragraph-properties>
      <style:text-properties style:font-name="Envy Code R VS" fo:font-size="10pt" fo:language="es" fo:country="ES" fo:font-style="normal" style:text-underline-style="solid" style:text-underline-width="auto" style:text-underline-color="font-color" style:font-size-asian="10pt" style:language-asian="zxx" style:country-asian="none" style:font-style-asian="normal" style:font-size-complex="10pt" style:language-complex="zxx" style:country-complex="none" style:font-style-complex="normal"/>
    </style:style>
    <style:style style:name="P32" style:family="paragraph" style:parent-style-name="Standard">
      <style:paragraph-properties fo:background-color="#000000" style:text-autospace="none">
        <style:background-image/>
      </style:paragraph-properties>
      <style:text-properties style:font-name="Envy Code R VS" fo:font-size="10pt" fo:language="es" fo:country="ES" fo:font-style="normal" style:text-underline-style="solid" style:text-underline-width="auto" style:text-underline-color="font-color" style:font-size-asian="10pt" style:language-asian="zxx" style:country-asian="none" style:font-style-asian="normal" style:font-size-complex="10pt" style:language-complex="zxx" style:country-complex="none" style:font-style-complex="normal"/>
    </style:style>
    <style:style style:name="P33" style:family="paragraph" style:parent-style-name="Standard">
      <style:paragraph-properties fo:background-color="#000000">
        <style:background-image/>
      </style:paragraph-properties>
      <style:text-properties style:font-name="Envy Code R VS" fo:font-size="10pt" fo:language="es" fo:country="ES" style:font-size-asian="10pt" style:language-asian="zxx" style:country-asian="none" style:font-size-complex="10pt" style:language-complex="zxx" style:country-complex="none"/>
    </style:style>
    <style:style style:name="P34" style:family="paragraph" style:parent-style-name="Standard">
      <style:paragraph-properties fo:background-color="#000000">
        <style:background-image/>
      </style:paragraph-properties>
      <style:text-properties style:font-name="Envy Code R VS" fo:font-size="10pt" fo:language="es" fo:country="ES" style:font-size-asian="10pt" style:font-size-complex="10pt"/>
    </style:style>
    <style:style style:name="P35" style:family="paragraph" style:parent-style-name="Standard">
      <style:paragraph-properties fo:background-color="#000000" style:text-autospace="none">
        <style:background-image/>
      </style:paragraph-properties>
      <style:text-properties fo:color="#e8f3f6" style:font-name="Consolas" fo:font-size="10pt" fo:language="es" fo:country="ES" style:font-name-asian="Consolas" style:font-size-asian="10pt" style:language-asian="zxx" style:country-asian="none" style:font-name-complex="Consolas" style:font-size-complex="10pt" style:language-complex="zxx" style:country-complex="none"/>
    </style:style>
    <style:style style:name="P36" style:family="paragraph" style:parent-style-name="Standard">
      <style:paragraph-properties fo:background-color="#000000">
        <style:background-image/>
      </style:paragraph-properties>
      <style:text-properties fo:color="#e8f3f6" style:font-name="Consolas" fo:font-size="10pt" fo:language="es" fo:country="ES" style:font-name-asian="Consolas" style:font-size-asian="10pt" style:font-name-complex="Consolas" style:font-size-complex="10pt"/>
    </style:style>
    <style:style style:name="P37" style:family="paragraph" style:parent-style-name="Standard">
      <style:paragraph-properties fo:background-color="#000000" style:text-autospace="none">
        <style:background-image/>
      </style:paragraph-properties>
      <style:text-properties fo:color="#e8f3f6" style:font-name="Consolas" fo:font-size="10pt" fo:language="es" fo:country="ES" style:font-name-asian="Consolas" style:font-size-asian="10pt" style:font-name-complex="Consolas" style:font-size-complex="10pt"/>
    </style:style>
    <style:style style:name="P38" style:family="paragraph" style:parent-style-name="Standard">
      <style:paragraph-properties fo:background-color="#000000" style:text-autospace="none">
        <style:background-image/>
      </style:paragraph-properties>
      <style:text-properties fo:color="#e8f3f6" style:font-name="Consolas" fo:font-size="10pt" fo:language="es" fo:country="ES" fo:font-weight="normal" style:font-name-asian="Consolas" style:font-size-asian="10pt" style:language-asian="zxx" style:country-asian="none" style:font-weight-asian="normal" style:font-name-complex="Consolas" style:font-size-complex="10pt" style:language-complex="zxx" style:country-complex="none" style:font-weight-complex="normal"/>
    </style:style>
    <style:style style:name="P39" style:family="paragraph" style:parent-style-name="Standard">
      <style:paragraph-properties fo:background-color="#000000" style:text-autospace="none">
        <style:background-image/>
      </style:paragraph-properties>
      <style:text-properties fo:color="#e8f3f6" style:font-name="Consolas" fo:font-size="10pt" fo:language="es" fo:country="ES" fo:font-weight="normal" style:font-name-asian="Consolas" style:font-size-asian="10pt" style:font-weight-asian="normal" style:font-name-complex="Consolas" style:font-size-complex="10pt" style:font-weight-complex="normal"/>
    </style:style>
    <style:style style:name="P40" style:family="paragraph" style:parent-style-name="Standard">
      <style:paragraph-properties fo:background-color="#000000">
        <style:background-image/>
      </style:paragraph-properties>
      <style:text-properties fo:color="#e8f3f6" style:font-name="Consolas" fo:font-size="10pt" fo:language="es" fo:country="ES"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41" style:family="paragraph" style:parent-style-name="Standard">
      <style:paragraph-properties fo:background-color="#000000" style:text-autospace="none">
        <style:background-image/>
      </style:paragraph-properties>
      <style:text-properties fo:color="#e8f3f6" style:font-name="Consolas" fo:font-size="10pt" fo:language="es" fo:country="ES"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42" style:family="paragraph" style:parent-style-name="Standard">
      <style:paragraph-properties fo:background-color="#000000" style:text-autospace="none">
        <style:background-image/>
      </style:paragraph-properties>
      <style:text-properties fo:color="#e8f3f6" style:font-name="Consolas" fo:font-size="10pt" fo:language="es" fo:country="ES" fo:font-style="normal" style:text-underline-style="solid" style:text-underline-width="auto" style:text-underline-color="font-color"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43" style:family="paragraph" style:parent-style-name="Standard">
      <style:paragraph-properties fo:background-color="#000000" style:text-autospace="none">
        <style:background-image/>
      </style:paragraph-properties>
      <style:text-properties fo:color="#e8f3f6" style:font-name="Consolas1" fo:font-size="10pt" fo:language="es" fo:country="ES" style:font-name-asian="Consolas" style:font-size-asian="10pt" style:language-asian="zxx" style:country-asian="none" style:font-name-complex="Consolas" style:font-size-complex="10pt" style:language-complex="zxx" style:country-complex="none"/>
    </style:style>
    <style:style style:name="P44" style:family="paragraph" style:parent-style-name="Standard">
      <style:paragraph-properties fo:background-color="#000000" style:text-autospace="none">
        <style:background-image/>
      </style:paragraph-properties>
      <style:text-properties fo:color="#e8f3f6" style:font-name="Consolas1" fo:font-size="10pt" fo:language="es" fo:country="ES"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45" style:family="paragraph" style:parent-style-name="Standard">
      <style:paragraph-properties fo:background-color="#000000" style:text-autospace="none">
        <style:background-image/>
      </style:paragraph-properties>
      <style:text-properties fo:color="#e8f3f6" style:font-name="Envy Code R VS" fo:font-size="10pt" fo:language="es" fo:country="ES"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46" style:family="paragraph" style:parent-style-name="Standard">
      <style:paragraph-properties fo:background-color="#000000" style:text-autospace="none">
        <style:background-image/>
      </style:paragraph-properties>
      <style:text-properties fo:font-size="10pt" fo:language="es" fo:country="ES" style:font-size-asian="10pt" style:language-asian="zxx" style:country-asian="none" style:font-size-complex="10pt" style:language-complex="zxx" style:country-complex="none"/>
    </style:style>
    <style:style style:name="P47" style:family="paragraph" style:parent-style-name="Standard">
      <style:paragraph-properties fo:background-color="#000000">
        <style:background-image/>
      </style:paragraph-properties>
      <style:text-properties fo:font-size="10pt" fo:language="es" fo:country="ES" style:font-size-asian="10pt" style:font-size-complex="10pt"/>
    </style:style>
    <style:style style:name="P48" style:family="paragraph" style:parent-style-name="Standard">
      <style:paragraph-properties fo:background-color="#000000" style:text-autospace="none">
        <style:background-image/>
      </style:paragraph-properties>
      <style:text-properties fo:font-size="10pt" fo:language="es" fo:country="ES" style:font-size-asian="10pt" style:font-size-complex="10pt"/>
    </style:style>
    <style:style style:name="P49" style:family="paragraph" style:parent-style-name="Standard">
      <style:paragraph-properties fo:background-color="#000000">
        <style:background-image/>
      </style:paragraph-properties>
      <style:text-properties fo:font-size="10pt" fo:language="es" fo:country="ES" style:text-underline-style="none" style:font-size-asian="10pt" style:font-size-complex="10pt"/>
    </style:style>
    <style:style style:name="P50" style:family="paragraph" style:parent-style-name="Standard">
      <style:paragraph-properties fo:background-color="#000000" style:text-autospace="none">
        <style:background-image/>
      </style:paragraph-properties>
      <style:text-properties fo:color="#8ac6f2" style:font-name="Consolas" fo:font-size="9.5pt" fo:language="es" fo:country="ES" style:font-name-asian="Consolas" style:font-size-asian="9.5pt" style:language-asian="zxx" style:country-asian="none" style:font-name-complex="Consolas" style:font-size-complex="9.5pt" style:language-complex="zxx" style:country-complex="none"/>
    </style:style>
    <style:style style:name="P51" style:family="paragraph" style:parent-style-name="Standard">
      <style:paragraph-properties fo:background-color="#000000">
        <style:background-image/>
      </style:paragraph-properties>
      <style:text-properties fo:color="#8ac6f2" style:font-name="Consolas" fo:font-size="9.5pt" fo:language="es" fo:country="ES" style:font-name-asian="Consolas" style:font-size-asian="9.5pt" style:font-name-complex="Consolas" style:font-size-complex="9.5pt"/>
    </style:style>
    <style:style style:name="P52" style:family="paragraph" style:parent-style-name="Standard">
      <style:paragraph-properties fo:background-color="#000000" style:text-autospace="none">
        <style:background-image/>
      </style:paragraph-properties>
      <style:text-properties fo:color="#8ac6f2" style:font-name="Consolas" fo:font-size="9.5pt" fo:language="es" fo:country="ES" style:font-name-asian="Consolas" style:font-size-asian="9.5pt" style:font-name-complex="Consolas" style:font-size-complex="9.5pt"/>
    </style:style>
    <style:style style:name="P53" style:family="paragraph" style:parent-style-name="Standard">
      <style:paragraph-properties fo:background-color="#000000">
        <style:background-image/>
      </style:paragraph-properties>
      <style:text-properties fo:color="#8ac6f2" style:font-name="Consolas" fo:font-size="9.5pt" fo:language="es" fo:country="ES" fo:font-style="normal" style:text-underline-style="none"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54" style:family="paragraph" style:parent-style-name="Standard">
      <style:paragraph-properties fo:background-color="#000000" style:text-autospace="none">
        <style:background-image/>
      </style:paragraph-properties>
      <style:text-properties fo:color="#8ac6f2" style:font-name="Consolas" fo:font-size="9.5pt" fo:language="es" fo:country="ES" fo:font-style="normal" style:text-underline-style="none"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55" style:family="paragraph" style:parent-style-name="Standard">
      <style:paragraph-properties fo:background-color="#000000" style:text-autospace="none">
        <style:background-image/>
      </style:paragraph-properties>
      <style:text-properties fo:color="#8ac6f2" style:font-name="Consolas" fo:font-size="10pt" fo:language="es" fo:country="ES"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56" style:family="paragraph" style:parent-style-name="Standard">
      <style:paragraph-properties fo:background-color="#000000" style:text-autospace="none">
        <style:background-image/>
      </style:paragraph-properties>
      <style:text-properties style:font-name="Consolas1" fo:font-size="10pt" fo:language="es" fo:country="ES" style:font-size-asian="10pt" style:language-asian="zxx" style:country-asian="none" style:font-size-complex="10pt" style:language-complex="zxx" style:country-complex="none"/>
    </style:style>
    <style:style style:name="P57" style:family="paragraph" style:parent-style-name="Standard">
      <style:paragraph-properties fo:background-color="#000000" style:text-autospace="none">
        <style:background-image/>
      </style:paragraph-properties>
      <style:text-properties style:font-name="Consolas1" fo:font-size="10pt" fo:language="es" fo:country="ES" style:font-size-asian="10pt" style:font-size-complex="10pt"/>
    </style:style>
    <style:style style:name="P58" style:family="paragraph" style:parent-style-name="Standard">
      <style:paragraph-properties fo:background-color="#000000">
        <style:background-image/>
      </style:paragraph-properties>
      <style:text-properties fo:color="#cae682" style:font-name="Consolas" fo:font-size="10pt" fo:language="es" fo:country="ES"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59" style:family="paragraph" style:parent-style-name="Standard">
      <style:paragraph-properties fo:background-color="#000000">
        <style:background-image/>
      </style:paragraph-properties>
      <style:text-properties fo:color="#cae682" style:font-name="Consolas" fo:font-size="10pt" fo:language="es" fo:country="ES" style:font-name-asian="Consolas" style:font-size-asian="10pt" style:font-name-complex="Consolas" style:font-size-complex="10pt"/>
    </style:style>
    <style:style style:name="P60" style:family="paragraph" style:parent-style-name="Standard">
      <style:paragraph-properties fo:background-color="#000000">
        <style:background-image/>
      </style:paragraph-properties>
      <style:text-properties fo:color="#e5786d" style:font-name="Consolas" fo:font-size="10pt" fo:language="es" fo:country="ES"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color="#8ac6f2"/>
    </style:style>
    <style:style style:name="T7" style:family="text">
      <style:text-properties fo:color="#8ac6f2" style:font-name="Consolas" style:font-name-asian="Consolas" style:font-name-complex="Consolas"/>
    </style:style>
    <style:style style:name="T8" style:family="text">
      <style:text-properties fo:color="#8ac6f2" style:font-name="Consolas" fo:font-weight="normal" style:font-name-asian="Consolas" style:font-weight-asian="normal" style:font-name-complex="Consolas" style:font-weight-complex="normal"/>
    </style:style>
    <style:style style:name="T9" style:family="text">
      <style:text-properties fo:color="#8ac6f2" style:font-name="Consolas" fo:font-style="normal" style:text-underline-style="none" style:font-name-asian="Consolas" style:font-style-asian="normal" style:font-name-complex="Consolas" style:font-style-complex="normal"/>
    </style:style>
    <style:style style:name="T10" style:family="text">
      <style:text-properties fo:color="#8ac6f2" style:font-name="Consolas"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11" style:family="text">
      <style:text-properties fo:color="#8ac6f2" style:font-name="Consolas" fo:font-style="normal" style:font-name-asian="Consolas" style:language-asian="zxx" style:country-asian="none" style:font-style-asian="normal" style:font-name-complex="Consolas" style:language-complex="zxx" style:country-complex="none" style:font-style-complex="normal"/>
    </style:style>
    <style:style style:name="T12" style:family="text">
      <style:text-properties fo:color="#8ac6f2" style:font-name="Consolas" style:text-underline-style="none" style:font-name-asian="Consolas" style:font-name-complex="Consolas"/>
    </style:style>
    <style:style style:name="T13" style:family="text">
      <style:text-properties fo:color="#8ac6f2" style:font-name-asian="Consolas" style:font-name-complex="Consolas"/>
    </style:style>
    <style:style style:name="T14" style:family="text">
      <style:text-properties fo:color="#e8f3f6" style:font-name="Consolas" style:font-name-asian="Consolas" style:font-name-complex="Consolas"/>
    </style:style>
    <style:style style:name="T15" style:family="text">
      <style:text-properties fo:color="#e8f3f6" style:font-name="Consolas" fo:font-weight="normal" style:font-name-asian="Consolas" style:font-weight-asian="normal" style:font-name-complex="Consolas" style:font-weight-complex="normal"/>
    </style:style>
    <style:style style:name="T16" style:family="text">
      <style:text-properties fo:color="#e8f3f6" style:font-name="Consolas" fo:font-style="normal" style:text-underline-style="none" style:font-name-asian="Consolas" style:font-style-asian="normal" style:font-name-complex="Consolas" style:font-style-complex="normal"/>
    </style:style>
    <style:style style:name="T17" style:family="text">
      <style:text-properties fo:color="#e8f3f6" style:font-name="Consolas"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18" style:family="text">
      <style:text-properties fo:color="#e8f3f6" style:font-name="Consolas" fo:font-style="normal" style:font-name-asian="Consolas" style:language-asian="zxx" style:country-asian="none" style:font-style-asian="normal" style:font-name-complex="Consolas" style:language-complex="zxx" style:country-complex="none" style:font-style-complex="normal"/>
    </style:style>
    <style:style style:name="T19" style:family="text">
      <style:text-properties fo:color="#e8f3f6" style:font-name="Consolas" style:text-underline-style="none" style:font-name-asian="Consolas" style:font-name-complex="Consolas"/>
    </style:style>
    <style:style style:name="T20" style:family="text">
      <style:text-properties fo:color="#e8f3f6" style:font-name-asian="Consolas" style:font-name-complex="Consolas"/>
    </style:style>
    <style:style style:name="T21" style:family="text">
      <style:text-properties fo:color="#e8f3f6" style:font-name="Envy Code R VS"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22" style:family="text">
      <style:text-properties fo:color="#e8f3f6"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23" style:family="text">
      <style:text-properties fo:color="#cae682"/>
    </style:style>
    <style:style style:name="T24" style:family="text">
      <style:text-properties fo:color="#cae682" style:font-name="Consolas" style:font-name-asian="Consolas" style:font-name-complex="Consolas"/>
    </style:style>
    <style:style style:name="T25" style:family="text">
      <style:text-properties fo:color="#cae682" style:font-name="Consolas" style:text-underline-style="none" style:font-name-asian="Consolas" style:font-name-complex="Consolas"/>
    </style:style>
    <style:style style:name="T26" style:family="text">
      <style:text-properties fo:color="#cae682" style:font-name="Consolas"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27" style:family="text">
      <style:text-properties fo:color="#cae682" style:font-name="Consolas" fo:font-style="normal" style:font-name-asian="Consolas" style:language-asian="zxx" style:country-asian="none" style:font-style-asian="normal" style:font-name-complex="Consolas" style:language-complex="zxx" style:country-complex="none" style:font-style-complex="normal"/>
    </style:style>
    <style:style style:name="T28" style:family="text">
      <style:text-properties fo:color="#e5786d"/>
    </style:style>
    <style:style style:name="T29" style:family="text">
      <style:text-properties fo:color="#e5786d" style:font-name="Consolas" style:font-name-asian="Consolas" style:font-name-complex="Consolas"/>
    </style:style>
    <style:style style:name="T30" style:family="text">
      <style:text-properties fo:color="#e5786d" style:font-name="Consolas" fo:font-weight="normal" style:font-name-asian="Consolas" style:font-weight-asian="normal" style:font-name-complex="Consolas" style:font-weight-complex="normal"/>
    </style:style>
    <style:style style:name="T31" style:family="text">
      <style:text-properties fo:color="#e5786d" style:font-name="Consolas" fo:font-style="normal" style:text-underline-style="none" style:font-name-asian="Consolas" style:font-style-asian="normal" style:font-name-complex="Consolas" style:font-style-complex="normal"/>
    </style:style>
    <style:style style:name="T32" style:family="text">
      <style:text-properties fo:color="#e5786d" style:font-name="Consolas"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33" style:family="text">
      <style:text-properties fo:color="#e5786d" style:font-name="Consolas" fo:font-style="normal" style:font-name-asian="Consolas" style:language-asian="zxx" style:country-asian="none" style:font-style-asian="normal" style:font-name-complex="Consolas" style:language-complex="zxx" style:country-complex="none" style:font-style-complex="normal"/>
    </style:style>
    <style:style style:name="T34" style:family="text">
      <style:text-properties fo:color="#e5786d" style:font-name="Consolas" style:text-underline-style="none" style:font-name-asian="Consolas" style:font-name-complex="Consolas"/>
    </style:style>
    <style:style style:name="T35" style:family="text">
      <style:text-properties fo:color="#e5786d" style:font-name-asian="Consolas" style:font-name-complex="Consolas"/>
    </style:style>
    <style:style style:name="T36" style:family="text">
      <style:text-properties fo:color="#ff0000" style:font-name="Consolas" style:font-name-asian="Consolas" style:font-name-complex="Consolas"/>
    </style:style>
    <style:style style:name="T37" style:family="text">
      <style:text-properties fo:color="#00008b" style:font-name="Consolas" fo:font-weight="bold" style:font-name-asian="Consolas" style:font-weight-asian="bold" style:font-name-complex="Consolas" style:font-weight-complex="bold"/>
    </style:style>
    <style:style style:name="T38" style:family="text">
      <style:text-properties style:font-name="Envy Code R VS" fo:font-size="10pt" fo:font-style="normal" style:text-underline-style="none" style:font-size-asian="10pt" style:language-asian="zxx" style:country-asian="none" style:font-style-asian="normal" style:font-size-complex="10pt" style:language-complex="zxx" style:country-complex="none" style:font-style-complex="normal"/>
    </style:style>
    <style:style style:name="T39" style:family="text">
      <style:text-properties style:font-name="Envy Code R VS" fo:font-size="10pt" fo:font-style="normal" style:text-underline-style="solid" style:text-underline-width="auto" style:text-underline-color="font-color" style:font-size-asian="10pt" style:language-asian="zxx" style:country-asian="none" style:font-style-asian="normal" style:font-size-complex="10pt" style:language-complex="zxx" style:country-complex="none" style:font-style-complex="normal"/>
    </style:style>
    <style:style style:name="T40" style:family="text">
      <style:text-properties style:font-name="Envy Code R VS" fo:font-size="10pt" fo:font-style="italic" style:text-underline-style="none" style:font-size-asian="10pt" style:language-asian="zxx" style:country-asian="none" style:font-style-asian="italic" style:font-size-complex="10pt" style:language-complex="zxx" style:country-complex="none" style:font-style-complex="italic"/>
    </style:style>
    <style:style style:name="T41" style:family="text">
      <style:text-properties style:text-underline-style="none"/>
    </style:style>
    <style:style style:name="T42" style:family="text">
      <style:text-properties fo:font-style="normal" style:text-underline-style="none" style:language-asian="zxx" style:country-asian="none" style:font-style-asian="normal" style:language-complex="zxx" style:country-complex="none"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span text:style-name="T2">RouteSpecificationSpecs</text:span>:</text:p>
      <text:p text:style-name="P1"/>
      <text:p text:style-name="P1">Vamos a cambiar de tercio. Hemos decidido que queremos implementar la funcionalidad de IRouteSpecification.</text:p>
      <text:p text:style-name="P1"/>
      <text:p text:style-name="P1">En una brevísima descripción que nos ayude a situarnos, decir que las responsabilidad de IRouteSpecification es:</text:p>
      <text:p text:style-name="P1"/>
      <text:p text:style-name="P1">"<text:span text:style-name="T3">Describir el Origen (origin) y el Destino (destination) de un Envío (ICargo), así como la fecha de entrega limite (arrival deadline) del mismo.</text:span>"</text:p>
      <text:p text:style-name="P1"/>
      <text:p text:style-name="P1">Es un DDD_Value_Object que situamos en DDD_Aggregate Cargo, por lo que necesitaremos implementar IValueObject&lt;T&gt;.</text:p>
      <text:p text:style-name="P1"/>
      <text:p text:style-name="P1">Es también, a su vez, una DDD_Specification tal y como su nombre indica, por lo que necesitaremos implementar la interface ISpecification&lt;T&gt;.</text:p>
      <text:p text:style-name="P1"/>
      <text:p text:style-name="P1">Antes de ir con las BDD_Specs, tener en cuenta que algunos procesos triviales que han sido tratados con profusión y todo lujo de detalles anteriormente (sobre todo en el desarrollo asociado a CargoSpecs), no van a recibir ahora la misma clase de atención Intentaremos, sobre todo, destacar las reacciones en cadena que se produzcan, ya que, al fin y al cabo, estamos diseñando una aplicación, así como algunos procesos inherentes a la mecánica del BDD, que, a base de repetirse, se convierten en una segunda piel que nos ayuda a centrarnos en lo importante sin por ello descuidar aspectos básicos La analogía de la conducción de un vehículo es mas que valida en este caso, ya que al conducir un coche no pensamos en cambiar las marchas del mismo, simplemente lo hacemos, aunque al principio si que era necesario fijarnos y recordar que debíamos cambiar de marcha. Con el tiempo te acostumbras y puedes centrarte en lo importante como no atropellar a los peatones, respetar las señales y circular por tu carril sin invadir el carril contrario, por poner un ejemplo.</text:p>
      <text:p text:style-name="P1"/>
      <text:p text:style-name="P1"><text:span text:style-name="T1">RouteSpecificationSpecs: concern for route specification</text:span>:</text:p>
      <text:p text:style-name="P1"><text:s/></text:p>
      <text:p text:style-name="P1">Vamos a empezar por algo sencillo, la clase base abstracta que nos sirve de puerta de entrada a las BDD_Specs y que situaremos en un fichero con el nada original nombre RouteSpecificationSpecs.cs</text:p>
      <text:p text:style-name="P1"/>
      <text:p text:style-name="P1">Por un lado, necesitamos especificar el Observes&lt;Contract, ClassUnderTest&gt; y esto ya produce la primera reacción en cadena. Vamos por partes:</text:p>
      <text:p text:style-name="P1"/>
      <text:p text:style-name="P29"><text:span text:style-name="T7">namespace</text:span><text:span text:style-name="T14"> dddsample.specs.domain.model.cargo.aggregate</text:span></text:p>
      <text:p text:style-name="P35">{</text:p>
      <text:p text:style-name="P46"><text:span text:style-name="T14"><text:s text:c="4"/></text:span><text:span text:style-name="T7">public</text:span><text:span text:style-name="T14"> </text:span><text:span text:style-name="T7">abstract</text:span><text:span text:style-name="T14"> </text:span><text:span text:style-name="T7">class</text:span><text:span text:style-name="T14"> </text:span><text:span text:style-name="T24">concern_for_route_specification</text:span><text:span text:style-name="T14"> : </text:span></text:p>
      <text:p text:style-name="P46"><text:span text:style-name="T14"><text:s text:c="26"/></text:span><text:span text:style-name="T24">Observes</text:span><text:span text:style-name="T14">&lt;</text:span><text:span text:style-name="T29">IRouteSpecification</text:span><text:span text:style-name="T14">, </text:span><text:span text:style-name="T36">RouteSpecification</text:span><text:span text:style-name="T14">&gt;{}</text:span></text:p>
      <text:p text:style-name="P35">} </text:p>
      <text:p text:style-name="P1"/>
      <text:p text:style-name="P1">Si hacemos como Dorothy y seguimos el camino de baldosas rojas, tendremos que:</text:p>
      <text:p text:style-name="P1"/>
      <text:p text:style-name="P29"><text:span text:style-name="T7">public</text:span><text:span text:style-name="T14"> </text:span><text:span text:style-name="T7">class</text:span><text:span text:style-name="T14"> </text:span><text:span text:style-name="T24">RouteSpecification</text:span><text:span text:style-name="T14"> : </text:span><text:span text:style-name="T29">IRouteSpecification</text:span></text:p>
      <text:p text:style-name="P35">{</text:p>
      <text:p text:style-name="P46"><text:span text:style-name="T14"><text:s text:c="4"/></text:span><text:span text:style-name="T7">public</text:span><text:span text:style-name="T14"> </text:span><text:span text:style-name="T29">ILocation</text:span><text:span text:style-name="T14"> origin()</text:span></text:p>
      <text:p text:style-name="P35"><text:s text:c="4"/>{</text:p>
      <text:p text:style-name="P46"><text:span text:style-name="T14"><text:s text:c="8"/></text:span><text:span text:style-name="T7">throw</text:span><text:span text:style-name="T14"> </text:span><text:span text:style-name="T7">new</text:span><text:span text:style-name="T14"> </text:span><text:span text:style-name="T37">NotImplementedException</text:span><text:span text:style-name="T15">();</text:span></text:p>
      <text:p text:style-name="P38"><text:s text:c="4"/>}</text:p>
      <text:p text:style-name="P38">}</text:p>
      <text:p text:style-name="P1"/>
      <text:p text:style-name="P1">pero ademas sabemos por la descripción inicial que IRouteSpecification debe implementar IValueObject&lt;T&gt; por ser un DDD_Value_Object y ademas debe implementar ISpecification&lt;T&gt; por ser una DDD_Specification.</text:p>
      <text:p text:style-name="P1"/>
      <text:p text:style-name="P1">Vamos primeramente con el contrato IValueObject&lt;T&gt;, que ya deberíamos intuir que sera implementado por IRouteSpecification y no directamente por RouteSpecification (si bien, <text:soft-page-break/>puesto que RouteSpecification implementa IRouteSpecification, implementara de rebote IValueObject&lt;T&gt;):</text:p>
      <text:p text:style-name="P1"/>
      <text:p text:style-name="P29"><text:span text:style-name="T7">public</text:span><text:span text:style-name="T14"> </text:span><text:span text:style-name="T7">interface</text:span><text:span text:style-name="T14"> </text:span><text:span text:style-name="T29">IRouteSpecification</text:span><text:span text:style-name="T14"> : </text:span><text:span text:style-name="T29">IValueObject</text:span><text:span text:style-name="T14">&lt;</text:span><text:span text:style-name="T29">IRouteSpecification</text:span><text:span text:style-name="T14">&gt;</text:span></text:p>
      <text:p text:style-name="P35">{</text:p>
      <text:p text:style-name="P46"><text:span text:style-name="T14"><text:s text:c="4"/></text:span><text:span text:style-name="T29">ILocation</text:span><text:span text:style-name="T14"> origin();</text:span></text:p>
      <text:p text:style-name="P35">}</text:p>
      <text:p text:style-name="P1"/>
      <text:p text:style-name="P25">NOTA: Recordar que el método origin() surgió mientras diseñábamos la dupla ICargo/Cargo.</text:p>
      <text:p text:style-name="P1"/>
      <text:p text:style-name="P1">Esto nos obliga a implementar los métodos heredados de IValueObject&lt;IRouteSpecification&gt; en RouteSpecification:</text:p>
      <text:p text:style-name="P1"/>
      <text:p text:style-name="P29"><text:span text:style-name="T7">public</text:span><text:span text:style-name="T14"> </text:span><text:span text:style-name="T7">class</text:span><text:span text:style-name="T14"> </text:span><text:span text:style-name="T24">RouteSpecification</text:span><text:span text:style-name="T14"> : </text:span><text:span text:style-name="T29">IRouteSpecification</text:span></text:p>
      <text:p text:style-name="P35">{</text:p>
      <text:p text:style-name="P46"><text:span text:style-name="T14"><text:s text:c="4"/></text:span><text:span text:style-name="T7">public</text:span><text:span text:style-name="T14"> </text:span><text:span text:style-name="T29">ILocation</text:span><text:span text:style-name="T14"> origin()</text:span></text:p>
      <text:p text:style-name="P35"><text:s text:c="4"/>{</text:p>
      <text:p text:style-name="P46"><text:span text:style-name="T14"><text:s text:c="8"/></text:span><text:span text:style-name="T7">throw</text:span><text:span text:style-name="T14"> </text:span><text:span text:style-name="T7">new</text:span><text:span text:style-name="T14"> </text:span><text:span text:style-name="T37">NotImplementedException</text:span><text:span text:style-name="T15">();</text:span></text:p>
      <text:p text:style-name="P38"><text:s text:c="4"/>}</text:p>
      <text:p text:style-name="P38"/>
      <text:p text:style-name="P46"><text:span text:style-name="T15"><text:s text:c="4"/></text:span><text:span text:style-name="T8">public</text:span><text:span text:style-name="T15"> </text:span><text:span text:style-name="T8">bool</text:span><text:span text:style-name="T15"> has_the_same_value_as(</text:span><text:span text:style-name="T30">IRouteSpecification</text:span><text:span text:style-name="T15"> the_other_value_object)</text:span></text:p>
      <text:p text:style-name="P38"><text:s text:c="4"/>{</text:p>
      <text:p text:style-name="P46"><text:span text:style-name="T15"><text:s text:c="8"/></text:span><text:span text:style-name="T8">throw</text:span><text:span text:style-name="T15"> </text:span><text:span text:style-name="T8">new</text:span><text:span text:style-name="T15"> </text:span><text:span text:style-name="T37">NotImplementedException</text:span><text:span text:style-name="T15">();</text:span></text:p>
      <text:p text:style-name="P38"><text:s text:c="4"/>}</text:p>
      <text:p text:style-name="P38"/>
      <text:p text:style-name="P46"><text:span text:style-name="T15"><text:s text:c="4"/></text:span><text:span text:style-name="T8">public</text:span><text:span text:style-name="T15"> </text:span><text:span text:style-name="T30">IRouteSpecification</text:span><text:span text:style-name="T15"> copy_into_this()</text:span></text:p>
      <text:p text:style-name="P38"><text:s text:c="4"/>{</text:p>
      <text:p text:style-name="P46"><text:span text:style-name="T15"><text:s text:c="8"/></text:span><text:span text:style-name="T8">throw</text:span><text:span text:style-name="T15"> </text:span><text:span text:style-name="T8">new</text:span><text:span text:style-name="T15"> </text:span><text:span text:style-name="T37">NotImplementedException</text:span><text:span text:style-name="T15">();</text:span></text:p>
      <text:p text:style-name="P38"><text:s text:c="4"/>}</text:p>
      <text:p text:style-name="P38">}</text:p>
      <text:p text:style-name="P1"/>
      <text:p text:style-name="P1">Vamos ahora con el contrato ISpecification&lt;T&gt;. Para ello necesitamos decidir quien es esa “T”. Es decir, cuando ejecutemos el método is_satisfied_by() de la ISpecification&lt;T&gt;, ¿quien queremos que satisfaga esa condición?</text:p>
      <text:p text:style-name="P1"/>
      <text:p text:style-name="P1">La respuesta es el itinerario, vamos a verificar que un posible itinerario satisfaga los requisitos asociados a la ruta. Es decir:</text:p>
      <text:p text:style-name="P1"/>
      <text:p text:style-name="P29"><text:span text:style-name="T7">public</text:span><text:span text:style-name="T14"> </text:span><text:span text:style-name="T7">interface</text:span><text:span text:style-name="T14"> </text:span><text:span text:style-name="T29">IRouteSpecification</text:span><text:span text:style-name="T14"> : <text:s/></text:span><text:span text:style-name="T29">ISpecification</text:span><text:span text:style-name="T14">&lt;</text:span><text:span text:style-name="T36">IItinerary</text:span><text:span text:style-name="T14">&gt;, </text:span></text:p>
      <text:p text:style-name="P29"><text:span text:style-name="T14"><text:s text:c="40"/></text:span><text:span text:style-name="T29">IValueObject</text:span><text:span text:style-name="T14">&lt;</text:span><text:span text:style-name="T29">IRouteSpecification</text:span><text:span text:style-name="T14">&gt;</text:span></text:p>
      <text:p text:style-name="P35">{</text:p>
      <text:p text:style-name="P46"><text:span text:style-name="T14"><text:s text:c="4"/></text:span><text:span text:style-name="T29">ILocation</text:span><text:span text:style-name="T14"> origin();</text:span></text:p>
      <text:p text:style-name="P35">}</text:p>
      <text:p text:style-name="P1"/>
      <text:p text:style-name="P1">lo que para eliminar el color rojo nos obliga a:</text:p>
      <text:p text:style-name="P1"/>
      <text:p text:style-name="P33"><text:span text:style-name="T9">public</text:span><text:span text:style-name="T16"> </text:span><text:span text:style-name="T9">interface</text:span><text:span text:style-name="T16"> </text:span><text:span text:style-name="T31">IItinerary</text:span><text:span text:style-name="T14"> {}</text:span></text:p>
      <text:p text:style-name="P1"/>
      <text:p text:style-name="P1">vieja conocida nuestra de CargoSpecs (de hecho, esta confinada en el limbo de las interfaces gracias a nuestra rama (branch) “assign-the-route-described-by-featurete”).</text:p>
      <text:p text:style-name="P1"/>
      <text:p text:style-name="P1">Pero no acaba ahí la reacción en cadena, sino que:</text:p>
      <text:p text:style-name="P1"/>
      <text:p text:style-name="P29"><text:span text:style-name="T7">public</text:span><text:span text:style-name="T14"> </text:span><text:span text:style-name="T7">class</text:span><text:span text:style-name="T14"> </text:span><text:span text:style-name="T24">RouteSpecification</text:span><text:span text:style-name="T14"> : </text:span><text:span text:style-name="T29">IRouteSpecification</text:span></text:p>
      <text:p text:style-name="P35">{</text:p>
      <text:p text:style-name="P46"><text:span text:style-name="T14"><text:s text:c="4"/></text:span><text:span text:style-name="T7">public</text:span><text:span text:style-name="T14"> </text:span><text:span text:style-name="T29">ILocation</text:span><text:span text:style-name="T14"> origin()</text:span></text:p>
      <text:p text:style-name="P35"><text:s text:c="4"/>{</text:p>
      <text:p text:style-name="P46"><text:span text:style-name="T14"><text:s text:c="8"/></text:span><text:span text:style-name="T7">throw</text:span><text:span text:style-name="T14"> </text:span><text:span text:style-name="T7">new</text:span><text:span text:style-name="T14"> </text:span><text:span text:style-name="T37">NotImplementedException</text:span><text:span text:style-name="T15">();</text:span></text:p>
      <text:p text:style-name="P38"><text:s text:c="4"/>}</text:p>
      <text:p text:style-name="P38"/>
      <text:p text:style-name="P46"><text:span text:style-name="T15"><text:s text:c="4"/></text:span><text:span text:style-name="T8">public</text:span><text:span text:style-name="T15"> </text:span><text:span text:style-name="T8">bool</text:span><text:span text:style-name="T15"> has_the_same_value_as(</text:span><text:span text:style-name="T30">IRouteSpecification</text:span><text:span text:style-name="T15"> the_other_value_object)</text:span></text:p>
      <text:p text:style-name="P38"><text:s text:c="4"/>{</text:p>
      <text:p text:style-name="P46"><text:soft-page-break/><text:span text:style-name="T15"><text:s text:c="8"/></text:span><text:span text:style-name="T8">throw</text:span><text:span text:style-name="T15"> </text:span><text:span text:style-name="T8">new</text:span><text:span text:style-name="T15"> </text:span><text:span text:style-name="T37">NotImplementedException</text:span><text:span text:style-name="T15">();</text:span></text:p>
      <text:p text:style-name="P38"><text:s text:c="4"/>}</text:p>
      <text:p text:style-name="P38"/>
      <text:p text:style-name="P46"><text:span text:style-name="T15"><text:s text:c="4"/></text:span><text:span text:style-name="T8">public</text:span><text:span text:style-name="T15"> </text:span><text:span text:style-name="T30">IRouteSpecification</text:span><text:span text:style-name="T15"> copy_into_this()</text:span></text:p>
      <text:p text:style-name="P38"><text:s text:c="4"/>{</text:p>
      <text:p text:style-name="P46"><text:span text:style-name="T15"><text:s text:c="8"/></text:span><text:span text:style-name="T8">throw</text:span><text:span text:style-name="T15"> </text:span><text:span text:style-name="T8">new</text:span><text:span text:style-name="T15"> </text:span><text:span text:style-name="T37">NotImplementedException</text:span><text:span text:style-name="T15">();</text:span></text:p>
      <text:p text:style-name="P38"><text:s text:c="4"/>}</text:p>
      <text:p text:style-name="P38"/>
      <text:p text:style-name="P46"><text:span text:style-name="T15"><text:s text:c="4"/></text:span><text:span text:style-name="T8">public</text:span><text:span text:style-name="T15"> </text:span><text:span text:style-name="T8">bool</text:span><text:span text:style-name="T15"> is_satisfied_by(</text:span><text:span text:style-name="T30">IItinerary</text:span><text:span text:style-name="T15"> this_itinerary)</text:span></text:p>
      <text:p text:style-name="P38"><text:s text:c="4"/>{</text:p>
      <text:p text:style-name="P46"><text:span text:style-name="T15"><text:s text:c="8"/></text:span><text:span text:style-name="T8">throw</text:span><text:span text:style-name="T15"> </text:span><text:span text:style-name="T8">new</text:span><text:span text:style-name="T15"> </text:span><text:span text:style-name="T37">NotImplementedException</text:span><text:span text:style-name="T15">();</text:span></text:p>
      <text:p text:style-name="P38"><text:s text:c="4"/>}</text:p>
      <text:p text:style-name="P38">}</text:p>
      <text:p text:style-name="P1"/>
      <text:p text:style-name="P1">Y aquí si que se finaliza la reacción en cadena. Lo mas curioso es que ni siquiera hemos escrito una sola BDD_Spec al respecto, y ya disponemos de un armazón realmente convincente.</text:p>
      <text:p text:style-name="P1"/>
      <text:p text:style-name="P1">Enviamos tanto RouteSpecification como IItinerary al namespace correcto:</text:p>
      <text:p text:style-name="P1"/>
      <text:p text:style-name="P29"><text:span text:style-name="T7">namespace</text:span><text:span text:style-name="T14"> dddsample.domain.model.cargo.aggregate</text:span></text:p>
      <text:p text:style-name="P1"><text:s/></text:p>
      <text:p text:style-name="P1">y podemos empezar con nuestra primera BDD_Spec.</text:p>
      <text:p text:style-name="P1"/>
      <text:p text:style-name="P1"><text:span text:style-name="T1">RouteSpecificationSpecs: When asked for its origin location</text:span>:</text:p>
      <text:p text:style-name="P1"/>
      <text:p text:style-name="P1">Vamos con la primera BDD_Spec de RouteSpecification, y es algo que debería resultarnos familiar:</text:p>
      <text:p text:style-name="P1"/>
      <text:p text:style-name="P50">When asked for its origin location</text:p>
      <text:p text:style-name="P54">» It should give back the origin location</text:p>
      <text:p text:style-name="P1"/>
      <text:p text:style-name="P1">Context/Specification (para nosotros mas conocido como NombreDeLaClase/BloqueIT):</text:p>
      <text:p text:style-name="P1">NOTA: Primera vez que se nombra el Context/Specification como tal.</text:p>
      <text:p text:style-name="P1"/>
      <text:p text:style-name="P29"><text:span text:style-name="T7">public</text:span><text:span text:style-name="T14"> </text:span><text:span text:style-name="T7">class</text:span><text:span text:style-name="T14"> </text:span><text:span text:style-name="T24">when_asked_for_its_origin_location</text:span><text:span text:style-name="T14"> : </text:span><text:span text:style-name="T24">concern_for_route_specification</text:span></text:p>
      <text:p text:style-name="P35">{ <text:s text:c="6"/></text:p>
      <text:p text:style-name="P46"><text:span text:style-name="T14"><text:s text:c="4"/></text:span><text:span text:style-name="T29">It</text:span><text:span text:style-name="T14"> should_give_back_the_origin_location = () =&gt; </text:span></text:p>
      <text:p text:style-name="P35"><text:s text:c="8"/>result.ShouldEqual(the_origin_location);</text:p>
      <text:p text:style-name="P35"/>
      <text:p text:style-name="P46"><text:span text:style-name="T14"><text:s text:c="4"/></text:span><text:span text:style-name="T7">static</text:span><text:span text:style-name="T14"> </text:span><text:span text:style-name="T29">ILocation</text:span><text:span text:style-name="T14"> result;</text:span></text:p>
      <text:p text:style-name="P46"><text:span text:style-name="T14"><text:s text:c="4"/></text:span><text:span text:style-name="T7">static</text:span><text:span text:style-name="T14"> </text:span><text:span text:style-name="T29">ILocation</text:span><text:span text:style-name="T14"> the_origin_location; <text:s text:c="2"/></text:span></text:p>
      <text:p text:style-name="P41">}</text:p>
      <text:p text:style-name="P1"/>
      <text:p text:style-name="P1">Ejercitamos el SUT con un bloque BECAUSE:</text:p>
      <text:p text:style-name="P1"/>
      <text:p text:style-name="P29"><text:span text:style-name="T7">public</text:span><text:span text:style-name="T14"> </text:span><text:span text:style-name="T7">class</text:span><text:span text:style-name="T14"> </text:span><text:span text:style-name="T24">when_asked_for_its_origin_location</text:span><text:span text:style-name="T14"> : </text:span><text:span text:style-name="T24">concern_for_route_specification</text:span></text:p>
      <text:p text:style-name="P35">{ <text:s text:c="3"/></text:p>
      <text:p text:style-name="P46"><text:span text:style-name="T14"><text:s text:c="4"/></text:span><text:span text:style-name="T29">Because</text:span><text:span text:style-name="T14"> of = () =&gt; result = sut.origin();</text:span></text:p>
      <text:p text:style-name="P35"><text:s text:c="8"/></text:p>
      <text:p text:style-name="P46"><text:span text:style-name="T14"><text:s text:c="4"/></text:span><text:span text:style-name="T29">It</text:span><text:span text:style-name="T14"> should_give_back_the_origin_location = () =&gt; </text:span></text:p>
      <text:p text:style-name="P35"><text:s text:c="8"/>result.ShouldEqual(the_origin_location);</text:p>
      <text:p text:style-name="P35"/>
      <text:p text:style-name="P46"><text:span text:style-name="T14"><text:s text:c="4"/></text:span><text:span text:style-name="T7">static</text:span><text:span text:style-name="T14"> </text:span><text:span text:style-name="T29">ILocation</text:span><text:span text:style-name="T14"> result;</text:span></text:p>
      <text:p text:style-name="P46"><text:span text:style-name="T14"><text:s text:c="4"/></text:span><text:span text:style-name="T7">static</text:span><text:span text:style-name="T14"> </text:span><text:span text:style-name="T29">ILocation</text:span><text:span text:style-name="T14"> the_origin_location;</text:span></text:p>
      <text:p text:style-name="P41">}</text:p>
      <text:p text:style-name="P1"/>
      <text:p text:style-name="P1">y finalmente establecemos las condiciones en las que queremos que esto ocurra con un bloque ESTABLISH que ayuda a describir el contexto inicial:</text:p>
      <text:p text:style-name="P1"/>
      <text:p text:style-name="P29"><text:span text:style-name="T7">public</text:span><text:span text:style-name="T14"> </text:span><text:span text:style-name="T7">class</text:span><text:span text:style-name="T14"> </text:span><text:span text:style-name="T24">when_asked_for_its_origin_location</text:span><text:span text:style-name="T14"> : </text:span><text:span text:style-name="T24">concern_for_route_specification</text:span></text:p>
      <text:p text:style-name="P35">{</text:p>
      <text:p text:style-name="P46"><text:soft-page-break/><text:span text:style-name="T14"><text:s text:c="4"/></text:span><text:span text:style-name="T29">Establish</text:span><text:span text:style-name="T14"> context = () =&gt;</text:span></text:p>
      <text:p text:style-name="P35"><text:s text:c="4"/>{</text:p>
      <text:p text:style-name="P46"><text:span text:style-name="T14"><text:s text:c="8"/>the_origin_location = an&lt;</text:span><text:span text:style-name="T29">ILocation</text:span><text:span text:style-name="T14">&gt;();</text:span></text:p>
      <text:p text:style-name="P46"><text:span text:style-name="T14"><text:s text:c="8"/>the_destination_location = an&lt;</text:span><text:span text:style-name="T29">ILocation</text:span><text:span text:style-name="T14">&gt;();</text:span></text:p>
      <text:p text:style-name="P46"><text:span text:style-name="T14"><text:s text:c="8"/>the_arrival_deadline = </text:span><text:span text:style-name="T7">new</text:span><text:span text:style-name="T14"> </text:span><text:span text:style-name="T29">DateTime</text:span><text:span text:style-name="T14">();</text:span></text:p>
      <text:p text:style-name="P35"/>
      <text:p text:style-name="P35"><text:s text:c="8"/>create_sut_using(() =&gt; </text:p>
      <text:p text:style-name="P46"><text:span text:style-name="T14"><text:s text:c="11"/></text:span><text:span text:style-name="T7">new</text:span><text:span text:style-name="T14"> </text:span><text:span text:style-name="T24">RouteSpecification</text:span><text:span text:style-name="T14">(the_origin_location, </text:span></text:p>
      <text:p text:style-name="P35"><text:s text:c="34"/>the_destination_location, </text:p>
      <text:p text:style-name="P35"><text:s text:c="34"/>the_arrival_deadline));</text:p>
      <text:p text:style-name="P35"><text:s text:c="4"/>};</text:p>
      <text:p text:style-name="P35"/>
      <text:p text:style-name="P46"><text:span text:style-name="T14"><text:s text:c="4"/></text:span><text:span text:style-name="T29">Because</text:span><text:span text:style-name="T14"> of = () =&gt; result = sut.origin();</text:span></text:p>
      <text:p text:style-name="P35"><text:s text:c="8"/></text:p>
      <text:p text:style-name="P46"><text:span text:style-name="T14"><text:s text:c="4"/></text:span><text:span text:style-name="T29">It</text:span><text:span text:style-name="T14"> should_give_back_the_origin_location = () =&gt; </text:span></text:p>
      <text:p text:style-name="P35"><text:s text:c="8"/>result.ShouldEqual(the_origin_location);</text:p>
      <text:p text:style-name="P35"/>
      <text:p text:style-name="P46"><text:span text:style-name="T14"><text:s text:c="4"/></text:span><text:span text:style-name="T7">static</text:span><text:span text:style-name="T14"> </text:span><text:span text:style-name="T29">ILocation</text:span><text:span text:style-name="T14"> result;</text:span></text:p>
      <text:p text:style-name="P46"><text:span text:style-name="T14"><text:s text:c="4"/></text:span><text:span text:style-name="T7">static</text:span><text:span text:style-name="T14"> </text:span><text:span text:style-name="T29">ILocation</text:span><text:span text:style-name="T14"> the_origin_location;</text:span></text:p>
      <text:p text:style-name="P46"><text:span text:style-name="T14"><text:s text:c="4"/></text:span><text:span text:style-name="T7">static</text:span><text:span text:style-name="T14"> </text:span><text:span text:style-name="T29">ILocation</text:span><text:span text:style-name="T14"> the_destination_location;</text:span></text:p>
      <text:p text:style-name="P46"><text:span text:style-name="T14"><text:s text:c="4"/></text:span><text:span text:style-name="T7">static</text:span><text:span text:style-name="T14"> </text:span><text:span text:style-name="T29">DateTime</text:span><text:span text:style-name="T14"> the_arrival_deadline;</text:span></text:p>
      <text:p text:style-name="P35">}</text:p>
      <text:p text:style-name="P1"/>
      <text:p text:style-name="P1">Destacar la necesidad de crear el SUT manualmente, en oposición a:</text:p>
      <text:p text:style-name="P1"/>
      <text:p text:style-name="P29"><text:span text:style-name="T29">Establish</text:span><text:span text:style-name="T14"> context = () =&gt;</text:span></text:p>
      <text:p text:style-name="P35">{</text:p>
      <text:p text:style-name="P46"><text:span text:style-name="T14"><text:s text:c="4"/>the_origin_location = the_dependency&lt;</text:span><text:span text:style-name="T29">ILocation</text:span><text:span text:style-name="T14">&gt;();</text:span></text:p>
      <text:p text:style-name="P56"><text:span text:style-name="T20"><text:s text:c="4"/>the_destination_location = the_dependency&lt;</text:span><text:span text:style-name="T35">ILocation</text:span><text:span text:style-name="T20">&gt;();</text:span></text:p>
      <text:p text:style-name="P56"><text:span text:style-name="T20"><text:s text:c="4"/></text:span>provide_a_basic_sut_constructor_argument(<text:span text:style-name="T13">new</text:span><text:span text:style-name="T20"> </text:span><text:span text:style-name="T35">DateTime</text:span><text:span text:style-name="T20">());</text:span></text:p>
      <text:p text:style-name="P43">};</text:p>
      <text:p text:style-name="P1"/>
      <text:p text:style-name="P1">por culpa de que el constructor del SUT recibe dos parámetro del mismo tipo, y ya vimos durante el desarrollo de ISpecification&lt;T&gt; que ante este escenario y con el objetivo de evitar problemas extraños de consistencia en los tests, mejor recurrir a la invocación manual empaquetada gracias a create_sut_using().</text:p>
      <text:p text:style-name="P1"/>
      <text:p text:style-name="P1">Ejecutamos nuestra suite de BDD_Specs para obtener nuestro fallo y este no llega porque se produce un error. Necesitamos definir un constructor que admita los tres argumentos:</text:p>
      <text:p text:style-name="P1"/>
      <text:p text:style-name="P29"><text:span text:style-name="T7">public</text:span><text:span text:style-name="T14"> </text:span><text:span text:style-name="T7">class</text:span><text:span text:style-name="T14"> </text:span><text:span text:style-name="T24">RouteSpecification</text:span><text:span text:style-name="T14"> : </text:span><text:span text:style-name="T29">IRouteSpecification</text:span></text:p>
      <text:p text:style-name="P35">{</text:p>
      <text:p text:style-name="P46"><text:span text:style-name="T14"><text:s text:c="4"/></text:span><text:span text:style-name="T7">public</text:span><text:span text:style-name="T14"> RouteSpecification(</text:span><text:span text:style-name="T29">ILocation</text:span><text:span text:style-name="T14"> the_origin_location, </text:span></text:p>
      <text:p text:style-name="P46"><text:span text:style-name="T14"><text:s text:c="30"/></text:span><text:span text:style-name="T29">ILocation</text:span><text:span text:style-name="T14"> the_destination_location, </text:span></text:p>
      <text:p text:style-name="P46"><text:span text:style-name="T14"><text:s text:c="30"/></text:span><text:span text:style-name="T29">DateTime</text:span><text:span text:style-name="T14"> the_arrival_deadline)</text:span></text:p>
      <text:p text:style-name="P35"><text:s text:c="4"/>{</text:p>
      <text:p text:style-name="P46"><text:span text:style-name="T14"><text:s text:c="8"/></text:span><text:span text:style-name="T7">throw</text:span><text:span text:style-name="T14"> </text:span><text:span text:style-name="T7">new</text:span><text:span text:style-name="T14"> </text:span><text:span text:style-name="T37">NotImplementedException</text:span><text:span text:style-name="T15">();</text:span></text:p>
      <text:p text:style-name="P38"><text:s text:c="4"/>}</text:p>
      <text:p text:style-name="P38"/>
      <text:p text:style-name="P38"><text:s text:c="4"/>(....)</text:p>
      <text:p text:style-name="P38">}</text:p>
      <text:p text:style-name="P1"/>
      <text:p text:style-name="P1">Volvemos a intentar obtener nuestro fallo:</text:p>
      <text:p text:style-name="P1"/>
      <text:p text:style-name="P53">------ Test started: Assembly: dddsample.specs.dll ------</text:p>
      <text:p text:style-name="P50"/>
      <text:p text:style-name="P50">when asked for its origin location</text:p>
      <text:p text:style-name="P50">» should give back the origin location (FAIL)</text:p>
      <text:p text:style-name="P50"/>
      <text:p text:style-name="P50">Test 'should give back the origin location' failed:</text:p>
      <text:p text:style-name="P50"><text:tab/>System.Reflection.TargetInvocationException: Exception has been thrown by the target of an invocation. ---&gt; System.NotImplementedException: The method or operation is not <text:soft-page-break/>implemented.</text:p>
      <text:p text:style-name="P50"/>
      <text:p text:style-name="P50">(....)</text:p>
      <text:p text:style-name="P50"/>
      <text:p text:style-name="P50">0 passed, 1 failed, 0 skipped, took 5,99 seconds (Machine.Specifications 0.3.0).</text:p>
      <text:p text:style-name="P1"/>
      <text:p text:style-name="P1">Que ahora por fin obtenemos.</text:p>
      <text:p text:style-name="P1"/>
      <text:p text:style-name="P1">A estas alturas deberíamos saber que como solucionarlo con el mínimo esfuerzo necesario (y que ademas tenga sentido):</text:p>
      <text:p text:style-name="P1"/>
      <text:p text:style-name="P29"><text:span text:style-name="T7">public</text:span><text:span text:style-name="T14"> </text:span><text:span text:style-name="T7">class</text:span><text:span text:style-name="T14"> </text:span><text:span text:style-name="T24">RouteSpecification</text:span><text:span text:style-name="T14"> : </text:span><text:span text:style-name="T29">IRouteSpecification</text:span></text:p>
      <text:p text:style-name="P35">{</text:p>
      <text:p text:style-name="P46"><text:span text:style-name="T14"><text:s text:c="4"/></text:span><text:span text:style-name="T7">readonly</text:span><text:span text:style-name="T14"> </text:span><text:span text:style-name="T29">ILocation</text:span><text:span text:style-name="T14"> underlying_origin_location;</text:span></text:p>
      <text:p text:style-name="P35"/>
      <text:p text:style-name="P46"><text:span text:style-name="T14"><text:s text:c="4"/></text:span><text:span text:style-name="T7">public</text:span><text:span text:style-name="T14"> RouteSpecification(</text:span><text:span text:style-name="T29">ILocation</text:span><text:span text:style-name="T14"> the_origin_location, </text:span></text:p>
      <text:p text:style-name="P46"><text:span text:style-name="T14"><text:s text:c="30"/></text:span><text:span text:style-name="T29">ILocation</text:span><text:span text:style-name="T14"> the_destination_location, </text:span></text:p>
      <text:p text:style-name="P46"><text:span text:style-name="T14"><text:s text:c="30"/></text:span><text:span text:style-name="T29">DateTime</text:span><text:span text:style-name="T14"> the_arrival_deadline)</text:span></text:p>
      <text:p text:style-name="P35"><text:s text:c="4"/>{</text:p>
      <text:p text:style-name="P46"><text:span text:style-name="T14"><text:s text:c="8"/></text:span><text:span text:style-name="T7">this</text:span><text:span text:style-name="T14">.underlying_origin_location = the_origin_location;</text:span></text:p>
      <text:p text:style-name="P35"><text:s text:c="4"/>}</text:p>
      <text:p text:style-name="P35"/>
      <text:p text:style-name="P46"><text:span text:style-name="T14"><text:s text:c="4"/></text:span><text:span text:style-name="T7">public</text:span><text:span text:style-name="T14"> </text:span><text:span text:style-name="T29">ILocation</text:span><text:span text:style-name="T14"> origin()</text:span></text:p>
      <text:p text:style-name="P35"><text:s text:c="4"/>{</text:p>
      <text:p text:style-name="P46"><text:span text:style-name="T14"><text:s text:c="8"/></text:span><text:span text:style-name="T7">return</text:span><text:span text:style-name="T14"> </text:span><text:span text:style-name="T7">this</text:span><text:span text:style-name="T14">.underlying_origin_location;</text:span></text:p>
      <text:p text:style-name="P35"><text:s text:c="4"/>}</text:p>
      <text:p text:style-name="P35"/>
      <text:p text:style-name="P35"><text:s text:c="4"/>(....)</text:p>
      <text:p text:style-name="P35">}</text:p>
      <text:p text:style-name="P1"/>
      <text:p text:style-name="P1">Comprobamos:</text:p>
      <text:p text:style-name="P1"/>
      <text:p text:style-name="P53">------ Test started: Assembly: dddsample.specs.dll ------</text:p>
      <text:p text:style-name="P50"/>
      <text:p text:style-name="P50">when asked for its origin location</text:p>
      <text:p text:style-name="P50">» should give back the origin location</text:p>
      <text:p text:style-name="P50"/>
      <text:p text:style-name="P50"/>
      <text:p text:style-name="P50">1 passed, 0 failed, 0 skipped, took 0,62 seconds (Machine.Specifications 0.3.0).</text:p>
      <text:p text:style-name="P1"/>
      <text:p text:style-name="P1">Nada nuevo bajo el sol.</text:p>
      <text:p text:style-name="P1"/>
      <text:p text:style-name="P1">Vamos a aprovechar el impulso para solventar otra BDD_Spec análoga, antes de empaquetar y a github.</text:p>
      <text:p text:style-name="P1"/>
      <text:p text:style-name="P1"><text:span text:style-name="T1">RouteSpecificationSpecs: When asked for its destination location</text:span>:</text:p>
      <text:p text:style-name="P1"/>
      <text:p text:style-name="P1">BDD_Spec:</text:p>
      <text:p text:style-name="P1"/>
      <text:p text:style-name="P50">When asked for its destination location</text:p>
      <text:p text:style-name="P54">» It should give back the destination location</text:p>
      <text:p text:style-name="P1"/>
      <text:p text:style-name="P1">En código:</text:p>
      <text:p text:style-name="P1"/>
      <text:p text:style-name="P29"><text:span text:style-name="T7">public</text:span><text:span text:style-name="T14"> </text:span><text:span text:style-name="T7">class</text:span><text:span text:style-name="T14"> </text:span><text:span text:style-name="T24">when_asked_for_its_destination_location</text:span><text:span text:style-name="T14"> : </text:span><text:span text:style-name="T24">concern_for_route_specification</text:span></text:p>
      <text:p text:style-name="P35">{</text:p>
      <text:p text:style-name="P46"><text:span text:style-name="T14"><text:s text:c="4"/></text:span><text:span text:style-name="T29">Establish</text:span><text:span text:style-name="T14"> context = () =&gt;</text:span></text:p>
      <text:p text:style-name="P35"><text:s text:c="4"/>{</text:p>
      <text:p text:style-name="P46"><text:span text:style-name="T14"><text:s text:c="8"/>the_origin_location = an&lt;</text:span><text:span text:style-name="T29">ILocation</text:span><text:span text:style-name="T14">&gt;();</text:span></text:p>
      <text:p text:style-name="P46"><text:span text:style-name="T14"><text:s text:c="8"/>the_destination_location = an&lt;</text:span><text:span text:style-name="T29">ILocation</text:span><text:span text:style-name="T14">&gt;();</text:span></text:p>
      <text:p text:style-name="P46"><text:span text:style-name="T14"><text:s text:c="8"/>the_arrival_deadline = </text:span><text:span text:style-name="T7">new</text:span><text:span text:style-name="T14"> </text:span><text:span text:style-name="T29">DateTime</text:span><text:span text:style-name="T14">();</text:span></text:p>
      <text:p text:style-name="P35"/>
      <text:p text:style-name="P35"><text:s text:c="8"/>create_sut_using(() =&gt; </text:p>
      <text:p text:style-name="P46"><text:soft-page-break/><text:span text:style-name="T14"><text:s text:c="11"/></text:span><text:span text:style-name="T7">new</text:span><text:span text:style-name="T14"> </text:span><text:span text:style-name="T24">RouteSpecification</text:span><text:span text:style-name="T14">(the_origin_location, </text:span></text:p>
      <text:p text:style-name="P35"><text:s text:c="34"/>the_destination_location, </text:p>
      <text:p text:style-name="P35"><text:s text:c="34"/>the_arrival_deadline));</text:p>
      <text:p text:style-name="P35"><text:s text:c="4"/>};</text:p>
      <text:p text:style-name="P35"/>
      <text:p text:style-name="P46"><text:span text:style-name="T14"><text:s text:c="4"/></text:span><text:span text:style-name="T29">Because</text:span><text:span text:style-name="T14"> of = () =&gt; result = sut.</text:span><text:span text:style-name="T36">destination</text:span><text:span text:style-name="T14">();</text:span></text:p>
      <text:p text:style-name="P35"/>
      <text:p text:style-name="P46"><text:span text:style-name="T14"><text:s text:c="4"/></text:span><text:span text:style-name="T29">It</text:span><text:span text:style-name="T14"> should_give_back_the_destination_location = () =&gt; </text:span></text:p>
      <text:p text:style-name="P35"><text:s text:c="7"/>result.ShouldEqual(the_destination_location);</text:p>
      <text:p text:style-name="P35"/>
      <text:p text:style-name="P46"><text:span text:style-name="T14"><text:s text:c="4"/></text:span><text:span text:style-name="T7">static</text:span><text:span text:style-name="T14"> </text:span><text:span text:style-name="T29">ILocation</text:span><text:span text:style-name="T14"> result;</text:span></text:p>
      <text:p text:style-name="P46"><text:span text:style-name="T14"><text:s text:c="4"/></text:span><text:span text:style-name="T7">static</text:span><text:span text:style-name="T14"> </text:span><text:span text:style-name="T29">ILocation</text:span><text:span text:style-name="T14"> the_origin_location;</text:span></text:p>
      <text:p text:style-name="P46"><text:span text:style-name="T14"><text:s text:c="4"/></text:span><text:span text:style-name="T7">static</text:span><text:span text:style-name="T14"> </text:span><text:span text:style-name="T29">ILocation</text:span><text:span text:style-name="T14"> the_destination_location;</text:span></text:p>
      <text:p text:style-name="P46"><text:span text:style-name="T14"><text:s text:c="4"/></text:span><text:span text:style-name="T7">static</text:span><text:span text:style-name="T14"> </text:span><text:span text:style-name="T29">DateTime</text:span><text:span text:style-name="T14"> the_arrival_deadline;</text:span></text:p>
      <text:p text:style-name="P35">}</text:p>
      <text:p text:style-name="P1"/>
      <text:p text:style-name="P1">Reacción en cadena:</text:p>
      <text:p text:style-name="P1"/>
      <text:p text:style-name="P29"><text:span text:style-name="T7">public</text:span><text:span text:style-name="T14"> </text:span><text:span text:style-name="T7">interface</text:span><text:span text:style-name="T14"> </text:span><text:span text:style-name="T29">IRouteSpecification</text:span><text:span text:style-name="T14"> : <text:s/></text:span><text:span text:style-name="T29">ISpecification</text:span><text:span text:style-name="T14">&lt;</text:span><text:span text:style-name="T29">IItinerary</text:span><text:span text:style-name="T14">&gt;, </text:span></text:p>
      <text:p text:style-name="P29"><text:span text:style-name="T14"><text:s text:c="40"/></text:span><text:span text:style-name="T29">IValueObject</text:span><text:span text:style-name="T14">&lt;</text:span><text:span text:style-name="T29">IRouteSpecification</text:span><text:span text:style-name="T14">&gt;</text:span></text:p>
      <text:p text:style-name="P35">{</text:p>
      <text:p text:style-name="P46"><text:span text:style-name="T14"><text:s text:c="4"/></text:span><text:span text:style-name="T29">ILocation</text:span><text:span text:style-name="T14"> origin();</text:span></text:p>
      <text:p text:style-name="P46"><text:span text:style-name="T14"><text:s text:c="4"/></text:span><text:span text:style-name="T29">ILocation</text:span><text:span text:style-name="T14"> destination();</text:span></text:p>
      <text:p text:style-name="P35">}</text:p>
      <text:p text:style-name="P1"/>
      <text:p text:style-name="P29"><text:span text:style-name="T7">public</text:span><text:span text:style-name="T14"> </text:span><text:span text:style-name="T7">class</text:span><text:span text:style-name="T14"> </text:span><text:span text:style-name="T24">RouteSpecification</text:span><text:span text:style-name="T14"> : </text:span><text:span text:style-name="T29">IRouteSpecification</text:span></text:p>
      <text:p text:style-name="P35">{</text:p>
      <text:p text:style-name="P46"><text:span text:style-name="T14"><text:s text:c="4"/></text:span><text:span text:style-name="T7">readonly</text:span><text:span text:style-name="T14"> </text:span><text:span text:style-name="T29">ILocation</text:span><text:span text:style-name="T14"> underlying_origin_location;</text:span></text:p>
      <text:p text:style-name="P35"/>
      <text:p text:style-name="P46"><text:span text:style-name="T14"><text:s text:c="4"/></text:span><text:span text:style-name="T7">public</text:span><text:span text:style-name="T14"> RouteSpecification(</text:span><text:span text:style-name="T29">ILocation</text:span><text:span text:style-name="T14"> the_origin_location, </text:span></text:p>
      <text:p text:style-name="P46"><text:span text:style-name="T14"><text:s text:c="30"/></text:span><text:span text:style-name="T29">ILocation</text:span><text:span text:style-name="T14"> the_destination_location, </text:span></text:p>
      <text:p text:style-name="P46"><text:span text:style-name="T14"><text:s text:c="30"/></text:span><text:span text:style-name="T29">DateTime</text:span><text:span text:style-name="T14"> the_arrival_deadline)</text:span></text:p>
      <text:p text:style-name="P35"><text:s text:c="4"/>{</text:p>
      <text:p text:style-name="P46"><text:span text:style-name="T14"><text:s text:c="8"/></text:span><text:span text:style-name="T7">this</text:span><text:span text:style-name="T14">.underlying_origin_location = the_origin_location;</text:span></text:p>
      <text:p text:style-name="P35"><text:s text:c="4"/>}</text:p>
      <text:p text:style-name="P35"/>
      <text:p text:style-name="P46"><text:span text:style-name="T14"><text:s text:c="4"/></text:span><text:span text:style-name="T7">public</text:span><text:span text:style-name="T14"> </text:span><text:span text:style-name="T29">ILocation</text:span><text:span text:style-name="T14"> origin()</text:span></text:p>
      <text:p text:style-name="P35"><text:s text:c="4"/>{</text:p>
      <text:p text:style-name="P46"><text:span text:style-name="T14"><text:s text:c="8"/></text:span><text:span text:style-name="T7">return</text:span><text:span text:style-name="T14"> </text:span><text:span text:style-name="T7">this</text:span><text:span text:style-name="T14">.underlying_origin_location;</text:span></text:p>
      <text:p text:style-name="P35"><text:s text:c="4"/>}</text:p>
      <text:p text:style-name="P35"/>
      <text:p text:style-name="P46"><text:span text:style-name="T14"><text:s text:c="4"/></text:span><text:span text:style-name="T7">public</text:span><text:span text:style-name="T14"> </text:span><text:span text:style-name="T29">ILocation</text:span><text:span text:style-name="T14"> destination()</text:span></text:p>
      <text:p text:style-name="P35"><text:s text:c="4"/>{</text:p>
      <text:p text:style-name="P46"><text:span text:style-name="T14"><text:s text:c="8"/></text:span><text:span text:style-name="T7">throw</text:span><text:span text:style-name="T14"> </text:span><text:span text:style-name="T7">new</text:span><text:span text:style-name="T14"> </text:span><text:span text:style-name="T37">NotImplementedException</text:span><text:span text:style-name="T15">();</text:span></text:p>
      <text:p text:style-name="P38"><text:s text:c="4"/>}</text:p>
      <text:p text:style-name="P38">}</text:p>
      <text:p text:style-name="P1"/>
      <text:p text:style-name="P1">Nuestro fallo:</text:p>
      <text:p text:style-name="P1"/>
      <text:p text:style-name="P53">------ Test started: Assembly: dddsample.specs.dll ------</text:p>
      <text:p text:style-name="P50"/>
      <text:p text:style-name="P50">when asked for its destination location</text:p>
      <text:p text:style-name="P50">» should give back the destination location (FAIL)</text:p>
      <text:p text:style-name="P50"/>
      <text:p text:style-name="P50">Test 'should give back the destination location' failed:</text:p>
      <text:p text:style-name="P50"><text:tab/>System.Reflection.TargetInvocationException: Exception has been thrown by the target of an invocation. ---&gt; System.NotImplementedException: The method or operation is not implemented.</text:p>
      <text:p text:style-name="P50"/>
      <text:p text:style-name="P50">(....)</text:p>
      <text:p text:style-name="P50"/>
      <text:p text:style-name="P50"/>
      <text:p text:style-name="P50"><text:soft-page-break/>0 passed, 1 failed, 0 skipped, took 2,59 seconds (Machine.Specifications 0.3.0).</text:p>
      <text:p text:style-name="P1"/>
      <text:p text:style-name="P1">Arreglamos el fallo:</text:p>
      <text:p text:style-name="P1"/>
      <text:p text:style-name="P29"><text:span text:style-name="T7">public</text:span><text:span text:style-name="T14"> </text:span><text:span text:style-name="T7">class</text:span><text:span text:style-name="T14"> </text:span><text:span text:style-name="T24">RouteSpecification</text:span><text:span text:style-name="T14"> : </text:span><text:span text:style-name="T29">IRouteSpecification</text:span></text:p>
      <text:p text:style-name="P35">{</text:p>
      <text:p text:style-name="P46"><text:span text:style-name="T14"><text:s text:c="4"/></text:span><text:span text:style-name="T7">readonly</text:span><text:span text:style-name="T14"> </text:span><text:span text:style-name="T29">ILocation</text:span><text:span text:style-name="T14"> underlying_origin_location;</text:span></text:p>
      <text:p text:style-name="P46"><text:span text:style-name="T14"><text:s text:c="4"/></text:span><text:span text:style-name="T7">readonly</text:span><text:span text:style-name="T14"> </text:span><text:span text:style-name="T29">ILocation</text:span><text:span text:style-name="T14"> underlying_destination_location;</text:span></text:p>
      <text:p text:style-name="P35"/>
      <text:p text:style-name="P46"><text:span text:style-name="T14"><text:s text:c="4"/></text:span><text:span text:style-name="T7">public</text:span><text:span text:style-name="T14"> RouteSpecification(</text:span><text:span text:style-name="T29">ILocation</text:span><text:span text:style-name="T14"> the_origin_location, </text:span></text:p>
      <text:p text:style-name="P46"><text:span text:style-name="T14"><text:s text:c="30"/></text:span><text:span text:style-name="T29">ILocation</text:span><text:span text:style-name="T14"> the_destination_location, </text:span></text:p>
      <text:p text:style-name="P46"><text:span text:style-name="T14"><text:s text:c="30"/></text:span><text:span text:style-name="T29">DateTime</text:span><text:span text:style-name="T14"> the_arrival_deadline)</text:span></text:p>
      <text:p text:style-name="P35"><text:s text:c="4"/>{</text:p>
      <text:p text:style-name="P46"><text:span text:style-name="T14"><text:s text:c="8"/></text:span><text:span text:style-name="T7">this</text:span><text:span text:style-name="T14">.underlying_origin_location = the_origin_location;</text:span></text:p>
      <text:p text:style-name="P46"><text:span text:style-name="T14"><text:s text:c="8"/></text:span><text:span text:style-name="T7">this</text:span><text:span text:style-name="T14">.underlying_destination_location = the_destination_location;</text:span></text:p>
      <text:p text:style-name="P35"><text:s text:c="4"/>}</text:p>
      <text:p text:style-name="P35"/>
      <text:p text:style-name="P46"><text:span text:style-name="T14"><text:s text:c="4"/></text:span><text:span text:style-name="T7">public</text:span><text:span text:style-name="T14"> </text:span><text:span text:style-name="T29">ILocation</text:span><text:span text:style-name="T14"> destination()</text:span></text:p>
      <text:p text:style-name="P35"><text:s text:c="4"/>{</text:p>
      <text:p text:style-name="P46"><text:span text:style-name="T14"><text:s text:c="8"/></text:span><text:span text:style-name="T7">return</text:span><text:span text:style-name="T14"> </text:span><text:span text:style-name="T7">this</text:span><text:span text:style-name="T14">.underlying_destination_location;</text:span></text:p>
      <text:p text:style-name="P35"><text:s text:c="4"/>}</text:p>
      <text:p text:style-name="P35"/>
      <text:p text:style-name="P35"><text:s text:c="4"/>(....)</text:p>
      <text:p text:style-name="P35">}</text:p>
      <text:p text:style-name="P1"/>
      <text:p text:style-name="P1">Nos felicitamos por pasar el test:</text:p>
      <text:p text:style-name="P1"/>
      <text:p text:style-name="P53">------ Test started: Assembly: dddsample.specs.dll ------</text:p>
      <text:p text:style-name="P50"/>
      <text:p text:style-name="P50">when asked for its destination location</text:p>
      <text:p text:style-name="P50">» should give back the destination location</text:p>
      <text:p text:style-name="P50"/>
      <text:p text:style-name="P50"/>
      <text:p text:style-name="P50">1 passed, 0 failed, 0 skipped, took 0,58 seconds (Machine.Specifications 0.3.0).</text:p>
      <text:p text:style-name="P2"/>
      <text:p text:style-name="P1">Ahora si, empaquetamos y a github.</text:p>
      <text:p text:style-name="P1"/>
      <text:p text:style-name="P1"><text:span text:style-name="T1">RouteSpecificationSpecs: When asked for its arrival deadline</text:span>:</text:p>
      <text:p text:style-name="P1"/>
      <text:p text:style-name="P1">Con esta BDD_Spec, completariamos el procesado vía el constructor de los tres argumentos inyectados. Si tenemos en cuenta que en las dos BDD_Specs anteriores fueron el origen y <text:s/>destino del envío los argumentos procesados, en esta BDD_Spec, nos encargaremos de la "fecha de entrega limite".</text:p>
      <text:p text:style-name="P1"/>
      <text:p text:style-name="P1">Para ello vamos primero con la BDD_Spec:</text:p>
      <text:p text:style-name="P1"/>
      <text:p text:style-name="P52">When asked for its arrival deadline</text:p>
      <text:p text:style-name="P54">» It should give back the arrival deadline</text:p>
      <text:p text:style-name="P1"/>
      <text:p text:style-name="P1">Que en código seria algo así como:</text:p>
      <text:p text:style-name="P1"/>
      <text:p text:style-name="P29"><text:span text:style-name="T7">public</text:span><text:span text:style-name="T14"> </text:span><text:span text:style-name="T7">class</text:span><text:span text:style-name="T14"> </text:span><text:span text:style-name="T24">when_asked_for_its_arrival_deadline</text:span><text:span text:style-name="T14"> : </text:span><text:span text:style-name="T24">concern_for_route_specification</text:span></text:p>
      <text:p text:style-name="P37">{</text:p>
      <text:p text:style-name="P46"><text:span text:style-name="T14"><text:s text:c="4"/></text:span><text:span text:style-name="T29">Establish</text:span><text:span text:style-name="T14"> context = () =&gt;</text:span></text:p>
      <text:p text:style-name="P35"><text:s text:c="4"/>{</text:p>
      <text:p text:style-name="P46"><text:span text:style-name="T14"><text:s text:c="8"/>the_origin_location = an&lt;</text:span><text:span text:style-name="T29">ILocation</text:span><text:span text:style-name="T14">&gt;();</text:span></text:p>
      <text:p text:style-name="P46"><text:span text:style-name="T14"><text:s text:c="8"/>the_destination_location = an&lt;</text:span><text:span text:style-name="T29">ILocation</text:span><text:span text:style-name="T14">&gt;();</text:span></text:p>
      <text:p text:style-name="P46"><text:span text:style-name="T14"><text:s text:c="8"/>the_arrival_deadline = </text:span><text:span text:style-name="T7">new</text:span><text:span text:style-name="T14"> </text:span><text:span text:style-name="T29">DateTime</text:span><text:span text:style-name="T14">();</text:span></text:p>
      <text:p text:style-name="P35"/>
      <text:p text:style-name="P35"><text:s text:c="8"/>create_sut_using(() =&gt; </text:p>
      <text:p text:style-name="P46"><text:span text:style-name="T14"><text:s text:c="11"/></text:span><text:span text:style-name="T7">new</text:span><text:span text:style-name="T14"> </text:span><text:span text:style-name="T24">RouteSpecification</text:span><text:span text:style-name="T14">(the_origin_location, </text:span></text:p>
      <text:p text:style-name="P35"><text:s text:c="34"/>the_destination_location, </text:p>
      <text:p text:style-name="P35"><text:soft-page-break/><text:s text:c="34"/>the_arrival_deadline));</text:p>
      <text:p text:style-name="P35"><text:s text:c="4"/>};</text:p>
      <text:p text:style-name="P37"/>
      <text:p text:style-name="P48"><text:span text:style-name="T14"><text:s text:c="4"/></text:span><text:span text:style-name="T29">Because</text:span><text:span text:style-name="T14"> of = () =&gt; result = sut.</text:span><text:span text:style-name="T36">arrival_deadline</text:span><text:span text:style-name="T14">();</text:span></text:p>
      <text:p text:style-name="P37"/>
      <text:p text:style-name="P48"><text:span text:style-name="T14"><text:s text:c="4"/></text:span><text:span text:style-name="T29">It</text:span><text:span text:style-name="T14"> should_give_back_the_arrival_deadline = () =&gt; </text:span></text:p>
      <text:p text:style-name="P37"><text:s text:c="7"/>result.ShouldEqual(the_arrival_deadline);</text:p>
      <text:p text:style-name="P37"/>
      <text:p text:style-name="P37"/>
      <text:p text:style-name="P48"><text:span text:style-name="T14"><text:s text:c="4"/></text:span><text:span text:style-name="T7">static</text:span><text:span text:style-name="T14"> </text:span><text:span text:style-name="T29">DateTime</text:span><text:span text:style-name="T14"> result;</text:span></text:p>
      <text:p text:style-name="P48"><text:span text:style-name="T14"><text:s text:c="4"/></text:span><text:span text:style-name="T7">static</text:span><text:span text:style-name="T14"> </text:span><text:span text:style-name="T29">ILocation</text:span><text:span text:style-name="T14"> the_origin_location;</text:span></text:p>
      <text:p text:style-name="P48"><text:span text:style-name="T14"><text:s text:c="4"/></text:span><text:span text:style-name="T7">static</text:span><text:span text:style-name="T14"> </text:span><text:span text:style-name="T29">ILocation</text:span><text:span text:style-name="T14"> the_destination_location;</text:span></text:p>
      <text:p text:style-name="P48"><text:span text:style-name="T14"><text:s text:c="4"/></text:span><text:span text:style-name="T7">static</text:span><text:span text:style-name="T14"> </text:span><text:span text:style-name="T29">DateTime</text:span><text:span text:style-name="T14"> the_arrival_deadline;</text:span></text:p>
      <text:p text:style-name="P37">}</text:p>
      <text:p text:style-name="P1"/>
      <text:p text:style-name="P1">Y ahora viene la pregunta, ¿si esta BDD_Spec es completamente análoga a las dos anteriores, por que toda la ceremonia? ¿No hubiese sido mas lógico haberla incluido en el epígrafe anterior o al menos pasar por ella rápidamente?</text:p>
      <text:p text:style-name="P1"/>
      <text:p text:style-name="P1">La respuesta es afirmativa.</text:p>
      <text:p text:style-name="P1"/>
      <text:p text:style-name="P1">Pero hay un pequeño matiz que queríamos tratar, un matiz de diseño.</text:p>
      <text:p text:style-name="P1"/>
      <text:p text:style-name="P1">La dependencia (puesto que es inyectada en el constructor de RouteSpecification):</text:p>
      <text:p text:style-name="P1"/>
      <text:p text:style-name="P30"><text:span text:style-name="T7">static</text:span><text:span text:style-name="T14"> </text:span><text:span text:style-name="T29">DateTime</text:span><text:span text:style-name="T14"> the_arrival_deadline = </text:span><text:span text:style-name="T7">new</text:span><text:span text:style-name="T14"> </text:span><text:span text:style-name="T29">DateTime</text:span><text:span text:style-name="T14">();</text:span></text:p>
      <text:p text:style-name="P1"/>
      <text:p text:style-name="P1">es una instancia de tipo DateTime, que es un tipo definido e implementado directamente por el .NET Framework. Y ahora viene el pero. Debemos estar seguros de que ese tipo (DateTime), define completamente a nuestra "fecha de entrega limite", ya que si no fuese así, la siguiente BDD_Spec seria mucho mas deseable (reproducimos únicamente los bloques IT de la misma, para evitar distracciones):</text:p>
      <text:p text:style-name="P1"/>
      <text:p text:style-name="P29"><text:span text:style-name="T7">public</text:span><text:span text:style-name="T14"> </text:span><text:span text:style-name="T7">class</text:span><text:span text:style-name="T14"> </text:span><text:span text:style-name="T24">when_asked_for_its_arrival_deadline</text:span><text:span text:style-name="T14"> : </text:span><text:span text:style-name="T24">concern_for_route_specification</text:span></text:p>
      <text:p text:style-name="P37">{</text:p>
      <text:p text:style-name="P48"><text:span text:style-name="T14"><text:s text:c="4"/></text:span><text:span text:style-name="T29">It</text:span><text:span text:style-name="T14"> should_give_back_the_arrival_deadline = () =&gt; </text:span></text:p>
      <text:p text:style-name="P37"><text:s text:c="7"/>result.ShouldEqual(the_arrival_deadline);</text:p>
      <text:p text:style-name="P37"/>
      <text:p text:style-name="P48"><text:span text:style-name="T14"><text:s text:c="4"/></text:span><text:span text:style-name="T29">It</text:span><text:span text:style-name="T14"> should_leverage_the_arrival_deadline_property = () =&gt; </text:span></text:p>
      <text:p text:style-name="P37"><text:s text:c="7"/>the_arrival_deadline</text:p>
      <text:p text:style-name="P48"><text:span text:style-name="T14"><text:s text:c="10"/>.received(x =&gt; x.</text:span><text:span text:style-name="T36">MyMethod</text:span><text:span text:style-name="T14">());</text:span></text:p>
      <text:p text:style-name="P37">}</text:p>
      <text:p text:style-name="P1"/>
      <text:p text:style-name="P1">ya que, de esta forma delegaríamos la responsabilidad del acto de devolver nuestra "fecha de entrega limite" a un método ("MyMethod") perteneciente a su propia clase. O al menos, presupondríamos algún tipo de calculo o comprobación, previa a devolver la "fecha de entrega limite", que en ningún caso debería realizarse en el objeto RouteSpecification.</text:p>
      <text:p text:style-name="P1">Siguiendo este razonamiento, "the_arrival_dealine" pasaría a ser una instancia de un objeto tipo IArrivalDealine (que pasaría a ser un DDD_Value_Object) y que básicamente empaquetaría internamente un tipo DateTime, exponiendo únicamente la funcionalidad necesaria del mismo y ocultando la complejidad no necesaria para nuestro propósito, al menos, visto desde la perspectiva de RouteSpecification.</text:p>
      <text:p text:style-name="P1"/>
      <text:p text:style-name="P1">Es mas, muy probablemente, en un sistema completo que gestionase la actividad de una empresa de paquetería, existiría un tipo IDate que empaquetaría a un objeto DateTime, siendo IDate el contrato ideal tanto para IArrivalDeadline como para un mas que posiblemente necesario IBookingDatetime.</text:p>
      <text:p text:style-name="P1"/>
      <text:p text:style-name="P1">Este es el pero. La razón por la que queríamos hacer hincapié en esta BDD_Spec, aparentemente básica</text:p>
      <text:p text:style-name="P1"/>
      <text:p text:style-name="P1">Una vez hechos estos comentarios, y habiendo tomado inicialmente el camino mas directo <text:soft-page-break/>(usar DateTime), el resto del proceso para terminar la BDD_Spec es trivial.</text:p>
      <text:p text:style-name="P1"/>
      <text:p text:style-name="P1">Eliminamos el código de color rojo y obtenemos nuestro fallo:</text:p>
      <text:p text:style-name="P1"/>
      <text:p text:style-name="P29"><text:span text:style-name="T7">public</text:span><text:span text:style-name="T14"> </text:span><text:span text:style-name="T7">interface</text:span><text:span text:style-name="T14"> </text:span><text:span text:style-name="T29">IRouteSpecification</text:span><text:span text:style-name="T14"> : <text:s/></text:span><text:span text:style-name="T29">ISpecification</text:span><text:span text:style-name="T14">&lt;</text:span><text:span text:style-name="T29">IItinerary</text:span><text:span text:style-name="T14">&gt;, </text:span></text:p>
      <text:p text:style-name="P29"><text:span text:style-name="T14"><text:s text:c="40"/></text:span><text:span text:style-name="T29">IValueObject</text:span><text:span text:style-name="T14">&lt;</text:span><text:span text:style-name="T29">IRouteSpecification</text:span><text:span text:style-name="T14">&gt;</text:span></text:p>
      <text:p text:style-name="P37">{</text:p>
      <text:p text:style-name="P48"><text:span text:style-name="T14"><text:s text:c="4"/></text:span><text:span text:style-name="T29">ILocation</text:span><text:span text:style-name="T14"> origin();</text:span></text:p>
      <text:p text:style-name="P48"><text:span text:style-name="T14"><text:s text:c="4"/></text:span><text:span text:style-name="T29">ILocation</text:span><text:span text:style-name="T14"> destination();</text:span></text:p>
      <text:p text:style-name="P48"><text:span text:style-name="T14"><text:s text:c="4"/></text:span><text:span text:style-name="T29">DateTime</text:span><text:span text:style-name="T14"> arrival_dealine();</text:span></text:p>
      <text:p text:style-name="P37">}</text:p>
      <text:p text:style-name="P1"/>
      <text:p text:style-name="P29"><text:span text:style-name="T7">public</text:span><text:span text:style-name="T14"> </text:span><text:span text:style-name="T7">class</text:span><text:span text:style-name="T14"> </text:span><text:span text:style-name="T24">RouteSpecification</text:span><text:span text:style-name="T14"> : </text:span><text:span text:style-name="T29">IRouteSpecification</text:span></text:p>
      <text:p text:style-name="P37">{</text:p>
      <text:p text:style-name="P37"><text:s text:c="4"/>(....)</text:p>
      <text:p text:style-name="P37"><text:s text:c="8"/></text:p>
      <text:p text:style-name="P48"><text:span text:style-name="T14"><text:s text:c="4"/></text:span><text:span text:style-name="T7">public</text:span><text:span text:style-name="T14"> </text:span><text:span text:style-name="T29">DateTime</text:span><text:span text:style-name="T14"> arrival_dealine()</text:span></text:p>
      <text:p text:style-name="P37"><text:s text:c="4"/>{</text:p>
      <text:p text:style-name="P48"><text:span text:style-name="T14"><text:s text:c="8"/></text:span><text:span text:style-name="T7">throw</text:span><text:span text:style-name="T14"> </text:span><text:span text:style-name="T7">new</text:span><text:span text:style-name="T14"> </text:span><text:span text:style-name="T37">NotImplementedException</text:span><text:span text:style-name="T15">();</text:span></text:p>
      <text:p text:style-name="P39"><text:s text:c="4"/>}</text:p>
      <text:p text:style-name="P39"/>
      <text:p text:style-name="P39"><text:s text:c="4"/>(....)</text:p>
      <text:p text:style-name="P39">}</text:p>
      <text:p text:style-name="P1"/>
      <text:p text:style-name="P53">------ Test started: Assembly: dddsample.specs.dll ------</text:p>
      <text:p text:style-name="P52"/>
      <text:p text:style-name="P52">when asked for its arrival deadline</text:p>
      <text:p text:style-name="P52">» should give back the arrival deadline (FAIL)</text:p>
      <text:p text:style-name="P52"/>
      <text:p text:style-name="P52">Test 'should give back the arrival deadline' failed:</text:p>
      <text:p text:style-name="P52"><text:tab/>System.Reflection.TargetInvocationException: Exception has been thrown by the target of an invocation. ---&gt; System.NotImplementedException: The method or operation is not implemented.</text:p>
      <text:p text:style-name="P52"/>
      <text:p text:style-name="P52">(....)</text:p>
      <text:p text:style-name="P52"/>
      <text:p text:style-name="P52">0 passed, 1 failed, 0 skipped, took 0,63 seconds (Machine.Specifications 0.3.0).</text:p>
      <text:p text:style-name="P1"/>
      <text:p text:style-name="P1">Implementamos la funcionalidad y comprobamos que el test pasa:</text:p>
      <text:p text:style-name="P1"/>
      <text:p text:style-name="P29"><text:span text:style-name="T7">public</text:span><text:span text:style-name="T14"> </text:span><text:span text:style-name="T7">class</text:span><text:span text:style-name="T14"> </text:span><text:span text:style-name="T24">RouteSpecification</text:span><text:span text:style-name="T14"> : </text:span><text:span text:style-name="T29">IRouteSpecification</text:span></text:p>
      <text:p text:style-name="P37">{</text:p>
      <text:p text:style-name="P48"><text:span text:style-name="T14"><text:s text:c="4"/></text:span><text:span text:style-name="T7">readonly</text:span><text:span text:style-name="T14"> </text:span><text:span text:style-name="T29">ILocation</text:span><text:span text:style-name="T14"> underlying_origin_location;</text:span></text:p>
      <text:p text:style-name="P48"><text:span text:style-name="T14"><text:s text:c="4"/></text:span><text:span text:style-name="T7">readonly</text:span><text:span text:style-name="T14"> </text:span><text:span text:style-name="T29">ILocation</text:span><text:span text:style-name="T14"> underlying_destination_location;</text:span></text:p>
      <text:p text:style-name="P48"><text:span text:style-name="T14"><text:s text:c="4"/></text:span><text:span text:style-name="T7">readonly</text:span><text:span text:style-name="T14"> </text:span><text:span text:style-name="T29">DateTime</text:span><text:span text:style-name="T14"> underlying_arrival_deadline;</text:span></text:p>
      <text:p text:style-name="P37"/>
      <text:p text:style-name="P48"><text:span text:style-name="T14"><text:s text:c="4"/></text:span><text:span text:style-name="T7">public</text:span><text:span text:style-name="T14"> RouteSpecification(</text:span><text:span text:style-name="T29">ILocation</text:span><text:span text:style-name="T14"> the_origin_location, </text:span></text:p>
      <text:p text:style-name="P48"><text:span text:style-name="T14"><text:s text:c="30"/></text:span><text:span text:style-name="T29">ILocation</text:span><text:span text:style-name="T14"> the_destination_location, </text:span></text:p>
      <text:p text:style-name="P48"><text:span text:style-name="T14"><text:s text:c="30"/></text:span><text:span text:style-name="T29">DateTime</text:span><text:span text:style-name="T14"> the_arrival_deadline)</text:span></text:p>
      <text:p text:style-name="P37"><text:s text:c="4"/>{</text:p>
      <text:p text:style-name="P48"><text:span text:style-name="T14"><text:s text:c="8"/></text:span><text:span text:style-name="T7">this</text:span><text:span text:style-name="T14">.underlying_origin_location = the_origin_location;</text:span></text:p>
      <text:p text:style-name="P48"><text:span text:style-name="T14"><text:s text:c="8"/></text:span><text:span text:style-name="T7">this</text:span><text:span text:style-name="T14">.underlying_destination_location = the_destination_location;</text:span></text:p>
      <text:p text:style-name="P48"><text:span text:style-name="T14"><text:s text:c="8"/></text:span><text:span text:style-name="T7">this</text:span><text:span text:style-name="T14">.underlying_arrival_deadline = the_arrival_deadline;</text:span></text:p>
      <text:p text:style-name="P37"><text:s text:c="4"/>}</text:p>
      <text:p text:style-name="P37"/>
      <text:p text:style-name="P48"><text:span text:style-name="T14"><text:s text:c="4"/></text:span><text:span text:style-name="T7">public</text:span><text:span text:style-name="T14"> </text:span><text:span text:style-name="T29">ILocation</text:span><text:span text:style-name="T14"> origin()</text:span></text:p>
      <text:p text:style-name="P37"><text:s text:c="4"/>{</text:p>
      <text:p text:style-name="P48"><text:span text:style-name="T14"><text:s text:c="8"/></text:span><text:span text:style-name="T7">return</text:span><text:span text:style-name="T14"> </text:span><text:span text:style-name="T7">this</text:span><text:span text:style-name="T14">.underlying_origin_location;</text:span></text:p>
      <text:p text:style-name="P37"><text:s text:c="4"/>}</text:p>
      <text:p text:style-name="P37"/>
      <text:p text:style-name="P48"><text:span text:style-name="T14"><text:s text:c="4"/></text:span><text:span text:style-name="T7">public</text:span><text:span text:style-name="T14"> </text:span><text:span text:style-name="T29">ILocation</text:span><text:span text:style-name="T14"> destination()</text:span></text:p>
      <text:p text:style-name="P37"><text:s text:c="4"/>{</text:p>
      <text:p text:style-name="P48"><text:soft-page-break/><text:span text:style-name="T14"><text:s text:c="8"/></text:span><text:span text:style-name="T7">return</text:span><text:span text:style-name="T14"> </text:span><text:span text:style-name="T7">this</text:span><text:span text:style-name="T14">.underlying_destination_location;</text:span></text:p>
      <text:p text:style-name="P37"><text:s text:c="4"/>}</text:p>
      <text:p text:style-name="P37"/>
      <text:p text:style-name="P48"><text:span text:style-name="T14"><text:s text:c="4"/></text:span><text:span text:style-name="T7">public</text:span><text:span text:style-name="T14"> </text:span><text:span text:style-name="T29">DateTime</text:span><text:span text:style-name="T14"> arrival_dealine()</text:span></text:p>
      <text:p text:style-name="P37"><text:s text:c="4"/>{</text:p>
      <text:p text:style-name="P48"><text:span text:style-name="T14"><text:s text:c="8"/></text:span><text:span text:style-name="T7">return</text:span><text:span text:style-name="T14"> </text:span><text:span text:style-name="T7">this</text:span><text:span text:style-name="T14">.underlying_arrival_deadline;</text:span></text:p>
      <text:p text:style-name="P37"><text:s text:c="4"/>}</text:p>
      <text:p text:style-name="P37"/>
      <text:p text:style-name="P37"><text:s text:c="4"/>(....)</text:p>
      <text:p text:style-name="P37">}</text:p>
      <text:p text:style-name="P1"/>
      <text:p text:style-name="P53">------ Test started: Assembly: dddsample.specs.dll ------</text:p>
      <text:p text:style-name="P52"/>
      <text:p text:style-name="P52">when asked for its arrival deadline</text:p>
      <text:p text:style-name="P52">» should give back the arrival deadline</text:p>
      <text:p text:style-name="P52"/>
      <text:p text:style-name="P52"/>
      <text:p text:style-name="P52">1 passed, 0 failed, 0 skipped, took 0,66 seconds (Machine.Specifications 0.3.0).</text:p>
      <text:p text:style-name="P1"/>
      <text:p text:style-name="P1">Empaquetamos y a github.</text:p>
      <text:p text:style-name="P1"/>
      <text:p text:style-name="P1"/>
      <text:p text:style-name="P1"><text:span text:style-name="T1">RouteSpecificationSpecs: When asked if the specification is satisfied by an itinerary that satisfies the route specification</text:span>:</text:p>
      <text:p text:style-name="P1"/>
      <text:p text:style-name="P1">Vamos ahora con la BDD_Spec mas interesante del DDD_Value_Object IRouteSpecification, la que nos va a permitir implementar el contrato fijado por ISpecification&lt;T&gt; y que asumimos al establecer que:</text:p>
      <text:p text:style-name="P1"/>
      <text:p text:style-name="P29"><text:span text:style-name="T7">interface</text:span><text:span text:style-name="T14"> </text:span><text:span text:style-name="T29">IRouteSpecification</text:span><text:span text:style-name="T14"> : <text:s/></text:span><text:span text:style-name="T29">ISpecification</text:span><text:span text:style-name="T14">&lt;</text:span><text:span text:style-name="T29">IItinerary</text:span><text:span text:style-name="T14">&gt;</text:span></text:p>
      <text:p text:style-name="P1"/>
      <text:p text:style-name="P1">La BDD_Spec, por tanto, seria esta:</text:p>
      <text:p text:style-name="P1"/>
      <text:p text:style-name="P53">When asked if the specification is satisfied by an itinerary that satisfies the route specification</text:p>
      <text:p text:style-name="P52">» It should confirm that the itinerary satisfies the route specification</text:p>
      <text:p text:style-name="P52">» It should leverage the itinerary initial departure location</text:p>
      <text:p text:style-name="P52">» It should leverage the origin location identity comparer</text:p>
      <text:p text:style-name="P52">» It should leverage the itinerary final arrival location</text:p>
      <text:p text:style-name="P52">» It should leverage the destination location identity comparer</text:p>
      <text:p text:style-name="P52">» It should leverage the itinerary final arrival date</text:p>
      <text:p text:style-name="P52">» It should check that the arrival deadline is met</text:p>
      <text:p text:style-name="P1"/>
      <text:p text:style-name="P1">Lo primero es no asustarnos, ya que, toda la experiencia previa que hemos ido adquiriendo hasta ahora es para poder solucionar escenarios, al menos, tan complejos como este. Y los mas importante es que no hay una sola cosa que vayamos a necesitar para conseguirlo, que no hayamos visto hasta ahora.</text:p>
      <text:p text:style-name="P1"/>
      <text:p text:style-name="P1">Lo segundo sea, probablemente, confirmar que, tal y como expusimos en el epígrafe anterior, vamos a necesitar un contrato propio para nuestra "fecha de entrega limite", y es que:</text:p>
      <text:p text:style-name="P1"/>
      <text:p text:style-name="P54">» It should check that the arrival deadline is met</text:p>
      <text:p text:style-name="P1"/>
      <text:p text:style-name="P1">nos deja muy poco margen.</text:p>
      <text:p text:style-name="P1"/>
      <text:p text:style-name="P1">Pero vamos a dejar este segundo punto para el final, y empecemos (esta vez si, paso a paso) con el resto de las aserciones (o specifications si usamos la nomenclatura propia del Context/Specification).</text:p>
      <text:p text:style-name="P1"/>
      <text:p text:style-name="P1"><text:span text:style-name="T1">Como implementar en código (y #1)</text:span>:</text:p>
      <text:p text:style-name="P1"/>
      <text:p text:style-name="P54">» It should confirm that the itinerary satisfies the route specification</text:p>
      <text:p text:style-name="P1"><text:soft-page-break/></text:p>
      <text:p text:style-name="P1">No debería ser un problema, ya que hemos hecho cosas parecidas con anterioridad:</text:p>
      <text:p text:style-name="P1"/>
      <text:p text:style-name="P29"><text:span text:style-name="T29">It</text:span><text:span text:style-name="T14"> should_confirm_that_the_itinerary_satisfies_the_route_specification = () =&gt; </text:span></text:p>
      <text:p text:style-name="P29"><text:span text:style-name="T14"><text:s text:c="3"/></text:span><text:span text:style-name="T36">result</text:span><text:span text:style-name="T14">.ShouldBeTrue();</text:span></text:p>
      <text:p text:style-name="P1"/>
      <text:p text:style-name="P1">si seguimos el camino de las baldosas rojas, nos obliga a definir result como:</text:p>
      <text:p text:style-name="P1"/>
      <text:p text:style-name="P29"><text:span text:style-name="T7">static</text:span><text:span text:style-name="T14"> </text:span><text:span text:style-name="T7">bool</text:span><text:span text:style-name="T14"> result;</text:span></text:p>
      <text:p text:style-name="P1"/>
      <text:p text:style-name="P1">Mientras que la ejecución del SUT a través de un bloque BEACAUSE seria:</text:p>
      <text:p text:style-name="P1"/>
      <text:p text:style-name="P29"><text:span text:style-name="T29">Because</text:span><text:span text:style-name="T14"> of = () =&gt; </text:span></text:p>
      <text:p text:style-name="P29"><text:span text:style-name="T14"><text:s text:c="3"/>result = sut.is_satisfied_by(</text:span><text:span text:style-name="T36">the_itinerary_that_satisfies_the_route_specification</text:span><text:span text:style-name="T14">);</text:span></text:p>
      <text:p text:style-name="P1"/>
      <text:p text:style-name="P1">donde, para eliminar el código de color rojo, necesitamos que:</text:p>
      <text:p text:style-name="P1"/>
      <text:p text:style-name="P29"><text:span text:style-name="T7">static</text:span><text:span text:style-name="T14"> </text:span><text:span text:style-name="T29">IItinerary</text:span><text:span text:style-name="T14"> the_itinerary_that_satisfies_the_route_specification;</text:span></text:p>
      <text:p text:style-name="P1"/>
      <text:p text:style-name="P1">Es importante comentar que:</text:p>
      <text:p text:style-name="P1"/>
      <text:list xml:id="list30706379" text:style-name="L1">
        <text:list-item>
          <text:p text:style-name="P3">Empezamos por al implementación de la BDD_Spec correspondiente al "Happy Day Scenario".</text:p>
        </text:list-item>
        <text:list-item>
          <text:p text:style-name="P3">Dentro de esta BDD_Spec, empezamos a su vez por la que se encarga del resultado de ejercitar el SUT, lo que nos permite definir el bloque BECAUSE, que sabemos sera común a todos los demás bloques IT de la BDD_Spec.</text:p>
        </text:list-item>
        <text:list-item>
          <text:p text:style-name="P3">Confirmamos que nuestra política de nombrado de métodos y variables es magnifica ya que, por poner un ejemplo, el bloque BECAUSE se puede leer como la siguiente frase: "Because of the system under test is satisfied by the itinerary that satisfies the route specification" que apenas deja lugar a la confusión, y cuando, como va a ser el caso de esta BDD_Spec, contamos con varias aserciones, es imprescindible entender en todo momento de forma nada ambigua que es lo que estamos declarando con el código</text:p>
        </text:list-item>
      </text:list>
      <text:p text:style-name="P1"/>
      <text:p text:style-name="P1">Vamos ahora a ver todo este código junto:</text:p>
      <text:p text:style-name="P1"/>
      <text:p text:style-name="P47"><text:span text:style-name="T10">public</text:span><text:span text:style-name="T17"> </text:span><text:span text:style-name="T10">class</text:span><text:span text:style-name="T17"> </text:span><text:span text:style-name="T26">when_asked_if_the_specification_is_satisfied_by_an_itinerary_that_satisfies_the_route_specification</text:span><text:span text:style-name="T17"> : </text:span></text:p>
      <text:p text:style-name="P58">concern_for_route_specification</text:p>
      <text:p text:style-name="P37">{</text:p>
      <text:p text:style-name="P48"><text:span text:style-name="T14"><text:s text:c="4"/></text:span><text:span text:style-name="T29">Because</text:span><text:span text:style-name="T14"> of = () =&gt; result = </text:span></text:p>
      <text:p text:style-name="P37"><text:s text:c="7"/>sut.is_satisfied_by(the_itinerary_that_satisfies_the_route_specification);</text:p>
      <text:p text:style-name="P37"/>
      <text:p text:style-name="P48"><text:span text:style-name="T14"><text:s text:c="4"/></text:span><text:span text:style-name="T29">It</text:span><text:span text:style-name="T14"> should_confirm_that_the_itinerary_satisfies_the_route_specification = () =&gt; </text:span></text:p>
      <text:p text:style-name="P37"><text:s text:c="7"/>result.ShouldBeTrue();</text:p>
      <text:p text:style-name="P37"><text:s/></text:p>
      <text:p text:style-name="P48"><text:span text:style-name="T14"><text:s text:c="4"/></text:span><text:span text:style-name="T7">static</text:span><text:span text:style-name="T14"> </text:span><text:span text:style-name="T7">bool</text:span><text:span text:style-name="T14"> result;</text:span></text:p>
      <text:p text:style-name="P48"><text:span text:style-name="T14"><text:s text:c="4"/></text:span><text:span text:style-name="T7">static</text:span><text:span text:style-name="T14"> </text:span><text:span text:style-name="T29">IItinerary</text:span><text:span text:style-name="T14"> the_itinerary_that_satisfies_the_route_specification;</text:span></text:p>
      <text:p text:style-name="P37">}</text:p>
      <text:p text:style-name="P1"/>
      <text:p text:style-name="P1">Vamos ahora establecer el contexto en el que se ejerce el SUT, a través de un bloque ESTABLISH:</text:p>
      <text:p text:style-name="P1"/>
      <text:p text:style-name="P47"><text:span text:style-name="T32">Establish</text:span><text:span text:style-name="T17"> context = () =&gt;</text:span></text:p>
      <text:p text:style-name="P37">{</text:p>
      <text:p text:style-name="P48"><text:span text:style-name="T14"><text:s text:c="4"/>the_origin_location = an&lt;</text:span><text:span text:style-name="T29">ILocation</text:span><text:span text:style-name="T14">&gt;();</text:span></text:p>
      <text:p text:style-name="P48"><text:span text:style-name="T14"><text:s text:c="4"/>the_destination_location = an&lt;</text:span><text:span text:style-name="T29">ILocation</text:span><text:span text:style-name="T14">&gt;();</text:span></text:p>
      <text:p text:style-name="P48"><text:span text:style-name="T14"><text:s text:c="4"/>the_arrival_deadline = </text:span><text:span text:style-name="T7">new</text:span><text:span text:style-name="T14"> </text:span><text:span text:style-name="T29">DateTime</text:span><text:span text:style-name="T14">();</text:span></text:p>
      <text:p text:style-name="P37"/>
      <text:p text:style-name="P35"><text:s text:c="4"/>create_sut_using(() =&gt; </text:p>
      <text:p text:style-name="P46"><text:span text:style-name="T14"><text:s text:c="7"/></text:span><text:span text:style-name="T7">new</text:span><text:span text:style-name="T14"> </text:span><text:span text:style-name="T24">RouteSpecification</text:span><text:span text:style-name="T14">(the_origin_location, </text:span></text:p>
      <text:p text:style-name="P35"><text:soft-page-break/><text:s text:c="30"/>the_destination_location, </text:p>
      <text:p text:style-name="P35"><text:s text:c="30"/>the_arrival_deadline));</text:p>
      <text:p text:style-name="P37">};</text:p>
      <text:p text:style-name="P37"/>
      <text:p text:style-name="P48"><text:span text:style-name="T7">static</text:span><text:span text:style-name="T14"> </text:span><text:span text:style-name="T29">ILocation</text:span><text:span text:style-name="T14"> the_origin_location;</text:span></text:p>
      <text:p text:style-name="P48"><text:span text:style-name="T7">static</text:span><text:span text:style-name="T14"> </text:span><text:span text:style-name="T29">ILocation</text:span><text:span text:style-name="T14"> the_destination_location;</text:span></text:p>
      <text:p text:style-name="P48"><text:span text:style-name="T7">static</text:span><text:span text:style-name="T14"> </text:span><text:span text:style-name="T29">DateTime</text:span><text:span text:style-name="T14"> the_arrival_deadline;</text:span></text:p>
      <text:p text:style-name="P1"/>
      <text:p text:style-name="P1">este código se encarga única y exclusivamente de preparar el camino para construir el SUT y es el mismo en todas las BDD_Specs de nuestro DDD_Value_Object IRouteSpecification. Pro lo tanto, al igual que hicimos en las BDD_Specs del DDD_Aggregate_Root ICargo, podemos refactorizarlo y enviarlo a concern_for_route_specification:</text:p>
      <text:p text:style-name="P1"/>
      <text:p text:style-name="P29"><text:span text:style-name="T7">public</text:span><text:span text:style-name="T14"> </text:span><text:span text:style-name="T7">abstract</text:span><text:span text:style-name="T14"> </text:span><text:span text:style-name="T7">class</text:span><text:span text:style-name="T14"> </text:span><text:span text:style-name="T24">concern_for_route_specification</text:span><text:span text:style-name="T14"> : </text:span></text:p>
      <text:p text:style-name="P29"><text:span text:style-name="T14"><text:s text:c="22"/></text:span><text:span text:style-name="T24">Observes</text:span><text:span text:style-name="T14">&lt;</text:span><text:span text:style-name="T29">IRouteSpecification</text:span><text:span text:style-name="T14">, </text:span><text:span text:style-name="T24">RouteSpecification</text:span><text:span text:style-name="T14">&gt;</text:span></text:p>
      <text:p text:style-name="P37">{</text:p>
      <text:p text:style-name="P48"><text:span text:style-name="T14"><text:s text:c="4"/></text:span><text:span text:style-name="T29">Establish</text:span><text:span text:style-name="T14"> context = () =&gt;</text:span></text:p>
      <text:p text:style-name="P37"><text:s text:c="4"/>{</text:p>
      <text:p text:style-name="P48"><text:span text:style-name="T14"><text:s text:c="8"/>the_origin_location = an&lt;</text:span><text:span text:style-name="T29">ILocation</text:span><text:span text:style-name="T14">&gt;();</text:span></text:p>
      <text:p text:style-name="P48"><text:span text:style-name="T14"><text:s text:c="8"/>the_destination_location = an&lt;</text:span><text:span text:style-name="T29">ILocation</text:span><text:span text:style-name="T14">&gt;();</text:span></text:p>
      <text:p text:style-name="P48"><text:span text:style-name="T14"><text:s text:c="8"/>the_arrival_deadline = </text:span><text:span text:style-name="T7">new</text:span><text:span text:style-name="T14"> </text:span><text:span text:style-name="T29">DateTime</text:span><text:span text:style-name="T14">();</text:span></text:p>
      <text:p text:style-name="P37"/>
      <text:p text:style-name="P35"><text:s text:c="8"/>create_sut_using(() =&gt; </text:p>
      <text:p text:style-name="P46"><text:span text:style-name="T14"><text:s text:c="11"/></text:span><text:span text:style-name="T7">new</text:span><text:span text:style-name="T14"> </text:span><text:span text:style-name="T24">RouteSpecification</text:span><text:span text:style-name="T14">(the_origin_location, </text:span></text:p>
      <text:p text:style-name="P35"><text:s text:c="34"/>the_destination_location, </text:p>
      <text:p text:style-name="P35"><text:s text:c="34"/>the_arrival_deadline));</text:p>
      <text:p text:style-name="P37"><text:s text:c="4"/>};</text:p>
      <text:p text:style-name="P37"/>
      <text:p text:style-name="P48"><text:span text:style-name="T14"><text:s text:c="4"/></text:span><text:span text:style-name="T7">protected static</text:span><text:span text:style-name="T14"> </text:span><text:span text:style-name="T29">ILocation</text:span><text:span text:style-name="T14"> the_origin_location;</text:span></text:p>
      <text:p text:style-name="P48"><text:span text:style-name="T14"><text:s text:c="4"/></text:span><text:span text:style-name="T7">protected static</text:span><text:span text:style-name="T14"> </text:span><text:span text:style-name="T29">ILocation</text:span><text:span text:style-name="T14"> the_destination_location;</text:span></text:p>
      <text:p text:style-name="P48"><text:span text:style-name="T14"><text:s text:c="4"/></text:span><text:span text:style-name="T7">protected static</text:span><text:span text:style-name="T14"> </text:span><text:span text:style-name="T29">DateTime</text:span><text:span text:style-name="T14"> the_arrival_deadline;</text:span></text:p>
      <text:p text:style-name="P37">}</text:p>
      <text:p text:style-name="P1"/>
      <text:p text:style-name="P1">Un cambio así hace que tengamos que refactorizar las BDD_Specs ya existentes, eliminando el código repetido.</text:p>
      <text:p text:style-name="P1"/>
      <text:p text:style-name="P1">Así, las tres BDD_Specs creadas en los epígrafes anteriores quedarían:</text:p>
      <text:p text:style-name="P1"/>
      <text:p text:style-name="P29"><text:span text:style-name="T7">public</text:span><text:span text:style-name="T14"> </text:span><text:span text:style-name="T7">class</text:span><text:span text:style-name="T14"> </text:span><text:span text:style-name="T24">when_asked_for_its_origin_location</text:span><text:span text:style-name="T14"> : </text:span><text:span text:style-name="T24">concern_for_route_specification</text:span></text:p>
      <text:p text:style-name="P37">{</text:p>
      <text:p text:style-name="P48"><text:span text:style-name="T14"><text:s text:c="4"/></text:span><text:span text:style-name="T29">Because</text:span><text:span text:style-name="T14"> of = () =&gt; result = sut.origin();</text:span></text:p>
      <text:p text:style-name="P37"><text:s text:c="8"/></text:p>
      <text:p text:style-name="P48"><text:span text:style-name="T14"><text:s text:c="4"/></text:span><text:span text:style-name="T29">It</text:span><text:span text:style-name="T14"> should_give_back_the_origin_location = () =&gt; </text:span></text:p>
      <text:p text:style-name="P37"><text:s text:c="7"/>result.ShouldEqual(the_origin_location);</text:p>
      <text:p text:style-name="P37"/>
      <text:p text:style-name="P48"><text:span text:style-name="T14"><text:s text:c="4"/></text:span><text:span text:style-name="T7">static</text:span><text:span text:style-name="T14"> </text:span><text:span text:style-name="T29">ILocation</text:span><text:span text:style-name="T14"> result;</text:span></text:p>
      <text:p text:style-name="P37">}</text:p>
      <text:p text:style-name="P37"/>
      <text:p text:style-name="P48"><text:span text:style-name="T7">public</text:span><text:span text:style-name="T14"> </text:span><text:span text:style-name="T7">class</text:span><text:span text:style-name="T14"> </text:span><text:span text:style-name="T24">when_asked_for_its_destination_location</text:span><text:span text:style-name="T14"> : </text:span><text:span text:style-name="T24">concern_for_route_specification</text:span></text:p>
      <text:p text:style-name="P37">{</text:p>
      <text:p text:style-name="P48"><text:span text:style-name="T14"><text:s text:c="4"/></text:span><text:span text:style-name="T29">Because</text:span><text:span text:style-name="T14"> of = () =&gt; result = sut.destination();</text:span></text:p>
      <text:p text:style-name="P37"/>
      <text:p text:style-name="P48"><text:span text:style-name="T14"><text:s text:c="4"/></text:span><text:span text:style-name="T29">It</text:span><text:span text:style-name="T14"> should_give_back_the_destination_location = () =&gt; </text:span></text:p>
      <text:p text:style-name="P37"><text:s text:c="7"/>result.ShouldEqual(the_destination_location);</text:p>
      <text:p text:style-name="P37"/>
      <text:p text:style-name="P48"><text:span text:style-name="T14"><text:s text:c="4"/></text:span><text:span text:style-name="T7">static</text:span><text:span text:style-name="T14"> </text:span><text:span text:style-name="T29">ILocation</text:span><text:span text:style-name="T14"> result;</text:span></text:p>
      <text:p text:style-name="P37">}</text:p>
      <text:p text:style-name="P37"/>
      <text:p text:style-name="P48"><text:span text:style-name="T7">public</text:span><text:span text:style-name="T14"> </text:span><text:span text:style-name="T7">class</text:span><text:span text:style-name="T14"> </text:span><text:span text:style-name="T24">when_asked_for_its_arrival_deadline</text:span><text:span text:style-name="T14"> : </text:span><text:span text:style-name="T24">concern_for_route_specification</text:span></text:p>
      <text:p text:style-name="P37">{</text:p>
      <text:p text:style-name="P48"><text:span text:style-name="T14"><text:s text:c="4"/></text:span><text:span text:style-name="T29">Because</text:span><text:span text:style-name="T14"> of = () =&gt; result = sut.arrival_dealine();</text:span></text:p>
      <text:p text:style-name="P37"/>
      <text:p text:style-name="P48"><text:soft-page-break/><text:span text:style-name="T14"><text:s text:c="4"/></text:span><text:span text:style-name="T29">It</text:span><text:span text:style-name="T14"> should_give_back_the_arrival_deadline = () =&gt; </text:span></text:p>
      <text:p text:style-name="P37"><text:s text:c="8"/>result.ShouldEqual(the_arrival_deadline);</text:p>
      <text:p text:style-name="P37"/>
      <text:p text:style-name="P48"><text:span text:style-name="T14"><text:s text:c="4"/></text:span><text:span text:style-name="T7">static</text:span><text:span text:style-name="T14"> </text:span><text:span text:style-name="T29">DateTime</text:span><text:span text:style-name="T14"> result;</text:span></text:p>
      <text:p text:style-name="P37">}</text:p>
      <text:p text:style-name="P1"/>
      <text:p text:style-name="P1">Antes de proseguir con nuestra BDD_Spec, necesitamos confirmar que con esta refactorización no hemos roto nada. Para ello ejecutamos nuestra suite de BDD_Specs:</text:p>
      <text:p text:style-name="P1"/>
      <text:p text:style-name="P53">------ Test started: Assembly: dddsample.specs.dll ------</text:p>
      <text:p text:style-name="P52"/>
      <text:p text:style-name="P52">(....)</text:p>
      <text:p text:style-name="P52"/>
      <text:p text:style-name="P52">when asked for its origin location</text:p>
      <text:p text:style-name="P52">» should give back the origin location</text:p>
      <text:p text:style-name="P52"/>
      <text:p text:style-name="P52">when asked for its destination location</text:p>
      <text:p text:style-name="P52">» should give back the destination location</text:p>
      <text:p text:style-name="P52"/>
      <text:p text:style-name="P52">when asked for its arrival deadline</text:p>
      <text:p text:style-name="P52">» should give back the arrival deadline</text:p>
      <text:p text:style-name="P52"/>
      <text:p text:style-name="P52"/>
      <text:p text:style-name="P52">15 passed, 0 failed, 0 skipped, took 1,18 seconds (Machine.Specifications 0.3.0).</text:p>
      <text:p text:style-name="P1"/>
      <text:p text:style-name="P1">Y podemos estar satisfechos ya que todo va bien.</text:p>
      <text:p text:style-name="P1"/>
      <text:p text:style-name="P1">NOTA: Tenemos 15 test correctos porque ejecutamos todos los tests que hay en dddsample.specs.dll. Por lo tanto estamos ejecutando tanto los relativos al DDD_Aggregate_Root ICargo como los del DDD_Value_Object IRouteSpecification. Aun así en el log solo mostramos los detalles de los que nos interesan.</text:p>
      <text:p text:style-name="P1"/>
      <text:p text:style-name="P1">Tras esta pequeña deriva, vamos a continuar con nuestra BDD_Spec, de la que, recordemos:</text:p>
      <text:p text:style-name="P1"/>
      <text:list xml:id="list30702305" text:style-name="L2">
        <text:list-item>
          <text:p text:style-name="P4">Tenemos definida la aserción a través del bloque IT.</text:p>
        </text:list-item>
        <text:list-item>
          <text:p text:style-name="P4">Tenemos definida la ejecución del SUT a través del bloque BECAUSE.</text:p>
        </text:list-item>
        <text:list-item>
          <text:p text:style-name="P4">Tenemos definido el contexto a través de la clase base abstracta concern_for_route_specification y su bloque ESTABLISH.</text:p>
        </text:list-item>
      </text:list>
      <text:p text:style-name="P1"/>
      <text:p text:style-name="P1">Por lo tanto, siguiendo con el proceso, deberíamos poder obtener nuestro fallo:</text:p>
      <text:p text:style-name="P1"/>
      <text:p text:style-name="P53">------ Test started: Assembly: dddsample.specs.dll ------</text:p>
      <text:p text:style-name="P52"/>
      <text:p text:style-name="P52">when asked if the specification is satisfied by an itinerary that satisfies the route specification</text:p>
      <text:p text:style-name="P52">» should confirm that the itinerary satisfies the route specification (FAIL)</text:p>
      <text:p text:style-name="P52"/>
      <text:p text:style-name="P52">Test 'should confirm that the itinerary satisfies the route specification' failed:</text:p>
      <text:p text:style-name="P52"><text:tab/>System.Reflection.TargetInvocationException: Exception has been thrown by the target of an invocation. ---&gt; System.NotImplementedException: The method or operation is not implemented.</text:p>
      <text:p text:style-name="P52"/>
      <text:p text:style-name="P52">(....)</text:p>
      <text:p text:style-name="P52"/>
      <text:p text:style-name="P52">0 passed, 1 failed, 0 skipped, took 0,75 seconds (Machine.Specifications 0.3.0).</text:p>
      <text:p text:style-name="P1"/>
      <text:p text:style-name="P1">Y de hecho, lo obtenemos.</text:p>
      <text:p text:style-name="P1"/>
      <text:p text:style-name="P1">El siguiente paso debe ser, escribir el código que nos permita pasar el test. A saber:</text:p>
      <text:p text:style-name="P1"/>
      <text:p text:style-name="P29"><text:span text:style-name="T7">public</text:span><text:span text:style-name="T14"> </text:span><text:span text:style-name="T7">class</text:span><text:span text:style-name="T14"> </text:span><text:span text:style-name="T24">RouteSpecification</text:span><text:span text:style-name="T14"> : </text:span><text:span text:style-name="T29">IRouteSpecification</text:span></text:p>
      <text:p text:style-name="P37">{</text:p>
      <text:p text:style-name="P48"><text:span text:style-name="T15"><text:s text:c="4"/></text:span><text:span text:style-name="T8">public</text:span><text:span text:style-name="T15"> </text:span><text:span text:style-name="T8">bool</text:span><text:span text:style-name="T15"> is_satisfied_by(</text:span><text:span text:style-name="T30">IItinerary</text:span><text:span text:style-name="T15"> the_itinerary)</text:span></text:p>
      <text:p text:style-name="P39"><text:soft-page-break/><text:s text:c="4"/>{</text:p>
      <text:p text:style-name="P48"><text:span text:style-name="T15"><text:s text:c="8"/></text:span><text:span text:style-name="T8">return</text:span><text:span text:style-name="T15"> </text:span><text:span text:style-name="T8">true</text:span><text:span text:style-name="T15">;</text:span></text:p>
      <text:p text:style-name="P39"><text:s text:c="4"/>}</text:p>
      <text:p text:style-name="P39">}</text:p>
      <text:p text:style-name="P1"><text:s text:c="2"/></text:p>
      <text:p text:style-name="P1">que efectivamente nos asegura pasar el test, como prueba el siguiente log:</text:p>
      <text:p text:style-name="P1"/>
      <text:p text:style-name="P53">------ Test started: Assembly: dddsample.specs.dll ------</text:p>
      <text:p text:style-name="P52"/>
      <text:p text:style-name="P52">when asked if the specification is satisfied by an itinerary that satisfies the route specification</text:p>
      <text:p text:style-name="P52">» should confirm that the itinerary satisfies the route specification</text:p>
      <text:p text:style-name="P52"/>
      <text:p text:style-name="P52"/>
      <text:p text:style-name="P52">1 passed, 0 failed, 0 skipped, took 0,66 seconds (Machine.Specifications 0.3.0).</text:p>
      <text:p text:style-name="P1"/>
      <text:p text:style-name="P1">Todo funciona tal y como esperábamos Sin embargo es importante entender que la implementación de is_satisfied_by() devuelve true siempre, lo que nos permite pasar el test pero claramente no estamos haciendo lo que queremos. La razón para volver a este tan primitivo "escribir el código mínimo necesario para hacer pasar el test" hay que situarla en la complejidad de la BDD_Spec que estamos tratando. Esto es algo que ya comentamos con anterioridad, cuando las BDD_Specs sean relativamente sencillas podemos aplicar el "escribir el código mínimo necesario, y que tenga sentido, para hacer pasar el test", pero cuando nos encontremos con escenarios mas complejos, la vuelta a los orígenes nos va a ayudar a no perdernos por los vericuetos de la implementación, a ir andando un paso tras otro.</text:p>
      <text:p text:style-name="P1"/>
      <text:p text:style-name="P1">Lo bueno de este planteamiento es que podemos ir con el siguiente bloque IT.</text:p>
      <text:p text:style-name="P1"/>
      <text:p text:style-name="P1"><text:span text:style-name="T1">Como implementar en código (y #2)</text:span>:</text:p>
      <text:p text:style-name="P1"/>
      <text:p text:style-name="P54">» It should leverage the itinerary initial departure location</text:p>
      <text:p text:style-name="P1"/>
      <text:p text:style-name="P1">Este estilo de aserciones son el paradigma del BDD y de su primo hermano el "TDD Mockista" o "Interaction based Testing". No vamos a repetir lo que ya hemos tratado con anterioridad.</text:p>
      <text:p text:style-name="P1"/>
      <text:p text:style-name="P1">Vamos por tanto con el su versión en código:</text:p>
      <text:p text:style-name="P1"/>
      <text:p text:style-name="P29"><text:span text:style-name="T29">It</text:span><text:span text:style-name="T14"> should_leverage_the_itinerary_initial_departure_location = () =&gt; </text:span></text:p>
      <text:p text:style-name="P37"><text:s text:c="3"/>the_itinerary_that_satisfies_the_route_specification</text:p>
      <text:p text:style-name="P48"><text:span text:style-name="T14"><text:s text:c="6"/>.received(x =&gt; x.</text:span><text:span text:style-name="T36">initial_departure_location</text:span><text:span text:style-name="T14">());</text:span></text:p>
      <text:p text:style-name="P1"/>
      <text:p text:style-name="P1">Esto provoca una mini reacción en cadena, obligándonos a definir el método en la interface IItinerary para eliminar el código rojo:</text:p>
      <text:p text:style-name="P1"/>
      <text:p text:style-name="P47"><text:span text:style-name="T10">public</text:span><text:span text:style-name="T17"> </text:span><text:span text:style-name="T10">interface</text:span><text:span text:style-name="T17"> </text:span><text:span text:style-name="T32">IItinerary</text:span></text:p>
      <text:p text:style-name="P37">{</text:p>
      <text:p text:style-name="P48"><text:span text:style-name="T14"><text:s text:c="4"/></text:span><text:span text:style-name="T29">ILocation</text:span><text:span text:style-name="T14"> initial_departure_location();</text:span></text:p>
      <text:p text:style-name="P37">}</text:p>
      <text:p text:style-name="P1"/>
      <text:p text:style-name="P1">Si recapacitamos un poco, lo único que estamos haciendo es diseñar como queremos que se comporte nuestro programa, a través de la delegación de responsabilidades a quien corresponda. En nuestro caso, para saber cual es el punto de origen del itinerario, delegamos en un objeto IItinerary.</text:p>
      <text:p text:style-name="P1"/>
      <text:p text:style-name="P1">Antes de obtener nuestro fallo, necesitamos definir the_itinerary_satisfies_the_route_specification como un mock y asignarle el comportamiento deseado. Para ello nos valemos de un bloque ESTABLISH:</text:p>
      <text:p text:style-name="P1"/>
      <text:p text:style-name="P47"><text:span text:style-name="T32">Establish</text:span><text:span text:style-name="T17"> context = () =&gt;</text:span></text:p>
      <text:p text:style-name="P37">{</text:p>
      <text:p text:style-name="P48"><text:span text:style-name="T14"><text:s text:c="4"/>the_itinerary_that_satisfies_the_route_specification = an&lt;</text:span><text:span text:style-name="T29">IItinerary</text:span><text:span text:style-name="T14">&gt;();</text:span></text:p>
      <text:p text:style-name="P37"><text:soft-page-break/><text:s text:c="4"/>the_itinerary_that_satisfies_the_route_specification</text:p>
      <text:p text:style-name="P37"><text:s text:c="7"/>.Stub(x =&gt; x.initial_departure_location())</text:p>
      <text:p text:style-name="P48"><text:span text:style-name="T14"><text:s text:c="7"/>.Return(an&lt;</text:span><text:span text:style-name="T29">ILocation</text:span><text:span text:style-name="T14">&gt;());</text:span></text:p>
      <text:p text:style-name="P37">};</text:p>
      <text:p text:style-name="P1"/>
      <text:p text:style-name="P1">Con lo que ya estamos listos para obtener nuestro fallo:</text:p>
      <text:p text:style-name="P1"/>
      <text:p text:style-name="P53">------ Test started: Assembly: dddsample.specs.dll ------</text:p>
      <text:p text:style-name="P52"/>
      <text:p text:style-name="P52">when asked if the specification is satisfied by an itinerary that satisfies the route specification</text:p>
      <text:p text:style-name="P52">» should confirm that the itinerary satisfies the route specification</text:p>
      <text:p text:style-name="P52">» should leverage the itinerary initial departure location (FAIL)</text:p>
      <text:p text:style-name="P52"/>
      <text:p text:style-name="P52"/>
      <text:p text:style-name="P52">Test 'should leverage the itinerary initial departure location' failed:</text:p>
      <text:p text:style-name="P52"><text:tab/>Rhino.Mocks.Exceptions.ExpectationViolationException: IItinerary.initial_departure_location(); Expected #1..2147483647, Actual #0.</text:p>
      <text:p text:style-name="P52"><text:tab/>at Rhino.Mocks.RhinoMocksExtensions.AssertWasCalled[T](T mock, Action`1 action, Action`1 setupConstraints)</text:p>
      <text:p text:style-name="P52"><text:tab/>at Machine.Specifications.DevelopWithPassion.Rhino.VoidMethodCallOccurance`1..ctor(T mock, Action`1 action)</text:p>
      <text:p text:style-name="P52"><text:tab/>at Machine.Specifications.DevelopWithPassion.Rhino.RhinoMocksExtensions.received[T](T mock, Action`1 item)</text:p>
      <text:p text:style-name="P52"><text:tab/>domain\model\cargo.aggregate\RouteSpecificationSpecs.cs(68,0): at dddsample.specs.domain.model.cargo.aggregate.when_asked_if_the_specification_is_satisfied_by_an_itinerary_that_satisfies_the_route_specification.&lt;.ctor&gt;b__4()</text:p>
      <text:p text:style-name="P52"><text:tab/>at Machine.Specifications.Model.Specification.InvokeSpecificationField()</text:p>
      <text:p text:style-name="P52"><text:tab/>at Machine.Specifications.Model.Specification.Verify()</text:p>
      <text:p text:style-name="P52"/>
      <text:p text:style-name="P52">1 passed, 1 failed, 0 skipped, took 1,05 seconds (Machine.Specifications 0.3.0).</text:p>
      <text:p text:style-name="P1"/>
      <text:p text:style-name="P1">y efectivamente, nuestro test anterior sigue pasando:</text:p>
      <text:p text:style-name="P1"/>
      <text:p text:style-name="P54">» should confirm that the itinerary satisfies the route specification</text:p>
      <text:p text:style-name="P1"/>
      <text:p text:style-name="P1">mientras que nuestro test actual no pasa:</text:p>
      <text:p text:style-name="P1"/>
      <text:p text:style-name="P52">» should leverage the itinerary initial departure location (FAIL)</text:p>
      <text:p text:style-name="P1"/>
      <text:p text:style-name="P1">y ademas nos da el fallo adecuado:</text:p>
      <text:p text:style-name="P1"/>
      <text:p text:style-name="P54">Rhino.Mocks.Exceptions.ExpectationViolationException: IItinerary.initial_departure_location(); Expected #1..2147483647, Actual #0.</text:p>
      <text:p text:style-name="P1"/>
      <text:p text:style-name="P1">Es decir, Rhino.Mocks esperaba que se produjese 1 llamada (el "Expected #1") a IItinerary.initial_departure_location() pero en realidad no se ha producido ninguna (el "Actual #0").</text:p>
      <text:p text:style-name="P1"/>
      <text:p text:style-name="P1">El siguiente paso es escribir el código que nos permita pasar el test y que de nuevo no tienen mayor complicación:</text:p>
      <text:p text:style-name="P1"/>
      <text:p text:style-name="P47"><text:span text:style-name="T10">public</text:span><text:span text:style-name="T17"> </text:span><text:span text:style-name="T10">class</text:span><text:span text:style-name="T17"> </text:span><text:span text:style-name="T26">RouteSpecification</text:span><text:span text:style-name="T17"> : </text:span><text:span text:style-name="T32">IRouteSpecification</text:span></text:p>
      <text:p text:style-name="P37">{</text:p>
      <text:p text:style-name="P37"><text:s text:c="4"/></text:p>
      <text:p text:style-name="P39"><text:s text:c="4"/>(....)</text:p>
      <text:p text:style-name="P39"/>
      <text:p text:style-name="P48"><text:span text:style-name="T15"><text:s text:c="4"/></text:span><text:span text:style-name="T8">public</text:span><text:span text:style-name="T15"> </text:span><text:span text:style-name="T8">bool</text:span><text:span text:style-name="T15"> is_satisfied_by(</text:span><text:span text:style-name="T30">IItinerary</text:span><text:span text:style-name="T15"> the_itinerary)</text:span></text:p>
      <text:p text:style-name="P39"><text:s text:c="4"/>{</text:p>
      <text:p text:style-name="P39"><text:s text:c="7"/>the_itinerary.initial_departure_location();</text:p>
      <text:p text:style-name="P48"><text:span text:style-name="T15"><text:s text:c="7"/></text:span><text:span text:style-name="T8">return</text:span><text:span text:style-name="T15"> </text:span><text:span text:style-name="T8">true</text:span><text:span text:style-name="T15">;</text:span></text:p>
      <text:p text:style-name="P39"><text:s text:c="4"/>}</text:p>
      <text:p text:style-name="P39"/>
      <text:p text:style-name="P39"><text:soft-page-break/><text:s text:c="4"/>(....)</text:p>
      <text:p text:style-name="P39">}</text:p>
      <text:p text:style-name="P1"/>
      <text:p text:style-name="P53">------ Test started: Assembly: dddsample.specs.dll ------</text:p>
      <text:p text:style-name="P52"/>
      <text:p text:style-name="P52">when asked if the specification is satisfied by an itinerary that satisfies the route specification</text:p>
      <text:p text:style-name="P52">» should confirm that the itinerary satisfies the route specification</text:p>
      <text:p text:style-name="P52">» should leverage the itinerary initial departure location</text:p>
      <text:p text:style-name="P52"/>
      <text:p text:style-name="P52"/>
      <text:p text:style-name="P52">2 passed, 0 failed, 0 skipped, took 0,80 seconds (Machine.Specifications 0.3.0).</text:p>
      <text:p text:style-name="P1"/>
      <text:p text:style-name="P1">Siguiente bloque IT.</text:p>
      <text:p text:style-name="P1"/>
      <text:p text:style-name="P1"><text:span text:style-name="T1">Como implementar en código (y #3)</text:span>:</text:p>
      <text:p text:style-name="P1"/>
      <text:p text:style-name="P54">» It should leverage the origin location identity comparer</text:p>
      <text:p text:style-name="P1"/>
      <text:p text:style-name="P1">Otra aserción de "diseño". Volvemos a delegar.</text:p>
      <text:p text:style-name="P1"/>
      <text:p text:style-name="P1">Su versión en código es muy interesante, pues pone en funcionamiento lo escrito en la aserción anterior:</text:p>
      <text:p text:style-name="P1"/>
      <text:p text:style-name="P29"><text:span text:style-name="T29">It</text:span><text:span text:style-name="T14"> should_leverage_the_origin_location_identity_comparer = () =&gt;</text:span></text:p>
      <text:p text:style-name="P37"><text:s text:c="3"/>the_origin_location</text:p>
      <text:p text:style-name="P48"><text:span text:style-name="T14"><text:s text:c="6"/>.received(x =&gt; x.</text:span><text:span text:style-name="T36">has_the_same_value_as</text:span><text:span text:style-name="T14">(</text:span></text:p>
      <text:p text:style-name="P37"><text:s text:c="9"/>the_itinerary_that_satisfies_the_route_specification</text:p>
      <text:p text:style-name="P37"><text:s text:c="12"/>.initial_departure_location()));</text:p>
      <text:p text:style-name="P1"/>
      <text:p text:style-name="P1">Debido a la limitación de espacio inherente a este texto, la sangría puede confundir a mas de uno. Lo único que estamos afirmando en este código es que the_origin_location va a recibir una llamada a su método has_the_same_value_as() con el argumento the_itinerary_that_satisfies_the_route_specification.initial_departure_location(). Ni mas <text:s/>ni menos.</text:p>
      <text:p text:style-name="P1"/>
      <text:p text:style-name="P1">Para que el código de color rojo deje de tener ese color, necesitamos definir la naturaleza de ILocation. Y esta no es otra que la de DDD_Value_Object, con lo que solo necesitamos implementar la interface IValueObject:</text:p>
      <text:p text:style-name="P1"/>
      <text:p text:style-name="P47"><text:span text:style-name="T10">public</text:span><text:span text:style-name="T17"> </text:span><text:span text:style-name="T10">interface</text:span><text:span text:style-name="T17"> </text:span><text:span text:style-name="T32">ILocation</text:span><text:span text:style-name="T17"> : </text:span><text:span text:style-name="T32">IValueObject</text:span><text:span text:style-name="T17">&lt;</text:span><text:span text:style-name="T32">ILocation</text:span><text:span text:style-name="T17">&gt;</text:span><text:span text:style-name="T14"> {}</text:span></text:p>
      <text:p text:style-name="P1"/>
      <text:p text:style-name="P1">Nueva constatación de algo que hemos repetido hasta la saciedad, con el BDD no escribes código, con el BDD diseñas el código</text:p>
      <text:p text:style-name="P1"/>
      <text:p text:style-name="P1">Exactamente igual que con el bloque IT anterior, antes de obtener nuestro fallo, necesitamos definir the_origin_location como un mock y asignarle el comportamiento deseado. En este caso ya hemos definido the_origin_location como un mock a través de la clase base abstracta concern_for_route_specification:</text:p>
      <text:p text:style-name="P1"/>
      <text:p text:style-name="P47"><text:span text:style-name="T17">the_origin_location = an&lt;</text:span><text:span text:style-name="T32">ILocation</text:span><text:span text:style-name="T17">&gt;();</text:span></text:p>
      <text:p text:style-name="P1"/>
      <text:p text:style-name="P1">y no olvidemos que ademas es una dependencia de nuestro SUT:</text:p>
      <text:p text:style-name="P1"/>
      <text:p text:style-name="P35">create_sut_using(() =&gt; </text:p>
      <text:p text:style-name="P46"><text:span text:style-name="T14"><text:s text:c="3"/></text:span><text:span text:style-name="T7">new</text:span><text:span text:style-name="T14"> </text:span><text:span text:style-name="T24">RouteSpecification</text:span><text:span text:style-name="T14">(the_origin_location, </text:span></text:p>
      <text:p text:style-name="P35"><text:s text:c="26"/>the_destination_location, </text:p>
      <text:p text:style-name="P35"><text:s text:c="26"/>the_arrival_deadline));</text:p>
      <text:p text:style-name="P1"/>
      <text:p text:style-name="P1">Pero no nos perdamos en recordatorios y vamos con la parte de "asignarle el comportamiento deseado".</text:p>
      <text:p text:style-name="P1"/>
      <text:p text:style-name="P1">Dentro del bloque ESTABLISH:</text:p>
      <text:p text:style-name="P1"><text:soft-page-break/></text:p>
      <text:p text:style-name="P47"><text:span text:style-name="T32">Establish</text:span><text:span text:style-name="T17"> context = () =&gt;</text:span></text:p>
      <text:p text:style-name="P37">{</text:p>
      <text:p text:style-name="P48"><text:span text:style-name="T14"><text:s text:c="4"/>the_itinerary_that_satisfies_the_route_specification = an&lt;</text:span><text:span text:style-name="T29">IItinerary</text:span><text:span text:style-name="T14">&gt;();</text:span></text:p>
      <text:p text:style-name="P37"><text:s text:c="4"/>the_itinerary_that_satisfies_the_route_specification</text:p>
      <text:p text:style-name="P37"><text:s text:c="7"/>.Stub(x =&gt; x.initial_departure_location())</text:p>
      <text:p text:style-name="P48"><text:span text:style-name="T14"><text:s text:c="7"/>.Return(an&lt;</text:span><text:span text:style-name="T29">ILocation</text:span><text:span text:style-name="T14">&gt;());</text:span></text:p>
      <text:p text:style-name="P37"/>
      <text:p text:style-name="P37"><text:s text:c="4"/>the_origin_location</text:p>
      <text:p text:style-name="P37"><text:s text:c="7"/>.Stub(x =&gt; x.has_the_same_value_as(</text:p>
      <text:p text:style-name="P37"><text:s text:c="10"/>the_itinerary_that_satisfies_the_route_specification</text:p>
      <text:p text:style-name="P37"><text:s text:c="13"/>.initial_departure_location()))</text:p>
      <text:p text:style-name="P48"><text:span text:style-name="T14"><text:s text:c="7"/>.Return(</text:span><text:span text:style-name="T7">true</text:span><text:span text:style-name="T14">);</text:span></text:p>
      <text:p text:style-name="P37">};</text:p>
      <text:p text:style-name="P1"/>
      <text:p text:style-name="P1">que nos permite obtener nuestro fallo sin afectar al resto de las aserciones ya codificadas:</text:p>
      <text:p text:style-name="P1"/>
      <text:p text:style-name="P53">------ Test started: Assembly: dddsample.specs.dll ------</text:p>
      <text:p text:style-name="P52"/>
      <text:p text:style-name="P52">when asked if the specification is satisfied by an itinerary that satisfies the route specification</text:p>
      <text:p text:style-name="P52">» should confirm that the itinerary satisfies the route specification</text:p>
      <text:p text:style-name="P52">» should leverage the itinerary initial departure location</text:p>
      <text:p text:style-name="P52">» should leverage the origin location identity comparer (FAIL)</text:p>
      <text:p text:style-name="P52"/>
      <text:p text:style-name="P52"/>
      <text:p text:style-name="P52">Test 'should leverage the origin location identity comparer' failed:</text:p>
      <text:p text:style-name="P52"><text:tab/>Rhino.Mocks.Exceptions.ExpectationViolationException: IValueObject`1.has_the_same_value_as(ILocationProxy075bbe2c85fe451390e963c1ae35e4d4); Expected #1..2147483647, Actual #0.</text:p>
      <text:p text:style-name="P52"/>
      <text:p text:style-name="P52">(....)</text:p>
      <text:p text:style-name="P52"/>
      <text:p text:style-name="P52">2 passed, 1 failed, 0 skipped, took 0,86 seconds (Machine.Specifications 0.3.0).</text:p>
      <text:p text:style-name="P1"/>
      <text:p text:style-name="P1">Es decir, esperábamos 1 llamada a has_the_same_value_as(...) ("Expected #1") pero esta no se produce ("Actual #0").</text:p>
      <text:p text:style-name="P1"/>
      <text:p text:style-name="P1">Para remediarlo necesitamos implementar el comportamiento descrito en nuestro DDD_Value_Object RouteSpecification, tal que así:</text:p>
      <text:p text:style-name="P1"/>
      <text:p text:style-name="P29"><text:span text:style-name="T7">public</text:span><text:span text:style-name="T14"> </text:span><text:span text:style-name="T7">class</text:span><text:span text:style-name="T14"> </text:span><text:span text:style-name="T24">RouteSpecification</text:span><text:span text:style-name="T14"> : </text:span><text:span text:style-name="T29">IRouteSpecification</text:span></text:p>
      <text:p text:style-name="P37">{</text:p>
      <text:p text:style-name="P48"><text:span text:style-name="T14"><text:s text:c="4"/></text:span><text:span text:style-name="T7">readonly</text:span><text:span text:style-name="T14"> </text:span><text:span text:style-name="T29">ILocation</text:span><text:span text:style-name="T14"> underlying_origin_location;</text:span></text:p>
      <text:p text:style-name="P48"><text:span text:style-name="T14"><text:s text:c="4"/></text:span><text:span text:style-name="T7">readonly</text:span><text:span text:style-name="T14"> </text:span><text:span text:style-name="T29">ILocation</text:span><text:span text:style-name="T14"> underlying_destination_location;</text:span></text:p>
      <text:p text:style-name="P48"><text:span text:style-name="T14"><text:s text:c="4"/></text:span><text:span text:style-name="T7">readonly</text:span><text:span text:style-name="T14"> </text:span><text:span text:style-name="T29">DateTime</text:span><text:span text:style-name="T14"> underlying_arrival_deadline;</text:span></text:p>
      <text:p text:style-name="P37"/>
      <text:p text:style-name="P48"><text:span text:style-name="T14"><text:s text:c="4"/></text:span><text:span text:style-name="T7">public</text:span><text:span text:style-name="T14"> RouteSpecification(</text:span><text:span text:style-name="T29">ILocation</text:span><text:span text:style-name="T14"> the_origin_location, </text:span></text:p>
      <text:p text:style-name="P48"><text:span text:style-name="T14"><text:s text:c="30"/></text:span><text:span text:style-name="T29">ILocation</text:span><text:span text:style-name="T14"> the_destination_location, </text:span></text:p>
      <text:p text:style-name="P48"><text:span text:style-name="T14"><text:s text:c="30"/></text:span><text:span text:style-name="T29">DateTime</text:span><text:span text:style-name="T14"> the_arrival_deadline)</text:span></text:p>
      <text:p text:style-name="P37"><text:s text:c="4"/>{</text:p>
      <text:p text:style-name="P48"><text:span text:style-name="T14"><text:s text:c="8"/></text:span><text:span text:style-name="T7">this</text:span><text:span text:style-name="T14">.underlying_origin_location = the_origin_location;</text:span></text:p>
      <text:p text:style-name="P48"><text:span text:style-name="T14"><text:s text:c="8"/></text:span><text:span text:style-name="T7">this</text:span><text:span text:style-name="T14">.underlying_destination_location = the_destination_location;</text:span></text:p>
      <text:p text:style-name="P48"><text:span text:style-name="T14"><text:s text:c="8"/></text:span><text:span text:style-name="T7">this</text:span><text:span text:style-name="T14">.underlying_arrival_deadline = the_arrival_deadline;</text:span></text:p>
      <text:p text:style-name="P37"><text:s text:c="4"/>}</text:p>
      <text:p text:style-name="P37"/>
      <text:p text:style-name="P37"><text:s text:c="4"/>(....)</text:p>
      <text:p text:style-name="P37"/>
      <text:p text:style-name="P48"><text:span text:style-name="T14"><text:s text:c="4"/></text:span><text:span text:style-name="T8">public</text:span><text:span text:style-name="T15"> </text:span><text:span text:style-name="T8">bool</text:span><text:span text:style-name="T15"> is_satisfied_by(</text:span><text:span text:style-name="T30">IItinerary</text:span><text:span text:style-name="T15"> the_itinerary)</text:span></text:p>
      <text:p text:style-name="P39"><text:s text:c="4"/>{</text:p>
      <text:p text:style-name="P39"><text:s text:c="8"/>underlying_origin_location.has_the_same_value_as(</text:p>
      <text:p text:style-name="P39"><text:s text:c="11"/>the_itinerary.initial_departure_location());</text:p>
      <text:p text:style-name="P39"><text:soft-page-break/></text:p>
      <text:p text:style-name="P48"><text:span text:style-name="T15"><text:s text:c="8"/></text:span><text:span text:style-name="T8">return</text:span><text:span text:style-name="T15"> </text:span><text:span text:style-name="T8">true</text:span><text:span text:style-name="T15">;</text:span></text:p>
      <text:p text:style-name="P39"><text:s text:c="4"/>} <text:s text:c="4"/></text:p>
      <text:p text:style-name="P39">}</text:p>
      <text:p text:style-name="P1"/>
      <text:p text:style-name="P1">Que provoca que el test pase:</text:p>
      <text:p text:style-name="P1"/>
      <text:p text:style-name="P53">------ Test started: Assembly: dddsample.specs.dll ------</text:p>
      <text:p text:style-name="P52"/>
      <text:p text:style-name="P52">when asked if the specification is satisfied by an itinerary that satisfies the route specification</text:p>
      <text:p text:style-name="P52">» should confirm that the itinerary satisfies the route specification</text:p>
      <text:p text:style-name="P52">» should leverage the itinerary initial departure location</text:p>
      <text:p text:style-name="P52">» should leverage the origin location identity comparer</text:p>
      <text:p text:style-name="P52"/>
      <text:p text:style-name="P52"/>
      <text:p text:style-name="P52">3 passed, 0 failed, 0 skipped, took 0,78 seconds (Machine.Specifications 0.3.0).</text:p>
      <text:p text:style-name="P1"/>
      <text:p text:style-name="P1">Esto ya va tomando forma.</text:p>
      <text:p text:style-name="P1"/>
      <text:p text:style-name="P1"><text:span text:style-name="T1">Como implementar en código (y #4)</text:span>:</text:p>
      <text:p text:style-name="P1"/>
      <text:p text:style-name="P52">» It should leverage the itinerary final arrival location</text:p>
      <text:p text:style-name="P1"/>
      <text:p text:style-name="P1">Mas "diseño". Esta vez en una situación análoga a "<text:span text:style-name="T3">Como implementar en código (y #2)</text:span>". Por lo tanto, todo lo que era aplicable en ese caso, lo es también en este.</text:p>
      <text:p text:style-name="P1"/>
      <text:p text:style-name="P1">El código de la aserción es:</text:p>
      <text:p text:style-name="P1"/>
      <text:p text:style-name="P29"><text:span text:style-name="T29">It</text:span><text:span text:style-name="T14"> should_leverage_the_itinerary_final_arrival_location = () =&gt;</text:span></text:p>
      <text:p text:style-name="P37"><text:s text:c="3"/>the_itinerary_that_satisfies_the_route_specification</text:p>
      <text:p text:style-name="P48"><text:span text:style-name="T14"><text:s text:c="6"/>.received(x =&gt; x.</text:span><text:span text:style-name="T36">final_arrival_location</text:span><text:span text:style-name="T14">());</text:span></text:p>
      <text:p text:style-name="P1"/>
      <text:p text:style-name="P1">Que provoca la reacción en cadena:</text:p>
      <text:p text:style-name="P1"/>
      <text:p text:style-name="P29"><text:span text:style-name="T7">public</text:span><text:span text:style-name="T14"> </text:span><text:span text:style-name="T7">interface</text:span><text:span text:style-name="T14"> </text:span><text:span text:style-name="T29">IItinerary</text:span></text:p>
      <text:p text:style-name="P37">{</text:p>
      <text:p text:style-name="P48"><text:span text:style-name="T14"><text:s text:c="4"/></text:span><text:span text:style-name="T29">ILocation</text:span><text:span text:style-name="T14"> initial_departure_location();</text:span></text:p>
      <text:p text:style-name="P48"><text:span text:style-name="T14"><text:s text:c="4"/></text:span><text:span text:style-name="T29">ILocation</text:span><text:span text:style-name="T14"> final_arrival_location();</text:span></text:p>
      <text:p text:style-name="P37">}</text:p>
      <text:p text:style-name="P1"/>
      <text:p text:style-name="P1">que soluciona el código en rojo.</text:p>
      <text:p text:style-name="P1"/>
      <text:p text:style-name="P1">En el bloque ESTABLISH definimos el comportamiento esperado para el mock (las ultimas tres lineas de código):</text:p>
      <text:p text:style-name="P1"/>
      <text:p text:style-name="P29"><text:span text:style-name="T29">Establish</text:span><text:span text:style-name="T14"> context = () =&gt;</text:span></text:p>
      <text:p text:style-name="P37">{</text:p>
      <text:p text:style-name="P48"><text:span text:style-name="T14"><text:s text:c="4"/>the_itinerary_that_satisfies_the_route_specification = an&lt;</text:span><text:span text:style-name="T29">IItinerary</text:span><text:span text:style-name="T14">&gt;();</text:span></text:p>
      <text:p text:style-name="P37"><text:s text:c="4"/>the_itinerary_that_satisfies_the_route_specification</text:p>
      <text:p text:style-name="P37"><text:s text:c="7"/>.Stub(x =&gt; x.initial_departure_location())</text:p>
      <text:p text:style-name="P48"><text:span text:style-name="T14"><text:s text:c="7"/>.Return(an&lt;</text:span><text:span text:style-name="T29">ILocation</text:span><text:span text:style-name="T14">&gt;());</text:span></text:p>
      <text:p text:style-name="P37"/>
      <text:p text:style-name="P37"><text:s text:c="4"/>the_origin_location</text:p>
      <text:p text:style-name="P37"><text:s text:c="7"/>.Stub(x =&gt; x.has_the_same_value_as(</text:p>
      <text:p text:style-name="P37"><text:s text:c="10"/>the_itinerary_that_satisfies_the_route_specification</text:p>
      <text:p text:style-name="P37"><text:s text:c="13"/>.initial_departure_location()))</text:p>
      <text:p text:style-name="P48"><text:span text:style-name="T14"><text:s text:c="7"/>.Return(</text:span><text:span text:style-name="T7">true</text:span><text:span text:style-name="T14">);</text:span></text:p>
      <text:p text:style-name="P37"/>
      <text:p text:style-name="P37"><text:s text:c="4"/>the_itinerary_that_satisfies_the_route_specification</text:p>
      <text:p text:style-name="P37"><text:s text:c="7"/>.Stub(x =&gt; x.final_arrival_location())</text:p>
      <text:p text:style-name="P48"><text:span text:style-name="T14"><text:s text:c="7"/>.Return(an&lt;</text:span><text:span text:style-name="T29">ILocation</text:span><text:span text:style-name="T14">&gt;());</text:span></text:p>
      <text:p text:style-name="P37"><text:soft-page-break/>};</text:p>
      <text:p text:style-name="P1"/>
      <text:p text:style-name="P1">Fijémonos en, tal y como comentábamos unas lineas atrás, la similitud con el "<text:span text:style-name="T3">Como implementar en código (y #2)</text:span>":</text:p>
      <text:p text:style-name="P1"/>
      <text:p text:style-name="P37">#2</text:p>
      <text:p text:style-name="P37"><text:s text:c="4"/>the_itinerary_that_satisfies_the_route_specification</text:p>
      <text:p text:style-name="P37"><text:s text:c="7"/>.Stub(x =&gt; x.initial_departure_location())</text:p>
      <text:p text:style-name="P48"><text:span text:style-name="T14"><text:s text:c="7"/>.Return(an&lt;</text:span><text:span text:style-name="T29">ILocation</text:span><text:span text:style-name="T14">&gt;());</text:span></text:p>
      <text:p text:style-name="P37"/>
      <text:p text:style-name="P37">#4</text:p>
      <text:p text:style-name="P37"><text:s text:c="4"/>the_itinerary_that_satisfies_the_route_specification</text:p>
      <text:p text:style-name="P37"><text:s text:c="7"/>.Stub(x =&gt; x.final_arrival_location())</text:p>
      <text:p text:style-name="P30"><text:span text:style-name="T14"><text:s text:c="7"/>.Return(an&lt;</text:span><text:span text:style-name="T29">ILocation</text:span><text:span text:style-name="T14">&gt;());</text:span></text:p>
      <text:p text:style-name="P1"/>
      <text:p text:style-name="P1">Vamos con nuestro fallo del tipo "Expected #1, Actual #0":</text:p>
      <text:p text:style-name="P1"/>
      <text:p text:style-name="P53">------ Test started: Assembly: dddsample.specs.dll ------</text:p>
      <text:p text:style-name="P52"/>
      <text:p text:style-name="P52">when asked if the specification is satisfied by an itinerary that satisfies the route specification</text:p>
      <text:p text:style-name="P52">» should confirm that the itinerary satisfies the route specification</text:p>
      <text:p text:style-name="P52">» should leverage the itinerary initial departure location</text:p>
      <text:p text:style-name="P52">» should leverage the origin location identity comparer</text:p>
      <text:p text:style-name="P52">» should leverage the itinerary final arrival location (FAIL)</text:p>
      <text:p text:style-name="P52"/>
      <text:p text:style-name="P52"/>
      <text:p text:style-name="P52">Test 'should leverage the itinerary final arrival location' failed:</text:p>
      <text:p text:style-name="P52"><text:tab/>Rhino.Mocks.Exceptions.ExpectationViolationException: IItinerary.final_arrival_location(); Expected #1..2147483647, Actual #0.</text:p>
      <text:p text:style-name="P52"/>
      <text:p text:style-name="P52">(....)</text:p>
      <text:p text:style-name="P52"/>
      <text:p text:style-name="P52">3 passed, 1 failed, 0 skipped, took 0,93 seconds (Machine.Specifications 0.3.0).</text:p>
      <text:p text:style-name="P1"/>
      <text:p text:style-name="P1">Escribimos el código necesario para que el test pase:</text:p>
      <text:p text:style-name="P1"/>
      <text:p text:style-name="P29"><text:span text:style-name="T7">public</text:span><text:span text:style-name="T14"> </text:span><text:span text:style-name="T7">bool</text:span><text:span text:style-name="T14"> is_satisfied_by(</text:span><text:span text:style-name="T29">IItinerary</text:span><text:span text:style-name="T14"> the_itinerary)</text:span></text:p>
      <text:p text:style-name="P37">{</text:p>
      <text:p text:style-name="P37"><text:s text:c="4"/>underlying_origin_location.has_the_same_value_as(</text:p>
      <text:p text:style-name="P37"><text:s text:c="7"/>the_itinerary.initial_departure_location());</text:p>
      <text:p text:style-name="P37"/>
      <text:p text:style-name="P37"><text:s text:c="4"/>the_itinerary.final_arrival_location();</text:p>
      <text:p text:style-name="P37"><text:s text:c="12"/></text:p>
      <text:p text:style-name="P48"><text:span text:style-name="T14"><text:s text:c="4"/></text:span><text:span text:style-name="T7">return</text:span><text:span text:style-name="T14"> </text:span><text:span text:style-name="T7">true</text:span><text:span text:style-name="T14">;</text:span></text:p>
      <text:p text:style-name="P37">}</text:p>
      <text:p text:style-name="P1"/>
      <text:p text:style-name="P1">Y comprobamos:</text:p>
      <text:p text:style-name="P1"/>
      <text:p text:style-name="P53">------ Test started: Assembly: dddsample.specs.dll ------</text:p>
      <text:p text:style-name="P52"/>
      <text:p text:style-name="P52">when asked if the specification is satisfied by an itinerary that satisfies the route specification</text:p>
      <text:p text:style-name="P52">» should confirm that the itinerary satisfies the route specification</text:p>
      <text:p text:style-name="P52">» should leverage the itinerary initial departure location</text:p>
      <text:p text:style-name="P52">» should leverage the origin location identity comparer</text:p>
      <text:p text:style-name="P52">» should leverage the itinerary final arrival location</text:p>
      <text:p text:style-name="P52"/>
      <text:p text:style-name="P52"/>
      <text:p text:style-name="P52">4 passed, 0 failed, 0 skipped, took 0,86 seconds (Machine.Specifications 0.3.0).</text:p>
      <text:p text:style-name="P1"/>
      <text:p text:style-name="P1">Listo.</text:p>
      <text:p text:style-name="P1"/>
      <text:p text:style-name="P1"><text:soft-page-break/><text:span text:style-name="T1">Como implementar en código (y #5)</text:span>:</text:p>
      <text:p text:style-name="P1"/>
      <text:p text:style-name="P52">» It should leverage the destination location identity comparer</text:p>
      <text:p text:style-name="P1"/>
      <text:p text:style-name="P1">Análoga a "<text:span text:style-name="T3">Como implementar en código (y #3)</text:span>".</text:p>
      <text:p text:style-name="P1"/>
      <text:p text:style-name="P1">Empezamos por el bloque IT:</text:p>
      <text:p text:style-name="P1"/>
      <text:p text:style-name="P29"><text:span text:style-name="T29">It</text:span><text:span text:style-name="T14"> should_leverage_the_destination_location_identity_comparer = () =&gt;</text:span></text:p>
      <text:p text:style-name="P37"><text:s text:c="3"/>the_destination_location</text:p>
      <text:p text:style-name="P37"><text:s text:c="6"/>.received(x =&gt; x.has_the_same_value_as(</text:p>
      <text:p text:style-name="P37"><text:s text:c="9"/>the_itinerary_that_satisfies_the_route_specification</text:p>
      <text:p text:style-name="P37"><text:s text:c="12"/>.final_arrival_location()));</text:p>
      <text:p text:style-name="P1"/>
      <text:p text:style-name="P1">Que en realidad simplemente establece que the_destination_location va a recibir una llamada a su método has_the_same_value_as() con el argumento the_itinerary_that_satisfies_the_route_specification.final_arrival_location().</text:p>
      <text:p text:style-name="P1"/>
      <text:p text:style-name="P1">El comportamiento del mock, lo marcamos en el bloque ESTABLISH (las ultimas cuatro lineas de código):</text:p>
      <text:p text:style-name="P1"/>
      <text:p text:style-name="P29"><text:span text:style-name="T29">Establish</text:span><text:span text:style-name="T14"> context = () =&gt;</text:span></text:p>
      <text:p text:style-name="P37">{</text:p>
      <text:p text:style-name="P48"><text:span text:style-name="T14"><text:s text:c="4"/>the_itinerary_that_satisfies_the_route_specification = an&lt;</text:span><text:span text:style-name="T29">IItinerary</text:span><text:span text:style-name="T14">&gt;();</text:span></text:p>
      <text:p text:style-name="P37"><text:s text:c="4"/>the_itinerary_that_satisfies_the_route_specification</text:p>
      <text:p text:style-name="P37"><text:s text:c="7"/>.Stub(x =&gt; x.initial_departure_location())</text:p>
      <text:p text:style-name="P48"><text:span text:style-name="T14"><text:s text:c="7"/>.Return(an&lt;</text:span><text:span text:style-name="T29">ILocation</text:span><text:span text:style-name="T14">&gt;());</text:span></text:p>
      <text:p text:style-name="P37"/>
      <text:p text:style-name="P37"><text:s text:c="4"/>the_origin_location</text:p>
      <text:p text:style-name="P37"><text:s text:c="7"/>.Stub(x =&gt; x.has_the_same_value_as(</text:p>
      <text:p text:style-name="P37"><text:s text:c="10"/>the_itinerary_that_satisfies_the_route_specification</text:p>
      <text:p text:style-name="P37"><text:s text:c="13"/>.initial_departure_location()))</text:p>
      <text:p text:style-name="P48"><text:span text:style-name="T14"><text:s text:c="7"/>.Return(</text:span><text:span text:style-name="T7">true</text:span><text:span text:style-name="T14">);</text:span></text:p>
      <text:p text:style-name="P37"/>
      <text:p text:style-name="P37"><text:s text:c="4"/>the_itinerary_that_satisfies_the_route_specification</text:p>
      <text:p text:style-name="P37"><text:s text:c="7"/>.Stub(x =&gt; x.final_arrival_location())</text:p>
      <text:p text:style-name="P37"><text:s text:c="7"/>.Return(an&lt;<text:span text:style-name="T28">ILocation</text:span>&gt;());</text:p>
      <text:p text:style-name="P37"/>
      <text:p text:style-name="P37"><text:s text:c="4"/>the_destination_location</text:p>
      <text:p text:style-name="P37"><text:s text:c="7"/>.Stub(x =&gt; x.has_the_same_value_as(</text:p>
      <text:p text:style-name="P37"><text:s text:c="10"/>the_itinerary_that_satisfies_the_route_specification</text:p>
      <text:p text:style-name="P37"><text:s text:c="13"/>.final_arrival_location()))</text:p>
      <text:p text:style-name="P48"><text:span text:style-name="T14"><text:s text:c="7"/>.Return(</text:span><text:span text:style-name="T7">true</text:span><text:span text:style-name="T14">);</text:span></text:p>
      <text:p text:style-name="P37">};</text:p>
      <text:p text:style-name="P1"/>
      <text:p text:style-name="P1">Nuevamente, resulta interesante señalar la similitud con el "<text:span text:style-name="T3">Como implementar en código (y #3)</text:span>":</text:p>
      <text:p text:style-name="P1"/>
      <text:p text:style-name="P37">#3</text:p>
      <text:p text:style-name="P37"><text:s text:c="4"/>the_origin_location</text:p>
      <text:p text:style-name="P37"><text:s text:c="7"/>.Stub(x =&gt; x.has_the_same_value_as(</text:p>
      <text:p text:style-name="P37"><text:s text:c="10"/>the_itinerary_that_satisfies_the_route_specification</text:p>
      <text:p text:style-name="P37"><text:s text:c="13"/>.initial_departure_location()))</text:p>
      <text:p text:style-name="P48"><text:span text:style-name="T14"><text:s text:c="7"/>.Return(</text:span><text:span text:style-name="T7">true</text:span><text:span text:style-name="T14">);</text:span></text:p>
      <text:p text:style-name="P37"/>
      <text:p text:style-name="P37">#5</text:p>
      <text:p text:style-name="P37"><text:s text:c="4"/>the_destination_location</text:p>
      <text:p text:style-name="P37"><text:s text:c="7"/>.Stub(x =&gt; x.has_the_same_value_as(</text:p>
      <text:p text:style-name="P37"><text:s text:c="10"/>the_itinerary_that_satisfies_the_route_specification</text:p>
      <text:p text:style-name="P37"><text:s text:c="13"/>.final_arrival_location()))</text:p>
      <text:p text:style-name="P30"><text:span text:style-name="T14"><text:s text:c="7"/>.Return(</text:span><text:span text:style-name="T7">true</text:span><text:span text:style-name="T14">);</text:span></text:p>
      <text:p text:style-name="P1"/>
      <text:p text:style-name="P1"><text:soft-page-break/>Nuestro fallo "Expected #1, Actual #0":</text:p>
      <text:p text:style-name="P1"/>
      <text:p text:style-name="P53">------ Test started: Assembly: dddsample.specs.dll ------</text:p>
      <text:p text:style-name="P52"/>
      <text:p text:style-name="P52">when asked if the specification is satisfied by an itinerary that satisfies the route specification</text:p>
      <text:p text:style-name="P52">» should confirm that the itinerary satisfies the route specification</text:p>
      <text:p text:style-name="P52">» should leverage the itinerary initial departure location</text:p>
      <text:p text:style-name="P52">» should leverage the origin location identity comparer</text:p>
      <text:p text:style-name="P52">» should leverage the itinerary final arrival location</text:p>
      <text:p text:style-name="P52">» should leverage the destination location identity comparer (FAIL)</text:p>
      <text:p text:style-name="P52"/>
      <text:p text:style-name="P52"/>
      <text:p text:style-name="P52">Test 'should leverage the destination location identity comparer' failed:</text:p>
      <text:p text:style-name="P52"><text:tab/>Rhino.Mocks.Exceptions.ExpectationViolationException: IValueObject`1.has_the_same_value_as(ILocationProxy24c923ecb3a441929f6b06270468b877); Expected #1..2147483647, Actual #0.</text:p>
      <text:p text:style-name="P52"/>
      <text:p text:style-name="P52">(....)</text:p>
      <text:p text:style-name="P52"/>
      <text:p text:style-name="P52"/>
      <text:p text:style-name="P52">4 passed, 1 failed, 0 skipped, took 1,32 seconds (Machine.Specifications 0.3.0).</text:p>
      <text:p text:style-name="P1"/>
      <text:p text:style-name="P1">Y la solución al mismo:</text:p>
      <text:p text:style-name="P1"/>
      <text:p text:style-name="P29"><text:span text:style-name="T7">public</text:span><text:span text:style-name="T14"> </text:span><text:span text:style-name="T7">bool</text:span><text:span text:style-name="T14"> is_satisfied_by(</text:span><text:span text:style-name="T29">IItinerary</text:span><text:span text:style-name="T14"> the_itinerary)</text:span></text:p>
      <text:p text:style-name="P37">{</text:p>
      <text:p text:style-name="P37"><text:s text:c="4"/>underlying_origin_location.has_the_same_value_as(</text:p>
      <text:p text:style-name="P37"><text:s text:c="7"/>the_itinerary.initial_departure_location());</text:p>
      <text:p text:style-name="P37"/>
      <text:p text:style-name="P37"><text:s text:c="4"/>underlying_destination_location.has_the_same_value_as(</text:p>
      <text:p text:style-name="P37"><text:s text:c="7"/>the_itinerary.final_arrival_location());</text:p>
      <text:p text:style-name="P37"><text:s text:c="12"/></text:p>
      <text:p text:style-name="P48"><text:span text:style-name="T14"><text:s text:c="4"/></text:span><text:span text:style-name="T7">return</text:span><text:span text:style-name="T14"> </text:span><text:span text:style-name="T7">true</text:span><text:span text:style-name="T14">;</text:span></text:p>
      <text:p text:style-name="P41">}</text:p>
      <text:p text:style-name="P1"/>
      <text:p text:style-name="P1">Ahora nuestro test pasa:</text:p>
      <text:p text:style-name="P1"/>
      <text:p text:style-name="P53">------ Test started: Assembly: dddsample.specs.dll ------</text:p>
      <text:p text:style-name="P52"/>
      <text:p text:style-name="P52">when asked if the specification is satisfied by an itinerary that satisfies the route specification</text:p>
      <text:p text:style-name="P52">» should confirm that the itinerary satisfies the route specification</text:p>
      <text:p text:style-name="P52">» should leverage the itinerary initial departure location</text:p>
      <text:p text:style-name="P52">» should leverage the origin location identity comparer</text:p>
      <text:p text:style-name="P52">» should leverage the itinerary final arrival location</text:p>
      <text:p text:style-name="P52">» should leverage the destination location identity comparer</text:p>
      <text:p text:style-name="P52"/>
      <text:p text:style-name="P52"/>
      <text:p text:style-name="P52">5 passed, 0 failed, 0 skipped, took 0,82 seconds (Machine.Specifications 0.3.0).</text:p>
      <text:p text:style-name="P1"/>
      <text:p text:style-name="P1">A por otra.</text:p>
      <text:p text:style-name="P1"/>
      <text:p text:style-name="P1"><text:span text:style-name="T1">Como implementar en código (y #6)</text:span>:</text:p>
      <text:p text:style-name="P1"/>
      <text:p text:style-name="P54">» It should leverage the itinerary final arrival date</text:p>
      <text:p text:style-name="P1"/>
      <text:p text:style-name="P1">Análoga a Análoga a "<text:span text:style-name="T3">Como implementar en código (y #2)</text:span>" y a "<text:span text:style-name="T3">Como implementar en código (y #4)</text:span>".</text:p>
      <text:p text:style-name="P1"/>
      <text:p text:style-name="P1">Sin mas distracción, el bloque IT:</text:p>
      <text:p text:style-name="P1"/>
      <text:p text:style-name="P29"><text:span text:style-name="T29">It</text:span><text:span text:style-name="T14"> should_leverage_the_itinerary_final_arrival_date = () =&gt; </text:span></text:p>
      <text:p text:style-name="P37"><text:soft-page-break/><text:s text:c="3"/>the_itinerary_that_satisfies_the_route_specification</text:p>
      <text:p text:style-name="P48"><text:span text:style-name="T14"><text:s text:c="6"/>.received(x =&gt; x.</text:span><text:span text:style-name="T36">final_arrival_date</text:span><text:span text:style-name="T14">());</text:span></text:p>
      <text:p text:style-name="P1"/>
      <text:p text:style-name="P1">Que nos obliga, para eliminar el código rojo, a:</text:p>
      <text:p text:style-name="P1"/>
      <text:p text:style-name="P29"><text:span text:style-name="T7">public</text:span><text:span text:style-name="T14"> </text:span><text:span text:style-name="T7">interface</text:span><text:span text:style-name="T14"> </text:span><text:span text:style-name="T29">IItinerary</text:span></text:p>
      <text:p text:style-name="P37">{</text:p>
      <text:p text:style-name="P48"><text:span text:style-name="T14"><text:s text:c="4"/></text:span><text:span text:style-name="T29">ILocation</text:span><text:span text:style-name="T14"> initial_departure_location();</text:span></text:p>
      <text:p text:style-name="P48"><text:span text:style-name="T14"><text:s text:c="4"/></text:span><text:span text:style-name="T29">ILocation</text:span><text:span text:style-name="T14"> final_arrival_location();</text:span></text:p>
      <text:p text:style-name="P48"><text:span text:style-name="T14"><text:s text:c="4"/></text:span><text:span text:style-name="T29">DateTime</text:span><text:span text:style-name="T14"> final_arrival_date();</text:span></text:p>
      <text:p text:style-name="P37">}</text:p>
      <text:p text:style-name="P1"/>
      <text:p text:style-name="P1">Definimos el comportamiento del mock (las tres ultima lineas):</text:p>
      <text:p text:style-name="P1"/>
      <text:p text:style-name="P29"><text:span text:style-name="T29">Establish</text:span><text:span text:style-name="T14"> context = () =&gt;</text:span></text:p>
      <text:p text:style-name="P37">{</text:p>
      <text:p text:style-name="P48"><text:span text:style-name="T14"><text:s text:c="4"/>the_itinerary_that_satisfies_the_route_specification = an&lt;</text:span><text:span text:style-name="T29">IItinerary</text:span><text:span text:style-name="T14">&gt;();</text:span></text:p>
      <text:p text:style-name="P37"><text:s text:c="4"/>the_itinerary_that_satisfies_the_route_specification</text:p>
      <text:p text:style-name="P37"><text:s text:c="7"/>.Stub(x =&gt; x.initial_departure_location())</text:p>
      <text:p text:style-name="P48"><text:span text:style-name="T14"><text:s text:c="7"/>.Return(an&lt;</text:span><text:span text:style-name="T29">ILocation</text:span><text:span text:style-name="T14">&gt;());</text:span></text:p>
      <text:p text:style-name="P37"/>
      <text:p text:style-name="P37"><text:s text:c="4"/>the_origin_location</text:p>
      <text:p text:style-name="P37"><text:s text:c="7"/>.Stub(x =&gt; x.has_the_same_value_as(</text:p>
      <text:p text:style-name="P37"><text:s text:c="10"/>the_itinerary_that_satisfies_the_route_specification</text:p>
      <text:p text:style-name="P37"><text:s text:c="13"/>.initial_departure_location()))</text:p>
      <text:p text:style-name="P48"><text:span text:style-name="T14"><text:s text:c="7"/>.Return(</text:span><text:span text:style-name="T7">true</text:span><text:span text:style-name="T14">);</text:span></text:p>
      <text:p text:style-name="P37"/>
      <text:p text:style-name="P37"><text:s text:c="4"/>the_itinerary_that_satisfies_the_route_specification</text:p>
      <text:p text:style-name="P37"><text:s text:c="7"/>.Stub(x =&gt; x.final_arrival_location())</text:p>
      <text:p text:style-name="P37"><text:s text:c="7"/>.Return(an&lt;<text:span text:style-name="T28">ILocation</text:span>&gt;());</text:p>
      <text:p text:style-name="P37"/>
      <text:p text:style-name="P37"><text:s text:c="4"/>the_destination_location</text:p>
      <text:p text:style-name="P37"><text:s text:c="7"/>.Stub(x =&gt; x.has_the_same_value_as(</text:p>
      <text:p text:style-name="P37"><text:s text:c="10"/>the_itinerary_that_satisfies_the_route_specification</text:p>
      <text:p text:style-name="P37"><text:s text:c="13"/>.final_arrival_location()))</text:p>
      <text:p text:style-name="P48"><text:span text:style-name="T14"><text:s text:c="7"/>.Return(</text:span><text:span text:style-name="T7">true</text:span><text:span text:style-name="T14">);</text:span></text:p>
      <text:p text:style-name="P37"/>
      <text:p text:style-name="P37"><text:s text:c="4"/>the_itinerary_that_satisfies_the_route_specification</text:p>
      <text:p text:style-name="P37"><text:s text:c="7"/>.Stub(x =&gt; x.final_arrival_date())</text:p>
      <text:p text:style-name="P48"><text:span text:style-name="T14"><text:s text:c="7"/>.Return(</text:span><text:span text:style-name="T7">new</text:span><text:span text:style-name="T14"> </text:span><text:span text:style-name="T29">DateTime</text:span><text:span text:style-name="T14">());</text:span></text:p>
      <text:p text:style-name="P37">};</text:p>
      <text:p text:style-name="P1"/>
      <text:p text:style-name="P1">Nuestro fallo:</text:p>
      <text:p text:style-name="P1"/>
      <text:p text:style-name="P53">------ Test started: Assembly: dddsample.specs.dll ------</text:p>
      <text:p text:style-name="P52"/>
      <text:p text:style-name="P52">when asked if the specification is satisfied by an itinerary that satisfies the route specification</text:p>
      <text:p text:style-name="P52">» should confirm that the itinerary satisfies the route specification</text:p>
      <text:p text:style-name="P52">» should leverage the itinerary initial departure location</text:p>
      <text:p text:style-name="P52">» should leverage the origin location identity comparer</text:p>
      <text:p text:style-name="P52">» should leverage the itinerary final arrival location</text:p>
      <text:p text:style-name="P52">» should leverage the destination location identity comparer</text:p>
      <text:p text:style-name="P52">» should leverage the itinerary final arrival date (FAIL)</text:p>
      <text:p text:style-name="P52"/>
      <text:p text:style-name="P52"/>
      <text:p text:style-name="P52">Test 'should leverage the itinerary final arrival date' failed:</text:p>
      <text:p text:style-name="P52"><text:tab/>Rhino.Mocks.Exceptions.ExpectationViolationException: IItinerary.final_arrival_date(); Expected #1..2147483647, Actual #0.</text:p>
      <text:p text:style-name="P52"/>
      <text:p text:style-name="P52">(....)</text:p>
      <text:p text:style-name="P52"/>
      <text:p text:style-name="P52">5 passed, 1 failed, 0 skipped, took 1,01 seconds (Machine.Specifications 0.3.0).</text:p>
      <text:p text:style-name="P1"><text:soft-page-break/></text:p>
      <text:p text:style-name="P1">La implementación de la funcionalidad:</text:p>
      <text:p text:style-name="P1"/>
      <text:p text:style-name="P29"><text:span text:style-name="T7">public</text:span><text:span text:style-name="T14"> </text:span><text:span text:style-name="T7">bool</text:span><text:span text:style-name="T14"> is_satisfied_by(</text:span><text:span text:style-name="T29">IItinerary</text:span><text:span text:style-name="T14"> the_itinerary)</text:span></text:p>
      <text:p text:style-name="P37">{</text:p>
      <text:p text:style-name="P37"><text:s text:c="4"/>underlying_origin_location.has_the_same_value_as(</text:p>
      <text:p text:style-name="P37"><text:s text:c="7"/>the_itinerary.initial_departure_location());</text:p>
      <text:p text:style-name="P37"/>
      <text:p text:style-name="P37"><text:s text:c="4"/>underlying_destination_location.has_the_same_value_as(</text:p>
      <text:p text:style-name="P37"><text:s text:c="7"/>the_itinerary.final_arrival_location());</text:p>
      <text:p text:style-name="P37"><text:s text:c="12"/></text:p>
      <text:p text:style-name="P37"><text:s text:c="4"/>the_itinerary.final_arrival_date();</text:p>
      <text:p text:style-name="P37"/>
      <text:p text:style-name="P48"><text:span text:style-name="T14"><text:s text:c="4"/></text:span><text:span text:style-name="T7">return</text:span><text:span text:style-name="T14"> </text:span><text:span text:style-name="T7">true</text:span><text:span text:style-name="T14">;</text:span></text:p>
      <text:p text:style-name="P37">}</text:p>
      <text:p text:style-name="P1"/>
      <text:p text:style-name="P1">Y la prueba de que todo ha ido tal y como esperábamos:</text:p>
      <text:p text:style-name="P1"/>
      <text:p text:style-name="P53">------ Test started: Assembly: dddsample.specs.dll ------</text:p>
      <text:p text:style-name="P52"/>
      <text:p text:style-name="P52">when asked if the specification is satisfied by an itinerary that satisfies the route specification</text:p>
      <text:p text:style-name="P52">» should confirm that the itinerary satisfies the route specification</text:p>
      <text:p text:style-name="P52">» should leverage the itinerary initial departure location</text:p>
      <text:p text:style-name="P52">» should leverage the origin location identity comparer</text:p>
      <text:p text:style-name="P52">» should leverage the itinerary final arrival location</text:p>
      <text:p text:style-name="P52">» should leverage the destination location identity comparer</text:p>
      <text:p text:style-name="P52">» should leverage the itinerary final arrival date</text:p>
      <text:p text:style-name="P52"/>
      <text:p text:style-name="P52"/>
      <text:p text:style-name="P52">6 passed, 0 failed, 0 skipped, took 0,80 seconds (Machine.Specifications 0.3.0).</text:p>
      <text:p text:style-name="P1"/>
      <text:p text:style-name="P1">Vamos con el ultimo bloque IT.</text:p>
      <text:p text:style-name="P1"/>
      <text:p text:style-name="P1"><text:span text:style-name="T1">Como implementar en código (y #7)</text:span>:</text:p>
      <text:p text:style-name="P1"/>
      <text:p text:style-name="P54">» It should check that the arrival deadline is met</text:p>
      <text:p text:style-name="P1"/>
      <text:p text:style-name="P1">Considerando como hemos definido </text:p>
      <text:p text:style-name="P1"/>
      <text:p text:style-name="P29"><text:span text:style-name="T29">DateTime</text:span><text:span text:style-name="T14"> the_arrival_deadline</text:span></text:p>
      <text:p text:style-name="P1"/>
      <text:p text:style-name="P1">no podemos comprobarlo, lo que debería hacer que nos planteásemos, al menos, las dos siguientes preguntas:</text:p>
      <text:p text:style-name="P1"/>
      <text:list xml:id="list30715009" text:style-name="L3">
        <text:list-item>
          <text:p text:style-name="P5">¿Por que no podemos comprobarlo?</text:p>
        </text:list-item>
        <text:list-item>
          <text:p text:style-name="P5">Si no podemos comprobarlo, ¿como es que teníamos ese requisito, ese "It should check that the arrival deadline is met"?</text:p>
        </text:list-item>
      </text:list>
      <text:p text:style-name="P1"/>
      <text:p text:style-name="P1">Vamos con las respuestas:</text:p>
      <text:p text:style-name="P1"/>
      <text:p text:style-name="P1">Podemos responder a la primera pregunta de una forma técnica Para poder poder comprobar una interacción con una dependencia, necesito "mockar" la dependencia y luego establecer tanto el comportamiento esperado del mock como la aserción donde se defina que es lo que queremos que ocurra. Puesto que DateTime es un tipo definido por el .NET Framework, del que no existe una "IDateTime", no puedo mockarlo con Rhino.Mocks. Existen formas alternativa para intentar hacer esto pero son "hacks" y eso es precisamente lo que no queremos.</text:p>
      <text:p text:style-name="P1"/>
      <text:p text:style-name="P1">Para responder a la segunda pregunta, tenemos que referirnos a la raíz misma del BDD, lo que pretende es establecer la necesidad de que, de alguna forma, comprobemos que para que </text:p>
      <text:p text:style-name="P1">se cumpla la condición (léase "is_satisfied_by() devuelva true"), necesitamos establecer una condición que se aplica al "arrival deadline".</text:p>
      <text:p text:style-name="P1"><text:soft-page-break/></text:p>
      <text:p text:style-name="P1">Hasta ahora, al haber diseñado el sistema tal y como queríamos (teniendo por ello que alejarnos del código java del ejemplo original), habíamos usado interfaces para ayudarnos a cumplir el SoC ("Separation of Concerns"), lo que, indirectamente nos daba la oportunidad de mockar las dependencias. Pero tal y como comentábamos a la hora de implementar la BDD_Spec "<text:span text:style-name="T3">RouteSpecificationSpecs: When asked for its arrival deadline</text:span>" el concepto asociado a "la fecha limite de entrega", la modelamos a través de un objeto DateTime, en lugar de crear nuestra propia interface del estilo a IArrivalDealine, que nos permitiese encapsular la funcionalidad que nos interesa del tipo DateTime.</text:p>
      <text:p text:style-name="P1"/>
      <text:p text:style-name="P1">Esa decisión (que es la decisión que tomaron en el ejemplo original en java), desde un punto exclusivamente orientado por el BDD, ya no nos pareció del todo correcta (de nuevo, consultar la discusión inicial de "<text:span text:style-name="T3">RouteSpecificationSpecs: When asked for its arrival deadline</text:span>" donde mostramos nuestras reticencias). Y ahora se confirma que no es una buena decisión de diseño, si quiere que el BDD guíe dicho diseño.</text:p>
      <text:p text:style-name="P1"/>
      <text:p text:style-name="P1">En realidad podemos ver esta necesidad de cambio como una reacción en cadena, ya que, aunque no la provoca un bloque de código de color rojo, si nos paramos a pensar el significado de un bloque de color rojo, este no es otro que una funcionalidad que todavía no esta disponible, pero que necesitamos para que nuestro sistema funcione. Por lo tanto ahora "el bloque de color rojo", nos viene de mas arriba. Nos viene de la BDD_Spec en si ya que hay una Specification (siguiendo la nomenclatura Context/Specification) que se ha "puesto de color rojo".</text:p>
      <text:p text:style-name="P1"/>
      <text:p text:style-name="P1">Al final, es nuestro "diseño" el que se pone de color rojo.</text:p>
      <text:p text:style-name="P1"/>
      <text:p text:style-name="P1">Procedamos con el cambio.</text:p>
      <text:p text:style-name="P1"/>
      <text:p text:style-name="P1"><text:span text:style-name="T1">Modificando un diseño incorrecto previo, para poder implementar la Specification "</text:span><text:span text:style-name="T4">Como implementar en código (y #7)</text:span><text:span text:style-name="T1">"</text:span>:</text:p>
      <text:p text:style-name="P1"/>
      <text:p text:style-name="P1">Vamos a intentar ir paso a paso para que limitar los daños colaterales.</text:p>
      <text:p text:style-name="P1"/>
      <text:p text:style-name="P1">Primero. Crear la interface IArrivalDeadline</text:p>
      <text:p text:style-name="P1"/>
      <text:p text:style-name="P34"><text:span text:style-name="T10">public</text:span><text:span text:style-name="T17"> </text:span><text:span text:style-name="T10">interface</text:span><text:span text:style-name="T17"> </text:span><text:span text:style-name="T32">IArrivalDeadline</text:span><text:span text:style-name="T14"> {}</text:span></text:p>
      <text:p text:style-name="P1"/>
      <text:p text:style-name="P1">Segundo. Darle sentido dentro de un entorno DDD. En este caso seria un DDD_Value_Object:</text:p>
      <text:p text:style-name="P1"/>
      <text:p text:style-name="P34"><text:span text:style-name="T10">public</text:span><text:span text:style-name="T17"> </text:span><text:span text:style-name="T10">interface</text:span><text:span text:style-name="T17"> </text:span><text:span text:style-name="T32">IArrivalDeadline</text:span><text:span text:style-name="T17"> : </text:span><text:span text:style-name="T32">IValueObject</text:span><text:span text:style-name="T17">&lt;</text:span><text:span text:style-name="T32">IArrivalDeadline</text:span><text:span text:style-name="T17">&gt;</text:span><text:span text:style-name="T14"> {}</text:span></text:p>
      <text:p text:style-name="P1"/>
      <text:p text:style-name="P1">Con estos dos simples pasos, ya habríamos creado el tipo del objeto.</text:p>
      <text:p text:style-name="P1"/>
      <text:p text:style-name="P1">Tercero. Cambiar el constructor de RouteSpecification, para que admita un IArrivalDeadline en lugar de un Datetime como argumento:</text:p>
      <text:p text:style-name="P1"/>
      <text:p text:style-name="P1">En este tercer paso, vamos a echar mano de la magnifica capacidad que tiene ReSharper para refactorizar código</text:p>
      <text:p text:style-name="P1"/>
      <text:p text:style-name="P1">Ctrl + F6: Sobre el constructor, te permite cambiar la signatura del mismo.</text:p>
      <text:p text:style-name="P1"/>
      <text:p text:style-name="P29"><text:span text:style-name="T7">public</text:span><text:span text:style-name="T14"> RouteSpecification(</text:span><text:span text:style-name="T29">ILocation</text:span><text:span text:style-name="T14"> the_origin_location, </text:span></text:p>
      <text:p text:style-name="P29"><text:span text:style-name="T14"><text:s text:c="26"/></text:span><text:span text:style-name="T29">ILocation</text:span><text:span text:style-name="T14"> the_destination_location, </text:span></text:p>
      <text:p text:style-name="P29"><text:span text:style-name="T14"><text:s text:c="26"/></text:span><text:span text:style-name="T29">IArrivalDeadline</text:span><text:span text:style-name="T14"> the_arrival_deadline)</text:span></text:p>
      <text:p text:style-name="P1"/>
      <text:p text:style-name="P1">Cuarto. Dentro de RouteSpecification, cambiar el tipo del campo (field) underlying_arrival_deadline de Datetime a IArrivalDeadline:</text:p>
      <text:p text:style-name="P1"/>
      <text:p text:style-name="P29"><text:span text:style-name="T7">readonly</text:span><text:span text:style-name="T14"> </text:span><text:span text:style-name="T29">IArrivalDeadline</text:span><text:span text:style-name="T14"> underlying_arrival_deadline;</text:span></text:p>
      <text:p text:style-name="P1"/>
      <text:p text:style-name="P1">Quinto. Dentro de IRouteSpecification, cambiar la signatura del método arrival_deadline()</text:p>
      <text:p text:style-name="P1"/>
      <text:p text:style-name="P1"><text:soft-page-break/>Otra vez haciendo uso de ReSharper: Ctrl + F6.</text:p>
      <text:p text:style-name="P1"/>
      <text:p text:style-name="P29"><text:span text:style-name="T29">IArrivalDeadline</text:span><text:span text:style-name="T14"> arrival_dealine();</text:span></text:p>
      <text:p text:style-name="P1"/>
      <text:p text:style-name="P1">y gracias al ReSharper, obtenemos de rebote en RouteSpecification:</text:p>
      <text:p text:style-name="P1"/>
      <text:p text:style-name="P29"><text:span text:style-name="T7">public</text:span><text:span text:style-name="T14"> </text:span><text:span text:style-name="T29">IArrivalDeadline</text:span><text:span text:style-name="T14"> arrival_dealine()</text:span></text:p>
      <text:p text:style-name="P37">{</text:p>
      <text:p text:style-name="P48"><text:span text:style-name="T14"><text:s text:c="4"/></text:span><text:span text:style-name="T7">return</text:span><text:span text:style-name="T14"> </text:span><text:span text:style-name="T7">this</text:span><text:span text:style-name="T14">.underlying_arrival_deadline;</text:span></text:p>
      <text:p text:style-name="P37">}</text:p>
      <text:p text:style-name="P1"/>
      <text:p text:style-name="P1">En este momento, IRouteSpecification y RouteSpecification, no tienen ya ninguna dependencia de DateTime, sino que dependen de IRouteSpecification</text:p>
      <text:p text:style-name="P1"/>
      <text:p text:style-name="P1">Sexto. En RouteSpecificationSpecs buscamos cuales son las puntos que ya no compilan.</text:p>
      <text:p text:style-name="P1"/>
      <text:p text:style-name="P1">ReSharper al rescate: Alt + F12, nos permite detectar y saltar entre esto puntos.</text:p>
      <text:p text:style-name="P1"/>
      <text:p text:style-name="P1">Encontramos 2 puntos, que solucionamos cambiando el tipo DateTime por IArrivalDeadline:</text:p>
      <text:p text:style-name="P1"/>
      <text:p text:style-name="P47"><text:span text:style-name="T10">public</text:span><text:span text:style-name="T17"> </text:span><text:span text:style-name="T10">abstract</text:span><text:span text:style-name="T17"> </text:span><text:span text:style-name="T10">class</text:span><text:span text:style-name="T17"> </text:span><text:span text:style-name="T26">concern_for_route_specification</text:span><text:span text:style-name="T17"> : </text:span><text:span text:style-name="T26">Observes</text:span><text:span text:style-name="T17">&lt;</text:span><text:span text:style-name="T32">IRouteSpecification</text:span><text:span text:style-name="T17">, </text:span><text:span text:style-name="T26">RouteSpecification</text:span><text:span text:style-name="T17">&gt;</text:span></text:p>
      <text:p text:style-name="P37">{</text:p>
      <text:p text:style-name="P48"><text:span text:style-name="T14"><text:s text:c="4"/></text:span><text:span text:style-name="T29">Establish</text:span><text:span text:style-name="T14"> context = () =&gt;</text:span></text:p>
      <text:p text:style-name="P37"><text:s text:c="4"/>{</text:p>
      <text:p text:style-name="P48"><text:span text:style-name="T14"><text:s text:c="8"/>the_origin_location = an&lt;</text:span><text:span text:style-name="T29">ILocation</text:span><text:span text:style-name="T14">&gt;();</text:span></text:p>
      <text:p text:style-name="P48"><text:span text:style-name="T14"><text:s text:c="8"/>the_destination_location = an&lt;</text:span><text:span text:style-name="T29">ILocation</text:span><text:span text:style-name="T14">&gt;();</text:span></text:p>
      <text:p text:style-name="P48"><text:span text:style-name="T14"><text:s text:c="8"/>the_arrival_deadline = an&lt;</text:span><text:span text:style-name="T29">IArrivalDeadline</text:span><text:span text:style-name="T14">&gt;();</text:span></text:p>
      <text:p text:style-name="P37"/>
      <text:p text:style-name="P35"><text:s text:c="8"/>create_sut_using(() =&gt; </text:p>
      <text:p text:style-name="P46"><text:span text:style-name="T14"><text:s text:c="11"/></text:span><text:span text:style-name="T7">new</text:span><text:span text:style-name="T14"> </text:span><text:span text:style-name="T24">RouteSpecification</text:span><text:span text:style-name="T14">(the_origin_location, </text:span></text:p>
      <text:p text:style-name="P35"><text:s text:c="34"/>the_destination_location, </text:p>
      <text:p text:style-name="P35"><text:s text:c="34"/>the_arrival_deadline));</text:p>
      <text:p text:style-name="P35"><text:s text:c="4"/>};</text:p>
      <text:p text:style-name="P37"/>
      <text:p text:style-name="P48"><text:span text:style-name="T14"><text:s text:c="4"/></text:span><text:span text:style-name="T7">protected</text:span><text:span text:style-name="T14"> </text:span><text:span text:style-name="T7">static</text:span><text:span text:style-name="T14"> </text:span><text:span text:style-name="T29">ILocation</text:span><text:span text:style-name="T14"> the_origin_location;</text:span></text:p>
      <text:p text:style-name="P48"><text:span text:style-name="T14"><text:s text:c="4"/></text:span><text:span text:style-name="T7">protected</text:span><text:span text:style-name="T14"> </text:span><text:span text:style-name="T7">static</text:span><text:span text:style-name="T14"> </text:span><text:span text:style-name="T29">ILocation</text:span><text:span text:style-name="T14"> the_destination_location;</text:span></text:p>
      <text:p text:style-name="P48"><text:span text:style-name="T14"><text:s text:c="4"/></text:span><text:span text:style-name="T7">protected</text:span><text:span text:style-name="T14"> </text:span><text:span text:style-name="T7">static</text:span><text:span text:style-name="T14"> </text:span><text:span text:style-name="T29">IArrivalDeadline</text:span><text:span text:style-name="T14"> the_arrival_deadline;</text:span></text:p>
      <text:p text:style-name="P37">}</text:p>
      <text:p text:style-name="P1"/>
      <text:p text:style-name="P47"><text:span text:style-name="T10">public</text:span><text:span text:style-name="T17"> </text:span><text:span text:style-name="T10">class</text:span><text:span text:style-name="T17"> </text:span><text:span text:style-name="T26">when_asked_for_its_arrival_deadline</text:span><text:span text:style-name="T17"> : </text:span><text:span text:style-name="T26">concern_for_route_specification</text:span></text:p>
      <text:p text:style-name="P37">{</text:p>
      <text:p text:style-name="P48"><text:span text:style-name="T14"><text:s text:c="4"/></text:span><text:span text:style-name="T29">Because</text:span><text:span text:style-name="T14"> of = () =&gt; result = sut.arrival_dealine();</text:span></text:p>
      <text:p text:style-name="P37"/>
      <text:p text:style-name="P48"><text:span text:style-name="T14"><text:s text:c="4"/></text:span><text:span text:style-name="T29">It</text:span><text:span text:style-name="T14"> should_give_back_the_arrival_deadline = () =&gt; </text:span></text:p>
      <text:p text:style-name="P37"><text:s text:c="7"/>result.ShouldEqual(the_arrival_deadline);</text:p>
      <text:p text:style-name="P37"/>
      <text:p text:style-name="P48"><text:span text:style-name="T14"><text:s text:c="4"/></text:span><text:span text:style-name="T7">static</text:span><text:span text:style-name="T14"> </text:span><text:span text:style-name="T29">IArrivalDeadline</text:span><text:span text:style-name="T14"> result;</text:span></text:p>
      <text:p text:style-name="P37">}</text:p>
      <text:p text:style-name="P1"/>
      <text:p text:style-name="P1">Séptimo</text:p>
      <text:p text:style-name="P1"/>
      <text:p text:style-name="P1">Séptimo Ejecutamos la suite de BDD_Specs, para comprobar si hemos roto algo:</text:p>
      <text:p text:style-name="P1"/>
      <text:p text:style-name="P53">21 passed, 0 failed, 0 skipped, took 1,93 seconds (Machine.Specifications 0.3.0).</text:p>
      <text:p text:style-name="P1"/>
      <text:p text:style-name="P1">Octavo. Hacemos una ultima comprobación para ver que no nos dejamos ningún DateTime atrás Vamos a por las interfaces que representan a los colaboradores de RouteSpecification. Es decir: </text:p>
      <text:p text:style-name="P1"/>
      <text:list xml:id="list30698665" text:style-name="L4">
        <text:list-item>
          <text:p text:style-name="P6">ILocation</text:p>
        </text:list-item>
        <text:list-item>
          <text:p text:style-name="P6">IItinerary</text:p>
        </text:list-item>
      </text:list>
      <text:p text:style-name="P1"><text:soft-page-break/></text:p>
      <text:p text:style-name="P1">Descubrimos una referencia perdida en IItinerary que corregimos:</text:p>
      <text:p text:style-name="P1"/>
      <text:p text:style-name="P47"><text:span text:style-name="T32">IArrivalDeadline</text:span><text:span text:style-name="T17"> final_arrival_date();</text:span></text:p>
      <text:p text:style-name="P1"/>
      <text:p text:style-name="P1">Noveno. Comprobamos los problemas derivados del paso anterior. Encontramos uno en RouteSpecificationSpecs, que corregimos.</text:p>
      <text:p text:style-name="P1"/>
      <text:p text:style-name="P40">the_itinerary_that_satisfies_the_route_specification</text:p>
      <text:p text:style-name="P37"><text:s text:c="3"/>.Stub(x =&gt; x.final_arrival_date())</text:p>
      <text:p text:style-name="P48"><text:span text:style-name="T14"><text:s text:c="3"/>.Return(an&lt;</text:span><text:span text:style-name="T29">IArrivalDeadline</text:span><text:span text:style-name="T14">&gt;());</text:span></text:p>
      <text:p text:style-name="P1"/>
      <text:p text:style-name="P1">Décimo Volvemos a ejecutar la suite de BDD_Specs:</text:p>
      <text:p text:style-name="P1"/>
      <text:p text:style-name="P53">21 passed, 0 failed, 0 skipped, took 1,11 seconds (Machine.Specifications 0.3.0).</text:p>
      <text:p text:style-name="P1"/>
      <text:p text:style-name="P1">Asombroso, utilizar Interfaces en combinación con BDD, merece la pena. Todo funciona correctamente.</text:p>
      <text:p text:style-name="P1"/>
      <text:p text:style-name="P28"><text:span text:style-name="T38">Podemos seguir con nuestro "</text:span><text:span text:style-name="T40">Como implementar en código (y #7)</text:span><text:span text:style-name="T38">".</text:span></text:p>
      <text:p text:style-name="P1"/>
      <text:p text:style-name="P1"><text:span text:style-name="T1">Como implementar en código (y #7 CONTINUACION)</text:span>:</text:p>
      <text:p text:style-name="P1"/>
      <text:p text:style-name="P1">Podríamos reescribir la Specification como:</text:p>
      <text:p text:style-name="P1"/>
      <text:p text:style-name="P54">» It should leverage the arrival deadline time check</text:p>
      <text:p text:style-name="P1"/>
      <text:p text:style-name="P1">Que a su vez traduciríamos en código:</text:p>
      <text:p text:style-name="P1"/>
      <text:p text:style-name="P29"><text:span text:style-name="T29">It</text:span><text:span text:style-name="T14"> should_leverage_the_arrival_deadline_time_check = () =&gt; </text:span></text:p>
      <text:p text:style-name="P37"><text:s text:c="3"/>the_arrival_deadline</text:p>
      <text:p text:style-name="P48"><text:span text:style-name="T14"><text:s text:c="6"/>.received(x =&gt; x.</text:span><text:span text:style-name="T36">is_afterwards_than</text:span><text:span text:style-name="T14">(</text:span></text:p>
      <text:p text:style-name="P37"><text:s text:c="9"/>the_itinerary_that_satisfies_the_route_specification.final_arrival_date()));</text:p>
      <text:p text:style-name="P1"/>
      <text:p text:style-name="P1">Que en realidad simplemente establece que the_arrival_deadline va a recibir una llamada a su método is_afterwards_than() con el argumento the_itinerary_that_satisfies_the_route_specification.final_arrival_date().</text:p>
      <text:p text:style-name="P1"/>
      <text:p text:style-name="P1">Eliminamos el rojo con:</text:p>
      <text:p text:style-name="P1"/>
      <text:p text:style-name="P29"><text:span text:style-name="T7">public</text:span><text:span text:style-name="T14"> </text:span><text:span text:style-name="T7">interface</text:span><text:span text:style-name="T14"> </text:span><text:span text:style-name="T29">IArrivalDeadline</text:span><text:span text:style-name="T14"> : </text:span><text:span text:style-name="T29">IValueObject</text:span><text:span text:style-name="T14">&lt;</text:span><text:span text:style-name="T29">IArrivalDeadline</text:span><text:span text:style-name="T14">&gt;</text:span></text:p>
      <text:p text:style-name="P37">{</text:p>
      <text:p text:style-name="P48"><text:span text:style-name="T14"><text:s text:c="4"/></text:span><text:span text:style-name="T7">bool</text:span><text:span text:style-name="T14"> is_afterwards_than(</text:span><text:span text:style-name="T29">IArrivalDeadline</text:span><text:span text:style-name="T14"> final_arrival_date);</text:span></text:p>
      <text:p text:style-name="P37">}</text:p>
      <text:p text:style-name="P1"/>
      <text:p text:style-name="P1">Y definimos el mock como (las ultimas cuatro lineas de código):</text:p>
      <text:p text:style-name="P1"/>
      <text:p text:style-name="P29"><text:span text:style-name="T29">Establish</text:span><text:span text:style-name="T14"> context = () =&gt;</text:span></text:p>
      <text:p text:style-name="P37">{</text:p>
      <text:p text:style-name="P48"><text:span text:style-name="T14"><text:s text:c="4"/>the_itinerary_that_satisfies_the_route_specification = an&lt;</text:span><text:span text:style-name="T29">IItinerary</text:span><text:span text:style-name="T14">&gt;();</text:span></text:p>
      <text:p text:style-name="P37"><text:s text:c="4"/>the_itinerary_that_satisfies_the_route_specification</text:p>
      <text:p text:style-name="P37"><text:s text:c="7"/>.Stub(x =&gt; x.initial_departure_location())</text:p>
      <text:p text:style-name="P48"><text:span text:style-name="T14"><text:s text:c="7"/>.Return(an&lt;</text:span><text:span text:style-name="T29">ILocation</text:span><text:span text:style-name="T14">&gt;());</text:span></text:p>
      <text:p text:style-name="P37"/>
      <text:p text:style-name="P37"><text:s text:c="4"/>the_origin_location</text:p>
      <text:p text:style-name="P37"><text:s text:c="7"/>.Stub(x =&gt; x.has_the_same_value_as(</text:p>
      <text:p text:style-name="P37"><text:s text:c="10"/>the_itinerary_that_satisfies_the_route_specification</text:p>
      <text:p text:style-name="P37"><text:s text:c="13"/>.initial_departure_location()))</text:p>
      <text:p text:style-name="P48"><text:span text:style-name="T14"><text:s text:c="7"/>.Return(</text:span><text:span text:style-name="T7">true</text:span><text:span text:style-name="T14">);</text:span></text:p>
      <text:p text:style-name="P37"/>
      <text:p text:style-name="P37"><text:s text:c="4"/>the_itinerary_that_satisfies_the_route_specification</text:p>
      <text:p text:style-name="P37"><text:s text:c="7"/>.Stub(x =&gt; x.final_arrival_location())</text:p>
      <text:p text:style-name="P37"><text:soft-page-break/><text:s text:c="7"/>.Return(an&lt;<text:span text:style-name="T28">ILocation</text:span>&gt;());</text:p>
      <text:p text:style-name="P37"/>
      <text:p text:style-name="P37"><text:s text:c="4"/>the_destination_location</text:p>
      <text:p text:style-name="P37"><text:s text:c="7"/>.Stub(x =&gt; x.has_the_same_value_as(</text:p>
      <text:p text:style-name="P37"><text:s text:c="10"/>the_itinerary_that_satisfies_the_route_specification</text:p>
      <text:p text:style-name="P37"><text:s text:c="13"/>.final_arrival_location()))</text:p>
      <text:p text:style-name="P48"><text:span text:style-name="T14"><text:s text:c="7"/>.Return(</text:span><text:span text:style-name="T7">true</text:span><text:span text:style-name="T14">);</text:span></text:p>
      <text:p text:style-name="P37"/>
      <text:p text:style-name="P37"><text:s text:c="4"/>the_itinerary_that_satisfies_the_route_specification</text:p>
      <text:p text:style-name="P37"><text:s text:c="7"/>.Stub(x =&gt; x.final_arrival_date())</text:p>
      <text:p text:style-name="P48"><text:span text:style-name="T14"><text:s text:c="7"/>.Return(an&lt;</text:span><text:span text:style-name="T29">IArrivalDeadline</text:span><text:span text:style-name="T14">&gt;());</text:span></text:p>
      <text:p text:style-name="P37"/>
      <text:p text:style-name="P37"><text:s text:c="4"/>the_arrival_deadline</text:p>
      <text:p text:style-name="P37"><text:s text:c="7"/>.Stub(x =&gt; x.is_afterwards_than(</text:p>
      <text:p text:style-name="P37"><text:s text:c="10"/>the_itinerary_that_satisfies_the_route_specification.final_arrival_date()))</text:p>
      <text:p text:style-name="P48"><text:span text:style-name="T14"><text:s text:c="7"/>.Return(</text:span><text:span text:style-name="T7">true</text:span><text:span text:style-name="T14">);</text:span></text:p>
      <text:p text:style-name="P37">};</text:p>
      <text:p text:style-name="P1"/>
      <text:p text:style-name="P1">Confirmamos nuestro fallo, que debe ser del tipo "Expected #1, Actual #0":</text:p>
      <text:p text:style-name="P1"/>
      <text:p text:style-name="P53">------ Test started: Assembly: dddsample.specs.dll ------</text:p>
      <text:p text:style-name="P52"/>
      <text:p text:style-name="P52">when asked if the specification is satisfied by an itinerary that satisfies the route specification</text:p>
      <text:p text:style-name="P52">» should confirm that the itinerary satisfies the route specification</text:p>
      <text:p text:style-name="P52">» should leverage the itinerary initial departure location</text:p>
      <text:p text:style-name="P52">» should leverage the origin location identity comparer</text:p>
      <text:p text:style-name="P52">» should leverage the itinerary final arrival location</text:p>
      <text:p text:style-name="P52">» should leverage the destination location identity comparer</text:p>
      <text:p text:style-name="P52">» should leverage the itinerary final arrival date</text:p>
      <text:p text:style-name="P52">» should leverage the arrival deadline time check (FAIL)</text:p>
      <text:p text:style-name="P52"/>
      <text:p text:style-name="P52"/>
      <text:p text:style-name="P52">Test 'should leverage the arrival deadline time check' failed:</text:p>
      <text:p text:style-name="P52"><text:tab/>Rhino.Mocks.Exceptions.ExpectationViolationException: IArrivalDeadline.is_afterwards_than(IArrivalDeadlineProxya5d44cac2d54404ca256d3e582c1b926); Expected #1..2147483647, Actual #0.</text:p>
      <text:p text:style-name="P52"/>
      <text:p text:style-name="P52">(....)</text:p>
      <text:p text:style-name="P52"/>
      <text:p text:style-name="P52">6 passed, 1 failed, 0 skipped, took 0,95 seconds (Machine.Specifications 0.3.0).</text:p>
      <text:p text:style-name="P1"/>
      <text:p text:style-name="P1">Escribimos el código que hace que pase el test:</text:p>
      <text:p text:style-name="P1"/>
      <text:p text:style-name="P29"><text:span text:style-name="T7">public</text:span><text:span text:style-name="T14"> </text:span><text:span text:style-name="T7">bool</text:span><text:span text:style-name="T14"> is_satisfied_by(</text:span><text:span text:style-name="T29">IItinerary</text:span><text:span text:style-name="T14"> the_itinerary)</text:span></text:p>
      <text:p text:style-name="P37">{</text:p>
      <text:p text:style-name="P37"><text:s text:c="4"/>underlying_origin_location.has_the_same_value_as(</text:p>
      <text:p text:style-name="P37"><text:s text:c="7"/>the_itinerary.initial_departure_location());</text:p>
      <text:p text:style-name="P37"/>
      <text:p text:style-name="P37"><text:s text:c="4"/>underlying_destination_location.has_the_same_value_as(</text:p>
      <text:p text:style-name="P37"><text:s text:c="7"/>the_itinerary.final_arrival_location());</text:p>
      <text:p text:style-name="P37"/>
      <text:p text:style-name="P37"><text:s text:c="4"/>underlying_arrival_deadline.is_afterwards_than(</text:p>
      <text:p text:style-name="P37"><text:s text:c="7"/>the_itinerary.final_arrival_date());</text:p>
      <text:p text:style-name="P37"/>
      <text:p text:style-name="P48"><text:span text:style-name="T14"><text:s text:c="4"/></text:span><text:span text:style-name="T7">return</text:span><text:span text:style-name="T14"> </text:span><text:span text:style-name="T7">true</text:span><text:span text:style-name="T14">;</text:span></text:p>
      <text:p text:style-name="P37">}</text:p>
      <text:p text:style-name="P1"/>
      <text:p text:style-name="P1">Comprobamos que el test pasa:</text:p>
      <text:p text:style-name="P1"/>
      <text:p text:style-name="P53">------ Test started: Assembly: dddsample.specs.dll ------</text:p>
      <text:p text:style-name="P52"/>
      <text:p text:style-name="P52">when asked if the specification is satisfied by an itinerary that satisfies the route <text:soft-page-break/>specification</text:p>
      <text:p text:style-name="P52">» should confirm that the itinerary satisfies the route specification</text:p>
      <text:p text:style-name="P52">» should leverage the itinerary initial departure location</text:p>
      <text:p text:style-name="P52">» should leverage the origin location identity comparer</text:p>
      <text:p text:style-name="P52">» should leverage the itinerary final arrival location</text:p>
      <text:p text:style-name="P52">» should leverage the destination location identity comparer</text:p>
      <text:p text:style-name="P52">» should leverage the itinerary final arrival date</text:p>
      <text:p text:style-name="P52">» should leverage the arrival deadline time check</text:p>
      <text:p text:style-name="P52"/>
      <text:p text:style-name="P52"/>
      <text:p text:style-name="P52">7 passed, 0 failed, 0 skipped, took 0,84 seconds (Machine.Specifications 0.3.0).</text:p>
      <text:p text:style-name="P1"/>
      <text:p text:style-name="P1">Ya lo tenemos, nuestras 7 aserciones pasan.</text:p>
      <text:p text:style-name="P1"/>
      <text:p text:style-name="P1"><text:span text:style-name="T1">RouteSpecificationSpecs: When asked if the specifcation is satisfied by an itinerary that satisfies the route specification (RECAPITULACION)</text:span>:</text:p>
      <text:p text:style-name="P1"/>
      <text:p text:style-name="P1">Ya hemos conseguido implementar la BDD_Spec completa, pero sin embargo no hemos obtenido la funcionalidad buscada. Consideremos, para ello el código que la implementa:</text:p>
      <text:p text:style-name="P1"/>
      <text:p text:style-name="P29"><text:span text:style-name="T7">public</text:span><text:span text:style-name="T14"> </text:span><text:span text:style-name="T7">bool</text:span><text:span text:style-name="T14"> is_satisfied_by(</text:span><text:span text:style-name="T29">IItinerary</text:span><text:span text:style-name="T14"> the_itinerary)</text:span></text:p>
      <text:p text:style-name="P37">{</text:p>
      <text:p text:style-name="P37"><text:s text:c="4"/>underlying_origin_location.has_the_same_value_as(</text:p>
      <text:p text:style-name="P37"><text:s text:c="7"/>the_itinerary.initial_departure_location());</text:p>
      <text:p text:style-name="P37"/>
      <text:p text:style-name="P37"><text:s text:c="4"/>underlying_destination_location.has_the_same_value_as(</text:p>
      <text:p text:style-name="P37"><text:s text:c="7"/>the_itinerary.final_arrival_location());</text:p>
      <text:p text:style-name="P37"/>
      <text:p text:style-name="P37"><text:s text:c="4"/>underlying_arrival_deadline.is_afterwards_than(</text:p>
      <text:p text:style-name="P37"><text:s text:c="7"/>the_itinerary.final_arrival_date());</text:p>
      <text:p text:style-name="P37"/>
      <text:p text:style-name="P48"><text:span text:style-name="T14"><text:s text:c="4"/></text:span><text:span text:style-name="T7">return</text:span><text:span text:style-name="T14"> </text:span><text:span text:style-name="T7">true</text:span><text:span text:style-name="T14">;</text:span></text:p>
      <text:p text:style-name="P37">}</text:p>
      <text:p text:style-name="P1"/>
      <text:p text:style-name="P1">Las interacciones con los objetos colaboradores se producen (de hecho los tests pasan), pero no se tienen en cuenta a la hora de obtener el resultado final (devolvemos siempre true).</text:p>
      <text:p text:style-name="P1"/>
      <text:p text:style-name="P1">La razón por la que ocurre esto es muy sencilla y debemos recordar que ya nos encontramos con un escenario parecido implementando las BDD_Specs de Cargo. Necesitamos mas BDD_Specs que nos obliguen a llegar al código que buscamos.</text:p>
      <text:p text:style-name="P1"/>
      <text:p text:style-name="P1">Probablemente si hubiésemos seguido la máxima de "Escribir el mínimo código necesario, Y QUE TENGA SENTIDO, para pasar el test" en vez de la que usamos "Escribir el mínimo código necesario para pasar el test", podríamos haber llegado ya a la solución buscada, pero (y este es un pero enorme), probablemente no hubiésemos conseguido resolver cada una de las aserciones (bloque IT), con la facilidad con la que lo hemos hecho.</text:p>
      <text:p text:style-name="P1"/>
      <text:p text:style-name="P1">Sea como fuere, vamos a obligar al código a que haga lo que queremos. Para ello implementaremos la siguiente BDD_Spec.</text:p>
      <text:p text:style-name="P1"/>
      <text:p text:style-name="P1"><text:span text:style-name="T1">RouteSpecificationSpecs: When asked if the specification is satisfied by an itinerary with an invalid initial departure location</text:span>: </text:p>
      <text:p text:style-name="P1"/>
      <text:p text:style-name="P1">Estaríamos hablando, por tanto, de la cuestión opuesta a la descrita en la BDD_Spec anterior.</text:p>
      <text:p text:style-name="P1"/>
      <text:p text:style-name="P1">Sin entrar en el debate Mockista vs Tradicional del que ya dimos cuenta mientras implementábamos un escenario parecido en CargoSpecs (revísalo si no sabes de que estamos hablando), la BDD_Spec seria la siguiente:</text:p>
      <text:p text:style-name="P1"/>
      <text:p text:style-name="P51">When asked if the specification is satisfied by an itinerary with an invalid initial departure location</text:p>
      <text:p text:style-name="P52"><text:soft-page-break/>» It should confirm that the itinerary does not satisfy the route specification</text:p>
      <text:p text:style-name="P52">» It should leverage the itinerary initial departure location</text:p>
      <text:p text:style-name="P52">» It should leverage the origin location identity comparer</text:p>
      <text:p text:style-name="P52">» It should not leverage the itinerary final arrival location</text:p>
      <text:p text:style-name="P52">» It should not leverage the destination location identity comparer</text:p>
      <text:p text:style-name="P52">» It should not leverage the itinerary final arrival date</text:p>
      <text:p text:style-name="P52">» It should not leverage the arrival deadline time check</text:p>
      <text:p text:style-name="P51"/>
      <text:p text:style-name="P1"/>
      <text:p text:style-name="P1">Cuyo código correspondería a:</text:p>
      <text:p text:style-name="P1"/>
      <text:p text:style-name="P36"><text:span text:style-name="T6">public</text:span> <text:span text:style-name="T6">class</text:span> <text:span text:style-name="T23">when_asked_if_the_specification_is_satisfied_by_an_itinerary_with_an_invalid_initial_departure_location</text:span> : </text:p>
      <text:p text:style-name="P59">concern_for_route_specification</text:p>
      <text:p text:style-name="P37">{</text:p>
      <text:p text:style-name="P48"><text:span text:style-name="T14"><text:s text:c="4"/></text:span><text:span text:style-name="T29">Establish</text:span><text:span text:style-name="T14"> context = () =&gt;</text:span></text:p>
      <text:p text:style-name="P37"><text:s text:c="4"/>{</text:p>
      <text:p text:style-name="P48"><text:span text:style-name="T14"><text:s text:c="8"/>the_itinerary_with_an_invalid_initial_departure_location = an&lt;</text:span><text:span text:style-name="T29">IItinerary</text:span><text:span text:style-name="T14">&gt;();</text:span></text:p>
      <text:p text:style-name="P37"><text:s text:c="12"/></text:p>
      <text:p text:style-name="P37"><text:s text:c="8"/>the_itinerary_with_an_invalid_initial_departure_location</text:p>
      <text:p text:style-name="P37"><text:s text:c="11"/>.Stub(x =&gt; x.initial_departure_location())</text:p>
      <text:p text:style-name="P48"><text:span text:style-name="T14"><text:s text:c="11"/>.Return(an&lt;</text:span><text:span text:style-name="T29">ILocation</text:span><text:span text:style-name="T14">&gt;());</text:span></text:p>
      <text:p text:style-name="P37"><text:s text:c="12"/></text:p>
      <text:p text:style-name="P37"><text:s text:c="8"/>the_origin_location</text:p>
      <text:p text:style-name="P37"><text:s text:c="11"/>.Stub(x =&gt; x.has_the_same_value_as(</text:p>
      <text:p text:style-name="P37"><text:s text:c="14"/>the_itinerary_with_an_invalid_initial_departure_location</text:p>
      <text:p text:style-name="P37"><text:s text:c="17"/>.initial_departure_location()))</text:p>
      <text:p text:style-name="P48"><text:span text:style-name="T14"><text:s text:c="11"/>.Return(</text:span><text:span text:style-name="T7">false</text:span><text:span text:style-name="T14">);</text:span></text:p>
      <text:p text:style-name="P37"><text:s text:c="4"/>};</text:p>
      <text:p text:style-name="P37"/>
      <text:p text:style-name="P48"><text:span text:style-name="T14"><text:s text:c="4"/></text:span><text:span text:style-name="T29">Because</text:span><text:span text:style-name="T14"> of = () =&gt; result = </text:span></text:p>
      <text:p text:style-name="P37"><text:s text:c="7"/>sut.is_satisfied_by(the_itinerary_with_an_invalid_initial_departure_location);</text:p>
      <text:p text:style-name="P37"/>
      <text:p text:style-name="P48"><text:span text:style-name="T14"><text:s text:c="4"/></text:span><text:span text:style-name="T29">It</text:span><text:span text:style-name="T14"> should_confirm_that_the_itinerary_does_not_satisfy_the_route_specification = </text:span></text:p>
      <text:p text:style-name="P37"><text:s text:c="7"/>() =&gt; result.ShouldBeFalse();</text:p>
      <text:p text:style-name="P37"/>
      <text:p text:style-name="P48"><text:span text:style-name="T14"><text:s text:c="4"/></text:span><text:span text:style-name="T29">It</text:span><text:span text:style-name="T14"> should_leverage_the_itinerary_initial_departure_location = () =&gt;</text:span></text:p>
      <text:p text:style-name="P37"><text:s text:c="7"/>the_itinerary_with_an_invalid_initial_departure_location</text:p>
      <text:p text:style-name="P37"><text:s text:c="10"/>.received(x =&gt; x.initial_departure_location());</text:p>
      <text:p text:style-name="P37"/>
      <text:p text:style-name="P48"><text:span text:style-name="T14"><text:s text:c="4"/></text:span><text:span text:style-name="T29">It</text:span><text:span text:style-name="T14"> should_leverage_the_origin_location_identity_comparer = () =&gt;</text:span></text:p>
      <text:p text:style-name="P37"><text:s text:c="7"/>the_origin_location</text:p>
      <text:p text:style-name="P37"><text:s text:c="10"/>.received(x =&gt; x.has_the_same_value_as(</text:p>
      <text:p text:style-name="P37"><text:s text:c="13"/>the_itinerary_with_an_invalid_initial_departure_location</text:p>
      <text:p text:style-name="P37"><text:s text:c="16"/>.initial_departure_location()));</text:p>
      <text:p text:style-name="P37"/>
      <text:p text:style-name="P48"><text:span text:style-name="T14"><text:s text:c="4"/></text:span><text:span text:style-name="T29">It</text:span><text:span text:style-name="T14"> should_not_leverage_the_itinerary_final_arrival_location = () =&gt;</text:span></text:p>
      <text:p text:style-name="P37"><text:s text:c="7"/>the_itinerary_with_an_invalid_initial_departure_location</text:p>
      <text:p text:style-name="P37"><text:s text:c="10"/>.never_received(x =&gt; x.final_arrival_location());</text:p>
      <text:p text:style-name="P37"/>
      <text:p text:style-name="P48"><text:span text:style-name="T14"><text:s text:c="4"/></text:span><text:span text:style-name="T29">It</text:span><text:span text:style-name="T14"> should_not_leverage_the_destination_location_identity_comparer = () =&gt;</text:span></text:p>
      <text:p text:style-name="P37"><text:s text:c="7"/>the_destination_location</text:p>
      <text:p text:style-name="P37"><text:s text:c="10"/>.never_received(x =&gt; x.has_the_same_value_as(</text:p>
      <text:p text:style-name="P37"><text:s text:c="13"/>the_itinerary_with_an_invalid_initial_departure_location</text:p>
      <text:p text:style-name="P37"><text:s text:c="16"/>.final_arrival_location()));</text:p>
      <text:p text:style-name="P37"/>
      <text:p text:style-name="P48"><text:span text:style-name="T14"><text:s text:c="4"/></text:span><text:span text:style-name="T29">It</text:span><text:span text:style-name="T14"> should_not_leverage_the_itinerary_final_arrival_date = () =&gt;</text:span></text:p>
      <text:p text:style-name="P37"><text:s text:c="7"/>the_itinerary_with_an_invalid_initial_departure_location</text:p>
      <text:p text:style-name="P37"><text:s text:c="10"/>.never_received(x =&gt; x.final_arrival_date());</text:p>
      <text:p text:style-name="P37"/>
      <text:p text:style-name="P48"><text:span text:style-name="T14"><text:s text:c="4"/></text:span><text:span text:style-name="T29">It</text:span><text:span text:style-name="T14"> should_not_leverage_the_arrival_deadline_time_check = () =&gt;</text:span></text:p>
      <text:p text:style-name="P37"><text:soft-page-break/><text:s text:c="7"/>the_arrival_deadline</text:p>
      <text:p text:style-name="P37"><text:s text:c="10"/>.never_received(x =&gt; x.is_afterwards_than(</text:p>
      <text:p text:style-name="P37"><text:s text:c="13"/>the_itinerary_with_an_invalid_initial_departure_location</text:p>
      <text:p text:style-name="P37"><text:s text:c="16"/>.final_arrival_date()));</text:p>
      <text:p text:style-name="P37"/>
      <text:p text:style-name="P48"><text:span text:style-name="T14"><text:s text:c="4"/></text:span><text:span text:style-name="T7">static</text:span><text:span text:style-name="T14"> </text:span><text:span text:style-name="T7">bool</text:span><text:span text:style-name="T14"> result;</text:span></text:p>
      <text:p text:style-name="P48"><text:span text:style-name="T14"><text:s text:c="4"/></text:span><text:span text:style-name="T7">static</text:span><text:span text:style-name="T14"> </text:span><text:span text:style-name="T29">IItinerary</text:span><text:span text:style-name="T14"> the_itinerary_with_an_invalid_initial_departure_location;</text:span></text:p>
      <text:p text:style-name="P37">}</text:p>
      <text:p text:style-name="P1"/>
      <text:p text:style-name="P1">Si has seguido con atención la implementación de la BDD_Spec anterior, no deberías tener demasiado problema para poder seguir el código que acabamos de escribir.</text:p>
      <text:p text:style-name="P1"/>
      <text:p text:style-name="P1">Lo único que estamos estableciendo es un entorno simulado donde tenemos un:</text:p>
      <text:p text:style-name="P1"/>
      <text:p text:style-name="P41">itinerary_with_an_invalid_initial_departure_location</text:p>
      <text:p text:style-name="P1"/>
      <text:p text:style-name="P1">Por lo que cuando se produzca la comprobación en RouteSpecification:</text:p>
      <text:p text:style-name="P1"/>
      <text:p text:style-name="P40">underlying_origin_location</text:p>
      <text:p text:style-name="P36"><text:s text:c="3"/>.has_the_same_value_as(the_itinerary.initial_departure_location())</text:p>
      <text:p text:style-name="P1"/>
      <text:p text:style-name="P1">queremos que el resultado sea:</text:p>
      <text:p text:style-name="P1"/>
      <text:p text:style-name="P30"><text:span text:style-name="T14">.Return(</text:span><text:span text:style-name="T7">false</text:span><text:span text:style-name="T14">);</text:span></text:p>
      <text:p text:style-name="P1"/>
      <text:p text:style-name="P1">Y es precisamente ese contexto el que establecemos en el bloque ESTABLISH.</text:p>
      <text:p text:style-name="P1"/>
      <text:p text:style-name="P1">Con respecto a las aserciones (bloques IT):</text:p>
      <text:p text:style-name="P1"/>
      <text:p text:style-name="P1">Primero: </text:p>
      <text:p text:style-name="P1"/>
      <text:p text:style-name="P57"><text:span text:style-name="T35">It</text:span><text:span text:style-name="T20"> should_confirm_that_the_itinerary_does_not_satisfy_the_route_specification = </text:span><text:span text:style-name="T22">() =&gt; </text:span></text:p>
      <text:p text:style-name="P44"><text:s text:c="3"/>result.ShouldBeFalse();</text:p>
      <text:p text:style-name="P1"/>
      <text:p text:style-name="P1">No puede satisfacer la ISpecification&lt;IItinerary&gt;.</text:p>
      <text:p text:style-name="P1"/>
      <text:p text:style-name="P1">Segundo:</text:p>
      <text:p text:style-name="P1"/>
      <text:p text:style-name="P48"><text:span text:style-name="T29">It</text:span><text:span text:style-name="T14"> should_leverage_the_itinerary_initial_departure_location = () =&gt;</text:span></text:p>
      <text:p text:style-name="P37"><text:s text:c="3"/>the_itinerary_with_an_invalid_initial_departure_location</text:p>
      <text:p text:style-name="P37"><text:s text:c="6"/>.received(x =&gt; x.initial_departure_location());</text:p>
      <text:p text:style-name="P37"/>
      <text:p text:style-name="P48"><text:span text:style-name="T29">It</text:span><text:span text:style-name="T14"> should_leverage_the_origin_location_identity_comparer = () =&gt;</text:span></text:p>
      <text:p text:style-name="P37"><text:s text:c="3"/>the_origin_location</text:p>
      <text:p text:style-name="P37"><text:s text:c="6"/>.received(x =&gt; x.has_the_same_value_as(</text:p>
      <text:p text:style-name="P37"><text:s text:c="9"/>the_itinerary_with_an_invalid_initial_departure_location</text:p>
      <text:p text:style-name="P41"><text:s text:c="12"/>.initial_departure_location()));</text:p>
      <text:p text:style-name="P1"/>
      <text:p text:style-name="P1">Esperamos que dentro de RouteSpecification, se compruebe que efectivamente la condición que queremos que falle, falle de verdad. Por lo tanto, los:</text:p>
      <text:p text:style-name="P1"/>
      <text:p text:style-name="P41">.received</text:p>
      <text:p text:style-name="P1"/>
      <text:p text:style-name="P1">Tercero:</text:p>
      <text:p text:style-name="P1"/>
      <text:p text:style-name="P48"><text:span text:style-name="T29">It</text:span><text:span text:style-name="T14"> should_not_leverage_the_itinerary_final_arrival_location = () =&gt;</text:span></text:p>
      <text:p text:style-name="P37"><text:s text:c="3"/>the_itinerary_with_an_invalid_initial_departure_location</text:p>
      <text:p text:style-name="P37"><text:s text:c="6"/>.never_received(x =&gt; x.final_arrival_location());</text:p>
      <text:p text:style-name="P37"/>
      <text:p text:style-name="P48"><text:span text:style-name="T29">It</text:span><text:span text:style-name="T14"> should_not_leverage_the_destination_location_identity_comparer = () =&gt;</text:span></text:p>
      <text:p text:style-name="P37"><text:s text:c="3"/>the_destination_location</text:p>
      <text:p text:style-name="P37"><text:s text:c="6"/>.never_received(x =&gt; x.has_the_same_value_as(</text:p>
      <text:p text:style-name="P37"><text:soft-page-break/><text:s text:c="9"/>the_itinerary_with_an_invalid_initial_departure_location</text:p>
      <text:p text:style-name="P37"><text:s text:c="12"/>.final_arrival_location()));</text:p>
      <text:p text:style-name="P37"/>
      <text:p text:style-name="P48"><text:span text:style-name="T29">It</text:span><text:span text:style-name="T14"> should_not_leverage_the_itinerary_final_arrival_date = () =&gt;</text:span></text:p>
      <text:p text:style-name="P37"><text:s text:c="3"/>the_itinerary_with_an_invalid_initial_departure_location</text:p>
      <text:p text:style-name="P37"><text:s text:c="6"/>.never_received(x =&gt; x.final_arrival_date());</text:p>
      <text:p text:style-name="P37"/>
      <text:p text:style-name="P48"><text:span text:style-name="T29">It</text:span><text:span text:style-name="T14"> should_not_leverage_the_arrival_deadline_time_check = () =&gt;</text:span></text:p>
      <text:p text:style-name="P37"><text:s text:c="3"/>the_arrival_deadline</text:p>
      <text:p text:style-name="P37"><text:s text:c="6"/>.never_received(x =&gt; x.is_afterwards_than(</text:p>
      <text:p text:style-name="P37"><text:s text:c="9"/>the_itinerary_with_an_invalid_initial_departure_location</text:p>
      <text:p text:style-name="P41"><text:s text:c="12"/>.final_arrival_date()));</text:p>
      <text:p text:style-name="P1"/>
      <text:p text:style-name="P1">El resto de las condiciones, no deben verificarse, ya que ya ha fallado la primera con lo cual, da igual lo que ocurra con estas, la ISpecification&lt;IItinerary&gt; no se va a cumplir. Por ello los:</text:p>
      <text:p text:style-name="P1"/>
      <text:p text:style-name="P41">.never_received</text:p>
      <text:p text:style-name="P1"/>
      <text:p text:style-name="P1">Y eso es todo, no hay mas.</text:p>
      <text:p text:style-name="P1"/>
      <text:p text:style-name="P1">Vamos a por los fallos:</text:p>
      <text:p text:style-name="P1"/>
      <text:p text:style-name="P51">------ Test started: Assembly: dddsample.specs.dll ------</text:p>
      <text:p text:style-name="P52"/>
      <text:p text:style-name="P52">when asked if the specification is satisfied by an itinerary with an invalid initial departure location</text:p>
      <text:p text:style-name="P52">» should confirm that the itinerary does not satisfy the route specification (FAIL)</text:p>
      <text:p text:style-name="P52">» should leverage the itinerary initial departure location</text:p>
      <text:p text:style-name="P52">» should leverage the origin location identity comparer</text:p>
      <text:p text:style-name="P52">» should not leverage the itinerary final arrival location (FAIL)</text:p>
      <text:p text:style-name="P52">» should not leverage the destination location identity comparer (FAIL)</text:p>
      <text:p text:style-name="P52">» should not leverage the itinerary final arrival date (FAIL)</text:p>
      <text:p text:style-name="P52">» should not leverage the arrival deadline time check (FAIL)</text:p>
      <text:p text:style-name="P52"/>
      <text:p text:style-name="P52">(....)</text:p>
      <text:p text:style-name="P52"/>
      <text:p text:style-name="P52">2 passed, 5 failed, 0 skipped, took 1,10 seconds (Machine.Specifications 0.3.0).</text:p>
      <text:p text:style-name="P1"/>
      <text:p text:style-name="P1">Que son exactamente los fallos que esperábamos</text:p>
      <text:p text:style-name="P1"/>
      <text:p text:style-name="P1">Vamos a describirlos brevemente:</text:p>
      <text:p text:style-name="P1"/>
      <text:p text:style-name="P52">Test 'should confirm that the itinerary does not satisfy the route specification' failed:</text:p>
      <text:p text:style-name="P52"><text:tab/>Machine.Specifications.SpecificationException: Should be [false] but is [true]</text:p>
      <text:p text:style-name="P1"/>
      <text:p text:style-name="P1">Fallo lógico, ya que esperamos un "false" y nuestro método devuelve siempre "true"</text:p>
      <text:p text:style-name="P1"/>
      <text:p text:style-name="P52">Test 'should not leverage the itinerary final arrival location' failed:</text:p>
      <text:p text:style-name="P52"><text:tab/>Rhino.Mocks.Exceptions.ExpectationViolationException: Expected that IItinerary.final_arrival_location(); would not be called, but it was found on the actual calls made on the mocked object.</text:p>
      <text:p text:style-name="P52"/>
      <text:p text:style-name="P52">(....)</text:p>
      <text:p text:style-name="P52"/>
      <text:p text:style-name="P52">Test 'should not leverage the destination location identity comparer' failed:</text:p>
      <text:p text:style-name="P52"><text:tab/>Rhino.Mocks.Exceptions.ExpectationViolationException: Expected that IValueObject`1.has_the_same_value_as(null); would not be called, but it was found on the actual calls made on the mocked object.</text:p>
      <text:p text:style-name="P52"/>
      <text:p text:style-name="P52">(....)</text:p>
      <text:p text:style-name="P52"/>
      <text:p text:style-name="P52">Test 'should not leverage the itinerary final arrival date' failed:</text:p>
      <text:p text:style-name="P52"><text:soft-page-break/><text:tab/>Rhino.Mocks.Exceptions.ExpectationViolationException: Expected that IItinerary.final_arrival_date(); would not be called, but it was found on the actual calls made on the mocked object.</text:p>
      <text:p text:style-name="P52"/>
      <text:p text:style-name="P52">(....)</text:p>
      <text:p text:style-name="P52"/>
      <text:p text:style-name="P52">Test 'should not leverage the arrival deadline time check' failed:</text:p>
      <text:p text:style-name="P54"><text:tab/>Rhino.Mocks.Exceptions.ExpectationViolationException: Expected that IArrivalDeadline.is_afterwards_than(null); would not be called, but it was found on the actual calls made on the mocked object.</text:p>
      <text:p text:style-name="P1"/>
      <text:p text:style-name="P1">Es decir, esperábamos que no se llamasen a estas dependencias y sin embargo se llaman. De nuevo era lo que esperábamos</text:p>
      <text:p text:style-name="P1"/>
      <text:p text:style-name="P1">La forma mas fácil de resolverlo es hacer, precisamente lo que queríamos provocar que esta BDD_Spec hiciese. Escribir el código que de verdad evalúe (y tenga en cuenta la evaluación) las condiciones. Es decir:</text:p>
      <text:p text:style-name="P1"/>
      <text:p text:style-name="P29"><text:span text:style-name="T7">public</text:span><text:span text:style-name="T14"> </text:span><text:span text:style-name="T7">bool</text:span><text:span text:style-name="T14"> is_satisfied_by(</text:span><text:span text:style-name="T29">IItinerary</text:span><text:span text:style-name="T14"> the_itinerary)</text:span></text:p>
      <text:p text:style-name="P37">{</text:p>
      <text:p text:style-name="P48"><text:span text:style-name="T14"><text:s text:c="4"/></text:span><text:span text:style-name="T7">return</text:span><text:span text:style-name="T14"> the_itinerary != </text:span><text:span text:style-name="T7">null</text:span><text:span text:style-name="T14"> &amp;&amp;</text:span></text:p>
      <text:p text:style-name="P37"><text:s text:c="11"/>underlying_origin_location.has_the_same_value_as(</text:p>
      <text:p text:style-name="P37"><text:s text:c="14"/>the_itinerary.initial_departure_location()) &amp;&amp;</text:p>
      <text:p text:style-name="P37"><text:s text:c="11"/>underlying_destination_location.has_the_same_value_as(</text:p>
      <text:p text:style-name="P37"><text:s text:c="14"/>the_itinerary.final_arrival_location()) &amp;&amp;</text:p>
      <text:p text:style-name="P37"><text:s text:c="11"/>underlying_arrival_deadline.is_afterwards_than(</text:p>
      <text:p text:style-name="P37"><text:s text:c="14"/>the_itinerary.final_arrival_date());</text:p>
      <text:p text:style-name="P37">}</text:p>
      <text:p text:style-name="P1"/>
      <text:p text:style-name="P1">Ejecutamos los test y nos encontramos con que:</text:p>
      <text:p text:style-name="P1"/>
      <text:p text:style-name="P53">------ Test started: Assembly: dddsample.specs.dll ------</text:p>
      <text:p text:style-name="P52"/>
      <text:p text:style-name="P52">when asked if the specification is satisfied by an itinerary with an invalid initial departure location</text:p>
      <text:p text:style-name="P52">» should confirm that the itinerary does not satisfy the route specification</text:p>
      <text:p text:style-name="P52">» should leverage the itinerary initial departure location</text:p>
      <text:p text:style-name="P52">» should leverage the origin location identity comparer</text:p>
      <text:p text:style-name="P52">» should not leverage the itinerary final arrival location</text:p>
      <text:p text:style-name="P52">» should not leverage the destination location identity comparer</text:p>
      <text:p text:style-name="P52">» should not leverage the itinerary final arrival date</text:p>
      <text:p text:style-name="P52">» should not leverage the arrival deadline time check</text:p>
      <text:p text:style-name="P52"/>
      <text:p text:style-name="P52"/>
      <text:p text:style-name="P52">7 passed, 0 failed, 0 skipped, took 0,87 seconds (Machine.Specifications 0.3.0).</text:p>
      <text:p text:style-name="P1"/>
      <text:p text:style-name="P1">Ahora si que lo tenemos. De hecho si corremos toda los tests (incluidos los de la BDD_Spec anterior), ahora pasan todos.</text:p>
      <text:p text:style-name="P1"/>
      <text:p text:style-name="P1">Vamos a completar el comportamiento suponiendo que la condición que falla es alguna otra.</text:p>
      <text:p text:style-name="P1"/>
      <text:p text:style-name="P1"><text:span text:style-name="T1">RouteSpecificationSpecs: When asked if the specification is satisfied by an itinerary with an invalid final arrival location</text:span>:</text:p>
      <text:p text:style-name="P1"/>
      <text:p text:style-name="P1">La BDD_Spec seria:</text:p>
      <text:p text:style-name="P1"/>
      <text:p text:style-name="P53">When asked if the specification is satisfied by an itinerary with an invalid final arrival location</text:p>
      <text:p text:style-name="P52">» It should confirm that the itinerary does not satisfy the route specification</text:p>
      <text:p text:style-name="P52">» It should leverage the itinerary initial departure location</text:p>
      <text:p text:style-name="P52">» It should leverage the origin location identity comparer</text:p>
      <text:p text:style-name="P52">» It should leverage the itinerary final arrival location</text:p>
      <text:p text:style-name="P52">» It should leverage the destination location identity comparer</text:p>
      <text:p text:style-name="P52"><text:soft-page-break/>» It should not leverage the itinerary final arrival date</text:p>
      <text:p text:style-name="P52">» It should not leverage the arrival deadline time check</text:p>
      <text:p text:style-name="P1"/>
      <text:p text:style-name="P1">que en código seria:</text:p>
      <text:p text:style-name="P1"/>
      <text:p text:style-name="P29"><text:span text:style-name="T7">public</text:span><text:span text:style-name="T14"> </text:span><text:span text:style-name="T7">class</text:span><text:span text:style-name="T14"> </text:span><text:span text:style-name="T24">when_asked_if_the_specification_is_satisfied_by_an_itinerary_with_an_invalid_final_arrival_location</text:span><text:span text:style-name="T14"> : </text:span></text:p>
      <text:p text:style-name="P58">concern_for_route_specification</text:p>
      <text:p text:style-name="P37">{</text:p>
      <text:p text:style-name="P48"><text:span text:style-name="T14"><text:s text:c="4"/></text:span><text:span text:style-name="T29">Establish</text:span><text:span text:style-name="T14"> context = () =&gt;</text:span></text:p>
      <text:p text:style-name="P37"><text:s text:c="4"/>{</text:p>
      <text:p text:style-name="P48"><text:span text:style-name="T14"><text:s text:c="8"/>the_itinerary_with_an_invalid_final_arrival_location = an&lt;</text:span><text:span text:style-name="T29">IItinerary</text:span><text:span text:style-name="T14">&gt;();</text:span></text:p>
      <text:p text:style-name="P37"/>
      <text:p text:style-name="P37"><text:s text:c="8"/>the_itinerary_with_an_invalid_final_arrival_location</text:p>
      <text:p text:style-name="P37"><text:s text:c="11"/>.Stub(x =&gt; x.initial_departure_location())</text:p>
      <text:p text:style-name="P48"><text:span text:style-name="T14"><text:s text:c="11"/>.Return(an&lt;</text:span><text:span text:style-name="T29">ILocation</text:span><text:span text:style-name="T14">&gt;());</text:span></text:p>
      <text:p text:style-name="P37"><text:s text:c="8"/>the_itinerary_with_an_invalid_final_arrival_location</text:p>
      <text:p text:style-name="P37"><text:s text:c="11"/>.Stub(x =&gt; x.final_arrival_location())</text:p>
      <text:p text:style-name="P48"><text:span text:style-name="T14"><text:s text:c="11"/>.Return(an&lt;</text:span><text:span text:style-name="T29">ILocation</text:span><text:span text:style-name="T14">&gt;());</text:span></text:p>
      <text:p text:style-name="P37"><text:s text:c="12"/></text:p>
      <text:p text:style-name="P37"><text:s text:c="8"/>the_origin_location</text:p>
      <text:p text:style-name="P37"><text:s text:c="11"/>.Stub(x =&gt; x.has_the_same_value_as(</text:p>
      <text:p text:style-name="P37"><text:s text:c="14"/>the_itinerary_with_an_invalid_final_arrival_location</text:p>
      <text:p text:style-name="P37"><text:s text:c="17"/>.initial_departure_location()))</text:p>
      <text:p text:style-name="P48"><text:span text:style-name="T14"><text:s text:c="11"/>.Return(</text:span><text:span text:style-name="T7">true</text:span><text:span text:style-name="T14">);</text:span></text:p>
      <text:p text:style-name="P37"><text:s text:c="8"/>the_destination_location</text:p>
      <text:p text:style-name="P37"><text:s text:c="11"/>.Stub(x =&gt; x.has_the_same_value_as(</text:p>
      <text:p text:style-name="P37"><text:s text:c="14"/>the_itinerary_with_an_invalid_final_arrival_location</text:p>
      <text:p text:style-name="P37"><text:s text:c="17"/>.final_arrival_location()))</text:p>
      <text:p text:style-name="P48"><text:span text:style-name="T14"><text:s text:c="11"/>.Return(</text:span><text:span text:style-name="T7">false</text:span><text:span text:style-name="T14">);</text:span></text:p>
      <text:p text:style-name="P37"><text:s text:c="4"/>};</text:p>
      <text:p text:style-name="P37"/>
      <text:p text:style-name="P48"><text:span text:style-name="T14"><text:s text:c="4"/></text:span><text:span text:style-name="T29">Because</text:span><text:span text:style-name="T14"> of = () =&gt; result = </text:span></text:p>
      <text:p text:style-name="P37"><text:s text:c="7"/>sut.is_satisfied_by(the_itinerary_with_an_invalid_final_arrival_location);</text:p>
      <text:p text:style-name="P37"/>
      <text:p text:style-name="P48"><text:span text:style-name="T14"><text:s text:c="4"/></text:span><text:span text:style-name="T29">It</text:span><text:span text:style-name="T14"> should_confirm_that_the_itinerary_does_not_satisfy_the_route_specification = </text:span></text:p>
      <text:p text:style-name="P37"><text:s text:c="7"/>() =&gt; result.ShouldBeFalse();</text:p>
      <text:p text:style-name="P37"/>
      <text:p text:style-name="P48"><text:span text:style-name="T14"><text:s text:c="4"/></text:span><text:span text:style-name="T29">It</text:span><text:span text:style-name="T14"> should_leverage_the_itinerary_initial_departure_location = () =&gt;</text:span></text:p>
      <text:p text:style-name="P37"><text:s text:c="7"/>the_itinerary_with_an_invalid_final_arrival_location</text:p>
      <text:p text:style-name="P37"><text:s text:c="10"/>.received(x =&gt; x.initial_departure_location());</text:p>
      <text:p text:style-name="P37"/>
      <text:p text:style-name="P48"><text:span text:style-name="T14"><text:s text:c="4"/></text:span><text:span text:style-name="T29">It</text:span><text:span text:style-name="T14"> should_leverage_the_origin_location_identity_comparer = () =&gt;</text:span></text:p>
      <text:p text:style-name="P37"><text:s text:c="7"/>the_origin_location</text:p>
      <text:p text:style-name="P37"><text:s text:c="10"/>.received(x =&gt; x.has_the_same_value_as(</text:p>
      <text:p text:style-name="P37"><text:s text:c="13"/>the_itinerary_with_an_invalid_final_arrival_location</text:p>
      <text:p text:style-name="P37"><text:s text:c="16"/>.initial_departure_location()));</text:p>
      <text:p text:style-name="P37"/>
      <text:p text:style-name="P48"><text:span text:style-name="T14"><text:s text:c="4"/></text:span><text:span text:style-name="T29">It</text:span><text:span text:style-name="T14"> should_leverage_the_itinerary_final_arrival_location = () =&gt;</text:span></text:p>
      <text:p text:style-name="P37"><text:s text:c="7"/>the_itinerary_with_an_invalid_final_arrival_location</text:p>
      <text:p text:style-name="P37"><text:s text:c="10"/>.received(x =&gt; x.final_arrival_location());</text:p>
      <text:p text:style-name="P37"/>
      <text:p text:style-name="P48"><text:span text:style-name="T14"><text:s text:c="4"/></text:span><text:span text:style-name="T29">It</text:span><text:span text:style-name="T14"> should_leverage_the_destination_location_identity_comparer = () =&gt;</text:span></text:p>
      <text:p text:style-name="P37"><text:s text:c="7"/>the_destination_location</text:p>
      <text:p text:style-name="P37"><text:s text:c="10"/>.received(x =&gt; x.has_the_same_value_as(</text:p>
      <text:p text:style-name="P37"><text:s text:c="13"/>the_itinerary_with_an_invalid_final_arrival_location</text:p>
      <text:p text:style-name="P37"><text:s text:c="16"/>.final_arrival_location()));</text:p>
      <text:p text:style-name="P37"/>
      <text:p text:style-name="P48"><text:span text:style-name="T14"><text:s text:c="4"/></text:span><text:span text:style-name="T29">It</text:span><text:span text:style-name="T14"> should_not_leverage_the_itinerary_final_arrival_date = () =&gt;</text:span></text:p>
      <text:p text:style-name="P37"><text:s text:c="7"/>the_itinerary_with_an_invalid_final_arrival_location</text:p>
      <text:p text:style-name="P37"><text:s text:c="10"/>.never_received(x =&gt; x.final_arrival_date());</text:p>
      <text:p text:style-name="P37"><text:soft-page-break/></text:p>
      <text:p text:style-name="P48"><text:span text:style-name="T14"><text:s text:c="4"/></text:span><text:span text:style-name="T29">It</text:span><text:span text:style-name="T14"> should_not_leverage_the_arrival_deadline_time_check = () =&gt;</text:span></text:p>
      <text:p text:style-name="P37"><text:s text:c="7"/>the_arrival_deadline</text:p>
      <text:p text:style-name="P37"><text:s text:c="10"/>.never_received(x =&gt; x.is_afterwards_than(</text:p>
      <text:p text:style-name="P37"><text:s text:c="13"/>the_itinerary_with_an_invalid_final_arrival_location</text:p>
      <text:p text:style-name="P37"><text:s text:c="16"/>.final_arrival_date()));</text:p>
      <text:p text:style-name="P37"/>
      <text:p text:style-name="P48"><text:span text:style-name="T14"><text:s text:c="4"/></text:span><text:span text:style-name="T7">static</text:span><text:span text:style-name="T14"> </text:span><text:span text:style-name="T7">bool</text:span><text:span text:style-name="T14"> result;</text:span></text:p>
      <text:p text:style-name="P48"><text:span text:style-name="T14"><text:s text:c="4"/></text:span><text:span text:style-name="T7">static</text:span><text:span text:style-name="T14"> </text:span><text:span text:style-name="T29">IItinerary</text:span><text:span text:style-name="T14"> the_itinerary_with_an_invalid_final_arrival_location;</text:span></text:p>
      <text:p text:style-name="P37">}</text:p>
      <text:p text:style-name="P1"/>
      <text:p text:style-name="P1">Similar a la anterior BDD_Spec, solo que ahora estamos simulando que habiéndose cumplido la primera condición, la segunda falla (y por tanto la tercera no debe siquiera comprobarse).</text:p>
      <text:p text:style-name="P1"/>
      <text:p text:style-name="P1">Para ello establecemos el contexto adecuando en el bloque ESTABLISH y ajustamos nuestras aserciones en los bloques IT (interesante fijarse en cuales reciben el tratamiento ".received()" y cuales ".never_received()").</text:p>
      <text:p text:style-name="P1"/>
      <text:p text:style-name="P1">Ejecutamos los tests y:</text:p>
      <text:p text:style-name="P1"/>
      <text:p text:style-name="P53">------ Test started: Assembly: dddsample.specs.dll ------</text:p>
      <text:p text:style-name="P52"/>
      <text:p text:style-name="P52">when asked if the specification is satisfied by an itinerary with an invalid final arrival location</text:p>
      <text:p text:style-name="P52">» should confirm that the itinerary does not satisfy the route specification</text:p>
      <text:p text:style-name="P52">» should leverage the itinerary initial departure location</text:p>
      <text:p text:style-name="P52">» should leverage the origin location identity comparer</text:p>
      <text:p text:style-name="P52">» should leverage the itinerary final arrival location</text:p>
      <text:p text:style-name="P52">» should leverage the destination location identity comparer</text:p>
      <text:p text:style-name="P52">» should not leverage the itinerary final arrival date</text:p>
      <text:p text:style-name="P52">» should not leverage the arrival deadline time check</text:p>
      <text:p text:style-name="P52"/>
      <text:p text:style-name="P52"/>
      <text:p text:style-name="P52">7 passed, 0 failed, 0 skipped, took 0,69 seconds (Machine.Specifications 0.3.0).</text:p>
      <text:p text:style-name="P1"/>
      <text:p text:style-name="P1">Funcionan sin tocar nada. Parece que ahora vamos por el camino correcto.</text:p>
      <text:p text:style-name="P1"/>
      <text:p text:style-name="P1"><text:span text:style-name="T1">RouteSpecificationSpecs: When asked if the specification is satisfied by an itinerary with an invalid final arrival date</text:span>:</text:p>
      <text:p text:style-name="P1"/>
      <text:p text:style-name="P1">Igual que siempre, primero la BDD_Spec:</text:p>
      <text:p text:style-name="P1"/>
      <text:p text:style-name="P53">When asked if the specification is satisfied by an itinerary with an invalid final arrival date</text:p>
      <text:p text:style-name="P52">» It should confirm that the itinerary does not satisfy the route specification</text:p>
      <text:p text:style-name="P52">» It should leverage the itinerary initial departure location</text:p>
      <text:p text:style-name="P52">» It should leverage the origin location identity comparer</text:p>
      <text:p text:style-name="P52">» It should leverage the itinerary final arrival location</text:p>
      <text:p text:style-name="P52">» It should leverage the destination location identity comparer</text:p>
      <text:p text:style-name="P52">» It should leverage the itinerary final arrival date</text:p>
      <text:p text:style-name="P52">» It should leverage the arrival deadline time check</text:p>
      <text:p text:style-name="P1"/>
      <text:p text:style-name="P1">que en código seria:</text:p>
      <text:p text:style-name="P1"/>
      <text:p text:style-name="P29"><text:span text:style-name="T7">public</text:span><text:span text:style-name="T14"> </text:span><text:span text:style-name="T7">class</text:span><text:span text:style-name="T14"> </text:span><text:span text:style-name="T24">when_asked_if_the_specification_is_satisfied_by_an_itinerary_with_an_invalid_final_arrival_date</text:span><text:span text:style-name="T14"> : </text:span></text:p>
      <text:p text:style-name="P58">concern_for_route_specification</text:p>
      <text:p text:style-name="P37">{</text:p>
      <text:p text:style-name="P48"><text:span text:style-name="T14"><text:s text:c="4"/></text:span><text:span text:style-name="T29">Establish</text:span><text:span text:style-name="T14"> context = () =&gt;</text:span></text:p>
      <text:p text:style-name="P37"><text:s text:c="4"/>{</text:p>
      <text:p text:style-name="P48"><text:span text:style-name="T14"><text:s text:c="8"/>the_itinerary_with_an_invalid_final_arrival_date = an&lt;</text:span><text:span text:style-name="T29">IItinerary</text:span><text:span text:style-name="T14">&gt;();</text:span></text:p>
      <text:p text:style-name="P37"><text:soft-page-break/></text:p>
      <text:p text:style-name="P37"><text:s text:c="8"/>the_itinerary_with_an_invalid_final_arrival_date</text:p>
      <text:p text:style-name="P37"><text:s text:c="11"/>.Stub(x =&gt; x.initial_departure_location())</text:p>
      <text:p text:style-name="P48"><text:span text:style-name="T14"><text:s text:c="11"/>.Return(an&lt;</text:span><text:span text:style-name="T29">ILocation</text:span><text:span text:style-name="T14">&gt;());</text:span></text:p>
      <text:p text:style-name="P37"><text:s text:c="8"/>the_itinerary_with_an_invalid_final_arrival_date</text:p>
      <text:p text:style-name="P37"><text:s text:c="11"/>.Stub(x =&gt; x.final_arrival_location())</text:p>
      <text:p text:style-name="P48"><text:span text:style-name="T14"><text:s text:c="11"/>.Return(an&lt;</text:span><text:span text:style-name="T29">ILocation</text:span><text:span text:style-name="T14">&gt;());</text:span></text:p>
      <text:p text:style-name="P37"><text:s text:c="8"/>the_itinerary_with_an_invalid_final_arrival_date</text:p>
      <text:p text:style-name="P37"><text:s text:c="11"/>.Stub(x =&gt; x.final_arrival_date())</text:p>
      <text:p text:style-name="P48"><text:span text:style-name="T14"><text:s text:c="11"/>.Return(an&lt;</text:span><text:span text:style-name="T29">IArrivalDeadline</text:span><text:span text:style-name="T14">&gt;());</text:span></text:p>
      <text:p text:style-name="P37"/>
      <text:p text:style-name="P37"><text:s text:c="8"/>the_origin_location</text:p>
      <text:p text:style-name="P37"><text:s text:c="11"/>.Stub(x =&gt; x.has_the_same_value_as(</text:p>
      <text:p text:style-name="P37"><text:s text:c="14"/>the_itinerary_with_an_invalid_final_arrival_date</text:p>
      <text:p text:style-name="P37"><text:s text:c="17"/>.initial_departure_location()))</text:p>
      <text:p text:style-name="P48"><text:span text:style-name="T14"><text:s text:c="11"/>.Return(</text:span><text:span text:style-name="T7">true</text:span><text:span text:style-name="T14">);</text:span></text:p>
      <text:p text:style-name="P37"><text:s text:c="8"/>the_destination_location</text:p>
      <text:p text:style-name="P37"><text:s text:c="11"/>.Stub(x =&gt; x.has_the_same_value_as(</text:p>
      <text:p text:style-name="P37"><text:s text:c="14"/>the_itinerary_with_an_invalid_final_arrival_date</text:p>
      <text:p text:style-name="P37"><text:s text:c="17"/>.final_arrival_location()))</text:p>
      <text:p text:style-name="P48"><text:span text:style-name="T14"><text:s text:c="11"/>.Return(</text:span><text:span text:style-name="T7">true</text:span><text:span text:style-name="T14">);</text:span></text:p>
      <text:p text:style-name="P37"><text:s text:c="8"/>the_arrival_deadline</text:p>
      <text:p text:style-name="P37"><text:s text:c="11"/>.Stub(x =&gt; x.is_afterwards_than(</text:p>
      <text:p text:style-name="P37"><text:s text:c="14"/>the_itinerary_with_an_invalid_final_arrival_date.final_arrival_date()))</text:p>
      <text:p text:style-name="P48"><text:span text:style-name="T14"><text:s text:c="11"/>.Return(</text:span><text:span text:style-name="T7">false</text:span><text:span text:style-name="T14">);</text:span></text:p>
      <text:p text:style-name="P37"><text:s text:c="4"/>};</text:p>
      <text:p text:style-name="P37"/>
      <text:p text:style-name="P48"><text:span text:style-name="T14"><text:s text:c="4"/></text:span><text:span text:style-name="T29">Because</text:span><text:span text:style-name="T14"> of = () =&gt; result = </text:span></text:p>
      <text:p text:style-name="P37"><text:s text:c="7"/>sut.is_satisfied_by(the_itinerary_with_an_invalid_final_arrival_date);</text:p>
      <text:p text:style-name="P37"/>
      <text:p text:style-name="P48"><text:span text:style-name="T14"><text:s text:c="4"/></text:span><text:span text:style-name="T29">It</text:span><text:span text:style-name="T14"> should_confirm_that_the_itinerary_does_not_satisfy_the_route_specification = </text:span></text:p>
      <text:p text:style-name="P37"><text:s text:c="7"/>() =&gt; result.ShouldBeFalse();</text:p>
      <text:p text:style-name="P37"/>
      <text:p text:style-name="P48"><text:span text:style-name="T14"><text:s text:c="4"/></text:span><text:span text:style-name="T29">It</text:span><text:span text:style-name="T14"> should_leverage_the_itinerary_initial_departure_location = () =&gt;</text:span></text:p>
      <text:p text:style-name="P37"><text:s text:c="7"/>the_itinerary_with_an_invalid_final_arrival_date</text:p>
      <text:p text:style-name="P37"><text:s text:c="10"/>.received(x =&gt; x.initial_departure_location());</text:p>
      <text:p text:style-name="P37"/>
      <text:p text:style-name="P48"><text:span text:style-name="T14"><text:s text:c="4"/></text:span><text:span text:style-name="T29">It</text:span><text:span text:style-name="T14"> should_leverage_the_origin_location_identity_comparer = () =&gt;</text:span></text:p>
      <text:p text:style-name="P37"><text:s text:c="7"/>the_origin_location</text:p>
      <text:p text:style-name="P37"><text:s text:c="10"/>.received(x =&gt; x.has_the_same_value_as(</text:p>
      <text:p text:style-name="P37"><text:s text:c="13"/>the_itinerary_with_an_invalid_final_arrival_date</text:p>
      <text:p text:style-name="P37"><text:s text:c="16"/>.initial_departure_location()));</text:p>
      <text:p text:style-name="P37"/>
      <text:p text:style-name="P48"><text:span text:style-name="T14"><text:s text:c="4"/></text:span><text:span text:style-name="T29">It</text:span><text:span text:style-name="T14"> should_leverage_the_itinerary_final_arrival_location = () =&gt;</text:span></text:p>
      <text:p text:style-name="P37"><text:s text:c="7"/>the_itinerary_with_an_invalid_final_arrival_date</text:p>
      <text:p text:style-name="P37"><text:s text:c="10"/>.received(x =&gt; x.final_arrival_location());</text:p>
      <text:p text:style-name="P37"/>
      <text:p text:style-name="P48"><text:span text:style-name="T14"><text:s text:c="4"/></text:span><text:span text:style-name="T29">It</text:span><text:span text:style-name="T14"> should_leverage_the_destination_location_identity_comparer = () =&gt;</text:span></text:p>
      <text:p text:style-name="P37"><text:s text:c="7"/>the_destination_location</text:p>
      <text:p text:style-name="P37"><text:s text:c="10"/>.received(x =&gt; x.has_the_same_value_as(</text:p>
      <text:p text:style-name="P37"><text:s text:c="13"/>the_itinerary_with_an_invalid_final_arrival_date</text:p>
      <text:p text:style-name="P37"><text:s text:c="16"/>.final_arrival_location()));</text:p>
      <text:p text:style-name="P37"/>
      <text:p text:style-name="P48"><text:span text:style-name="T14"><text:s text:c="4"/></text:span><text:span text:style-name="T29">It</text:span><text:span text:style-name="T14"> should_leverage_the_itinerary_final_arrival_date = () =&gt;</text:span></text:p>
      <text:p text:style-name="P37"><text:s text:c="7"/>the_itinerary_with_an_invalid_final_arrival_date</text:p>
      <text:p text:style-name="P37"><text:s text:c="10"/>.received(x =&gt; x.final_arrival_date());</text:p>
      <text:p text:style-name="P37"/>
      <text:p text:style-name="P48"><text:span text:style-name="T14"><text:s text:c="4"/></text:span><text:span text:style-name="T29">It</text:span><text:span text:style-name="T14"> should_leverage_the_arrival_deadline_time_check = () =&gt;</text:span></text:p>
      <text:p text:style-name="P37"><text:s text:c="7"/>the_arrival_deadline</text:p>
      <text:p text:style-name="P37"><text:s text:c="10"/>.received(x =&gt; x.is_afterwards_than(</text:p>
      <text:p text:style-name="P37"><text:s text:c="13"/>the_itinerary_with_an_invalid_final_arrival_date.final_arrival_date()));</text:p>
      <text:p text:style-name="P37"/>
      <text:p text:style-name="P48"><text:soft-page-break/><text:span text:style-name="T14"><text:s text:c="4"/></text:span><text:span text:style-name="T7">static</text:span><text:span text:style-name="T14"> </text:span><text:span text:style-name="T7">bool</text:span><text:span text:style-name="T14"> result;</text:span></text:p>
      <text:p text:style-name="P48"><text:span text:style-name="T14"><text:s text:c="4"/></text:span><text:span text:style-name="T7">static</text:span><text:span text:style-name="T14"> </text:span><text:span text:style-name="T29">IItinerary</text:span><text:span text:style-name="T14"> the_itinerary_with_an_invalid_final_arrival_date;</text:span></text:p>
      <text:p text:style-name="P37">}</text:p>
      <text:p text:style-name="P1"/>
      <text:p text:style-name="P1">Ahora estamos simulando que habiéndose cumplido la primera y la segunda condición, la tercera falla.</text:p>
      <text:p text:style-name="P1"/>
      <text:p text:style-name="P1">Para ello establecemos el contexto adecuando en el bloque ESTABLISH y ajustamos nuestras aserciones en los bloques IT (todos reciben el tratamiento ".received()").</text:p>
      <text:p text:style-name="P1"/>
      <text:p text:style-name="P1">Ejecutamos los tests y:</text:p>
      <text:p text:style-name="P1"/>
      <text:p text:style-name="P53">------ Test started: Assembly: dddsample.specs.dll ------</text:p>
      <text:p text:style-name="P52"/>
      <text:p text:style-name="P52">when asked if the specification is satisfied by an itinerary with an invalid final arrival date</text:p>
      <text:p text:style-name="P52">» should confirm that the itinerary does not satisfy the route specification</text:p>
      <text:p text:style-name="P52">» should leverage the itinerary initial departure location</text:p>
      <text:p text:style-name="P52">» should leverage the origin location identity comparer</text:p>
      <text:p text:style-name="P52">» should leverage the itinerary final arrival location</text:p>
      <text:p text:style-name="P52">» should leverage the destination location identity comparer</text:p>
      <text:p text:style-name="P52">» should leverage the itinerary final arrival date</text:p>
      <text:p text:style-name="P52">» should leverage the arrival deadline time check</text:p>
      <text:p text:style-name="P52"/>
      <text:p text:style-name="P52"/>
      <text:p text:style-name="P52">7 passed, 0 failed, 0 skipped, took 0,68 seconds (Machine.Specifications 0.3.0).</text:p>
      <text:p text:style-name="P1"/>
      <text:p text:style-name="P1">Nuevamente funcionan sin tener que tocar nada.</text:p>
      <text:p text:style-name="P1"/>
      <text:p text:style-name="P1"><text:span text:style-name="T1">RouteSpecificationSpecs: When asked if the specification is satisfied by a null itinerary</text:span>:</text:p>
      <text:p text:style-name="P1"/>
      <text:p text:style-name="P1">La BDD_Spec seria la siguiente:</text:p>
      <text:p text:style-name="P1"/>
      <text:p text:style-name="P51">When asked if the specification is satisfied by a null itinerary</text:p>
      <text:p text:style-name="P52">» It should confirm that the itinerary does not satisfy the route specification</text:p>
      <text:p text:style-name="P52">» It should not leverage the origin location identity comparer</text:p>
      <text:p text:style-name="P52">» It should not leverage the destination location identity comparer</text:p>
      <text:p text:style-name="P52">» It should not leverage the arrival deadline time check</text:p>
      <text:p text:style-name="P1"/>
      <text:p text:style-name="P1">y en código:</text:p>
      <text:p text:style-name="P1"/>
      <text:p text:style-name="P29"><text:span text:style-name="T7">public</text:span><text:span text:style-name="T14"> </text:span><text:span text:style-name="T7">class</text:span><text:span text:style-name="T14"> </text:span><text:span text:style-name="T24">when_asked_if_the_specification_is_satisfied_by_a_null_itinerary</text:span><text:span text:style-name="T14"> : </text:span><text:span text:style-name="T24">concern_for_route_specification</text:span></text:p>
      <text:p text:style-name="P37">{</text:p>
      <text:p text:style-name="P48"><text:span text:style-name="T14"><text:s text:c="4"/></text:span><text:span text:style-name="T29">Establish</text:span><text:span text:style-name="T14"> context = () =&gt;</text:span></text:p>
      <text:p text:style-name="P37"><text:s text:c="4"/>{</text:p>
      <text:p text:style-name="P48"><text:span text:style-name="T14"><text:s text:c="8"/>the_null_itinerary = </text:span><text:span text:style-name="T7">null</text:span><text:span text:style-name="T14">;</text:span></text:p>
      <text:p text:style-name="P37"><text:s text:c="4"/>};</text:p>
      <text:p text:style-name="P37"/>
      <text:p text:style-name="P48"><text:span text:style-name="T14"><text:s text:c="4"/></text:span><text:span text:style-name="T29">Because</text:span><text:span text:style-name="T14"> of = () =&gt; result = sut.is_satisfied_by(the_null_itinerary);</text:span></text:p>
      <text:p text:style-name="P37"/>
      <text:p text:style-name="P48"><text:span text:style-name="T14"><text:s text:c="4"/></text:span><text:span text:style-name="T29">It</text:span><text:span text:style-name="T14"> should_confirm_that_the_itinerary_does_not_satisfy_the_route_specification = </text:span></text:p>
      <text:p text:style-name="P37"><text:s text:c="7"/>() =&gt; result.ShouldBeFalse();</text:p>
      <text:p text:style-name="P37"/>
      <text:p text:style-name="P37"><text:span text:style-name="T28"><text:s text:c="4"/>It</text:span> should_not_leverage_the_origin_location_identity_comparer = () =&gt;</text:p>
      <text:p text:style-name="P37"><text:s text:c="7"/>the_origin_location</text:p>
      <text:p text:style-name="P48"><text:span text:style-name="T14"><text:s text:c="10"/>.never_received(x =&gt; x.has_the_same_value_as(an&lt;</text:span><text:span text:style-name="T29">ILocation</text:span><text:span text:style-name="T14">&gt;()));</text:span></text:p>
      <text:p text:style-name="P37"/>
      <text:p text:style-name="P48"><text:span text:style-name="T14"><text:s text:c="4"/></text:span><text:span text:style-name="T29">It</text:span><text:span text:style-name="T14"> should_not_leverage_the_destination_location_identity_comparer = () =&gt;</text:span></text:p>
      <text:p text:style-name="P37"><text:s text:c="7"/>the_destination_location</text:p>
      <text:p text:style-name="P48"><text:span text:style-name="T14"><text:s text:c="10"/>.never_received(x =&gt; x.has_the_same_value_as(an&lt;</text:span><text:span text:style-name="T29">ILocation</text:span><text:span text:style-name="T14">&gt;()));</text:span></text:p>
      <text:p text:style-name="P37"/>
      <text:p text:style-name="P48"><text:soft-page-break/><text:span text:style-name="T14"><text:s text:c="4"/></text:span><text:span text:style-name="T29">It</text:span><text:span text:style-name="T14"> should_not_leverage_the_arrival_deadline_time_check = () =&gt;</text:span></text:p>
      <text:p text:style-name="P37"><text:s text:c="7"/>the_arrival_deadline</text:p>
      <text:p text:style-name="P48"><text:span text:style-name="T14"><text:s text:c="10"/>.never_received(x =&gt; x.is_afterwards_than(an&lt;</text:span><text:span text:style-name="T29">IArrivalDeadline</text:span><text:span text:style-name="T14">&gt;()));</text:span></text:p>
      <text:p text:style-name="P37"/>
      <text:p text:style-name="P48"><text:span text:style-name="T14"><text:s text:c="4"/></text:span><text:span text:style-name="T7">static</text:span><text:span text:style-name="T14"> </text:span><text:span text:style-name="T7">bool</text:span><text:span text:style-name="T14"> result;</text:span></text:p>
      <text:p text:style-name="P48"><text:span text:style-name="T14"><text:s text:c="4"/></text:span><text:span text:style-name="T7">static</text:span><text:span text:style-name="T14"> </text:span><text:span text:style-name="T29">IItinerary</text:span><text:span text:style-name="T14"> the_null_itinerary;</text:span></text:p>
      <text:p text:style-name="P37">}</text:p>
      <text:p text:style-name="P1"/>
      <text:p text:style-name="P1">donde lo mas interesante es constatar como vamos a forzar que la condición "¿es null?" sea la primera en ser comprobada, ya que, sino es así, obtendremos una bonita "NullReferenceException".</text:p>
      <text:p text:style-name="P1"/>
      <text:p text:style-name="P1">Para ello usamos dos</text:p>
      <text:p text:style-name="P1"/>
      <text:p text:style-name="P30"><text:span text:style-name="T14">.never_received(x =&gt; x.has_the_same_value_as(an&lt;</text:span><text:span text:style-name="T29">ILocation</text:span><text:span text:style-name="T14">&gt;()));</text:span></text:p>
      <text:p text:style-name="P1"/>
      <text:p text:style-name="P1">y un</text:p>
      <text:p text:style-name="P1"/>
      <text:p text:style-name="P30"><text:span text:style-name="T14">.never_received(x =&gt; x.is_afterwards_than(an&lt;</text:span><text:span text:style-name="T29">IArrivalDeadline</text:span><text:span text:style-name="T14">&gt;()));</text:span></text:p>
      <text:p text:style-name="P1"/>
      <text:p text:style-name="P1">donde queremos comprobar que no recibimos la llamada a ese método, sea cual sea el argumento que le pasemos.</text:p>
      <text:p text:style-name="P1">Comprobamos que los fallos son los que buscamos:</text:p>
      <text:p text:style-name="P1"/>
      <text:p text:style-name="P51">------ Test started: Assembly: dddsample.specs.dll ------</text:p>
      <text:p text:style-name="P52"/>
      <text:p text:style-name="P52">when asked if the specification is satisfied by a null itinerary</text:p>
      <text:p text:style-name="P52">» should confirm that the itinerary does not satisfy the route specification (FAIL)</text:p>
      <text:p text:style-name="P52">» should not leverage the origin location identity comparer (FAIL)</text:p>
      <text:p text:style-name="P52">» should not leverage the destination location identity comparer (FAIL)</text:p>
      <text:p text:style-name="P52">» should not leverage the arrival deadline time check (FAIL)</text:p>
      <text:p text:style-name="P52"/>
      <text:p text:style-name="P52">Test 'should confirm that the itinerary does not satisfy the route specification' failed:</text:p>
      <text:p text:style-name="P52"><text:tab/>System.Reflection.TargetInvocationException: Exception has been thrown by the target of an invocation. ---&gt; System.NullReferenceException: Object reference not set to an instance of an object.</text:p>
      <text:p text:style-name="P52"/>
      <text:p text:style-name="P52">(....)</text:p>
      <text:p text:style-name="P52"/>
      <text:p text:style-name="P52">Test 'should not leverage the origin location identity comparer' failed:</text:p>
      <text:p text:style-name="P52"><text:tab/>System.Reflection.TargetInvocationException: Exception has been thrown by the target of an invocation. ---&gt; System.NullReferenceException: Object reference not set to an instance of an object.</text:p>
      <text:p text:style-name="P52"/>
      <text:p text:style-name="P52">(....)</text:p>
      <text:p text:style-name="P52"/>
      <text:p text:style-name="P52">Test 'should not leverage the destination location identity comparer' failed:</text:p>
      <text:p text:style-name="P52"><text:tab/>System.Reflection.TargetInvocationException: Exception has been thrown by the target of an invocation. ---&gt; System.NullReferenceException: Object reference not set to an instance of an object.</text:p>
      <text:p text:style-name="P52"/>
      <text:p text:style-name="P52">(....)</text:p>
      <text:p text:style-name="P52"/>
      <text:p text:style-name="P52">Test 'should not leverage the arrival deadline time check' failed:</text:p>
      <text:p text:style-name="P52"><text:tab/>System.Reflection.TargetInvocationException: Exception has been thrown by the target of an invocation. ---&gt; System.NullReferenceException: Object reference not set to an instance of an object.</text:p>
      <text:p text:style-name="P52"/>
      <text:p text:style-name="P52">(....)</text:p>
      <text:p text:style-name="P52"/>
      <text:p text:style-name="P52"/>
      <text:p text:style-name="P52">0 passed, 4 failed, 0 skipped, took 1,98 seconds (Machine.Specifications 0.3.0).</text:p>
      <text:p text:style-name="P51"/>
      <text:p text:style-name="P1"/>
      <text:p text:style-name="P1"><text:soft-page-break/>Es decir obtenemos cuatro:</text:p>
      <text:p text:style-name="P1"/>
      <text:p text:style-name="P54">System.NullReferenceException: Object reference not set to an instance of an object.</text:p>
      <text:p text:style-name="P1"/>
      <text:p text:style-name="P1">Necesitamos que haya una condición que compruebe si es null, y que ademas sea la primera:</text:p>
      <text:p text:style-name="P1"/>
      <text:p text:style-name="P29"><text:span text:style-name="T7">public</text:span><text:span text:style-name="T14"> </text:span><text:span text:style-name="T7">bool</text:span><text:span text:style-name="T14"> is_satisfied_by(</text:span><text:span text:style-name="T29">IItinerary</text:span><text:span text:style-name="T14"> the_itinerary)</text:span></text:p>
      <text:p text:style-name="P37">{</text:p>
      <text:p text:style-name="P48"><text:span text:style-name="T14"><text:s text:c="4"/></text:span><text:span text:style-name="T7">return</text:span><text:span text:style-name="T14"> the_itinerary != </text:span><text:span text:style-name="T7">null</text:span><text:span text:style-name="T14"> &amp;&amp;</text:span></text:p>
      <text:p text:style-name="P37"><text:s text:c="11"/>underlying_origin_location.has_the_same_value_as(</text:p>
      <text:p text:style-name="P37"><text:s text:c="14"/>the_itinerary.initial_departure_location()) &amp;&amp;</text:p>
      <text:p text:style-name="P37"><text:s text:c="11"/>underlying_destination_location.has_the_same_value_as(</text:p>
      <text:p text:style-name="P37"><text:s text:c="14"/>the_itinerary.final_arrival_location()) &amp;&amp;</text:p>
      <text:p text:style-name="P37"><text:s text:c="11"/>underlying_arrival_deadline.is_afterwards_than(</text:p>
      <text:p text:style-name="P37"><text:s text:c="14"/>the_itinerary.final_arrival_date());</text:p>
      <text:p text:style-name="P37">}</text:p>
      <text:p text:style-name="P1"/>
      <text:p text:style-name="P1">Que hace lo que esperamos:</text:p>
      <text:p text:style-name="P1"/>
      <text:p text:style-name="P51">------ Test started: Assembly: dddsample.specs.dll ------</text:p>
      <text:p text:style-name="P52"/>
      <text:p text:style-name="P52">when asked if the specification is satisfied by a null itinerary</text:p>
      <text:p text:style-name="P52">» should confirm that the itinerary does not satisfy the route specification</text:p>
      <text:p text:style-name="P52">» should not leverage the origin location identity comparer</text:p>
      <text:p text:style-name="P52">» should not leverage the destination location identity comparer</text:p>
      <text:p text:style-name="P52">» should not leverage the arrival deadline time check</text:p>
      <text:p text:style-name="P52"/>
      <text:p text:style-name="P52"/>
      <text:p text:style-name="P52">4 passed, 0 failed, 0 skipped, took 0,79 seconds (Machine.Specifications 0.3.0).</text:p>
      <text:p text:style-name="P1"/>
      <text:p text:style-name="P1"><text:span text:style-name="T1">RouteSpecificationSpecs: When asked if the specifcation is satisfied by an itinerary that satisfies the route specification (REFACTORIZACION)</text:span>:</text:p>
      <text:p text:style-name="P1"/>
      <text:p text:style-name="P1">En este epígrafe vamos a ver como podríamos refactorizar esta BDD_Spec, buscando una mayor coherencia semántica y las ventajas y desventajas de una aproximación de ese estilo.</text:p>
      <text:p text:style-name="P1"/>
      <text:p text:style-name="P1">Nuestra BDD_Spec actual es la siguiente:</text:p>
      <text:p text:style-name="P1"/>
      <text:p text:style-name="P53">v1</text:p>
      <text:p text:style-name="P53"/>
      <text:p text:style-name="P53">When asked if the specification is satisfied by an itinerary that satisfies the route specification</text:p>
      <text:p text:style-name="P52">» It should confirm that the itinerary satisfies the route specification</text:p>
      <text:p text:style-name="P52">» It should leverage the itinerary initial departure location</text:p>
      <text:p text:style-name="P52">» It should leverage the origin location identity comparer</text:p>
      <text:p text:style-name="P52">» It should leverage the itinerary final arrival location</text:p>
      <text:p text:style-name="P52">» It should leverage the destination location identity comparer</text:p>
      <text:p text:style-name="P52">» It should leverage the itinerary final arrival date</text:p>
      <text:p text:style-name="P52">» It should leverage the arrival deadline time check</text:p>
      <text:p text:style-name="P1"/>
      <text:p text:style-name="P1">pero podríamos haber optado por esta otra, donde el apartado semántico esta mas desarrollado</text:p>
      <text:p text:style-name="P1"/>
      <text:p text:style-name="P53">v2</text:p>
      <text:p text:style-name="P53"/>
      <text:p text:style-name="P53">When asked if the specification is satisfied by an itinerary that satisfies the route specification</text:p>
      <text:p text:style-name="P52">» It should confirm that the itinerary satisfies the route specification</text:p>
      <text:p text:style-name="P52">» It should check that the itinerary initial departure location is right</text:p>
      <text:p text:style-name="P52">» It should check that the itinerary final arrival location is right</text:p>
      <text:p text:style-name="P52">» It should check that the itinerary final arrival date is within boundaries</text:p>
      <text:p text:style-name="P1"><text:s/></text:p>
      <text:p text:style-name="P1"><text:soft-page-break/>Lo único que hemos hecho ha sido convertir:</text:p>
      <text:p text:style-name="P1"/>
      <text:p text:style-name="P52">» It should leverage the itinerary initial departure location</text:p>
      <text:p text:style-name="P54">» It should leverage the origin location identity comparer</text:p>
      <text:p text:style-name="P1"/>
      <text:p text:style-name="P1">en</text:p>
      <text:p text:style-name="P1"/>
      <text:p text:style-name="P54">» It should check that the itinerary initial departure location is right</text:p>
      <text:p text:style-name="P1"/>
      <text:p text:style-name="P1">Estas dos:</text:p>
      <text:p text:style-name="P1"/>
      <text:p text:style-name="P52">» It should leverage the itinerary final arrival location</text:p>
      <text:p text:style-name="P52">» It should leverage the destination location identity comparer</text:p>
      <text:p text:style-name="P1"/>
      <text:p text:style-name="P1">en</text:p>
      <text:p text:style-name="P1"/>
      <text:p text:style-name="P54">» It should check that the itinerary final arrival location is right</text:p>
      <text:p text:style-name="P1"/>
      <text:p text:style-name="P1">y finalmente esta otras dos:</text:p>
      <text:p text:style-name="P1"/>
      <text:p text:style-name="P52">» It should leverage the itinerary final arrival date</text:p>
      <text:p text:style-name="P54">» It should leverage the arrival deadline time check</text:p>
      <text:p text:style-name="P1"/>
      <text:p text:style-name="P1">en</text:p>
      <text:p text:style-name="P1"/>
      <text:p text:style-name="P54">» It should check that the itinerary final arrival date is within boundaries</text:p>
      <text:p text:style-name="P1"/>
      <text:p text:style-name="P1">No se puede decir que una este bien y otra mal, o que una este mejor que otra. Ambas responden a diferentes maneras de enfocar el desarrollo de la aplicación</text:p>
      <text:p text:style-name="P1"/>
      <text:p text:style-name="P1">La v1 da prioridad a la descripción exacta de las interacciones entre los distintos objetos y eso es algo muy valioso, ya que con tan solo leer la BDD_Spec, te das cuenta de que es lo que hace al nivel interacción entre objetos.</text:p>
      <text:p text:style-name="P1"/>
      <text:p text:style-name="P1">La v2 da prioridad a la semántica, de forma que, si por la razón que fuere, el cliente (que no tiene ni idea de informática), tuviese que ver esta BDD_Spec, al menos entendería algo mas que con la v1.</text:p>
      <text:p text:style-name="P1"/>
      <text:p text:style-name="P1">Por norma, vamos a preferir la v1. Pero es importante entender, que esta decisión entra dentro de la preferencia personal.</text:p>
      <text:p text:style-name="P1"/>
      <text:p text:style-name="P1">Desde un punto de vista técnico, comparemos el bloque IT de por ejemplo:</text:p>
      <text:p text:style-name="P1"/>
      <text:p text:style-name="P52">v1</text:p>
      <text:p text:style-name="P52"/>
      <text:p text:style-name="P52">» It should leverage the itinerary initial departure location</text:p>
      <text:p text:style-name="P54">» It should leverage the origin location identity comparer</text:p>
      <text:p text:style-name="P1"/>
      <text:p text:style-name="P1">frente a </text:p>
      <text:p text:style-name="P1"/>
      <text:p text:style-name="P54">v2</text:p>
      <text:p text:style-name="P54"/>
      <text:p text:style-name="P54">» It should check that the itinerary initial departure location is right</text:p>
      <text:p text:style-name="P1"/>
      <text:p text:style-name="P1">en código:</text:p>
      <text:p text:style-name="P1"/>
      <text:p text:style-name="P60">v1</text:p>
      <text:p text:style-name="P60"/>
      <text:p text:style-name="P29"><text:span text:style-name="T29">It</text:span><text:span text:style-name="T14"> should_leverage_the_itinerary_initial_departure_location = () =&gt; </text:span></text:p>
      <text:p text:style-name="P37"><text:s text:c="3"/>the_itinerary_that_satisfies_the_route_specification</text:p>
      <text:p text:style-name="P37"><text:s text:c="6"/>.received(x =&gt; x.initial_departure_location());</text:p>
      <text:p text:style-name="P37"/>
      <text:p text:style-name="P48"><text:span text:style-name="T29">It</text:span><text:span text:style-name="T14"> should_leverage_the_origin_location_identity_comparer = () =&gt;</text:span></text:p>
      <text:p text:style-name="P37"><text:soft-page-break/><text:s text:c="3"/>the_origin_location</text:p>
      <text:p text:style-name="P37"><text:s text:c="6"/>.received(x =&gt; x.has_the_same_value_as(</text:p>
      <text:p text:style-name="P37"><text:s text:c="9"/>the_itinerary_that_satisfies_the_route_specification</text:p>
      <text:p text:style-name="P37"><text:s text:c="12"/>.initial_departure_location()));</text:p>
      <text:p text:style-name="P1"/>
      <text:p text:style-name="P1">frente a </text:p>
      <text:p text:style-name="P1"/>
      <text:p text:style-name="P60">v2</text:p>
      <text:p text:style-name="P60"/>
      <text:p text:style-name="P29"><text:span text:style-name="T29">It</text:span><text:span text:style-name="T14"> should_check_that_the_itinerary_initial_departure_location_is_right = () =&gt;</text:span></text:p>
      <text:p text:style-name="P40">{ </text:p>
      <text:p text:style-name="P37"><text:s text:c="4"/>the_itinerary_that_satisfies_the_route_specification</text:p>
      <text:p text:style-name="P37"><text:s text:c="7"/>.received(x =&gt; x.initial_departure_location());</text:p>
      <text:p text:style-name="P37"/>
      <text:p text:style-name="P37"><text:s text:c="4"/>the_origin_location</text:p>
      <text:p text:style-name="P37"><text:s text:c="7"/>.received(x =&gt; x.has_the_same_value_as(</text:p>
      <text:p text:style-name="P37"><text:s text:c="10"/>the_itinerary_that_satisfies_the_route_specification</text:p>
      <text:p text:style-name="P41"><text:s text:c="13"/>.initial_departure_location()));</text:p>
      <text:p text:style-name="P41">};</text:p>
      <text:p text:style-name="P1"/>
      <text:p text:style-name="P1">un punto clarísimo en favor de v1 es que cumple con la norma no escrita de:</text:p>
      <text:p text:style-name="P1"/>
      <text:list xml:id="list30694929" text:style-name="L5">
        <text:list-item>
          <text:p text:style-name="P7">1 bloque IT -&gt; 1 linea de código</text:p>
        </text:list-item>
      </text:list>
      <text:p text:style-name="P1"/>
      <text:p text:style-name="P1">mientras que v2 violaría esa norma (2 lineas de código).</text:p>
      <text:p text:style-name="P1"/>
      <text:p text:style-name="P1">La razón para esa norma hay que buscarla en que se pretende que con cada bloque IT comprobemos una sola cosa (de ahí lo de una linea de código). Si comprobamos dos o mas cosas, probablemente estemos haciendo demasiado en una sola vez.</text:p>
      <text:p text:style-name="P1"/>
      <text:p text:style-name="P1">De nuevo la linea que separa una opción de la otra es muy fina ya que se podría argumentar que a veces, para comprobar un solo concepto lógico hacen falta mas de una linea de código</text:p>
      <text:p text:style-name="P1"/>
      <text:p text:style-name="P1">Te hemos expuesto las razones. Ahora debes ser tu quien escoja.</text:p>
      <text:p text:style-name="P1"/>
      <text:p text:style-name="P1"/>
      <text:p text:style-name="P1">RECORDAR: el código que hemos tenido que escribir para solucionar cada una de las aserciones (hacer que pasen cada uno de los tests) ha sido trivial, lo complicado ha sido diseñar el sistema correctamente de forma que cada objeto tenga clara su responsabilidad. De nuevo vemos como BDD es equivalente a Diseño.</text:p>
      <text:p text:style-name="P1"/>
      <text:p text:style-name="P1"/>
      <text:p text:style-name="P1"><text:span text:style-name="T1">RouteSpecificationSpecs: Implementando el comportamiento IValueObject&lt;T&gt;</text:span>:</text:p>
      <text:p text:style-name="P1"/>
      <text:p text:style-name="P1">En esta sección vamos a afrontar la implementación de un serie de BDD_Specs relacionadas entre si y que definen el comportamiento heredado de IValueObject&lt;T&gt; a través de su método has_the_same_value_as():</text:p>
      <text:p text:style-name="P1"/>
      <text:p text:style-name="P29"><text:span text:style-name="T7">public</text:span><text:span text:style-name="T14"> </text:span><text:span text:style-name="T7">interface</text:span><text:span text:style-name="T14"> </text:span><text:span text:style-name="T29">IValueObject</text:span><text:span text:style-name="T14">&lt;T&gt;</text:span></text:p>
      <text:p text:style-name="P37">{ <text:s text:c="2"/></text:p>
      <text:p text:style-name="P48"><text:span text:style-name="T14"><text:s text:c="4"/></text:span><text:span text:style-name="T7">bool</text:span><text:span text:style-name="T14"> has_the_same_value_as(T the_other_value_object);</text:span></text:p>
      <text:p text:style-name="P37">}</text:p>
      <text:p text:style-name="P1"/>
      <text:p text:style-name="P1">Las cinco BDD_Specs a las que nos referimos son:</text:p>
      <text:p text:style-name="P1"/>
      <text:p text:style-name="P53">When asked if two similar route specifications have the same value</text:p>
      <text:p text:style-name="P52">» It should confirm that they have the same value</text:p>
      <text:p text:style-name="P52">» It should leverage the origin location value comparer</text:p>
      <text:p text:style-name="P52">» It should leverage the destination location value comparer</text:p>
      <text:p text:style-name="P52">» It should leverage the arrival deadline value comparer</text:p>
      <text:p text:style-name="P52"/>
      <text:p text:style-name="P52"><text:soft-page-break/>When asked if two route specifications with different origin location have the same value</text:p>
      <text:p text:style-name="P52">» It should confirm that they have different value</text:p>
      <text:p text:style-name="P52">» It should leverage the origin location value comparer</text:p>
      <text:p text:style-name="P52">» It should not leverage the destination location value comparer</text:p>
      <text:p text:style-name="P52">» It should not leverage the arrival deadline value comparer</text:p>
      <text:p text:style-name="P52"/>
      <text:p text:style-name="P52">When asked if two route specifications with different destination location have the same value</text:p>
      <text:p text:style-name="P52">» It should confirm that they have different value</text:p>
      <text:p text:style-name="P52">» It should leverage the origin location value comparer</text:p>
      <text:p text:style-name="P52">» It should leverage the destination location value comparer</text:p>
      <text:p text:style-name="P52">» It should not leverage the arrival deadline value comparer</text:p>
      <text:p text:style-name="P52"/>
      <text:p text:style-name="P52">When asked if two route specifications with different arrival deadline have the same value</text:p>
      <text:p text:style-name="P52">» It should confirm that they have different value</text:p>
      <text:p text:style-name="P52">» It should leverage the origin location value comparer</text:p>
      <text:p text:style-name="P52">» It should leverage the destination location value comparer</text:p>
      <text:p text:style-name="P52">» It should leverage the arrival deadline value comparer</text:p>
      <text:p text:style-name="P52"/>
      <text:p text:style-name="P52">When asked if a null route specification has the same value as the current specification</text:p>
      <text:p text:style-name="P52">» It should confirm that they have different value</text:p>
      <text:p text:style-name="P52">» It should not leverage the origin location value comparer</text:p>
      <text:p text:style-name="P52">» It should not leverage the destination location value comparer</text:p>
      <text:p text:style-name="P52">» It should not leverage the arrival deadline value comparer</text:p>
      <text:p text:style-name="P1"/>
      <text:p text:style-name="P1">En ellas queda perfectamente definido el comportamiento deseado, así como todas las interacciones con los objetos colaboradores.</text:p>
      <text:p text:style-name="P1"/>
      <text:p text:style-name="P1">Puesto que no es la primera vez que vamos a implementar una funcionalidad parecida, esta vez vamos a cambiar el enfoque ligeramente para intentar simular como haríamos esto en un entorno de desarrollo real (en un trabajo, vamos). Intentaremos, por tanto, mostrar como lo haríamos nosotros si no tuviésemos que explicarlo paso a paso.</text:p>
      <text:p text:style-name="P1"/>
      <text:p text:style-name="P1">Antes de afrontar esta sección, es recomendable que entiendas perfectamente todo lo tratado en este manual hasta llegar aquí, ya que muchas de las cuestiones en las que hacíamos hincapié con anterioridad, ahora lo pasaremos por alto.</text:p>
      <text:p text:style-name="P1"/>
      <text:p text:style-name="P1">Empezamos.</text:p>
      <text:p text:style-name="P1"/>
      <text:p text:style-name="P1"><text:span text:style-name="T1">Implementación del "Happy Day Scenario"</text:span>:</text:p>
      <text:p text:style-name="P1"/>
      <text:p text:style-name="P1">Lo primero es identificar el "Happy Day Scenario" para tener un punto de partida:</text:p>
      <text:p text:style-name="P1"/>
      <text:p text:style-name="P53">When asked if two similar route specifications have the same value</text:p>
      <text:p text:style-name="P52">» It should confirm that they have the same value</text:p>
      <text:p text:style-name="P52">» It should leverage the origin location value comparer</text:p>
      <text:p text:style-name="P52">» It should leverage the destination location value comparer</text:p>
      <text:p text:style-name="P54">» It should leverage the arrival deadline value comparer</text:p>
      <text:p text:style-name="P1"/>
      <text:p text:style-name="P1">A continuación lo traduciríamos a código, siguiendo el orden ya conocido de:</text:p>
      <text:p text:style-name="P1"/>
      <text:list xml:id="list30712428" text:style-name="L6">
        <text:list-item>
          <text:p text:style-name="P8">Clase when_...</text:p>
        </text:list-item>
        <text:list-item>
          <text:p text:style-name="P8">Bloque IT principal (Assert)</text:p>
        </text:list-item>
        <text:list-item>
          <text:p text:style-name="P8">Bloque BECAUSE (Act)</text:p>
        </text:list-item>
        <text:list-item>
          <text:p text:style-name="P8">El resto de los bloques IT (Assert)</text:p>
        </text:list-item>
        <text:list-item>
          <text:p text:style-name="P8">Bloque ESTABLISH (Arrange)</text:p>
        </text:list-item>
      </text:list>
      <text:p text:style-name="P1"/>
      <text:p text:style-name="P1">En todo momento corregimos el código rojo nada mas presentarse.</text:p>
      <text:p text:style-name="P1"/>
      <text:p text:style-name="P29"><text:span text:style-name="T7">public</text:span><text:span text:style-name="T14"> </text:span><text:span text:style-name="T7">class</text:span><text:span text:style-name="T14"> </text:span><text:span text:style-name="T24">when_asked_if_two_similar_route_specifications_have_the_same_value</text:span><text:span text:style-name="T14"> : </text:span></text:p>
      <text:p text:style-name="P29"><text:span text:style-name="T14"><text:s text:c="13"/></text:span><text:span text:style-name="T24">concern_for_route_specification</text:span></text:p>
      <text:p text:style-name="P37">{</text:p>
      <text:p text:style-name="P48"><text:span text:style-name="T14"><text:s text:c="4"/></text:span><text:span text:style-name="T29">Establish</text:span><text:span text:style-name="T14"> context = () =&gt;</text:span></text:p>
      <text:p text:style-name="P37"><text:soft-page-break/><text:s text:c="4"/>{</text:p>
      <text:p text:style-name="P48"><text:span text:style-name="T14"><text:s text:c="8"/>the_other_route_specification = an&lt;</text:span><text:span text:style-name="T29">IRouteSpecification</text:span><text:span text:style-name="T14">&gt;();</text:span></text:p>
      <text:p text:style-name="P37"/>
      <text:p text:style-name="P37"><text:s text:c="8"/>the_other_route_specification</text:p>
      <text:p text:style-name="P37"><text:s text:c="11"/>.Stub(x =&gt; x.origin())</text:p>
      <text:p text:style-name="P37"><text:s text:c="11"/>.Return(the_origin_location);</text:p>
      <text:p text:style-name="P37"><text:s text:c="8"/>the_origin_location</text:p>
      <text:p text:style-name="P37"><text:s text:c="11"/>.Stub(x =&gt; x.has_the_same_value_as(the_origin_location))</text:p>
      <text:p text:style-name="P48"><text:span text:style-name="T14"><text:s text:c="11"/>.Return(</text:span><text:span text:style-name="T7">true</text:span><text:span text:style-name="T14">);</text:span></text:p>
      <text:p text:style-name="P37"/>
      <text:p text:style-name="P37"><text:s text:c="8"/>the_other_route_specification</text:p>
      <text:p text:style-name="P37"><text:s text:c="11"/>.Stub(x =&gt; x.destination())</text:p>
      <text:p text:style-name="P37"><text:s text:c="11"/>.Return(the_destination_location);</text:p>
      <text:p text:style-name="P37"><text:s text:c="8"/>the_destination_location</text:p>
      <text:p text:style-name="P37"><text:s text:c="11"/>.Stub(x =&gt; x.has_the_same_value_as(the_destination_location))</text:p>
      <text:p text:style-name="P48"><text:span text:style-name="T14"><text:s text:c="11"/>.Return(</text:span><text:span text:style-name="T7">true</text:span><text:span text:style-name="T14">);</text:span></text:p>
      <text:p text:style-name="P37"/>
      <text:p text:style-name="P37"><text:s text:c="8"/>the_other_route_specification</text:p>
      <text:p text:style-name="P37"><text:s text:c="11"/>.Stub(x =&gt; x.arrival_dealine())</text:p>
      <text:p text:style-name="P37"><text:s text:c="11"/>.Return(the_arrival_deadline);</text:p>
      <text:p text:style-name="P37"><text:s text:c="8"/>the_arrival_deadline</text:p>
      <text:p text:style-name="P37"><text:s text:c="11"/>.Stub(x =&gt; x.has_the_same_value_as(the_arrival_deadline))</text:p>
      <text:p text:style-name="P48"><text:span text:style-name="T14"><text:s text:c="11"/>.Return(</text:span><text:span text:style-name="T7">true</text:span><text:span text:style-name="T14">);</text:span></text:p>
      <text:p text:style-name="P37"><text:s text:c="4"/>};</text:p>
      <text:p text:style-name="P37"/>
      <text:p text:style-name="P48"><text:span text:style-name="T14"><text:s text:c="4"/></text:span><text:span text:style-name="T29">Because</text:span><text:span text:style-name="T14"> of = () =&gt; </text:span></text:p>
      <text:p text:style-name="P37"><text:s text:c="16"/>result = sut.has_the_same_value_as(the_other_route_specification);</text:p>
      <text:p text:style-name="P37"/>
      <text:p text:style-name="P48"><text:span text:style-name="T14"><text:s text:c="4"/></text:span><text:span text:style-name="T29">It</text:span><text:span text:style-name="T14"> should_confirm_that_they_have_the_same_value = () =&gt; result.ShouldBeTrue();</text:span></text:p>
      <text:p text:style-name="P37"/>
      <text:p text:style-name="P48"><text:span text:style-name="T14"><text:s text:c="4"/></text:span><text:span text:style-name="T29">It</text:span><text:span text:style-name="T14"> should_leverage_the_origin_location_value_comparer = () =&gt; </text:span></text:p>
      <text:p text:style-name="P37"><text:s text:c="7"/>the_origin_location</text:p>
      <text:p text:style-name="P37"><text:s text:c="10"/>.received(x =&gt; x.has_the_same_value_as(the_origin_location));</text:p>
      <text:p text:style-name="P37"/>
      <text:p text:style-name="P48"><text:span text:style-name="T14"><text:s text:c="4"/></text:span><text:span text:style-name="T29">It</text:span><text:span text:style-name="T14"> should_leverage_the_destination_location_value_comparer = () =&gt; </text:span></text:p>
      <text:p text:style-name="P37"><text:s text:c="7"/>the_destination_location</text:p>
      <text:p text:style-name="P37"><text:s text:c="10"/>.received(x =&gt; x.has_the_same_value_as(the_destination_location));</text:p>
      <text:p text:style-name="P37"/>
      <text:p text:style-name="P48"><text:span text:style-name="T14"><text:s text:c="4"/></text:span><text:span text:style-name="T29">It</text:span><text:span text:style-name="T14"> should_leverage_the_arrival_deadline_value_comparer = () =&gt; </text:span></text:p>
      <text:p text:style-name="P37"><text:s text:c="7"/>the_arrival_deadline</text:p>
      <text:p text:style-name="P37"><text:s text:c="10"/>.received(x =&gt; x.has_the_same_value_as(the_arrival_deadline));</text:p>
      <text:p text:style-name="P37"/>
      <text:p text:style-name="P48"><text:span text:style-name="T14"><text:s text:c="4"/></text:span><text:span text:style-name="T7">static</text:span><text:span text:style-name="T14"> </text:span><text:span text:style-name="T7">bool</text:span><text:span text:style-name="T14"> result;</text:span></text:p>
      <text:p text:style-name="P48"><text:span text:style-name="T14"><text:s text:c="4"/></text:span><text:span text:style-name="T7">static</text:span><text:span text:style-name="T14"> </text:span><text:span text:style-name="T29">IRouteSpecification</text:span><text:span text:style-name="T14"> the_other_route_specification;</text:span></text:p>
      <text:p text:style-name="P37">}</text:p>
      <text:p text:style-name="P1"/>
      <text:p text:style-name="P1">Este tipo de código debería resultarte familiar a estas alturas:</text:p>
      <text:p text:style-name="P1"/>
      <text:list xml:id="list30687784" text:style-name="L7">
        <text:list-item>
          <text:p text:style-name="P9">El primer bloque IT comprueba la salida del método (TDD Tradicional)</text:p>
        </text:list-item>
        <text:list-item>
          <text:p text:style-name="P9">Los tres bloques IT restantes comprueban las interacciones (TDD Mockista)</text:p>
        </text:list-item>
        <text:list-item>
          <text:p text:style-name="P9">En el bloque ESTABLISH:</text:p>
          <text:list>
            <text:list-item>
              <text:p text:style-name="P9">Establecemos las comparaciones con sigo mismo de:</text:p>
              <text:list>
                <text:list-item>
                  <text:p text:style-name="P9">the_origin_location</text:p>
                </text:list-item>
                <text:list-item>
                  <text:p text:style-name="P9">the_arrival_location</text:p>
                </text:list-item>
                <text:list-item>
                  <text:p text:style-name="P9">the_arrival_deadline</text:p>
                </text:list-item>
              </text:list>
            </text:list-item>
            <text:list-item>
              <text:p text:style-name="P9">Simulamos una salida positiva (true) para cada una de las 3 comparaciones.</text:p>
            </text:list-item>
          </text:list>
        </text:list-item>
      </text:list>
      <text:p text:style-name="P1"/>
      <text:p text:style-name="P1">Ejecutamos la BDD_Spec, buscando el tipo de error que esperamos (Not Implemented, en este caso):</text:p>
      <text:p text:style-name="P1"/>
      <text:p text:style-name="P53">------ Test started: Assembly: dddsample.specs.dll ------</text:p>
      <text:p text:style-name="P52"><text:soft-page-break/></text:p>
      <text:p text:style-name="P52">when asked if two similar route specifications have the same value</text:p>
      <text:p text:style-name="P52">» should confirm that they have the same value (FAIL)</text:p>
      <text:p text:style-name="P52">» should leverage the origin location value comparer (FAIL)</text:p>
      <text:p text:style-name="P52">» should leverage the destination location value comparer (FAIL)</text:p>
      <text:p text:style-name="P52">» should leverage the arrival deadline value comparer (FAIL)</text:p>
      <text:p text:style-name="P52"/>
      <text:p text:style-name="P52">Test 'should confirm that they have the same value' failed:</text:p>
      <text:p text:style-name="P52"><text:tab/>System.Reflection.TargetInvocationException: Exception has been thrown by the target of an invocation. ---&gt; System.NotImplementedException: The method or operation is not implemented.</text:p>
      <text:p text:style-name="P52"/>
      <text:p text:style-name="P52">(....)</text:p>
      <text:p text:style-name="P52"/>
      <text:p text:style-name="P52">Test 'should leverage the origin location value comparer' failed:</text:p>
      <text:p text:style-name="P52"><text:tab/>System.Reflection.TargetInvocationException: Exception has been thrown by the target of an invocation. ---&gt; System.NotImplementedException: The method or operation is not implemented.</text:p>
      <text:p text:style-name="P52"/>
      <text:p text:style-name="P52">(....)</text:p>
      <text:p text:style-name="P52"/>
      <text:p text:style-name="P52">Test 'should leverage the destination location value comparer' failed:</text:p>
      <text:p text:style-name="P52"><text:tab/>System.Reflection.TargetInvocationException: Exception has been thrown by the target of an invocation. ---&gt; System.NotImplementedException: The method or operation is not implemented.</text:p>
      <text:p text:style-name="P52"/>
      <text:p text:style-name="P52">(....)</text:p>
      <text:p text:style-name="P52"/>
      <text:p text:style-name="P52">Test 'should leverage the arrival deadline value comparer' failed:</text:p>
      <text:p text:style-name="P52"><text:tab/>System.Reflection.TargetInvocationException: Exception has been thrown by the target of an invocation. ---&gt; System.NotImplementedException: The method or operation is not implemented.</text:p>
      <text:p text:style-name="P52"/>
      <text:p text:style-name="P52">(....)</text:p>
      <text:p text:style-name="P52"/>
      <text:p text:style-name="P52"/>
      <text:p text:style-name="P52">0 passed, 4 failed, 0 skipped, took 1,03 seconds (Machine.Specifications 0.3.0).</text:p>
      <text:p text:style-name="P1"/>
      <text:p text:style-name="P1">Una vez obtenidos esos cuatro errores, vamos a implementar la funcionalidad. Puesto que tenemos interacciones (delegación también seria una palabra correcta) con dependencias, escribimos primero estas, para no perdernos:</text:p>
      <text:p text:style-name="P1"/>
      <text:p text:style-name="P29"><text:span text:style-name="T7">public</text:span><text:span text:style-name="T14"> </text:span><text:span text:style-name="T7">bool</text:span><text:span text:style-name="T14"> has_the_same_value_as(</text:span><text:span text:style-name="T29">IRouteSpecification</text:span><text:span text:style-name="T14"> the_other)</text:span></text:p>
      <text:p text:style-name="P37">{</text:p>
      <text:p text:style-name="P48"><text:span text:style-name="T14"><text:s text:c="3"/></text:span><text:span text:style-name="T7">this</text:span><text:span text:style-name="T14">.underlying_origin_location.has_the_same_value_as(the_other.origin());</text:span></text:p>
      <text:p text:style-name="P48"><text:span text:style-name="T14"><text:s text:c="3"/></text:span><text:span text:style-name="T7">this</text:span><text:span text:style-name="T14">.underlying_destination_location.has_the_same_value_as(the_other.destination());</text:span></text:p>
      <text:p text:style-name="P48"><text:span text:style-name="T14"><text:s text:c="3"/></text:span><text:span text:style-name="T7">this</text:span><text:span text:style-name="T14">.underlying_arrival_deadline.has_the_same_value_as(the_other.arrival_dealine());</text:span></text:p>
      <text:p text:style-name="P37"><text:s text:c="4"/></text:p>
      <text:p text:style-name="P48"><text:span text:style-name="T14"><text:s text:c="3"/></text:span><text:span text:style-name="T7">return</text:span><text:span text:style-name="T14"> </text:span><text:span text:style-name="T7">false</text:span><text:span text:style-name="T14">;</text:span></text:p>
      <text:p text:style-name="P37">}</text:p>
      <text:p text:style-name="P1"/>
      <text:p text:style-name="P1">y volvemos a ejecutar la BDD_Spec para ver si se nos ha olvidado algo:</text:p>
      <text:p text:style-name="P1"/>
      <text:p text:style-name="P53">------ Test started: Assembly: dddsample.specs.dll ------</text:p>
      <text:p text:style-name="P52"/>
      <text:p text:style-name="P52">when asked if two similar route specifications have the same value</text:p>
      <text:p text:style-name="P52">» should confirm that they have the same value (FAIL)</text:p>
      <text:p text:style-name="P52">» should leverage the origin location value comparer</text:p>
      <text:p text:style-name="P52">» should leverage the destination location value comparer</text:p>
      <text:p text:style-name="P52">» should leverage the arrival deadline value comparer</text:p>
      <text:p text:style-name="P52"/>
      <text:p text:style-name="P52">Test 'should confirm that they have the same value' failed:</text:p>
      <text:p text:style-name="P52"><text:tab/>Machine.Specifications.SpecificationException: Should be [true] but is [false]</text:p>
      <text:p text:style-name="P52"><text:tab/>at Machine.Specifications.ShouldExtensionMethods.ShouldBeTrue(Boolean condition)</text:p>
      <text:p text:style-name="P52"><text:soft-page-break/><text:tab/>domain\model\cargo.aggregate\RouteSpecificationSpecs.cs(336,0): at dddsample.specs.domain.model.cargo.aggregate.when_asked_if_two_similar_route_specifications_have_the_same_value.&lt;.ctor&gt;b__8()</text:p>
      <text:p text:style-name="P52"><text:tab/>at Machine.Specifications.Model.Specification.InvokeSpecificationField()</text:p>
      <text:p text:style-name="P52"><text:tab/>at Machine.Specifications.Model.Specification.Verify()</text:p>
      <text:p text:style-name="P52"/>
      <text:p text:style-name="P52">3 passed, 1 failed, 0 skipped, took 0,85 seconds (Machine.Specifications 0.3.0).</text:p>
      <text:p text:style-name="P1"/>
      <text:p text:style-name="P1">Perfecto, es exactamente lo que buscábamos:</text:p>
      <text:p text:style-name="P1"/>
      <text:list xml:id="list30685711" text:style-name="L8">
        <text:list-item>
          <text:p text:style-name="P10">Las tres aserciones basadas en al interacción pasan (las tres ultimas)</text:p>
        </text:list-item>
        <text:list-item>
          <text:p text:style-name="P10">La aserción que comprueba el resultado no pasa ya que la hemos hecho fallar a propósito para comprobar que efectivamente podemos fallarla por las razones adecuadas. Para conseguirlo:</text:p>
          <text:list>
            <text:list-item>
              <text:p text:style-name="P10">Esperábamos un true (result.ShouldBeTrue()).</text:p>
            </text:list-item>
            <text:list-item>
              <text:p text:style-name="P10">Forzamos un false (return false).</text:p>
            </text:list-item>
            <text:list-item>
              <text:p text:style-name="P10">El test nos marca nuestro error (Should be [true] but is [false])</text:p>
            </text:list-item>
          </text:list>
        </text:list-item>
      </text:list>
      <text:p text:style-name="P1"/>
      <text:p text:style-name="P1">Ahora que ya hemos comprobado que no nos olvidamos de nada, transformamos el código escrito en lo que buscamos. </text:p>
      <text:p text:style-name="P1"/>
      <text:p text:style-name="P1">(Recuerda: "Escribe el mínimo código necesario, Y QUE TENGA SENTIDO, para pasar el test")</text:p>
      <text:p text:style-name="P1"/>
      <text:p text:style-name="P29"><text:span text:style-name="T7">public</text:span><text:span text:style-name="T14"> </text:span><text:span text:style-name="T7">bool</text:span><text:span text:style-name="T14"> has_the_same_value_as(</text:span><text:span text:style-name="T29">IRouteSpecification</text:span><text:span text:style-name="T14"> the_other)</text:span></text:p>
      <text:p text:style-name="P37">{</text:p>
      <text:p text:style-name="P48"><text:span text:style-name="T14"><text:s text:c="4"/></text:span><text:span text:style-name="T7">return</text:span><text:span text:style-name="T14"> </text:span></text:p>
      <text:p text:style-name="P48"><text:span text:style-name="T14"><text:s text:c="7"/></text:span><text:span text:style-name="T7">this</text:span><text:span text:style-name="T14">.underlying_origin_location</text:span></text:p>
      <text:p text:style-name="P37"><text:s text:c="10"/>.has_the_same_value_as(the_other.origin()) &amp;&amp;</text:p>
      <text:p text:style-name="P48"><text:span text:style-name="T14"><text:s text:c="7"/></text:span><text:span text:style-name="T7">this</text:span><text:span text:style-name="T14">.underlying_destination_location</text:span></text:p>
      <text:p text:style-name="P37"><text:s text:c="10"/>.has_the_same_value_as(the_other.destination()) &amp;&amp;</text:p>
      <text:p text:style-name="P48"><text:span text:style-name="T14"><text:s text:c="7"/></text:span><text:span text:style-name="T7">this</text:span><text:span text:style-name="T14">.underlying_arrival_deadline</text:span></text:p>
      <text:p text:style-name="P37"><text:s text:c="10"/>.has_the_same_value_as(the_other.arrival_dealine());</text:p>
      <text:p text:style-name="P37">}</text:p>
      <text:p text:style-name="P1"/>
      <text:p text:style-name="P1"/>
      <text:p text:style-name="P1">Volvemos a ejecutar la BDD_Spec, esta vez con la esperanza de obtener un resultado positivo:</text:p>
      <text:p text:style-name="P1"/>
      <text:p text:style-name="P53">------ Test started: Assembly: dddsample.specs.dll ------</text:p>
      <text:p text:style-name="P52"/>
      <text:p text:style-name="P52">when asked if two similar route specifications have the same value</text:p>
      <text:p text:style-name="P52">» should confirm that they have the same value</text:p>
      <text:p text:style-name="P52">» should leverage the origin location value comparer</text:p>
      <text:p text:style-name="P52">» should leverage the destination location value comparer</text:p>
      <text:p text:style-name="P52">» should leverage the arrival deadline value comparer</text:p>
      <text:p text:style-name="P52"/>
      <text:p text:style-name="P52"/>
      <text:p text:style-name="P52">4 passed, 0 failed, 0 skipped, took 0,86 seconds (Machine.Specifications 0.3.0).</text:p>
      <text:p text:style-name="P1"/>
      <text:p text:style-name="P1">Dicho y hecho.</text:p>
      <text:p text:style-name="P1"/>
      <text:p text:style-name="P1">Vamos a por la siguiente.</text:p>
      <text:p text:style-name="P1"/>
      <text:p text:style-name="P1"><text:span text:style-name="T1">Implementación de los Scenarios complementarios al "Happy Day Scenario"</text:span>:</text:p>
      <text:p text:style-name="P1"/>
      <text:p text:style-name="P1">Vamos con las cuatro BDD_Specs que quedan:</text:p>
      <text:p text:style-name="P1"/>
      <text:list xml:id="list30684362" text:style-name="L9">
        <text:list-item>
          <text:p text:style-name="P11">Provocamos el fallo de la primera condición</text:p>
        </text:list-item>
        <text:list-item>
          <text:p text:style-name="P11">Provocamos el fallo de la segunda condición</text:p>
        </text:list-item>
        <text:list-item>
          <text:p text:style-name="P11">Provocamos el fallo de la tercera condición</text:p>
        </text:list-item>
        <text:list-item>
          <text:p text:style-name="P11">Finalmente iremos con el caso extraordinario</text:p>
        </text:list-item>
      </text:list>
      <text:p text:style-name="P1"/>
      <text:p text:style-name="P1"><text:soft-page-break/>Si todo ha ido bien, probablemente no tengamos que escribir código de la aplicación excepto en el cuarto caso.</text:p>
      <text:p text:style-name="P1"/>
      <text:p text:style-name="P1"><text:span text:style-name="T1">BDD_Spec que provoca el fallo de la primera condición</text:span>:</text:p>
      <text:p text:style-name="P1"/>
      <text:p text:style-name="P1">Buscamos hacer que falle:</text:p>
      <text:p text:style-name="P1"/>
      <text:p text:style-name="P29"><text:span text:style-name="T7">this</text:span><text:span text:style-name="T14">.underlying_origin_location.has_the_same_value_as(the_other.origin())</text:span></text:p>
      <text:p text:style-name="P1"/>
      <text:p text:style-name="P1">Por lo tanto:</text:p>
      <text:p text:style-name="P1"/>
      <text:p text:style-name="P52">When asked if two route specifications with different origin location have the same value</text:p>
      <text:p text:style-name="P52">» It should confirm that they have different value</text:p>
      <text:p text:style-name="P52">» It should leverage the origin location value comparer</text:p>
      <text:p text:style-name="P52">» It should not leverage the destination location value comparer</text:p>
      <text:p text:style-name="P52">» It should not leverage the arrival deadline value comparer</text:p>
      <text:p text:style-name="P1"/>
      <text:p text:style-name="P1">Como podemos leer en la BDD_Spec, para hacer fallar el primero:</text:p>
      <text:p text:style-name="P1"/>
      <text:list xml:id="list30713411" text:style-name="L10">
        <text:list-item>
          <text:p text:style-name="P12">Necesitamos proporcionar un mock del primero (el que queremos que falle) que devuelva false.</text:p>
        </text:list-item>
        <text:list-item>
          <text:p text:style-name="P12">No necesitamos proporcionar un mock del segundo.</text:p>
        </text:list-item>
        <text:list-item>
          <text:p text:style-name="P12">No necesitamos proporcionar un mock del tercero.</text:p>
        </text:list-item>
      </text:list>
      <text:p text:style-name="P1"/>
      <text:p text:style-name="P1">Cuando proporcionamos un mock:</text:p>
      <text:p text:style-name="P1"/>
      <text:list xml:id="list30691859" text:style-name="L11">
        <text:list-item>
          <text:p text:style-name="P13">"should leverage" de la BDD_Spec se traducirá en</text:p>
        </text:list-item>
        <text:list-item>
          <text:p text:style-name="P13">"received()" en el código</text:p>
        </text:list-item>
      </text:list>
      <text:p text:style-name="P1"/>
      <text:p text:style-name="P1">Cuando no proporcionamos un mock:</text:p>
      <text:p text:style-name="P1"/>
      <text:list xml:id="list30711400" text:style-name="L12">
        <text:list-item>
          <text:p text:style-name="P14">"should not leverage" de la BDD_Spec se traducirá en</text:p>
        </text:list-item>
        <text:list-item>
          <text:p text:style-name="P14">"never_received()" en el código</text:p>
        </text:list-item>
      </text:list>
      <text:p text:style-name="P1"/>
      <text:p text:style-name="P1">Por lo tanto:</text:p>
      <text:p text:style-name="P1"/>
      <text:p text:style-name="P47"><text:span text:style-name="T10">public</text:span><text:span text:style-name="T17"> </text:span><text:span text:style-name="T10">class</text:span><text:span text:style-name="T17"> </text:span><text:span text:style-name="T26">when_asked_if_two_route_specifications_with_different_origin_location_have_the_same_value</text:span><text:span text:style-name="T17"> : </text:span></text:p>
      <text:p text:style-name="P58">concern_for_route_specification</text:p>
      <text:p text:style-name="P37">{</text:p>
      <text:p text:style-name="P48"><text:span text:style-name="T14"><text:s text:c="4"/></text:span><text:span text:style-name="T29">Establish</text:span><text:span text:style-name="T14"> context = () =&gt;</text:span></text:p>
      <text:p text:style-name="P37"><text:s text:c="4"/>{</text:p>
      <text:p text:style-name="P48"><text:span text:style-name="T14"><text:s text:c="8"/>the_other_route_specification = an&lt;</text:span><text:span text:style-name="T29">IRouteSpecification</text:span><text:span text:style-name="T14">&gt;();</text:span></text:p>
      <text:p text:style-name="P37"/>
      <text:p text:style-name="P37"><text:s text:c="8"/>the_other_route_specification</text:p>
      <text:p text:style-name="P37"><text:s text:c="11"/>.Stub(x =&gt; x.origin())</text:p>
      <text:p text:style-name="P37"><text:s text:c="11"/>.Return(the_origin_location);</text:p>
      <text:p text:style-name="P37"><text:s text:c="8"/>the_origin_location</text:p>
      <text:p text:style-name="P37"><text:s text:c="11"/>.Stub(x =&gt; x.has_the_same_value_as(the_origin_location))</text:p>
      <text:p text:style-name="P48"><text:span text:style-name="T14"><text:s text:c="11"/>.Return(</text:span><text:span text:style-name="T7">false</text:span><text:span text:style-name="T14">);</text:span></text:p>
      <text:p text:style-name="P37"><text:s text:c="4"/>};</text:p>
      <text:p text:style-name="P37"/>
      <text:p text:style-name="P48"><text:span text:style-name="T14"><text:s text:c="4"/></text:span><text:span text:style-name="T29">Because</text:span><text:span text:style-name="T14"> of = () =&gt; result = </text:span></text:p>
      <text:p text:style-name="P37"><text:s text:c="21"/>sut.has_the_same_value_as(the_other_route_specification);</text:p>
      <text:p text:style-name="P37"/>
      <text:p text:style-name="P48"><text:span text:style-name="T14"><text:s text:c="4"/></text:span><text:span text:style-name="T29">It</text:span><text:span text:style-name="T14"> should_confirm_that_they_have_different_value = () =&gt; </text:span></text:p>
      <text:p text:style-name="P37"><text:s text:c="7"/>result.ShouldBeFalse();</text:p>
      <text:p text:style-name="P37"/>
      <text:p text:style-name="P48"><text:span text:style-name="T14"><text:s text:c="4"/></text:span><text:span text:style-name="T29">It</text:span><text:span text:style-name="T14"> should_leverage_the_origin_location_value_comparer = () =&gt; </text:span></text:p>
      <text:p text:style-name="P37"><text:s text:c="7"/>the_origin_location</text:p>
      <text:p text:style-name="P37"><text:s text:c="10"/>.received(x =&gt; x.has_the_same_value_as(the_origin_location));</text:p>
      <text:p text:style-name="P37"><text:soft-page-break/></text:p>
      <text:p text:style-name="P48"><text:span text:style-name="T14"><text:s text:c="4"/></text:span><text:span text:style-name="T29">It</text:span><text:span text:style-name="T14"> should_not_leverage_the_destination_location_value_comparer = () =&gt; </text:span></text:p>
      <text:p text:style-name="P37"><text:s text:c="7"/>the_destination_location</text:p>
      <text:p text:style-name="P37"><text:s text:c="10"/>.never_received(x =&gt; x.has_the_same_value_as(the_destination_location));</text:p>
      <text:p text:style-name="P37"/>
      <text:p text:style-name="P48"><text:span text:style-name="T14"><text:s text:c="4"/></text:span><text:span text:style-name="T29">It</text:span><text:span text:style-name="T14"> should_not_leverage_the_arrival_deadline_value_comparer = () =&gt; </text:span></text:p>
      <text:p text:style-name="P37"><text:s text:c="7"/>the_arrival_deadline</text:p>
      <text:p text:style-name="P37"><text:s text:c="10"/>.never_received(x =&gt; x.has_the_same_value_as(the_arrival_deadline));</text:p>
      <text:p text:style-name="P37"/>
      <text:p text:style-name="P48"><text:span text:style-name="T14"><text:s text:c="4"/></text:span><text:span text:style-name="T7">static</text:span><text:span text:style-name="T14"> </text:span><text:span text:style-name="T7">bool</text:span><text:span text:style-name="T14"> result;</text:span></text:p>
      <text:p text:style-name="P48"><text:span text:style-name="T14"><text:s text:c="4"/></text:span><text:span text:style-name="T7">static</text:span><text:span text:style-name="T14"> </text:span><text:span text:style-name="T29">IRouteSpecification</text:span><text:span text:style-name="T14"> the_other_route_specification;</text:span></text:p>
      <text:p text:style-name="P37">}</text:p>
      <text:p text:style-name="P1"/>
      <text:p text:style-name="P1">Forzamos el fallo de la primera a través de:</text:p>
      <text:p text:style-name="P1"/>
      <text:p text:style-name="P30"><text:span text:style-name="T14">.Return(</text:span><text:span text:style-name="T7">false</text:span><text:span text:style-name="T14">);</text:span></text:p>
      <text:p text:style-name="P1"/>
      <text:p text:style-name="P1">Ejecutamos la BDD_Spec. No esperamos fallos:</text:p>
      <text:p text:style-name="P1"/>
      <text:p text:style-name="P53">------ Test started: Assembly: dddsample.specs.dll ------</text:p>
      <text:p text:style-name="P52"/>
      <text:p text:style-name="P52">when asked if two route specifications with different origin location have the same value</text:p>
      <text:p text:style-name="P52">» should confirm that they have different value</text:p>
      <text:p text:style-name="P52">» should leverage the origin location value comparer</text:p>
      <text:p text:style-name="P52">» should not leverage the destination location value comparer</text:p>
      <text:p text:style-name="P52">» should not leverage the arrival deadline value comparer</text:p>
      <text:p text:style-name="P52"/>
      <text:p text:style-name="P52"/>
      <text:p text:style-name="P52">4 passed, 0 failed, 0 skipped, took 0,67 seconds (Machine.Specifications 0.3.0).</text:p>
      <text:p text:style-name="P1"/>
      <text:p text:style-name="P1"><text:span text:style-name="T1">BDD_Spec que provoca el fallo de la segunda condición</text:span>:</text:p>
      <text:p text:style-name="P1"/>
      <text:p text:style-name="P1">Buscamos provocar el fallo de:</text:p>
      <text:p text:style-name="P1"/>
      <text:p text:style-name="P29"><text:span text:style-name="T7">this</text:span><text:span text:style-name="T14">.underlying_destination_location.has_the_same_value_as(the_other.destination())</text:span></text:p>
      <text:p text:style-name="P1"/>
      <text:p text:style-name="P1">Con esta BDD_Spec:</text:p>
      <text:p text:style-name="P1"/>
      <text:p text:style-name="P52">When asked if two route specifications with different destination location have the same value</text:p>
      <text:p text:style-name="P52">» It should confirm that they have different value</text:p>
      <text:p text:style-name="P52">» It should leverage the origin location value comparer</text:p>
      <text:p text:style-name="P52">» It should leverage the destination location value comparer</text:p>
      <text:p text:style-name="P54">» It should not leverage the arrival deadline value comparer</text:p>
      <text:p text:style-name="P1"/>
      <text:p text:style-name="P1">De nuevo, leyendo en la BDD_Spec, para hacer fallar el segundo:</text:p>
      <text:p text:style-name="P1"/>
      <text:list xml:id="list31693392" text:continue-list="list30713411" text:style-name="L10">
        <text:list-item>
          <text:p text:style-name="P12">Necesitamos proporcionar un mock del primero que devuelva true.</text:p>
        </text:list-item>
        <text:list-item>
          <text:p text:style-name="P12">Necesitamos proporcionar un mock del segundo (el que queremos que falle) que devuelva false.</text:p>
        </text:list-item>
        <text:list-item>
          <text:p text:style-name="P12">No necesitamos proporcionar un mock del tercero.</text:p>
        </text:list-item>
      </text:list>
      <text:p text:style-name="P1"/>
      <text:p text:style-name="P1">Cuando proporcionamos un mock:</text:p>
      <text:p text:style-name="P1"/>
      <text:list xml:id="list30709965" text:style-name="L13">
        <text:list-item>
          <text:p text:style-name="P15">"should leverage" de la BDD_Spec se traducirá en</text:p>
        </text:list-item>
        <text:list-item>
          <text:p text:style-name="P15">"received()" en el código</text:p>
        </text:list-item>
      </text:list>
      <text:p text:style-name="P1"/>
      <text:p text:style-name="P1">Cuando no proporcionamos un mock:</text:p>
      <text:p text:style-name="P1"/>
      <text:list xml:id="list30695271" text:style-name="L14">
        <text:list-item>
          <text:p text:style-name="P16">"should not leverage" de la BDD_Spec se traducirá en</text:p>
        </text:list-item>
        <text:list-item>
          <text:p text:style-name="P16">"never_received()" en el código</text:p>
        </text:list-item>
      </text:list>
      <text:p text:style-name="P1"/>
      <text:p text:style-name="P1"><text:soft-page-break/>El código:</text:p>
      <text:p text:style-name="P1"/>
      <text:p text:style-name="P29"><text:span text:style-name="T7">public</text:span><text:span text:style-name="T14"> </text:span><text:span text:style-name="T7">class</text:span><text:span text:style-name="T14"> </text:span><text:span text:style-name="T24">when_asked_if_two_route_specifications_with_different_destination_location_have_the_same_value</text:span><text:span text:style-name="T14"> : </text:span></text:p>
      <text:p text:style-name="P58">concern_for_route_specification</text:p>
      <text:p text:style-name="P37">{</text:p>
      <text:p text:style-name="P48"><text:span text:style-name="T14"><text:s text:c="4"/></text:span><text:span text:style-name="T29">Establish</text:span><text:span text:style-name="T14"> context = () =&gt;</text:span></text:p>
      <text:p text:style-name="P37"><text:s text:c="4"/>{</text:p>
      <text:p text:style-name="P48"><text:span text:style-name="T14"><text:s text:c="8"/>the_other_route_specification = an&lt;</text:span><text:span text:style-name="T29">IRouteSpecification</text:span><text:span text:style-name="T14">&gt;();</text:span></text:p>
      <text:p text:style-name="P37"/>
      <text:p text:style-name="P37"><text:s text:c="8"/>the_other_route_specification</text:p>
      <text:p text:style-name="P37"><text:s text:c="11"/>.Stub(x =&gt; x.origin())</text:p>
      <text:p text:style-name="P37"><text:s text:c="11"/>.Return(the_origin_location);</text:p>
      <text:p text:style-name="P37"><text:s text:c="8"/>the_origin_location</text:p>
      <text:p text:style-name="P37"><text:s text:c="11"/>.Stub(x =&gt; x.has_the_same_value_as(the_origin_location))</text:p>
      <text:p text:style-name="P48"><text:span text:style-name="T14"><text:s text:c="11"/>.Return(</text:span><text:span text:style-name="T7">true</text:span><text:span text:style-name="T14">);</text:span></text:p>
      <text:p text:style-name="P37"/>
      <text:p text:style-name="P37"><text:s text:c="8"/>the_other_route_specification</text:p>
      <text:p text:style-name="P37"><text:s text:c="11"/>.Stub(x =&gt; x.destination())</text:p>
      <text:p text:style-name="P37"><text:s text:c="11"/>.Return(the_destination_location);</text:p>
      <text:p text:style-name="P37"><text:s text:c="8"/>the_destination_location</text:p>
      <text:p text:style-name="P37"><text:s text:c="11"/>.Stub(x =&gt; x.has_the_same_value_as(the_destination_location))</text:p>
      <text:p text:style-name="P48"><text:span text:style-name="T14"><text:s text:c="11"/>.Return(</text:span><text:span text:style-name="T7">false</text:span><text:span text:style-name="T14">);</text:span></text:p>
      <text:p text:style-name="P37"><text:s text:c="4"/>};</text:p>
      <text:p text:style-name="P37"/>
      <text:p text:style-name="P48"><text:span text:style-name="T14"><text:s text:c="4"/></text:span><text:span text:style-name="T29">Because</text:span><text:span text:style-name="T14"> of = () =&gt; </text:span></text:p>
      <text:p text:style-name="P37"><text:s text:c="7"/>result = sut.has_the_same_value_as(the_other_route_specification);</text:p>
      <text:p text:style-name="P37"/>
      <text:p text:style-name="P48"><text:span text:style-name="T14"><text:s text:c="4"/></text:span><text:span text:style-name="T29">It</text:span><text:span text:style-name="T14"> should_confirm_that_they_have_different_value = () =&gt; result.ShouldBeFalse();</text:span></text:p>
      <text:p text:style-name="P37"/>
      <text:p text:style-name="P48"><text:span text:style-name="T14"><text:s text:c="4"/></text:span><text:span text:style-name="T29">It</text:span><text:span text:style-name="T14"> should_leverage_the_origin_location_value_comparer = () =&gt; </text:span></text:p>
      <text:p text:style-name="P37"><text:s text:c="7"/>the_origin_location</text:p>
      <text:p text:style-name="P37"><text:s text:c="10"/>.received(x =&gt; x.has_the_same_value_as(the_origin_location));</text:p>
      <text:p text:style-name="P37"/>
      <text:p text:style-name="P48"><text:span text:style-name="T14"><text:s text:c="4"/></text:span><text:span text:style-name="T29">It</text:span><text:span text:style-name="T14"> should_leverage_the_destination_location_value_comparer = () =&gt; </text:span></text:p>
      <text:p text:style-name="P37"><text:s text:c="7"/>the_destination_location</text:p>
      <text:p text:style-name="P37"><text:s text:c="10"/>.received(x =&gt; x.has_the_same_value_as(the_destination_location));</text:p>
      <text:p text:style-name="P37"/>
      <text:p text:style-name="P48"><text:span text:style-name="T14"><text:s text:c="4"/></text:span><text:span text:style-name="T29">It</text:span><text:span text:style-name="T14"> should_not_leverage_the_arrival_deadline_value_comparer = () =&gt; </text:span></text:p>
      <text:p text:style-name="P37"><text:s text:c="7"/>the_arrival_deadline</text:p>
      <text:p text:style-name="P37"><text:s text:c="10"/>.never_received(x =&gt; x.has_the_same_value_as(the_arrival_deadline));</text:p>
      <text:p text:style-name="P37"/>
      <text:p text:style-name="P48"><text:span text:style-name="T14"><text:s text:c="4"/></text:span><text:span text:style-name="T7">static</text:span><text:span text:style-name="T14"> </text:span><text:span text:style-name="T7">bool</text:span><text:span text:style-name="T14"> result;</text:span></text:p>
      <text:p text:style-name="P48"><text:span text:style-name="T14"><text:s text:c="4"/></text:span><text:span text:style-name="T7">static</text:span><text:span text:style-name="T14"> </text:span><text:span text:style-name="T29">IRouteSpecification</text:span><text:span text:style-name="T14"> the_other_route_specification;</text:span></text:p>
      <text:p text:style-name="P37">}</text:p>
      <text:p text:style-name="P1"/>
      <text:p text:style-name="P1">De nuevo no esperamos fallos:</text:p>
      <text:p text:style-name="P1"/>
      <text:p text:style-name="P53">------ Test started: Assembly: dddsample.specs.dll ------</text:p>
      <text:p text:style-name="P52"/>
      <text:p text:style-name="P52">when asked if two route specifications with different destination location have the same value</text:p>
      <text:p text:style-name="P52">» should confirm that they have different value</text:p>
      <text:p text:style-name="P52">» should leverage the origin location value comparer</text:p>
      <text:p text:style-name="P52">» should leverage the destination location value comparer</text:p>
      <text:p text:style-name="P52">» should not leverage the arrival deadline value comparer</text:p>
      <text:p text:style-name="P52"/>
      <text:p text:style-name="P52"/>
      <text:p text:style-name="P52">4 passed, 0 failed, 0 skipped, took 0,75 seconds (Machine.Specifications 0.3.0).</text:p>
      <text:p text:style-name="P1"/>
      <text:p text:style-name="P1"><text:span text:style-name="T1">BDD_Spec que provoca el fallo de la tercera condición</text:span>:</text:p>
      <text:p text:style-name="P1"><text:soft-page-break/></text:p>
      <text:p text:style-name="P1">Esta vez pretendemos buscar el fallo de:</text:p>
      <text:p text:style-name="P1"/>
      <text:p text:style-name="P29"><text:span text:style-name="T7">this</text:span><text:span text:style-name="T14">.underlying_arrival_deadline.has_the_same_value_as(the_other.arrival_dealine())</text:span></text:p>
      <text:p text:style-name="P1"/>
      <text:p text:style-name="P1">Y esta es la BDD_Spec:</text:p>
      <text:p text:style-name="P1"/>
      <text:p text:style-name="P52">When asked if two route specifications with different arrival deadline have the same value</text:p>
      <text:p text:style-name="P52">» It should confirm that they have different value</text:p>
      <text:p text:style-name="P52">» It should leverage the origin location value comparer</text:p>
      <text:p text:style-name="P52">» It should leverage the destination location value comparer</text:p>
      <text:p text:style-name="P54">» It should leverage the arrival deadline value comparer</text:p>
      <text:p text:style-name="P1"/>
      <text:p text:style-name="P1">Interpretando la BDD_Spec, para hacer fallar el tercero:</text:p>
      <text:p text:style-name="P1"/>
      <text:list xml:id="list31700005" text:continue-list="list31693392" text:style-name="L10">
        <text:list-item>
          <text:p text:style-name="P12">Necesitamos proporcionar un mock del primero que devuelva true.</text:p>
        </text:list-item>
        <text:list-item>
          <text:p text:style-name="P12">Necesitamos proporcionar un mock del segundo que devuelva true.</text:p>
        </text:list-item>
        <text:list-item>
          <text:p text:style-name="P12">Necesitamos proporcionar un mock del tercero (el que queremos que falle) que devuelva false.</text:p>
        </text:list-item>
      </text:list>
      <text:p text:style-name="P1"/>
      <text:p text:style-name="P1">Cuando proporcionamos un mock:</text:p>
      <text:p text:style-name="P1"/>
      <text:list xml:id="list30715520" text:style-name="L15">
        <text:list-item>
          <text:p text:style-name="P17">"should leverage" de la BDD_Spec se traducirá en</text:p>
        </text:list-item>
        <text:list-item>
          <text:p text:style-name="P17">"received()" en el código</text:p>
        </text:list-item>
      </text:list>
      <text:p text:style-name="P1"/>
      <text:p text:style-name="P1">Antes de mostrar el código, señalar que es similar al del "Happy Day Scenario", con la salvedad de que esta vez:</text:p>
      <text:p text:style-name="P1"/>
      <text:list xml:id="list30690292" text:style-name="L16">
        <text:list-item>
          <text:p text:style-name="P18">Necesitamos que el tercer mock devuelva false.</text:p>
        </text:list-item>
        <text:list-item>
          <text:p text:style-name="P18">El primer IT ShouldBeFalse().</text:p>
        </text:list-item>
      </text:list>
      <text:p text:style-name="P1"/>
      <text:p text:style-name="P29"><text:span text:style-name="T7">public</text:span><text:span text:style-name="T14"> </text:span><text:span text:style-name="T7">class</text:span><text:span text:style-name="T14"> </text:span><text:span text:style-name="T24">when_asked_if_two_route_specifications_with_different_arrival_deadline_have_the_same_value</text:span><text:span text:style-name="T14"> : </text:span></text:p>
      <text:p text:style-name="P58">concern_for_route_specification</text:p>
      <text:p text:style-name="P37">{</text:p>
      <text:p text:style-name="P48"><text:span text:style-name="T14"><text:s text:c="4"/></text:span><text:span text:style-name="T29">Establish</text:span><text:span text:style-name="T14"> context = () =&gt;</text:span></text:p>
      <text:p text:style-name="P37"><text:s text:c="4"/>{</text:p>
      <text:p text:style-name="P48"><text:span text:style-name="T14"><text:s text:c="8"/>the_other_route_specification = an&lt;</text:span><text:span text:style-name="T29">IRouteSpecification</text:span><text:span text:style-name="T14">&gt;();</text:span></text:p>
      <text:p text:style-name="P37"/>
      <text:p text:style-name="P37"><text:s text:c="8"/>the_other_route_specification</text:p>
      <text:p text:style-name="P37"><text:s text:c="11"/>.Stub(x =&gt; x.origin())</text:p>
      <text:p text:style-name="P37"><text:s text:c="11"/>.Return(the_origin_location);</text:p>
      <text:p text:style-name="P37"><text:s text:c="8"/>the_origin_location</text:p>
      <text:p text:style-name="P37"><text:s text:c="11"/>.Stub(x =&gt; x.has_the_same_value_as(the_origin_location))</text:p>
      <text:p text:style-name="P48"><text:span text:style-name="T14"><text:s text:c="11"/>.Return(</text:span><text:span text:style-name="T7">true</text:span><text:span text:style-name="T14">);</text:span></text:p>
      <text:p text:style-name="P37"/>
      <text:p text:style-name="P37"><text:s text:c="8"/>the_other_route_specification</text:p>
      <text:p text:style-name="P37"><text:s text:c="11"/>.Stub(x =&gt; x.destination())</text:p>
      <text:p text:style-name="P37"><text:s text:c="11"/>.Return(the_destination_location);</text:p>
      <text:p text:style-name="P37"><text:s text:c="8"/>the_destination_location</text:p>
      <text:p text:style-name="P37"><text:s text:c="11"/>.Stub(x =&gt; x.has_the_same_value_as(the_destination_location))</text:p>
      <text:p text:style-name="P48"><text:span text:style-name="T14"><text:s text:c="11"/>.Return(</text:span><text:span text:style-name="T7">true</text:span><text:span text:style-name="T14">);</text:span></text:p>
      <text:p text:style-name="P37"/>
      <text:p text:style-name="P37"><text:s text:c="8"/>the_other_route_specification</text:p>
      <text:p text:style-name="P37"><text:s text:c="11"/>.Stub(x =&gt; x.arrival_dealine())</text:p>
      <text:p text:style-name="P37"><text:s text:c="11"/>.Return(the_arrival_deadline);</text:p>
      <text:p text:style-name="P37"><text:s text:c="8"/>the_arrival_deadline</text:p>
      <text:p text:style-name="P37"><text:s text:c="11"/>.Stub(x =&gt; x.has_the_same_value_as(the_arrival_deadline))</text:p>
      <text:p text:style-name="P48"><text:span text:style-name="T14"><text:s text:c="11"/>.Return(</text:span><text:span text:style-name="T7">false</text:span><text:span text:style-name="T14">);</text:span></text:p>
      <text:p text:style-name="P37"><text:s text:c="4"/>};</text:p>
      <text:p text:style-name="P37"/>
      <text:p text:style-name="P48"><text:soft-page-break/><text:span text:style-name="T14"><text:s text:c="4"/></text:span><text:span text:style-name="T29">Because</text:span><text:span text:style-name="T14"> of = () =&gt; </text:span></text:p>
      <text:p text:style-name="P37"><text:s text:c="7"/>result = sut.has_the_same_value_as(the_other_route_specification);</text:p>
      <text:p text:style-name="P37"/>
      <text:p text:style-name="P48"><text:span text:style-name="T14"><text:s text:c="4"/></text:span><text:span text:style-name="T29">It</text:span><text:span text:style-name="T14"> should_confirm_that_they_have_different_value = () =&gt; result.ShouldBeFalse();</text:span></text:p>
      <text:p text:style-name="P37"/>
      <text:p text:style-name="P48"><text:span text:style-name="T14"><text:s text:c="4"/></text:span><text:span text:style-name="T29">It</text:span><text:span text:style-name="T14"> should_leverage_the_origin_location_value_comparer = () =&gt; </text:span></text:p>
      <text:p text:style-name="P37"><text:s text:c="7"/>the_origin_location</text:p>
      <text:p text:style-name="P37"><text:s text:c="10"/>.received(x =&gt; x.has_the_same_value_as(the_origin_location));</text:p>
      <text:p text:style-name="P37"/>
      <text:p text:style-name="P48"><text:span text:style-name="T14"><text:s text:c="4"/></text:span><text:span text:style-name="T29">It</text:span><text:span text:style-name="T14"> should_leverage_the_destination_location_value_comparer = () =&gt; </text:span></text:p>
      <text:p text:style-name="P37"><text:s text:c="7"/>the_destination_location</text:p>
      <text:p text:style-name="P37"><text:s text:c="10"/>.received(x =&gt; x.has_the_same_value_as(the_destination_location));</text:p>
      <text:p text:style-name="P37"/>
      <text:p text:style-name="P48"><text:span text:style-name="T14"><text:s text:c="4"/></text:span><text:span text:style-name="T29">It</text:span><text:span text:style-name="T14"> should_leverage_the_arrival_deadline_value_comparer = () =&gt; </text:span></text:p>
      <text:p text:style-name="P37"><text:s text:c="7"/>the_arrival_deadline</text:p>
      <text:p text:style-name="P37"><text:s text:c="10"/>.received(x =&gt; x.has_the_same_value_as(the_arrival_deadline));</text:p>
      <text:p text:style-name="P37"/>
      <text:p text:style-name="P48"><text:span text:style-name="T14"><text:s text:c="4"/></text:span><text:span text:style-name="T7">static</text:span><text:span text:style-name="T14"> </text:span><text:span text:style-name="T7">bool</text:span><text:span text:style-name="T14"> result;</text:span></text:p>
      <text:p text:style-name="P48"><text:span text:style-name="T14"><text:s text:c="4"/></text:span><text:span text:style-name="T7">static</text:span><text:span text:style-name="T14"> </text:span><text:span text:style-name="T29">IRouteSpecification</text:span><text:span text:style-name="T14"> the_other_route_specification;</text:span></text:p>
      <text:p text:style-name="P37">}</text:p>
      <text:p text:style-name="P1"/>
      <text:p text:style-name="P1">De nuevo no esperamos errores:</text:p>
      <text:p text:style-name="P1"/>
      <text:p text:style-name="P53">------ Test started: Assembly: dddsample.specs.dll ------</text:p>
      <text:p text:style-name="P52"/>
      <text:p text:style-name="P52">when asked if two route specifications with different arrival deadline have the same value</text:p>
      <text:p text:style-name="P52">» should confirm that they have different value</text:p>
      <text:p text:style-name="P52">» should leverage the origin location value comparer</text:p>
      <text:p text:style-name="P52">» should leverage the destination location value comparer</text:p>
      <text:p text:style-name="P52">» should leverage the arrival deadline value comparer</text:p>
      <text:p text:style-name="P52"/>
      <text:p text:style-name="P52"/>
      <text:p text:style-name="P52">4 passed, 0 failed, 0 skipped, took 0,91 seconds (Machine.Specifications 0.3.0).</text:p>
      <text:p text:style-name="P1"/>
      <text:p text:style-name="P1"><text:span text:style-name="T1">BDD_Spec del caso extraordinario</text:span>:</text:p>
      <text:p text:style-name="P1"/>
      <text:p text:style-name="P1">Ahora si que vamos a tener que añadir código</text:p>
      <text:p text:style-name="P1"/>
      <text:p text:style-name="P1">Esta es la BDD_Spec:</text:p>
      <text:p text:style-name="P1"/>
      <text:p text:style-name="P52">When asked if a null route specification has the same value as the current specification</text:p>
      <text:p text:style-name="P52">» It should confirm that they have different value</text:p>
      <text:p text:style-name="P52">» It should not leverage the origin location value comparer</text:p>
      <text:p text:style-name="P52">» It should not leverage the destination location value comparer</text:p>
      <text:p text:style-name="P54">» It should not leverage the arrival deadline value comparer</text:p>
      <text:p text:style-name="P1"/>
      <text:p text:style-name="P1">Leyendo en la BDD_Spec:</text:p>
      <text:p text:style-name="P1"/>
      <text:list xml:id="list31693036" text:continue-list="list31700005" text:style-name="L10">
        <text:list-item>
          <text:p text:style-name="P12">No necesitamos proporcionar un mock del primero.</text:p>
        </text:list-item>
        <text:list-item>
          <text:p text:style-name="P12">No necesitamos proporcionar un mock del segundo.</text:p>
        </text:list-item>
        <text:list-item>
          <text:p text:style-name="P12">No necesitamos proporcionar un mock del tercero.</text:p>
        </text:list-item>
      </text:list>
      <text:p text:style-name="P1"/>
      <text:p text:style-name="P1">Cuando no proporcionamos un mock:</text:p>
      <text:p text:style-name="P1"/>
      <text:list xml:id="list30685455" text:style-name="L17">
        <text:list-item>
          <text:p text:style-name="P19">"should not leverage" de la BDD_Spec se traducirá en</text:p>
        </text:list-item>
        <text:list-item>
          <text:p text:style-name="P19">"never_received()" en el código</text:p>
        </text:list-item>
      </text:list>
      <text:p text:style-name="P1"/>
      <text:p text:style-name="P1">Por lo tanto estamos obligando al código a que la primera condición que compruebe sea la de "no es null".</text:p>
      <text:p text:style-name="P1"/>
      <text:p text:style-name="P1">El código:</text:p>
      <text:p text:style-name="P1"/>
      <text:p text:style-name="P29"><text:soft-page-break/><text:span text:style-name="T7">public</text:span><text:span text:style-name="T14"> </text:span><text:span text:style-name="T7">class</text:span><text:span text:style-name="T14"> </text:span><text:span text:style-name="T24">when_asked_if_a_null_route_specification_has_the_same_value_as_the_current_specification</text:span><text:span text:style-name="T14"> : </text:span></text:p>
      <text:p text:style-name="P58">concern_for_route_specification</text:p>
      <text:p text:style-name="P37">{</text:p>
      <text:p text:style-name="P48"><text:span text:style-name="T14"><text:s text:c="4"/></text:span><text:span text:style-name="T29">Establish</text:span><text:span text:style-name="T14"> context = () =&gt; the_other_route_specification = </text:span><text:span text:style-name="T7">null</text:span><text:span text:style-name="T14">;</text:span></text:p>
      <text:p text:style-name="P37"><text:s text:c="4"/></text:p>
      <text:p text:style-name="P48"><text:span text:style-name="T14"><text:s text:c="4"/></text:span><text:span text:style-name="T29">Because</text:span><text:span text:style-name="T14"> of = () =&gt; </text:span></text:p>
      <text:p text:style-name="P37"><text:s text:c="7"/>result = sut.has_the_same_value_as(the_other_route_specification);</text:p>
      <text:p text:style-name="P37"/>
      <text:p text:style-name="P48"><text:span text:style-name="T14"><text:s text:c="4"/></text:span><text:span text:style-name="T29">It</text:span><text:span text:style-name="T14"> should_confirm_that_they_have_different_value = () =&gt; result.ShouldBeFalse();</text:span></text:p>
      <text:p text:style-name="P37"/>
      <text:p text:style-name="P48"><text:span text:style-name="T14"><text:s text:c="4"/></text:span><text:span text:style-name="T29">It</text:span><text:span text:style-name="T14"> should_not_leverage_the_origin_location_value_comparer = () =&gt; </text:span></text:p>
      <text:p text:style-name="P37"><text:s text:c="7"/>the_origin_location</text:p>
      <text:p text:style-name="P37"><text:s text:c="10"/>.never_received(x =&gt; x.has_the_same_value_as(the_origin_location));</text:p>
      <text:p text:style-name="P37"/>
      <text:p text:style-name="P48"><text:span text:style-name="T14"><text:s text:c="4"/></text:span><text:span text:style-name="T29">It</text:span><text:span text:style-name="T14"> should_not_leverage_the_destination_location_value_comparer = () =&gt; </text:span></text:p>
      <text:p text:style-name="P37"><text:s text:c="7"/>the_destination_location</text:p>
      <text:p text:style-name="P37"><text:s text:c="10"/>.never_received(x =&gt; x.has_the_same_value_as(the_destination_location));</text:p>
      <text:p text:style-name="P37"/>
      <text:p text:style-name="P48"><text:span text:style-name="T14"><text:s text:c="4"/></text:span><text:span text:style-name="T29">It</text:span><text:span text:style-name="T14"> should_not_leverage_the_arrival_deadline_value_comparer = () =&gt; </text:span></text:p>
      <text:p text:style-name="P37"><text:s text:c="7"/>the_arrival_deadline</text:p>
      <text:p text:style-name="P37"><text:s text:c="10"/>.never_received(x =&gt; x.has_the_same_value_as(the_arrival_deadline));</text:p>
      <text:p text:style-name="P37"/>
      <text:p text:style-name="P48"><text:span text:style-name="T14"><text:s text:c="4"/></text:span><text:span text:style-name="T7">static</text:span><text:span text:style-name="T14"> </text:span><text:span text:style-name="T7">bool</text:span><text:span text:style-name="T14"> result;</text:span></text:p>
      <text:p text:style-name="P48"><text:span text:style-name="T14"><text:s text:c="4"/></text:span><text:span text:style-name="T7">static</text:span><text:span text:style-name="T14"> </text:span><text:span text:style-name="T29">IRouteSpecification</text:span><text:span text:style-name="T14"> the_other_route_specification;</text:span></text:p>
      <text:p text:style-name="P37">}</text:p>
      <text:p text:style-name="P1"/>
      <text:p text:style-name="P1">En vez de usar un mock como hasta ahora, usamos simplemente un objeto normal a null:</text:p>
      <text:p text:style-name="P1"/>
      <text:p text:style-name="P30"><text:span text:style-name="T14">the_other_route_specification = </text:span><text:span text:style-name="T7">null</text:span><text:span text:style-name="T14">;</text:span></text:p>
      <text:p text:style-name="P1"/>
      <text:p text:style-name="P1">Esta vez si esperamos fallos. De hecho deberían fallar todos por NullReferenceException:</text:p>
      <text:p text:style-name="P1"/>
      <text:p text:style-name="P53">------ Test started: Assembly: dddsample.specs.dll ------</text:p>
      <text:p text:style-name="P52"/>
      <text:p text:style-name="P52">when asked if a null route specification has the same value as the current specification</text:p>
      <text:p text:style-name="P52">» should confirm that they have different value (FAIL)</text:p>
      <text:p text:style-name="P52">» should not leverage the origin location value comparer (FAIL)</text:p>
      <text:p text:style-name="P52">» should not leverage the destination location value comparer (FAIL)</text:p>
      <text:p text:style-name="P52">» should not leverage the arrival deadline value comparer (FAIL)</text:p>
      <text:p text:style-name="P52"/>
      <text:p text:style-name="P52">Test 'should confirm that they have different value' failed:</text:p>
      <text:p text:style-name="P52"><text:tab/>System.Reflection.TargetInvocationException: Exception has been thrown by the target of an invocation. ---&gt; System.NullReferenceException: Object reference not set to an instance of an object.</text:p>
      <text:p text:style-name="P52"/>
      <text:p text:style-name="P52">(....)</text:p>
      <text:p text:style-name="P52"/>
      <text:p text:style-name="P52">Test 'should not leverage the origin location value comparer' failed:</text:p>
      <text:p text:style-name="P52"><text:tab/>System.Reflection.TargetInvocationException: Exception has been thrown by the target of an invocation. ---&gt; System.NullReferenceException: Object reference not set to an instance of an object.</text:p>
      <text:p text:style-name="P52"/>
      <text:p text:style-name="P52">(....)</text:p>
      <text:p text:style-name="P52"/>
      <text:p text:style-name="P52">Test 'should not leverage the destination location value comparer' failed:</text:p>
      <text:p text:style-name="P52"><text:tab/>System.Reflection.TargetInvocationException: Exception has been thrown by the target of an invocation. ---&gt; System.NullReferenceException: Object reference not set to an instance of an object.</text:p>
      <text:p text:style-name="P52"/>
      <text:p text:style-name="P52">(....)</text:p>
      <text:p text:style-name="P52"/>
      <text:p text:style-name="P52"><text:soft-page-break/>Test 'should not leverage the arrival deadline value comparer' failed:</text:p>
      <text:p text:style-name="P52"><text:tab/>System.Reflection.TargetInvocationException: Exception has been thrown by the target of an invocation. ---&gt; System.NullReferenceException: Object reference not set to an instance of an object.</text:p>
      <text:p text:style-name="P52"/>
      <text:p text:style-name="P52">(....)</text:p>
      <text:p text:style-name="P52"/>
      <text:p text:style-name="P52"/>
      <text:p text:style-name="P52">0 passed, 4 failed, 0 skipped, took 0,66 seconds (Machine.Specifications 0.3.0).</text:p>
      <text:p text:style-name="P1"/>
      <text:p text:style-name="P1">Para solucionarlo basta con añadir la comprobación de null como primera condición:</text:p>
      <text:p text:style-name="P1"/>
      <text:p text:style-name="P29"><text:span text:style-name="T7">public</text:span><text:span text:style-name="T14"> </text:span><text:span text:style-name="T7">bool</text:span><text:span text:style-name="T14"> has_the_same_value_as(</text:span><text:span text:style-name="T29">IRouteSpecification</text:span><text:span text:style-name="T14"> the_other)</text:span></text:p>
      <text:p text:style-name="P37">{</text:p>
      <text:p text:style-name="P48"><text:span text:style-name="T14"><text:s text:c="4"/></text:span><text:span text:style-name="T7">return</text:span><text:span text:style-name="T14"> the_other != </text:span><text:span text:style-name="T7">null</text:span><text:span text:style-name="T14"> &amp;&amp;</text:span></text:p>
      <text:p text:style-name="P48"><text:span text:style-name="T14"><text:s text:c="11"/></text:span><text:span text:style-name="T7">this</text:span><text:span text:style-name="T14">.underlying_origin_location</text:span></text:p>
      <text:p text:style-name="P37"><text:s text:c="14"/>.has_the_same_value_as(the_other.origin()) &amp;&amp;</text:p>
      <text:p text:style-name="P48"><text:span text:style-name="T14"><text:s text:c="11"/></text:span><text:span text:style-name="T7">this</text:span><text:span text:style-name="T14">.underlying_destination_location</text:span></text:p>
      <text:p text:style-name="P37"><text:s text:c="14"/>.has_the_same_value_as(the_other.destination()) &amp;&amp;</text:p>
      <text:p text:style-name="P48"><text:span text:style-name="T14"><text:s text:c="11"/></text:span><text:span text:style-name="T7">this</text:span><text:span text:style-name="T14">.underlying_arrival_deadline</text:span></text:p>
      <text:p text:style-name="P37"><text:s text:c="14"/>.has_the_same_value_as(the_other.arrival_dealine());</text:p>
      <text:p text:style-name="P37">}</text:p>
      <text:p text:style-name="P1"/>
      <text:p text:style-name="P1">y volvemos a comprobar:</text:p>
      <text:p text:style-name="P1"/>
      <text:p text:style-name="P53">------ Test started: Assembly: dddsample.specs.dll ------</text:p>
      <text:p text:style-name="P52"/>
      <text:p text:style-name="P52">when asked if a null route specification has the same value as the current specification</text:p>
      <text:p text:style-name="P52">» should confirm that they have different value</text:p>
      <text:p text:style-name="P52">» should not leverage the origin location value comparer</text:p>
      <text:p text:style-name="P52">» should not leverage the destination location value comparer</text:p>
      <text:p text:style-name="P52">» should not leverage the arrival deadline value comparer</text:p>
      <text:p text:style-name="P52"/>
      <text:p text:style-name="P52"/>
      <text:p text:style-name="P52">4 passed, 0 failed, 0 skipped, took 0,79 seconds (Machine.Specifications 0.3.0</text:p>
      <text:p text:style-name="P1"/>
      <text:p text:style-name="P1"/>
      <text:p text:style-name="P1"><text:span text:style-name="T1">RouteSpecificationSpecs: Implementando el comportamiento IValueObject&lt;T&gt; (CONSIDERAICONES FINALES)</text:span>:</text:p>
      <text:p text:style-name="P1"/>
      <text:p text:style-name="P1">Antes de poder dar por finalizada la implementación de esta funcionalidad, debemos correr la suite de BDD_Specs y comprobar que todas funcionan:</text:p>
      <text:p text:style-name="P1"/>
      <text:p text:style-name="P53">------ Test started: Assembly: dddsample.specs.dll ------</text:p>
      <text:p text:style-name="P52"/>
      <text:p text:style-name="P52">when asked for its origin location</text:p>
      <text:p text:style-name="P52">» should give back the origin location</text:p>
      <text:p text:style-name="P52"/>
      <text:p text:style-name="P52">when asked for its destination location</text:p>
      <text:p text:style-name="P52">» should give back the destination location</text:p>
      <text:p text:style-name="P52"/>
      <text:p text:style-name="P52">when asked for its arrival deadline</text:p>
      <text:p text:style-name="P52">» should give back the arrival deadline</text:p>
      <text:p text:style-name="P52"/>
      <text:p text:style-name="P52">when asked if the specification is satisfied by an itinerary that satisfies the route specification</text:p>
      <text:p text:style-name="P52">» should confirm that the itinerary satisfies the route specification</text:p>
      <text:p text:style-name="P52">» should leverage the itinerary initial departure location</text:p>
      <text:p text:style-name="P52">» should leverage the origin location identity comparer</text:p>
      <text:p text:style-name="P52">» should leverage the itinerary final arrival location</text:p>
      <text:p text:style-name="P52">» should leverage the destination location identity comparer</text:p>
      <text:p text:style-name="P52">» should leverage the itinerary final arrival date</text:p>
      <text:p text:style-name="P52">» should leverage the arrival deadline time check</text:p>
      <text:p text:style-name="P52"/>
      <text:p text:style-name="P52"><text:soft-page-break/>when asked if the specification is satisfied by an itinerary with an invalid initial departure location</text:p>
      <text:p text:style-name="P52">» should confirm that the itinerary does not satisfy the route specification</text:p>
      <text:p text:style-name="P52">» should leverage the itinerary initial departure location</text:p>
      <text:p text:style-name="P52">» should leverage the origin location identity comparer</text:p>
      <text:p text:style-name="P52">» should not leverage the itinerary final arrival location</text:p>
      <text:p text:style-name="P52">» should not leverage the destination location identity comparer</text:p>
      <text:p text:style-name="P52">» should not leverage the itinerary final arrival date</text:p>
      <text:p text:style-name="P52">» should not leverage the arrival deadline time check</text:p>
      <text:p text:style-name="P52"/>
      <text:p text:style-name="P52">when asked if the specification is satisfied by an itinerary with an invalid final arrival location</text:p>
      <text:p text:style-name="P52">» should confirm that the itinerary does not satisfy the route specification</text:p>
      <text:p text:style-name="P52">» should leverage the itinerary initial departure location</text:p>
      <text:p text:style-name="P52">» should leverage the origin location identity comparer</text:p>
      <text:p text:style-name="P52">» should leverage the itinerary final arrival location</text:p>
      <text:p text:style-name="P52">» should leverage the destination location identity comparer</text:p>
      <text:p text:style-name="P52">» should not leverage the itinerary final arrival date</text:p>
      <text:p text:style-name="P52">» should not leverage the arrival deadline time check</text:p>
      <text:p text:style-name="P52"/>
      <text:p text:style-name="P52">when asked if the specification is satisfied by an itinerary with an invalid final arrival date</text:p>
      <text:p text:style-name="P52">» should confirm that the itinerary does not satisfy the route specification</text:p>
      <text:p text:style-name="P52">» should leverage the itinerary initial departure location</text:p>
      <text:p text:style-name="P52">» should leverage the origin location identity comparer</text:p>
      <text:p text:style-name="P52">» should leverage the itinerary final arrival location</text:p>
      <text:p text:style-name="P52">» should leverage the destination location identity comparer</text:p>
      <text:p text:style-name="P52">» should leverage the itinerary final arrival date</text:p>
      <text:p text:style-name="P52">» should leverage the arrival deadline time check</text:p>
      <text:p text:style-name="P52"/>
      <text:p text:style-name="P52">when asked if the specification is satisfied by a null itinerary</text:p>
      <text:p text:style-name="P52">» should confirm that the itinerary does not satisfy the route specification</text:p>
      <text:p text:style-name="P52">» should not leverage the origin location identity comparer</text:p>
      <text:p text:style-name="P52">» should not leverage the destination location identity comparer</text:p>
      <text:p text:style-name="P52">» should not leverage the arrival deadline time check</text:p>
      <text:p text:style-name="P52"/>
      <text:p text:style-name="P52">when asked if two similar route specifications have the same value</text:p>
      <text:p text:style-name="P52">» should confirm that they have the same value</text:p>
      <text:p text:style-name="P52">» should leverage the origin location value comparer</text:p>
      <text:p text:style-name="P52">» should leverage the destination location value comparer</text:p>
      <text:p text:style-name="P52">» should leverage the arrival deadline value comparer</text:p>
      <text:p text:style-name="P52"/>
      <text:p text:style-name="P52">when asked if two route specifications with different origin location have the same value</text:p>
      <text:p text:style-name="P52">» should confirm that they have different value</text:p>
      <text:p text:style-name="P52">» should leverage the origin location value comparer</text:p>
      <text:p text:style-name="P52">» should not leverage the destination location value comparer</text:p>
      <text:p text:style-name="P52">» should not leverage the arrival deadline value comparer</text:p>
      <text:p text:style-name="P52"/>
      <text:p text:style-name="P52">when asked if two route specifications with different destination location have the same value</text:p>
      <text:p text:style-name="P52">» should confirm that they have different value</text:p>
      <text:p text:style-name="P52">» should leverage the origin location value comparer</text:p>
      <text:p text:style-name="P52">» should leverage the destination location value comparer</text:p>
      <text:p text:style-name="P52">» should not leverage the arrival deadline value comparer</text:p>
      <text:p text:style-name="P52"/>
      <text:p text:style-name="P52">when asked if two route specifications with different arrival deadline have the same value</text:p>
      <text:p text:style-name="P52">» should confirm that they have different value</text:p>
      <text:p text:style-name="P52">» should leverage the origin location value comparer</text:p>
      <text:p text:style-name="P52">» should leverage the destination location value comparer</text:p>
      <text:p text:style-name="P52">» should leverage the arrival deadline value comparer</text:p>
      <text:p text:style-name="P52"/>
      <text:p text:style-name="P52">when asked if a null route specification has the same value as the current specification</text:p>
      <text:p text:style-name="P52">» should confirm that they have different value</text:p>
      <text:p text:style-name="P52">» should not leverage the origin location value comparer</text:p>
      <text:p text:style-name="P52">» should not leverage the destination location value comparer</text:p>
      <text:p text:style-name="P52"><text:soft-page-break/>» should not leverage the arrival deadline value comparer</text:p>
      <text:p text:style-name="P52"/>
      <text:p text:style-name="P52"/>
      <text:p text:style-name="P52">55 passed, 0 failed, 0 skipped, took 1,15 seconds (Machine.Specifications 0.3.0).</text:p>
      <text:p text:style-name="P1"/>
      <text:p text:style-name="P1">Ahora si que hemos finalizado.</text:p>
      <text:p text:style-name="P1"/>
      <text:p text:style-name="P1"><text:span text:style-name="T1">RouteSpecificationSpecs: El Hash Code</text:span>:</text:p>
      <text:p text:style-name="P1"/>
      <text:p text:style-name="P1">En esta BDD_Spec se va a poner de manifiesto cuales son nuestras verdaderas motivaciones, y la prioridad que damos a el "Interaction Based Testing".</text:p>
      <text:p text:style-name="P1"/>
      <text:p text:style-name="P1">Vamos a por ello.</text:p>
      <text:p text:style-name="P1"/>
      <text:p text:style-name="P1">La BDD_Spec seria esta:</text:p>
      <text:p text:style-name="P1"/>
      <text:p text:style-name="P51">When asked about the route specification hash code</text:p>
      <text:p text:style-name="P52">» It should leverage the origin location hash code</text:p>
      <text:p text:style-name="P52">» It should leverage the destination location hash code</text:p>
      <text:p text:style-name="P52">» It should leverage the arrival deadline hash code</text:p>
      <text:p text:style-name="P1"/>
      <text:p text:style-name="P1">De aquí ya podríamos sacar varias conclusiones:</text:p>
      <text:p text:style-name="P1"/>
      <text:list xml:id="list30683216" text:style-name="L18">
        <text:list-item>
          <text:p text:style-name="P20">Estamos calculando un valor numérico (el Hash Code) y no tenemos ni una aserción sobre el resultado en si.</text:p>
        </text:list-item>
        <text:list-item>
          <text:p text:style-name="P20">Sin embargo, tenemos 3 aserciones sobre la interacción con sus dependencias/colaboradores.</text:p>
        </text:list-item>
      </text:list>
      <text:p text:style-name="P1"/>
      <text:p text:style-name="P1">Vamos a ver el código, que, a estas alturas, no debería plantear ningún desafío:</text:p>
      <text:p text:style-name="P1"/>
      <text:p text:style-name="P47"><text:span text:style-name="T10">public</text:span><text:span text:style-name="T17"> </text:span><text:span text:style-name="T10">class</text:span><text:span text:style-name="T17"> </text:span><text:span text:style-name="T26">when_asked_about_the_route_specification_hash_code</text:span><text:span text:style-name="T17"> : </text:span></text:p>
      <text:p text:style-name="P47"><text:span text:style-name="T17"><text:s text:c="13"/></text:span><text:span text:style-name="T26">concern_for_route_specification</text:span></text:p>
      <text:p text:style-name="P37">{</text:p>
      <text:p text:style-name="P48"><text:span text:style-name="T14"><text:s text:c="4"/></text:span><text:span text:style-name="T29">Establish</text:span><text:span text:style-name="T14"> context = () =&gt;</text:span></text:p>
      <text:p text:style-name="P37"><text:s text:c="4"/>{</text:p>
      <text:p text:style-name="P37"><text:s text:c="8"/>the_origin_location</text:p>
      <text:p text:style-name="P37"><text:s text:c="11"/>.Stub(x =&gt; x.GetHashCode())</text:p>
      <text:p text:style-name="P48"><text:span text:style-name="T14"><text:s text:c="11"/>.Return(</text:span><text:span text:style-name="T7">new</text:span><text:span text:style-name="T14"> </text:span><text:span text:style-name="T7">int</text:span><text:span text:style-name="T14">());</text:span></text:p>
      <text:p text:style-name="P37"/>
      <text:p text:style-name="P37"><text:s text:c="8"/>the_destination_location</text:p>
      <text:p text:style-name="P37"><text:s text:c="11"/>.Stub(x =&gt; x.GetHashCode())</text:p>
      <text:p text:style-name="P48"><text:span text:style-name="T14"><text:s text:c="11"/>.Return(</text:span><text:span text:style-name="T7">new</text:span><text:span text:style-name="T14"> </text:span><text:span text:style-name="T7">int</text:span><text:span text:style-name="T14">());</text:span></text:p>
      <text:p text:style-name="P37"/>
      <text:p text:style-name="P37"><text:s text:c="8"/>the_arrival_deadline</text:p>
      <text:p text:style-name="P37"><text:s text:c="11"/>.Stub(x =&gt; x.GetHashCode())</text:p>
      <text:p text:style-name="P48"><text:span text:style-name="T14"><text:s text:c="11"/>.Return(</text:span><text:span text:style-name="T7">new</text:span><text:span text:style-name="T14"> </text:span><text:span text:style-name="T7">int</text:span><text:span text:style-name="T14">());</text:span></text:p>
      <text:p text:style-name="P37"><text:s text:c="4"/>};</text:p>
      <text:p text:style-name="P37"/>
      <text:p text:style-name="P48"><text:span text:style-name="T14"><text:s text:c="4"/></text:span><text:span text:style-name="T29">Because</text:span><text:span text:style-name="T14"> of = () =&gt; sut.GetHashCode();</text:span></text:p>
      <text:p text:style-name="P37"/>
      <text:p text:style-name="P48"><text:span text:style-name="T14"><text:s text:c="4"/></text:span><text:span text:style-name="T29">It</text:span><text:span text:style-name="T14"> should_leverage_the_origin_location_hash_code = () =&gt; </text:span></text:p>
      <text:p text:style-name="P37"><text:s text:c="7"/>the_origin_location</text:p>
      <text:p text:style-name="P37"><text:s text:c="10"/>.received(x =&gt; x.GetHashCode());</text:p>
      <text:p text:style-name="P37"/>
      <text:p text:style-name="P48"><text:span text:style-name="T14"><text:s text:c="4"/></text:span><text:span text:style-name="T29">It</text:span><text:span text:style-name="T14"> should_leverage_the_destination_location_hash_code = () =&gt; </text:span></text:p>
      <text:p text:style-name="P37"><text:s text:c="7"/>the_destination_location</text:p>
      <text:p text:style-name="P37"><text:s text:c="10"/>.received(x =&gt; x.GetHashCode());</text:p>
      <text:p text:style-name="P37"/>
      <text:p text:style-name="P48"><text:span text:style-name="T14"><text:s text:c="4"/></text:span><text:span text:style-name="T29">It</text:span><text:span text:style-name="T14"> should_leverage_the_arrival_deadline_hash_code = () =&gt; </text:span></text:p>
      <text:p text:style-name="P37"><text:s text:c="7"/>the_arrival_deadline</text:p>
      <text:p text:style-name="P37"><text:s text:c="10"/>.received(x =&gt; x.GetHashCode());</text:p>
      <text:p text:style-name="P37">}</text:p>
      <text:p text:style-name="P1"><text:soft-page-break/></text:p>
      <text:p text:style-name="P1">Nuestro desprecio por el resultado numérico es total, basta considerar que nuestros 3 mocks devuelven un numero por defecto:</text:p>
      <text:p text:style-name="P1"/>
      <text:p text:style-name="P30"><text:span text:style-name="T14">.Return(</text:span><text:span text:style-name="T7">new</text:span><text:span text:style-name="T14"> </text:span><text:span text:style-name="T7">int</text:span><text:span text:style-name="T14">());</text:span></text:p>
      <text:p text:style-name="P1"/>
      <text:p text:style-name="P1">Nuestro bloque BECAUSE, ni siquiera almacena el resultado, tan solo se ejecuta:</text:p>
      <text:p text:style-name="P1"/>
      <text:p text:style-name="P41">sut.GetHashCode();</text:p>
      <text:p text:style-name="P1"/>
      <text:p text:style-name="P1">Antes de ir con la prueba del algodón, vamos a arreglar un poco el entorno para que no obtengamos errores raros.</text:p>
      <text:p text:style-name="P1"/>
      <text:p text:style-name="P1">Primeramente declaramos el método GetHashCode en las interfaces de los colaboradores, a saber, ILocation e IArrivalDeadline:</text:p>
      <text:p text:style-name="P1"/>
      <text:p text:style-name="P29"><text:span text:style-name="T7">public</text:span><text:span text:style-name="T14"> </text:span><text:span text:style-name="T7">interface</text:span><text:span text:style-name="T14"> </text:span><text:span text:style-name="T29">ILocation</text:span><text:span text:style-name="T14"> : </text:span><text:span text:style-name="T29">IValueObject</text:span><text:span text:style-name="T14">&lt;</text:span><text:span text:style-name="T29">ILocation</text:span><text:span text:style-name="T14">&gt;</text:span></text:p>
      <text:p text:style-name="P37">{</text:p>
      <text:p text:style-name="P48"><text:span text:style-name="T14"><text:s text:c="4"/></text:span><text:span text:style-name="T7">int</text:span><text:span text:style-name="T14"> GetHashCode();</text:span></text:p>
      <text:p text:style-name="P37">}</text:p>
      <text:p text:style-name="P1"/>
      <text:p text:style-name="P29"><text:span text:style-name="T7">public</text:span><text:span text:style-name="T14"> </text:span><text:span text:style-name="T7">interface</text:span><text:span text:style-name="T14"> </text:span><text:span text:style-name="T29">IArrivalDeadline</text:span><text:span text:style-name="T14"> : </text:span><text:span text:style-name="T29">IValueObject</text:span><text:span text:style-name="T14">&lt;</text:span><text:span text:style-name="T29">IArrivalDeadline</text:span><text:span text:style-name="T14">&gt;</text:span></text:p>
      <text:p text:style-name="P37">{</text:p>
      <text:p text:style-name="P48"><text:span text:style-name="T14"><text:s text:c="4"/></text:span><text:span text:style-name="T7">bool</text:span><text:span text:style-name="T14"> is_afterwards_than(</text:span><text:span text:style-name="T29">IArrivalDeadline</text:span><text:span text:style-name="T14"> final_arrival_date);</text:span></text:p>
      <text:p text:style-name="P48"><text:span text:style-name="T14"><text:s text:c="4"/></text:span><text:span text:style-name="T7">int</text:span><text:span text:style-name="T14"> GetHashCode();</text:span></text:p>
      <text:p text:style-name="P37">}</text:p>
      <text:p text:style-name="P1"/>
      <text:p text:style-name="P1">A continuación declaramos el método HashCode la interface de nuestro SUT, IRouteSpecification y le damos la implementación por defecto en RouteSpecification:</text:p>
      <text:p text:style-name="P1"/>
      <text:p text:style-name="P29"><text:span text:style-name="T7">public</text:span><text:span text:style-name="T14"> </text:span><text:span text:style-name="T7">interface</text:span><text:span text:style-name="T14"> </text:span><text:span text:style-name="T29">IRouteSpecification</text:span><text:span text:style-name="T14"> : <text:s/></text:span><text:span text:style-name="T29">ISpecification</text:span><text:span text:style-name="T14">&lt;</text:span><text:span text:style-name="T29">IItinerary</text:span><text:span text:style-name="T14">&gt;, </text:span></text:p>
      <text:p text:style-name="P29"><text:span text:style-name="T14"><text:s text:c="40"/></text:span><text:span text:style-name="T29">IValueObject</text:span><text:span text:style-name="T14">&lt;</text:span><text:span text:style-name="T29">IRouteSpecification</text:span><text:span text:style-name="T14">&gt;</text:span></text:p>
      <text:p text:style-name="P37">{</text:p>
      <text:p text:style-name="P48"><text:span text:style-name="T14"><text:s text:c="4"/></text:span><text:span text:style-name="T29">ILocation</text:span><text:span text:style-name="T14"> origin();</text:span></text:p>
      <text:p text:style-name="P48"><text:span text:style-name="T14"><text:s text:c="4"/></text:span><text:span text:style-name="T29">ILocation</text:span><text:span text:style-name="T14"> destination();</text:span></text:p>
      <text:p text:style-name="P48"><text:span text:style-name="T14"><text:s text:c="4"/></text:span><text:span text:style-name="T29">IArrivalDeadline</text:span><text:span text:style-name="T14"> arrival_dealine();</text:span></text:p>
      <text:p text:style-name="P48"><text:span text:style-name="T14"><text:s text:c="4"/></text:span><text:span text:style-name="T7">int</text:span><text:span text:style-name="T14"> GetHashCode();</text:span></text:p>
      <text:p text:style-name="P37">}</text:p>
      <text:p text:style-name="P1"/>
      <text:p text:style-name="P29"><text:span text:style-name="T7">public</text:span><text:span text:style-name="T14"> </text:span><text:span text:style-name="T7">override</text:span><text:span text:style-name="T14"> </text:span><text:span text:style-name="T7">int</text:span><text:span text:style-name="T14"> GetHashCode()</text:span></text:p>
      <text:p text:style-name="P37">{</text:p>
      <text:p text:style-name="P48"><text:span text:style-name="T14"><text:s text:c="4"/></text:span><text:span text:style-name="T7">return</text:span><text:span text:style-name="T14"> </text:span><text:span text:style-name="T7">base</text:span><text:span text:style-name="T14">.GetHashCode();</text:span></text:p>
      <text:p text:style-name="P37">}</text:p>
      <text:p text:style-name="P1"/>
      <text:p text:style-name="P1">Y ahora ejecutamos la BDD_Spec, esperando obtener los tres errores adecuados (Expected #1, Actual #0):</text:p>
      <text:p text:style-name="P1"/>
      <text:p text:style-name="P53">------ Test started: Assembly: dddsample.specs.dll ------</text:p>
      <text:p text:style-name="P52"/>
      <text:p text:style-name="P52">when asked about the route specification hash code</text:p>
      <text:p text:style-name="P52">» should leverage the origin location hash code (FAIL)</text:p>
      <text:p text:style-name="P52">» should leverage the destination location hash code (FAIL)</text:p>
      <text:p text:style-name="P52">» should leverage the arrival deadline hash code (FAIL)</text:p>
      <text:p text:style-name="P52"/>
      <text:p text:style-name="P52">Test 'should leverage the origin location hash code' failed:</text:p>
      <text:p text:style-name="P52"><text:tab/>Rhino.Mocks.Exceptions.ExpectationViolationException: ILocation.GetHashCode(); Expected #1..2147483647, Actual #0.</text:p>
      <text:p text:style-name="P52"/>
      <text:p text:style-name="P52">(....)</text:p>
      <text:p text:style-name="P52"/>
      <text:p text:style-name="P52">Test 'should leverage the destination location hash code' failed:</text:p>
      <text:p text:style-name="P52"><text:tab/>Rhino.Mocks.Exceptions.ExpectationViolationException: ILocation.GetHashCode(); Expected #1..2147483647, Actual #0.</text:p>
      <text:p text:style-name="P52"><text:soft-page-break/></text:p>
      <text:p text:style-name="P52">(....)</text:p>
      <text:p text:style-name="P52"/>
      <text:p text:style-name="P52">Test 'should leverage the arrival deadline hash code' failed:</text:p>
      <text:p text:style-name="P52"><text:tab/>Rhino.Mocks.Exceptions.ExpectationViolationException: IArrivalDeadline.GetHashCode(); Expected #1..2147483647, Actual #0.</text:p>
      <text:p text:style-name="P52"/>
      <text:p text:style-name="P52">(....)</text:p>
      <text:p text:style-name="P52"/>
      <text:p text:style-name="P52"/>
      <text:p text:style-name="P52">0 passed, 3 failed, 0 skipped, took 1,18 seconds (Machine.Specifications 0.3.0).</text:p>
      <text:p text:style-name="P1"/>
      <text:p text:style-name="P1">Nada que no esperásemos</text:p>
      <text:p text:style-name="P1"/>
      <text:p text:style-name="P1">Vamos a arreglarlo, para ello empezamos con las interacciones con las dependencias:</text:p>
      <text:p text:style-name="P1"/>
      <text:p text:style-name="P29"><text:span text:style-name="T7">public</text:span><text:span text:style-name="T14"> </text:span><text:span text:style-name="T7">override</text:span><text:span text:style-name="T14"> </text:span><text:span text:style-name="T7">int</text:span><text:span text:style-name="T14"> GetHashCode()</text:span></text:p>
      <text:p text:style-name="P37">{</text:p>
      <text:p text:style-name="P48"><text:span text:style-name="T14"><text:s text:c="4"/></text:span><text:span text:style-name="T7">this</text:span><text:span text:style-name="T14">.underlying_origin_location.GetHashCode();</text:span></text:p>
      <text:p text:style-name="P48"><text:span text:style-name="T14"><text:s text:c="4"/></text:span><text:span text:style-name="T7">this</text:span><text:span text:style-name="T14">.underlying_destination_location.GetHashCode();</text:span></text:p>
      <text:p text:style-name="P48"><text:span text:style-name="T14"><text:s text:c="4"/></text:span><text:span text:style-name="T7">this</text:span><text:span text:style-name="T14">.underlying_arrival_deadline.GetHashCode();</text:span></text:p>
      <text:p text:style-name="P37"/>
      <text:p text:style-name="P48"><text:span text:style-name="T14"><text:s text:c="4"/></text:span><text:span text:style-name="T7">return</text:span><text:span text:style-name="T14"> </text:span><text:span text:style-name="T7">new</text:span><text:span text:style-name="T14"> </text:span><text:span text:style-name="T7">int</text:span><text:span text:style-name="T14">();</text:span></text:p>
      <text:p text:style-name="P37">}</text:p>
      <text:p text:style-name="P1"/>
      <text:p text:style-name="P1">y comprobamos que no nos hemos olvidado de nada:</text:p>
      <text:p text:style-name="P1"/>
      <text:p text:style-name="P53">------ Test started: Assembly: dddsample.specs.dll ------</text:p>
      <text:p text:style-name="P52"/>
      <text:p text:style-name="P52">when asked about the route specification hash code</text:p>
      <text:p text:style-name="P52">» should leverage the origin location hash code</text:p>
      <text:p text:style-name="P52">» should leverage the destination location hash code</text:p>
      <text:p text:style-name="P52">» should leverage the arrival deadline hash code</text:p>
      <text:p text:style-name="P52"/>
      <text:p text:style-name="P52"/>
      <text:p text:style-name="P52">3 passed, 0 failed, 0 skipped, took 1,16 seconds (Machine.Specifications 0.3.0).</text:p>
      <text:p text:style-name="P1"/>
      <text:p text:style-name="P1">Lo tenemos dominado. Esto significa que no nos hemos olvidado de nada. Sin embargo todavía debemos implementar un algoritmo de Hash Code, y este es tan valido como otro cualquiera:</text:p>
      <text:p text:style-name="P1"/>
      <text:p text:style-name="P1">NOTA: no tomar este algoritmo de Hash Code como "un buen" algoritmo para calcular Hash Codes. Si necesitas implementar uno, hay toneladas de información al respecto.</text:p>
      <text:p text:style-name="P1"/>
      <text:p text:style-name="P29"><text:span text:style-name="T7">public</text:span><text:span text:style-name="T14"> </text:span><text:span text:style-name="T7">override</text:span><text:span text:style-name="T14"> </text:span><text:span text:style-name="T7">int</text:span><text:span text:style-name="T14"> GetHashCode()</text:span></text:p>
      <text:p text:style-name="P37">{</text:p>
      <text:p text:style-name="P48"><text:span text:style-name="T14"><text:s text:c="4"/></text:span><text:span text:style-name="T7">int</text:span><text:span text:style-name="T14"> result = <text:s/></text:span><text:span text:style-name="T7">this</text:span><text:span text:style-name="T14">.underlying_origin_location.GetHashCode();</text:span></text:p>
      <text:p text:style-name="P48"><text:span text:style-name="T14"><text:s text:c="4"/>result = result * </text:span><text:span text:style-name="T29">397</text:span><text:span text:style-name="T14"> + </text:span><text:span text:style-name="T7">this</text:span><text:span text:style-name="T14">.underlying_destination_location.GetHashCode();</text:span></text:p>
      <text:p text:style-name="P48"><text:span text:style-name="T14"><text:s text:c="4"/>result = result * </text:span><text:span text:style-name="T29">397</text:span><text:span text:style-name="T14"> + </text:span><text:span text:style-name="T7">this</text:span><text:span text:style-name="T14">.underlying_arrival_deadline.GetHashCode();</text:span></text:p>
      <text:p text:style-name="P48"><text:span text:style-name="T14"><text:s text:c="4"/></text:span><text:span text:style-name="T7">return</text:span><text:span text:style-name="T14"> result;</text:span></text:p>
      <text:p text:style-name="P37">}</text:p>
      <text:p text:style-name="P1"/>
      <text:p text:style-name="P1">Las cosas deberían seguir funcionando, y así es, ya que volvemos a obtener:</text:p>
      <text:p text:style-name="P1"/>
      <text:p text:style-name="P53">------ Test started: Assembly: dddsample.specs.dll ------</text:p>
      <text:p text:style-name="P52"/>
      <text:p text:style-name="P52">when asked about the route specification hash code</text:p>
      <text:p text:style-name="P52">» should leverage the origin location hash code</text:p>
      <text:p text:style-name="P52">» should leverage the destination location hash code</text:p>
      <text:p text:style-name="P52">» should leverage the arrival deadline hash code</text:p>
      <text:p text:style-name="P52"/>
      <text:p text:style-name="P52"/>
      <text:p text:style-name="P54">3 passed, 0 failed, 0 skipped, took 0,89 seconds (Machine.Specifications 0.3.0).</text:p>
      <text:p text:style-name="P1"><text:soft-page-break/></text:p>
      <text:p text:style-name="P1">Antes de continuar, es muy importante que entendamos, que lo que acabamos de hacer ha sido diseñar el calculo del Hash Code. No nos importa su resultado, simplemente las partes que lo conforman (los objetos que nos ayudan a implementar la funcionalidad).</text:p>
      <text:p text:style-name="P1"/>
      <text:p text:style-name="P1">Una vez hecho esto, podríamos añadir el siguiente aserción, si con ello quedamos mas tranquilos:</text:p>
      <text:p text:style-name="P1"/>
      <text:p text:style-name="P53">» It should calculate the hash code according to a given algorithm</text:p>
      <text:p text:style-name="P1"/>
      <text:p text:style-name="P1">que en código seria:</text:p>
      <text:p text:style-name="P1"/>
      <text:p text:style-name="P29"><text:span text:style-name="T29">It</text:span><text:span text:style-name="T14"> should_calculate_the_hash_code_according_to_a_given_algorithm = () =&gt; </text:span></text:p>
      <text:p text:style-name="P29"><text:span text:style-name="T14"><text:s text:c="3"/>result.ShouldEqual(</text:span><text:span text:style-name="T29">316812</text:span><text:span text:style-name="T14">);</text:span></text:p>
      <text:p text:style-name="P1"/>
      <text:p text:style-name="P1">Y que nos obligaría a cambiar ligeramente el código de la BDD_Spec:</text:p>
      <text:p text:style-name="P1"/>
      <text:p text:style-name="P29"><text:span text:style-name="T7">public</text:span><text:span text:style-name="T14"> </text:span><text:span text:style-name="T7">class</text:span><text:span text:style-name="T14"> </text:span><text:span text:style-name="T24">when_asked_about_the_route_specification_hash_code</text:span><text:span text:style-name="T14"> : </text:span></text:p>
      <text:p text:style-name="P29"><text:span text:style-name="T14"><text:s text:c="13"/></text:span><text:span text:style-name="T24">concern_for_route_specification</text:span></text:p>
      <text:p text:style-name="P37">{</text:p>
      <text:p text:style-name="P48"><text:span text:style-name="T14"><text:s text:c="4"/></text:span><text:span text:style-name="T29">Establish</text:span><text:span text:style-name="T14"> context = () =&gt;</text:span></text:p>
      <text:p text:style-name="P37"><text:s text:c="4"/>{</text:p>
      <text:p text:style-name="P37"><text:s text:c="8"/>the_origin_location</text:p>
      <text:p text:style-name="P37"><text:s text:c="11"/>.Stub(x =&gt; x.GetHashCode())</text:p>
      <text:p text:style-name="P48"><text:span text:style-name="T14"><text:s text:c="11"/>.Return(</text:span><text:span text:style-name="T29">2</text:span><text:span text:style-name="T14">);</text:span></text:p>
      <text:p text:style-name="P37"/>
      <text:p text:style-name="P37"><text:s text:c="8"/>the_destination_location</text:p>
      <text:p text:style-name="P37"><text:s text:c="11"/>.Stub(x =&gt; x.GetHashCode())</text:p>
      <text:p text:style-name="P48"><text:span text:style-name="T14"><text:s text:c="11"/>.Return(</text:span><text:span text:style-name="T29">4</text:span><text:span text:style-name="T14">);</text:span></text:p>
      <text:p text:style-name="P37"/>
      <text:p text:style-name="P37"><text:s text:c="8"/>the_arrival_deadline</text:p>
      <text:p text:style-name="P37"><text:s text:c="11"/>.Stub(x =&gt; x.GetHashCode())</text:p>
      <text:p text:style-name="P48"><text:span text:style-name="T14"><text:s text:c="11"/>.Return(</text:span><text:span text:style-name="T29">6</text:span><text:span text:style-name="T14">);</text:span></text:p>
      <text:p text:style-name="P37"><text:s text:c="4"/>};</text:p>
      <text:p text:style-name="P37"/>
      <text:p text:style-name="P48"><text:span text:style-name="T14"><text:s text:c="4"/></text:span><text:span text:style-name="T29">Because</text:span><text:span text:style-name="T14"> of = () =&gt; sut.GetHashCode();</text:span></text:p>
      <text:p text:style-name="P37"/>
      <text:p text:style-name="P48"><text:span text:style-name="T14"><text:s text:c="4"/></text:span><text:span text:style-name="T29">It</text:span><text:span text:style-name="T14"> should_leverage_the_origin_location_hash_code = () =&gt; </text:span></text:p>
      <text:p text:style-name="P37"><text:s text:c="7"/>the_origin_location</text:p>
      <text:p text:style-name="P37"><text:s text:c="10"/>.received(x =&gt; x.GetHashCode());</text:p>
      <text:p text:style-name="P37"/>
      <text:p text:style-name="P48"><text:span text:style-name="T14"><text:s text:c="4"/></text:span><text:span text:style-name="T29">It</text:span><text:span text:style-name="T14"> should_leverage_the_destination_location_hash_code = () =&gt; </text:span></text:p>
      <text:p text:style-name="P37"><text:s text:c="7"/>the_destination_location</text:p>
      <text:p text:style-name="P37"><text:s text:c="10"/>.received(x =&gt; x.GetHashCode());</text:p>
      <text:p text:style-name="P37"/>
      <text:p text:style-name="P48"><text:span text:style-name="T14"><text:s text:c="4"/></text:span><text:span text:style-name="T29">It</text:span><text:span text:style-name="T14"> should_leverage_the_arrival_deadline_hash_code = () =&gt; </text:span></text:p>
      <text:p text:style-name="P37"><text:s text:c="7"/>the_arrival_deadline</text:p>
      <text:p text:style-name="P37"><text:s text:c="10"/>.received(x =&gt; x.GetHashCode());</text:p>
      <text:p text:style-name="P37"/>
      <text:p text:style-name="P48"><text:span text:style-name="T14"><text:s text:c="4"/></text:span><text:span text:style-name="T29">It</text:span><text:span text:style-name="T14"> should_calculate_the_hash_code_according_to_a_given_algorithm = () =&gt; </text:span></text:p>
      <text:p text:style-name="P37"><text:s text:c="7"/>result.ShouldEqual(<text:span text:style-name="T28">316812</text:span>);</text:p>
      <text:p text:style-name="P37"/>
      <text:p text:style-name="P37"><text:s text:c="4"/><text:span text:style-name="T6">static</text:span> <text:span text:style-name="T6">int</text:span> result;</text:p>
      <text:p text:style-name="P37">}</text:p>
      <text:p text:style-name="P1"/>
      <text:p text:style-name="P1">Y que con alegría comprobamos que funciona sin tocar nada del código de GetHashCode(), lo que prueba que lo habíamos hecho bien:</text:p>
      <text:p text:style-name="P1"/>
      <text:p text:style-name="P53">------ Test started: Assembly: dddsample.specs.dll ------</text:p>
      <text:p text:style-name="P52"/>
      <text:p text:style-name="P52">when asked about the route specification hash code</text:p>
      <text:p text:style-name="P52">» should leverage the origin location hash code</text:p>
      <text:p text:style-name="P52"><text:soft-page-break/>» should leverage the destination location hash code</text:p>
      <text:p text:style-name="P52">» should leverage the arrival deadline hash code</text:p>
      <text:p text:style-name="P52">» should calculate the hash code according to a given algorithm</text:p>
      <text:p text:style-name="P52"/>
      <text:p text:style-name="P52"/>
      <text:p text:style-name="P52">4 passed, 0 failed, 0 skipped, took 0,94 seconds (Machine.Specifications 0.3.0).</text:p>
      <text:p text:style-name="P1"/>
      <text:p text:style-name="P1">Ya estaríamos dispuestos a empaquetar y a github.</text:p>
      <text:p text:style-name="P1"/>
      <text:p text:style-name="P1"/>
      <text:p text:style-name="P1"><text:span text:style-name="T1">RouteSpecificationSpecs: Asegurándonos de que el proceso de construcción es correcto</text:span>:</text:p>
      <text:p text:style-name="P1"/>
      <text:p text:style-name="P1">Por el momento, la construcción de RouteSpecification se ha limitado a ofrecer a las dependencias inyectadas un campo privado en el cual ser almacenadas:</text:p>
      <text:p text:style-name="P1"/>
      <text:p text:style-name="P29"><text:span text:style-name="T7">public</text:span><text:span text:style-name="T14"> RouteSpecification(</text:span><text:span text:style-name="T29">ILocation</text:span><text:span text:style-name="T14"> the_origin_location, </text:span></text:p>
      <text:p text:style-name="P29"><text:span text:style-name="T14"><text:s text:c="26"/></text:span><text:span text:style-name="T29">ILocation</text:span><text:span text:style-name="T14"> the_destination_location, </text:span></text:p>
      <text:p text:style-name="P29"><text:span text:style-name="T14"><text:s text:c="26"/></text:span><text:span text:style-name="T29">IArrivalDeadline</text:span><text:span text:style-name="T14"> the_arrival_deadline)</text:span></text:p>
      <text:p text:style-name="P37">{</text:p>
      <text:p text:style-name="P48"><text:span text:style-name="T14"><text:s text:c="4"/></text:span><text:span text:style-name="T7">this</text:span><text:span text:style-name="T14">.underlying_origin_location = the_origin_location;</text:span></text:p>
      <text:p text:style-name="P48"><text:span text:style-name="T14"><text:s text:c="4"/></text:span><text:span text:style-name="T7">this</text:span><text:span text:style-name="T14">.underlying_destination_location = the_destination_location;</text:span></text:p>
      <text:p text:style-name="P48"><text:span text:style-name="T14"><text:s text:c="4"/></text:span><text:span text:style-name="T7">this</text:span><text:span text:style-name="T14">.underlying_arrival_deadline = the_arrival_deadline;</text:span></text:p>
      <text:p text:style-name="P37">}</text:p>
      <text:p text:style-name="P1"/>
      <text:p text:style-name="P1">Sin embargo, no hemos realizado ninguna comprobación sobre las propias dependencias para asegurarnos de que se cumplen las invariantes necesarias para que el DDD_Value_Object RouteRepository se cree en un estado correcto.</text:p>
      <text:p text:style-name="P1"/>
      <text:p text:style-name="P1">Podríamos listar esas invariantes como:</text:p>
      <text:p text:style-name="P1"/>
      <text:list xml:id="list30712357" text:style-name="L19">
        <text:list-item>
          <text:p text:style-name="P21">Debe existir un punto de origen (origin_location).</text:p>
        </text:list-item>
        <text:list-item>
          <text:p text:style-name="P21">Debe existir un punto de destino (arrival_location).</text:p>
        </text:list-item>
        <text:list-item>
          <text:p text:style-name="P21">Debe existir una fecha limite de entrega (arrival_deadline).</text:p>
        </text:list-item>
        <text:list-item>
          <text:p text:style-name="P21">Los puntos de origen y destino no pueden ser los mismos.</text:p>
        </text:list-item>
      </text:list>
      <text:p text:style-name="P1"/>
      <text:p text:style-name="P1">Si cualquiera de estas invariantes no se cumpliese, por necesidad deberíamos evitar que se cree el objeto, ya que, algo ha ido mal. La mejor forma de reforzar este concepto es lanzar excepciones si cualquiera de las invariantes no se cumple.</text:p>
      <text:p text:style-name="P1"/>
      <text:p text:style-name="P1">En el ejemplo java, estas excepciones, se lanzan desde el constructor. Teniendo en cuenta que una futura inclusión de un framework de DI/IoC (como por ejemplo Ninject!) podría modificar las cosas, lanzar excepciones desde el constructor nos parece que viola el SRP. El constructor hace demasiadas cosas. Por esa razón, y teniendo en cuenta que disponemos de las dependencias de esta clase en el momento de la construcción, una DDD_Factory parece la mejor solución</text:p>
      <text:p text:style-name="P1"/>
      <text:p text:style-name="P1">Podríamos no crear esa DDD_Factory y lanzar esas excepciones desde el constructor, ya que <text:s/>lo bueno de nuestra aproximación desde un paradigma BDD, es que nos permite cambiar de opinión en cualquier momento y, por poner un ejemplo, refactorizar hacia una DDD_Factory.</text:p>
      <text:p text:style-name="P1"/>
      <text:p text:style-name="P1">Sin embargo el SRP pesa mucho. Un constructor no debería lanzar excepciones, así que vamos a escoger la solución de la DDD_Factory. Esperemos que esto no nos acarree demasiados quebraderos de cabeza con el código existente y nos tengamos que arrepentir de nuestra decisión</text:p>
      <text:p text:style-name="P1"/>
      <text:p text:style-name="P1">Vamos por lo tanto con las BDD_Spec que implementan este comportamiento:</text:p>
      <text:p text:style-name="P1"/>
      <text:p text:style-name="P53">When attempting to inject a null origin location into the route specification factory</text:p>
      <text:p text:style-name="P52">» It should throw a null argument exception</text:p>
      <text:p text:style-name="P52">» It should throw an invariant violated exception message</text:p>
      <text:p text:style-name="P52"/>
      <text:p text:style-name="P52">When attempting to inject a null destination location into the route specification factory</text:p>
      <text:p text:style-name="P52">» It should throw a null argument exception</text:p>
      <text:p text:style-name="P52"><text:soft-page-break/>» It should throw an invariant violated exception message</text:p>
      <text:p text:style-name="P52"/>
      <text:p text:style-name="P52">When attempting to inject a null arrival deadline into the route specification factory</text:p>
      <text:p text:style-name="P52">» It should throw a null argument exception</text:p>
      <text:p text:style-name="P52">» It should throw an invariant violated exception message</text:p>
      <text:p text:style-name="P52"/>
      <text:p text:style-name="P52">When attempting to inject the same origin and destination location into the route specification factory</text:p>
      <text:p text:style-name="P52">» It should leverage the origin location value comparer</text:p>
      <text:p text:style-name="P52">» It should throw an argument exception</text:p>
      <text:p text:style-name="P52">» It should throw an invariant violated exception message</text:p>
      <text:p text:style-name="P1"/>
      <text:p text:style-name="P28"><text:span text:style-name="T39">RouteSpecificationFactorySpecs: When attempting to inject a null origin location into the route specification factory</text:span><text:span text:style-name="T38">:</text:span></text:p>
      <text:p text:style-name="P1"/>
      <text:p text:style-name="P1">Esta BDD_Spec es la que nos va a permitir generar el armazón básico de la DDD_Factory. Podríamos haber empezado por cualquiera de ellas, en este caso el orden no es importante ya que difícilmente podemos identificar un "Happy Day Scenario" aquí ya que todas van a lanzar excepciones.</text:p>
      <text:p text:style-name="P1"/>
      <text:p text:style-name="P1">Vamos con la BDD_Spec:</text:p>
      <text:p text:style-name="P1"/>
      <text:p text:style-name="P53">When attempting to inject a null origin location into the route specification factory</text:p>
      <text:p text:style-name="P52">» It should throw a null argument exception</text:p>
      <text:p text:style-name="P54">» It should throw an invariant violated exception message</text:p>
      <text:p text:style-name="P1"/>
      <text:p text:style-name="P1">Vamos a ver como traducir esto a código y como, en el proceso, tomaremos unas cuantas decisiones de diseño. Pese a que a estas alturas deberíamos tener un dominio mas o menos amplio en cuanto a escribir e implementar BDD_Specs, en este caso vamos a volver a un nivel de detalle grande, ya que, vamos a introducir nuevas características de el framework BDD machine.specifications.developwithpassion.</text:p>
      <text:p text:style-name="P1"/>
      <text:p text:style-name="P1">Otra cuestión interesante, sera comprobar lo sencillo que resulta implementar un DDD_Factory (conceptual) a través de una de las implementaciones del GoF (concreta) guiados por el BDD.</text:p>
      <text:p text:style-name="P1"/>
      <text:p text:style-name="P1">Empezamos con el código:</text:p>
      <text:p text:style-name="P1"/>
      <text:p text:style-name="P29"><text:span text:style-name="T7">public</text:span><text:span text:style-name="T14"> </text:span><text:span text:style-name="T7">abstract</text:span><text:span text:style-name="T14"> </text:span><text:span text:style-name="T7">class</text:span><text:span text:style-name="T14"> </text:span><text:span text:style-name="T24">concern_for_route_specification_factory</text:span><text:span text:style-name="T14"> : </text:span></text:p>
      <text:p text:style-name="P29"><text:span text:style-name="T14"><text:s text:c="22"/></text:span><text:span text:style-name="T24">Observes</text:span><text:span text:style-name="T14">&lt;</text:span><text:span text:style-name="T36">RouteSpecificationFactory</text:span><text:span text:style-name="T14">&gt; { }</text:span></text:p>
      <text:p text:style-name="P1"/>
      <text:p text:style-name="P1">y antes de abordar el problema indicado por el código rojo, debemos hacer un comentario sobre la diferencia entre los anteriores "Observes&lt;Contract, ClassUnderTest&gt;":</text:p>
      <text:p text:style-name="P1"/>
      <text:p text:style-name="P29"><text:span text:style-name="T24">Observes</text:span><text:span text:style-name="T14">&lt;</text:span><text:span text:style-name="T29">IRouteSpecification</text:span><text:span text:style-name="T14">, </text:span><text:span text:style-name="T24">RouteSpecification</text:span><text:span text:style-name="T14">&gt;</text:span></text:p>
      <text:p text:style-name="P1"/>
      <text:p text:style-name="P1">y que ahora se ha convertido en "Observes&lt;ClassUnderTest&gt;":</text:p>
      <text:p text:style-name="P1"/>
      <text:p text:style-name="P29"><text:span text:style-name="T24">Observes</text:span><text:span text:style-name="T14">&lt;</text:span><text:span text:style-name="T36">RouteSpecificationFactory</text:span><text:span text:style-name="T14">&gt;</text:span></text:p>
      <text:p text:style-name="P1"/>
      <text:p text:style-name="P1">No estamos usando un interface para la DDD_Factory. Y aunque mucho nos tememos que va a ser una decisión de la que reneguemos en cuanto tengamos que establecer a través de un mock object que alguno de los métodos de RouteSpecificationFactory "<text:span text:style-name="T3">es llamado tantas veces con los siguientes parámetros</text:span>" y no podamos, por el momento vamos a mantenerlo y ya abordaremos ese problema si es que se produce.</text:p>
      <text:p text:style-name="P1"/>
      <text:p text:style-name="P1">Vamos a por el código rojo:</text:p>
      <text:p text:style-name="P1"/>
      <text:p text:style-name="P34"><text:span text:style-name="T10">public</text:span><text:span text:style-name="T17"> </text:span><text:span text:style-name="T10">class</text:span><text:span text:style-name="T17"> </text:span><text:span text:style-name="T26">RouteSpecificationFactory</text:span><text:span text:style-name="T14"> {}</text:span></text:p>
      <text:p text:style-name="P1"/>
      <text:p text:style-name="P1">Fácil Pero lo importante no ha sido escribir esa linea de código, sino la decisión de diseño que tomamos unos instantes antes y que acabamos de detallar.</text:p>
      <text:p text:style-name="P1"/>
      <text:p text:style-name="P1"><text:soft-page-break/>El código de la BDD_Spec con sus aserciones seria:</text:p>
      <text:p text:style-name="P1"/>
      <text:p text:style-name="P29"><text:span text:style-name="T7">public</text:span><text:span text:style-name="T14"> </text:span><text:span text:style-name="T7">class</text:span><text:span text:style-name="T14"> </text:span><text:span text:style-name="T24">when_attempting_to_inject_a_null_origin_location_into_the_route_specification_factory</text:span><text:span text:style-name="T14"> : </text:span></text:p>
      <text:p text:style-name="P58">concern_for_route_specification_factory</text:p>
      <text:p text:style-name="P37">{</text:p>
      <text:p text:style-name="P48"><text:span text:style-name="T14"><text:s text:c="4"/></text:span><text:span text:style-name="T29">It</text:span><text:span text:style-name="T14"> should_throw_a_null_argument_exception = () =&gt; </text:span></text:p>
      <text:p text:style-name="P48"><text:span text:style-name="T14"><text:s text:c="7"/>exception_thrown_by_the_sut.ShouldBeAn&lt;</text:span><text:span text:style-name="T24">ArgumentNullException</text:span><text:span text:style-name="T14">&gt;();</text:span></text:p>
      <text:p text:style-name="P37"/>
      <text:p text:style-name="P48"><text:span text:style-name="T14"><text:s text:c="4"/></text:span><text:span text:style-name="T29">It</text:span><text:span text:style-name="T14"> should_throw_an_invariant_violated_exception_message = () =&gt; </text:span></text:p>
      <text:p text:style-name="P37"><text:s text:c="7"/>exception_thrown_by_the_sut</text:p>
      <text:p text:style-name="P37"><text:s text:c="10"/>.ShouldContainErrorMessage(</text:p>
      <text:p text:style-name="P48"><text:span text:style-name="T14"><text:s text:c="13"/></text:span><text:span text:style-name="T29">"Invariant Violated: origin location is required."</text:span><text:span text:style-name="T14">);</text:span></text:p>
      <text:p text:style-name="P37">}</text:p>
      <text:p text:style-name="P1"/>
      <text:p text:style-name="P1">No hay novedades en el frente de la mecánica del proceso de escribir BDD_Specs. Empezamos como siempre por las aserciones, por los bloques IT. Ahora bien, estamos usando por primera vez la propiedad de solo lectura:</text:p>
      <text:p text:style-name="P1"/>
      <text:p text:style-name="P41">exception_thrown_by_the_sut</text:p>
      <text:p text:style-name="P1"/>
      <text:p text:style-name="P1">Tal y como su nombre indica, nos referirnos a las excepciones lanzadas por el SUT, que en este caso es el DDD_Factory RouteSpecificationFactory.</text:p>
      <text:p text:style-name="P1"/>
      <text:p text:style-name="P1">Por lo tanto, analizando una a una las aserciones nos encontramos con que:</text:p>
      <text:p text:style-name="P1"/>
      <text:p text:style-name="P48"><text:span text:style-name="T29">It</text:span><text:span text:style-name="T14"> should_throw_a_null_argument_exception = () =&gt; </text:span></text:p>
      <text:p text:style-name="P30"><text:span text:style-name="T14"><text:s text:c="3"/>exception_thrown_by_the_sut.ShouldBeAn&lt;</text:span><text:span text:style-name="T24">ArgumentNullException</text:span><text:span text:style-name="T14">&gt;();</text:span></text:p>
      <text:p text:style-name="P1"/>
      <text:p text:style-name="P1">Comprueba que se lanza una excepción del tipo ArgumentNullException.</text:p>
      <text:p text:style-name="P1"/>
      <text:p text:style-name="P48"><text:span text:style-name="T29">It</text:span><text:span text:style-name="T14"> should_throw_an_invariant_violated_exception_message = () =&gt; </text:span></text:p>
      <text:p text:style-name="P37"><text:s text:c="3"/>exception_thrown_by_the_sut</text:p>
      <text:p text:style-name="P48"><text:span text:style-name="T14"><text:s text:c="6"/>.ShouldContainErrorMessage(</text:span><text:span text:style-name="T32">"Invariant Violated: origin location is required."</text:span><text:span text:style-name="T17">);</text:span></text:p>
      <text:p text:style-name="P1"/>
      <text:p text:style-name="P1">Comprueba que el mensaje de error de la excepción lanzada sea el que nosotros especificamos.</text:p>
      <text:p text:style-name="P1"/>
      <text:p text:style-name="P1">Seguimos con el proceso, por lo que necesitamos ejercitar el SUT a través de un bloque BECAUSE:</text:p>
      <text:p text:style-name="P1"/>
      <text:p text:style-name="P29"><text:span text:style-name="T29">Because</text:span><text:span text:style-name="T14"> of = () =&gt; </text:span></text:p>
      <text:p text:style-name="P40"><text:s text:c="3"/>catch_exception(() =&gt; </text:p>
      <text:p text:style-name="P29"><text:span text:style-name="T14"><text:s text:c="6"/>sut.</text:span><text:span text:style-name="T36">create_route_specification_using</text:span><text:span text:style-name="T14">(</text:span><text:span text:style-name="T36">the_origin_location</text:span><text:span text:style-name="T14">, </text:span></text:p>
      <text:p text:style-name="P29"><text:span text:style-name="T14"><text:s text:c="43"/></text:span><text:span text:style-name="T36">the_destination_location</text:span><text:span text:style-name="T14">, </text:span></text:p>
      <text:p text:style-name="P29"><text:span text:style-name="T14"><text:s text:c="43"/></text:span><text:span text:style-name="T36">the_arrival_deadline</text:span><text:span text:style-name="T14">));</text:span></text:p>
      <text:p text:style-name="P1"/>
      <text:p text:style-name="P1">Hay bastante código rojo. Vamos primero con la parte trivial y que estamos hartos de ver, los tres argumentos del método que se convierten en campos (fields) de nuestra BDD_Spec:</text:p>
      <text:p text:style-name="P1"/>
      <text:p text:style-name="P47"><text:span text:style-name="T10">static</text:span><text:span text:style-name="T17"> </text:span><text:span text:style-name="T32">ILocation</text:span><text:span text:style-name="T17"> the_origin_location</text:span></text:p>
      <text:p text:style-name="P47"><text:span text:style-name="T7">static</text:span><text:span text:style-name="T14"> </text:span><text:span text:style-name="T29">ILocation</text:span><text:span text:style-name="T14"> the_destination_location;</text:span></text:p>
      <text:p text:style-name="P48"><text:span text:style-name="T7">static</text:span><text:span text:style-name="T14"> </text:span><text:span text:style-name="T29">IArrivalDeadline</text:span><text:span text:style-name="T14"> the_arrival_deadline;</text:span></text:p>
      <text:p text:style-name="P1"/>
      <text:p text:style-name="P1">Ademas es importante destacar que son los mismos tres argumentos que hemos estado inyectando al constructor de RouteSpecification.</text:p>
      <text:p text:style-name="P1"/>
      <text:p text:style-name="P1">Pero no nos dispersemos. Veamos como queda nuestro código tras estas tres lineas:</text:p>
      <text:p text:style-name="P1"/>
      <text:p text:style-name="P29"><text:span text:style-name="T29">Because</text:span><text:span text:style-name="T14"> of = () =&gt; </text:span></text:p>
      <text:p text:style-name="P40"><text:s text:c="3"/>catch_exception(() =&gt; </text:p>
      <text:p text:style-name="P29"><text:span text:style-name="T14"><text:s text:c="6"/>sut.</text:span><text:span text:style-name="T36">create_route_specification_using</text:span><text:span text:style-name="T14">(the_origin_location, </text:span></text:p>
      <text:p text:style-name="P40"><text:soft-page-break/><text:s text:c="43"/>the_destination_location, </text:p>
      <text:p text:style-name="P40"><text:s text:c="43"/>the_arrival_deadline));</text:p>
      <text:p text:style-name="P1"/>
      <text:p text:style-name="P1">Mucho mejor, ahora solo esta en rojo lo que debe estar en rojo. Es evidente que es create_route_specification_using() es nuestro Factory Method. Mas diseño, por lo tanto. Tenemos que implementar su armazón:</text:p>
      <text:p text:style-name="P1"/>
      <text:p text:style-name="P29"><text:span text:style-name="T7">public</text:span><text:span text:style-name="T14"> </text:span><text:span text:style-name="T7">class</text:span><text:span text:style-name="T14"> </text:span><text:span text:style-name="T24">RouteSpecificationFactory</text:span></text:p>
      <text:p text:style-name="P37">{</text:p>
      <text:p text:style-name="P48"><text:span text:style-name="T14"><text:s text:c="4"/></text:span><text:span text:style-name="T7">public</text:span><text:span text:style-name="T14"> </text:span><text:span text:style-name="T29">IRouteSpecification</text:span><text:span text:style-name="T14"> create_route_specification_using(</text:span></text:p>
      <text:p text:style-name="P48"><text:span text:style-name="T14"><text:s text:c="49"/></text:span><text:span text:style-name="T29">ILocation</text:span><text:span text:style-name="T14"> the_origin_location, </text:span></text:p>
      <text:p text:style-name="P48"><text:span text:style-name="T14"><text:s text:c="49"/></text:span><text:span text:style-name="T29">ILocation</text:span><text:span text:style-name="T14"> the_destination_location, </text:span></text:p>
      <text:p text:style-name="P48"><text:span text:style-name="T14"><text:s text:c="49"/></text:span><text:span text:style-name="T29">IArrivalDeadline</text:span><text:span text:style-name="T14"> the_arrival_deadline)</text:span></text:p>
      <text:p text:style-name="P37"><text:s text:c="4"/>{</text:p>
      <text:p text:style-name="P48"><text:span text:style-name="T14"><text:s text:c="8"/></text:span><text:span text:style-name="T7">throw</text:span><text:span text:style-name="T14"> </text:span><text:span text:style-name="T7">new</text:span><text:span text:style-name="T14"> </text:span><text:span text:style-name="T37">NotImplementedException</text:span><text:span text:style-name="T15">();</text:span></text:p>
      <text:p text:style-name="P39"><text:s text:c="4"/>}</text:p>
      <text:p text:style-name="P39">}</text:p>
      <text:p text:style-name="P1"/>
      <text:p text:style-name="P1">Ahí lo tenemos. Crea objetos del tipo IRouteSpecification. Aquí si nos aprovechamos de la interface.</text:p>
      <text:p text:style-name="P1"/>
      <text:p text:style-name="P1">Revisamos nuestro bloque BECAUSE:</text:p>
      <text:p text:style-name="P1"/>
      <text:p text:style-name="P29"><text:span text:style-name="T29">Because</text:span><text:span text:style-name="T14"> of = () =&gt; </text:span></text:p>
      <text:p text:style-name="P40"><text:s text:c="3"/>catch_exception(() =&gt; </text:p>
      <text:p text:style-name="P40"><text:s text:c="6"/>sut.create_route_specification_using(the_origin_location, </text:p>
      <text:p text:style-name="P40"><text:s text:c="43"/>the_destination_location, </text:p>
      <text:p text:style-name="P40"><text:s text:c="43"/>the_arrival_deadline));</text:p>
      <text:p text:style-name="P1"/>
      <text:p text:style-name="P1">Ya no hay código rojo, lo que nos permite comentar ese "catch_exception(() =&gt; mi_método)", que lo único que hace es, nuevamente tal y como su nombre indica, capturar la excepción que lanza "mi_método"; en este caso "create_route_specification()".</text:p>
      <text:p text:style-name="P1"/>
      <text:p text:style-name="P1">Una vez aclarado esto, podemos finalizar nuestra BDD_Spec estableciendo el contexto en el que se va a desarrollar a través de un bloque ESTABLISH. Puesto que no hay nada excesivamente interesante en el, presentamos la BDD_Spec completa:</text:p>
      <text:p text:style-name="P1"/>
      <text:p text:style-name="P29"><text:span text:style-name="T7">public</text:span><text:span text:style-name="T14"> </text:span><text:span text:style-name="T7">class</text:span><text:span text:style-name="T14"> </text:span><text:span text:style-name="T24">when_attempting_to_inject_a_null_origin_location_into_the_route_specification_factory</text:span><text:span text:style-name="T14"> : </text:span></text:p>
      <text:p text:style-name="P58">concern_for_route_specification_factory</text:p>
      <text:p text:style-name="P37">{</text:p>
      <text:p text:style-name="P48"><text:span text:style-name="T14"><text:s text:c="4"/></text:span><text:span text:style-name="T29">Establish</text:span><text:span text:style-name="T14"> context = () =&gt;</text:span></text:p>
      <text:p text:style-name="P37"><text:s text:c="4"/>{</text:p>
      <text:p text:style-name="P48"><text:span text:style-name="T14"><text:s text:c="8"/>the_origin_location = </text:span><text:span text:style-name="T7">null</text:span><text:span text:style-name="T14">;</text:span></text:p>
      <text:p text:style-name="P48"><text:span text:style-name="T14"><text:s text:c="8"/>the_destination_location = an&lt;</text:span><text:span text:style-name="T29">ILocation</text:span><text:span text:style-name="T14">&gt;();</text:span></text:p>
      <text:p text:style-name="P48"><text:span text:style-name="T14"><text:s text:c="8"/>the_arrival_deadline = an&lt;</text:span><text:span text:style-name="T29">IArrivalDeadline</text:span><text:span text:style-name="T14">&gt;();</text:span></text:p>
      <text:p text:style-name="P37"><text:s text:c="4"/>};</text:p>
      <text:p text:style-name="P37"/>
      <text:p text:style-name="P48"><text:span text:style-name="T14"><text:s text:c="4"/></text:span><text:span text:style-name="T29">Because</text:span><text:span text:style-name="T14"> of = () =&gt; </text:span></text:p>
      <text:p text:style-name="P37"><text:s text:c="7"/>catch_exception(() =&gt; </text:p>
      <text:p text:style-name="P37"><text:s text:c="10"/>sut.create_route_specification_using(the_origin_location, </text:p>
      <text:p text:style-name="P37"><text:s text:c="47"/>the_destination_location, </text:p>
      <text:p text:style-name="P37"><text:s text:c="47"/>the_arrival_deadline));</text:p>
      <text:p text:style-name="P37"/>
      <text:p text:style-name="P48"><text:span text:style-name="T14"><text:s text:c="4"/></text:span><text:span text:style-name="T29">It</text:span><text:span text:style-name="T14"> should_throw_a_null_argument_exception = () =&gt; </text:span></text:p>
      <text:p text:style-name="P48"><text:span text:style-name="T14"><text:s text:c="7"/>exception_thrown_by_the_sut.ShouldBeAn&lt;</text:span><text:span text:style-name="T24">ArgumentNullException</text:span><text:span text:style-name="T14">&gt;();</text:span></text:p>
      <text:p text:style-name="P37"/>
      <text:p text:style-name="P48"><text:span text:style-name="T14"><text:s text:c="4"/></text:span><text:span text:style-name="T29">It</text:span><text:span text:style-name="T14"> should_throw_an_invariant_violated_exception_message = () =&gt; </text:span></text:p>
      <text:p text:style-name="P37"><text:s text:c="7"/>exception_thrown_by_the_sut</text:p>
      <text:p text:style-name="P37"><text:s text:c="10"/>.ShouldContainErrorMessage(</text:p>
      <text:p text:style-name="P48"><text:span text:style-name="T14"><text:s text:c="13"/></text:span><text:span text:style-name="T29">"Invariant Violated: origin location is required."</text:span><text:span text:style-name="T14">);</text:span></text:p>
      <text:p text:style-name="P37"/>
      <text:p text:style-name="P48"><text:soft-page-break/><text:span text:style-name="T14"><text:s text:c="4"/></text:span><text:span text:style-name="T7">static</text:span><text:span text:style-name="T14"> </text:span><text:span text:style-name="T29">ILocation</text:span><text:span text:style-name="T14"> the_origin_location;</text:span></text:p>
      <text:p text:style-name="P48"><text:span text:style-name="T14"><text:s text:c="4"/></text:span><text:span text:style-name="T7">static</text:span><text:span text:style-name="T14"> </text:span><text:span text:style-name="T29">ILocation</text:span><text:span text:style-name="T14"> the_destination_location;</text:span></text:p>
      <text:p text:style-name="P48"><text:span text:style-name="T14"><text:s text:c="4"/></text:span><text:span text:style-name="T7">static</text:span><text:span text:style-name="T14"> </text:span><text:span text:style-name="T29">IArrivalDeadline</text:span><text:span text:style-name="T14"> the_arrival_deadline;</text:span></text:p>
      <text:p text:style-name="P37">}</text:p>
      <text:p text:style-name="P1"/>
      <text:p text:style-name="P1">Para provocar la situación buscada, hacemos que</text:p>
      <text:p text:style-name="P1"/>
      <text:p text:style-name="P30"><text:span text:style-name="T14">the_origin_location = </text:span><text:span text:style-name="T7">null</text:span><text:span text:style-name="T14">;</text:span></text:p>
      <text:p text:style-name="P1"/>
      <text:p text:style-name="P1">en el bloque ESTABLISH.</text:p>
      <text:p text:style-name="P1"/>
      <text:p text:style-name="P1">Ejecutamos la BDD_Spec y esperamos los fallos:</text:p>
      <text:p text:style-name="P1"/>
      <text:p text:style-name="P53">------ Test started: Assembly: dddsample.specs.dll ------</text:p>
      <text:p text:style-name="P52"/>
      <text:p text:style-name="P52">when attempting to inject a null origin location into the route specification factory</text:p>
      <text:p text:style-name="P52">» should throw a null argument exception (FAIL)</text:p>
      <text:p text:style-name="P52">» should throw an invariant violated exception message (FAIL)</text:p>
      <text:p text:style-name="P52"/>
      <text:p text:style-name="P52">Test 'should throw a null argument exception' failed:</text:p>
      <text:p text:style-name="P52"><text:tab/>Machine.Specifications.SpecificationException: Should be of type System.ArgumentNullException but is of type System.NotImplementedException</text:p>
      <text:p text:style-name="P52"/>
      <text:p text:style-name="P52">(....)</text:p>
      <text:p text:style-name="P52"/>
      <text:p text:style-name="P52">Test 'should throw an invariant violated exception message' failed:</text:p>
      <text:p text:style-name="P52"><text:tab/>Machine.Specifications.SpecificationException: Should contain "Invariant Violated: origin location is required." but is "The method or operation is not implemented."</text:p>
      <text:p text:style-name="P52"/>
      <text:p text:style-name="P52">(....)</text:p>
      <text:p text:style-name="P52"/>
      <text:p text:style-name="P52"/>
      <text:p text:style-name="P52">0 passed, 2 failed, 0 skipped, took 1,06 seconds (Machine.Specifications 0.3.0).</text:p>
      <text:p text:style-name="P1"/>
      <text:p text:style-name="P1">Vamos a analizar, por un instante, los fallos obtenidos.</text:p>
      <text:p text:style-name="P1"/>
      <text:p text:style-name="P1">Empezamos por:</text:p>
      <text:p text:style-name="P1"/>
      <text:p text:style-name="P54">Should be of type System.ArgumentNullException but is of type System.NotImplementedException</text:p>
      <text:p text:style-name="P1"/>
      <text:p text:style-name="P1">Que es justo lo que queremos ya que, en estos momentos nuestro método lanza:</text:p>
      <text:p text:style-name="P1"/>
      <text:p text:style-name="P29"><text:span text:style-name="T7">throw</text:span><text:span text:style-name="T14"> </text:span><text:span text:style-name="T7">new</text:span><text:span text:style-name="T14"> </text:span><text:span text:style-name="T37">NotImplementedException</text:span><text:span text:style-name="T15">();</text:span></text:p>
      <text:p text:style-name="P1"/>
      <text:p text:style-name="P1">simplemente para facilitarnos la tarea de compilación Pero debemos estar muy satisfechos ya que por el momento el test captura la excepción, y es eso lo que nos esta diciendo: "<text:span text:style-name="T3">he capturado una excepción, pero no es del tipo de la que me dijisteis que debo esperar.</text:span>"</text:p>
      <text:p text:style-name="P1"/>
      <text:p text:style-name="P1">El otro fallo ahonda en el mismo tema:</text:p>
      <text:p text:style-name="P1"/>
      <text:p text:style-name="P54">Should contain "Invariant Violated: origin location is required." but is "The method or operation is not implemented."</text:p>
      <text:p text:style-name="P1"/>
      <text:p text:style-name="P1">Es decir, captura el mensaje de la excepción, solo que, nuevamente, puesto que nuestro método lanza la siguiente excepción con el único propósito de poder compilar el código:</text:p>
      <text:p text:style-name="P1"/>
      <text:p text:style-name="P29"><text:span text:style-name="T7">throw</text:span><text:span text:style-name="T14"> </text:span><text:span text:style-name="T7">new</text:span><text:span text:style-name="T14"> </text:span><text:span text:style-name="T37">NotImplementedException</text:span><text:span text:style-name="T15">();</text:span></text:p>
      <text:p text:style-name="P1"/>
      <text:p text:style-name="P1">Y es precisamente esa excepción la que contiene el mensaje por defecto "The method or operation is not implemented."</text:p>
      <text:p text:style-name="P1"/>
      <text:p text:style-name="P1">Por lo tanto todo va bien.</text:p>
      <text:p text:style-name="P1"><text:soft-page-break/></text:p>
      <text:p text:style-name="P1">Vamos ahora a implementar el comportamiento deseado:</text:p>
      <text:p text:style-name="P1"/>
      <text:p text:style-name="P29"><text:span text:style-name="T7">public</text:span><text:span text:style-name="T14"> </text:span><text:span text:style-name="T29">IRouteSpecification</text:span><text:span text:style-name="T14"> create_route_specification_using(</text:span></text:p>
      <text:p text:style-name="P29"><text:span text:style-name="T14"><text:s text:c="49"/></text:span><text:span text:style-name="T29">ILocation</text:span><text:span text:style-name="T14"> the_origin_location, </text:span></text:p>
      <text:p text:style-name="P29"><text:span text:style-name="T14"><text:s text:c="49"/></text:span><text:span text:style-name="T29">ILocation</text:span><text:span text:style-name="T14"> the_destination_location, </text:span></text:p>
      <text:p text:style-name="P29"><text:span text:style-name="T14"><text:s text:c="49"/></text:span><text:span text:style-name="T29">IArrivalDeadline</text:span><text:span text:style-name="T14"> the_arrival_deadline)</text:span></text:p>
      <text:p text:style-name="P37">{</text:p>
      <text:p text:style-name="P48"><text:span text:style-name="T14"><text:s text:c="4"/></text:span><text:span text:style-name="T7">if</text:span><text:span text:style-name="T14"> (the_origin_location == </text:span><text:span text:style-name="T7">null</text:span><text:span text:style-name="T14">)</text:span></text:p>
      <text:p text:style-name="P48"><text:span text:style-name="T14"><text:s text:c="7"/></text:span><text:span text:style-name="T7">throw</text:span><text:span text:style-name="T14"> </text:span><text:span text:style-name="T7">new</text:span><text:span text:style-name="T14"> </text:span><text:span text:style-name="T24">ArgumentNullException</text:span><text:span text:style-name="T14">(</text:span></text:p>
      <text:p text:style-name="P48"><text:span text:style-name="T14"><text:s text:c="20"/></text:span><text:span text:style-name="T29">"the_origin_location"</text:span><text:span text:style-name="T14">,</text:span></text:p>
      <text:p text:style-name="P48"><text:span text:style-name="T14"><text:s text:c="20"/></text:span><text:span text:style-name="T29">"Invariant Violated: origin location is required."</text:span><text:span text:style-name="T14">);</text:span></text:p>
      <text:p text:style-name="P37">}</text:p>
      <text:p text:style-name="P1"/>
      <text:p text:style-name="P1">que pasaría el test si no fuese por el "insignificante detalle" de que no compila, ya que no devolvemos un IRouteSpecification (de hecho no devolvemos nada) y aun por encima no tenemos una aserción para comprobarlo.</text:p>
      <text:p text:style-name="P1"/>
      <text:p text:style-name="P1">Aquí es donde aplicamos la versión mas pragmática de "Escribir el mínimo código necesario, Y QUE TENGA SENTIDO, para pasar el test", ya que, precisamente la tarea de una DDD_Factory es ocultar al cliente detalles de la construcción de un objeto que necesita (no es la única tarea de una DDD_Factory, pero por el momento nos vale). Dicho de otra forma, "vamos a lavar los trapos sucios en casa" y vamos por tanto a tener un dependencia oculta. Tampoco es el fin del mundo. Por lo tanto:</text:p>
      <text:p text:style-name="P1"/>
      <text:p text:style-name="P29"><text:span text:style-name="T7">public</text:span><text:span text:style-name="T14"> </text:span><text:span text:style-name="T29">IRouteSpecification</text:span><text:span text:style-name="T14"> create_route_specification_using(</text:span></text:p>
      <text:p text:style-name="P29"><text:span text:style-name="T14"><text:s text:c="49"/></text:span><text:span text:style-name="T29">ILocation</text:span><text:span text:style-name="T14"> the_origin_location, </text:span></text:p>
      <text:p text:style-name="P29"><text:span text:style-name="T14"><text:s text:c="49"/></text:span><text:span text:style-name="T29">ILocation</text:span><text:span text:style-name="T14"> the_destination_location, </text:span></text:p>
      <text:p text:style-name="P29"><text:span text:style-name="T14"><text:s text:c="49"/></text:span><text:span text:style-name="T29">IArrivalDeadline</text:span><text:span text:style-name="T14"> the_arrival_deadline)</text:span></text:p>
      <text:p text:style-name="P37">{</text:p>
      <text:p text:style-name="P48"><text:span text:style-name="T14"><text:s text:c="4"/></text:span><text:span text:style-name="T7">if</text:span><text:span text:style-name="T14"> (the_origin_location == </text:span><text:span text:style-name="T7">null</text:span><text:span text:style-name="T14">)</text:span></text:p>
      <text:p text:style-name="P48"><text:span text:style-name="T14"><text:s text:c="7"/></text:span><text:span text:style-name="T7">throw</text:span><text:span text:style-name="T14"> </text:span><text:span text:style-name="T7">new</text:span><text:span text:style-name="T14"> </text:span><text:span text:style-name="T24">ArgumentNullException</text:span><text:span text:style-name="T14">(</text:span></text:p>
      <text:p text:style-name="P48"><text:span text:style-name="T14"><text:s text:c="20"/></text:span><text:span text:style-name="T29">"the_origin_location"</text:span><text:span text:style-name="T14">,</text:span></text:p>
      <text:p text:style-name="P48"><text:span text:style-name="T14"><text:s text:c="20"/></text:span><text:span text:style-name="T29">"Invariant Violated: origin location is required."</text:span><text:span text:style-name="T14">);</text:span></text:p>
      <text:p text:style-name="P37"/>
      <text:p text:style-name="P37"><text:s text:c="4"/><text:span text:style-name="T6">return</text:span> <text:span text:style-name="T6">new</text:span> <text:span text:style-name="T23">RouteSpecification</text:span>(the_origin_location, </text:p>
      <text:p text:style-name="P37"><text:s text:c="34"/>the_destination_location, </text:p>
      <text:p text:style-name="P37"><text:s text:c="34"/>the_arrival_deadline);</text:p>
      <text:p text:style-name="P37">}</text:p>
      <text:p text:style-name="P1"/>
      <text:p text:style-name="P1">Y esto si que pasa el test:</text:p>
      <text:p text:style-name="P1"/>
      <text:p text:style-name="P53">------ Test started: Assembly: dddsample.specs.dll ------</text:p>
      <text:p text:style-name="P52"/>
      <text:p text:style-name="P52">when attempting to inject a null origin location into the route specification factory</text:p>
      <text:p text:style-name="P52">» should throw a null argument exception</text:p>
      <text:p text:style-name="P52">» should throw an invariant violated exception message</text:p>
      <text:p text:style-name="P52"/>
      <text:p text:style-name="P52"/>
      <text:p text:style-name="P52">2 passed, 0 failed, 0 skipped, took 0,67 seconds (Machine.Specifications 0.3.0).</text:p>
      <text:p text:style-name="P1"/>
      <text:p text:style-name="P1"><text:span text:style-name="T1">RouteSpecificationFactorySpecs: When attempting to inject a null destination location into the route specification factory</text:span>:</text:p>
      <text:p text:style-name="P1"/>
      <text:p text:style-name="P1">y</text:p>
      <text:p text:style-name="P1"/>
      <text:p text:style-name="P1"><text:span text:style-name="T1">RouteSpecificationFactorySpecs: When attempting to inject a null arrival deadline into the route specification factory</text:span>:</text:p>
      <text:p text:style-name="P1"/>
      <text:p text:style-name="P1">Ambas son muy similares a la que acabamos de hacer. No tienen mayor interés Puedes consultar el código fuente si te surge alguna duda.</text:p>
      <text:p text:style-name="P1"/>
      <text:p text:style-name="P1"><text:soft-page-break/>El resultado es:</text:p>
      <text:p text:style-name="P1"/>
      <text:p text:style-name="P29"><text:span text:style-name="T7">public</text:span><text:span text:style-name="T14"> </text:span><text:span text:style-name="T29">IRouteSpecification</text:span><text:span text:style-name="T14"> create_route_specification_using(</text:span></text:p>
      <text:p text:style-name="P29"><text:span text:style-name="T14"><text:s text:c="49"/></text:span><text:span text:style-name="T29">ILocation</text:span><text:span text:style-name="T14"> the_origin_location, </text:span></text:p>
      <text:p text:style-name="P29"><text:span text:style-name="T14"><text:s text:c="49"/></text:span><text:span text:style-name="T29">ILocation</text:span><text:span text:style-name="T14"> the_destination_location, </text:span></text:p>
      <text:p text:style-name="P29"><text:span text:style-name="T14"><text:s text:c="49"/></text:span><text:span text:style-name="T29">IArrivalDeadline</text:span><text:span text:style-name="T14"> the_arrival_deadline)</text:span></text:p>
      <text:p text:style-name="P37">{</text:p>
      <text:p text:style-name="P48"><text:span text:style-name="T14"><text:s text:c="4"/></text:span><text:span text:style-name="T7">if</text:span><text:span text:style-name="T14"> (the_origin_location == </text:span><text:span text:style-name="T7">null</text:span><text:span text:style-name="T14">)</text:span></text:p>
      <text:p text:style-name="P48"><text:span text:style-name="T14"><text:s text:c="7"/></text:span><text:span text:style-name="T7">throw</text:span><text:span text:style-name="T14"> </text:span><text:span text:style-name="T7">new</text:span><text:span text:style-name="T14"> </text:span><text:span text:style-name="T24">ArgumentNullException</text:span><text:span text:style-name="T14">(</text:span><text:span text:style-name="T29">"the_origin_location"</text:span><text:span text:style-name="T14">,</text:span></text:p>
      <text:p text:style-name="P48"><text:span text:style-name="T14"><text:s text:c="35"/></text:span><text:span text:style-name="T29">"Invariant Violated: origin location is required."</text:span><text:span text:style-name="T14">);</text:span></text:p>
      <text:p text:style-name="P37"/>
      <text:p text:style-name="P48"><text:span text:style-name="T14"><text:s text:c="4"/></text:span><text:span text:style-name="T7">if</text:span><text:span text:style-name="T14"> (the_destination_location == </text:span><text:span text:style-name="T7">null</text:span><text:span text:style-name="T14">)</text:span></text:p>
      <text:p text:style-name="P48"><text:span text:style-name="T14"><text:s text:c="7"/></text:span><text:span text:style-name="T7">throw</text:span><text:span text:style-name="T14"> </text:span><text:span text:style-name="T7">new</text:span><text:span text:style-name="T14"> </text:span><text:span text:style-name="T24">ArgumentNullException</text:span><text:span text:style-name="T14">(</text:span><text:span text:style-name="T29">"the_destination_location"</text:span><text:span text:style-name="T14">,</text:span></text:p>
      <text:p text:style-name="P48"><text:span text:style-name="T14"><text:s text:c="30"/></text:span><text:span text:style-name="T29">"Invariant Violated: destination location is required."</text:span><text:span text:style-name="T14">);</text:span></text:p>
      <text:p text:style-name="P37"/>
      <text:p text:style-name="P48"><text:span text:style-name="T14"><text:s text:c="4"/></text:span><text:span text:style-name="T7">if</text:span><text:span text:style-name="T14"> (the_arrival_deadline == </text:span><text:span text:style-name="T7">null</text:span><text:span text:style-name="T14">)</text:span></text:p>
      <text:p text:style-name="P48"><text:span text:style-name="T14"><text:s text:c="7"/></text:span><text:span text:style-name="T7">throw</text:span><text:span text:style-name="T14"> </text:span><text:span text:style-name="T7">new</text:span><text:span text:style-name="T14"> </text:span><text:span text:style-name="T24">ArgumentNullException</text:span><text:span text:style-name="T14">(</text:span><text:span text:style-name="T29">"the_arrival_deadline"</text:span><text:span text:style-name="T14">,</text:span></text:p>
      <text:p text:style-name="P48"><text:span text:style-name="T14"><text:s text:c="34"/></text:span><text:span text:style-name="T29">"Invariant Violated: arrival deadline is required."</text:span><text:span text:style-name="T14">);</text:span></text:p>
      <text:p text:style-name="P37"/>
      <text:p text:style-name="P48"><text:span text:style-name="T14"><text:s text:c="4"/></text:span><text:span text:style-name="T7">return</text:span><text:span text:style-name="T14"> </text:span><text:span text:style-name="T7">new</text:span><text:span text:style-name="T14"> </text:span><text:span text:style-name="T24">RouteSpecification</text:span><text:span text:style-name="T14">(the_origin_location, </text:span></text:p>
      <text:p text:style-name="P37"><text:s text:c="34"/>the_destination_location, </text:p>
      <text:p text:style-name="P37"><text:s text:c="34"/>the_arrival_deadline);</text:p>
      <text:p text:style-name="P37">}</text:p>
      <text:p text:style-name="P1"/>
      <text:p text:style-name="P1"><text:span text:style-name="T1">RouteSpecificationFactorySpecs: When attempting to inject the same origin and destination locations into the route specification factory</text:span>:</text:p>
      <text:p text:style-name="P1"/>
      <text:p text:style-name="P1">Esta BDD_Spec es mas interesante:</text:p>
      <text:p text:style-name="P1"/>
      <text:p text:style-name="P52">When attempting to inject the same origin and destination location into the route specification factory</text:p>
      <text:p text:style-name="P52">» It should leverage the origin location value comparer</text:p>
      <text:p text:style-name="P52">» It should throw an argument exception</text:p>
      <text:p text:style-name="P54">» It should throw an invariant violated exception message</text:p>
      <text:p text:style-name="P1"/>
      <text:p text:style-name="P1">La segunda y tercera aserción, no merecen la pena ser comentadas (mas de lo mismo), pero la primera nos plantea un desafío curioso.</text:p>
      <text:p text:style-name="P1"/>
      <text:p text:style-name="P1">Veamos el código de la BDD_Spec suprimiendo la segunda y tercera aserción por cuestión de claridad (consulta el código fuente para verla completa):</text:p>
      <text:p text:style-name="P1"/>
      <text:p text:style-name="P29"><text:span text:style-name="T7">public</text:span><text:span text:style-name="T14"> </text:span><text:span text:style-name="T7">class</text:span><text:span text:style-name="T14"> </text:span><text:span text:style-name="T24">when_attempting_to_inject_the_same_origin_and_destination_locations_into_the_route_specification_factory</text:span><text:span text:style-name="T14"> : </text:span></text:p>
      <text:p text:style-name="P58">concern_for_route_specification_factory</text:p>
      <text:p text:style-name="P37">{</text:p>
      <text:p text:style-name="P48"><text:span text:style-name="T14"><text:s text:c="4"/></text:span><text:span text:style-name="T29">Establish</text:span><text:span text:style-name="T14"> context = () =&gt;</text:span></text:p>
      <text:p text:style-name="P37"><text:s text:c="4"/>{</text:p>
      <text:p text:style-name="P48"><text:span text:style-name="T14"><text:s text:c="8"/>the_origin_location = an&lt;</text:span><text:span text:style-name="T29">ILocation</text:span><text:span text:style-name="T14">&gt;();</text:span></text:p>
      <text:p text:style-name="P48"><text:span text:style-name="T14"><text:s text:c="8"/>the_destination_location = an&lt;</text:span><text:span text:style-name="T29">ILocation</text:span><text:span text:style-name="T14">&gt;();</text:span></text:p>
      <text:p text:style-name="P48"><text:span text:style-name="T14"><text:s text:c="8"/>the_arrival_deadline = an&lt;</text:span><text:span text:style-name="T29">IArrivalDeadline</text:span><text:span text:style-name="T14">&gt;();</text:span></text:p>
      <text:p text:style-name="P37"/>
      <text:p text:style-name="P37"><text:s text:c="8"/>the_origin_location</text:p>
      <text:p text:style-name="P37"><text:s text:c="11"/>.Stub(x =&gt; x.has_the_same_value_as(the_destination_location))</text:p>
      <text:p text:style-name="P48"><text:span text:style-name="T14"><text:s text:c="11"/>.Return(</text:span><text:span text:style-name="T7">true</text:span><text:span text:style-name="T14">);</text:span></text:p>
      <text:p text:style-name="P37"><text:s text:c="4"/>};</text:p>
      <text:p text:style-name="P37"/>
      <text:p text:style-name="P48"><text:span text:style-name="T14"><text:s text:c="4"/></text:span><text:span text:style-name="T29">Because</text:span><text:span text:style-name="T14"> of = () =&gt; </text:span></text:p>
      <text:p text:style-name="P37"><text:s text:c="7"/>catch_exception(() =&gt; </text:p>
      <text:p text:style-name="P37"><text:s text:c="10"/>sut.create_route_specification_using(the_origin_location, </text:p>
      <text:p text:style-name="P37"><text:s text:c="47"/>the_destination_location, </text:p>
      <text:p text:style-name="P37"><text:s text:c="47"/>the_arrival_deadline));</text:p>
      <text:p text:style-name="P37"><text:soft-page-break/></text:p>
      <text:p text:style-name="P48"><text:span text:style-name="T14"><text:s text:c="4"/></text:span><text:span text:style-name="T29">It</text:span><text:span text:style-name="T14"> should_leverage_the_origin_location_value_comparer = () =&gt; </text:span></text:p>
      <text:p text:style-name="P37"><text:s text:c="7"/>the_origin_location</text:p>
      <text:p text:style-name="P37"><text:s text:c="10"/>.received(x =&gt; x.has_the_same_value_as(the_destination_location));</text:p>
      <text:p text:style-name="P37"/>
      <text:p text:style-name="P48"><text:span text:style-name="T14"><text:s text:c="4"/></text:span><text:span text:style-name="T7">static</text:span><text:span text:style-name="T14"> </text:span><text:span text:style-name="T29">ILocation</text:span><text:span text:style-name="T14"> the_origin_location;</text:span></text:p>
      <text:p text:style-name="P48"><text:span text:style-name="T14"><text:s text:c="4"/></text:span><text:span text:style-name="T7">static</text:span><text:span text:style-name="T14"> </text:span><text:span text:style-name="T29">ILocation</text:span><text:span text:style-name="T14"> the_destination_location;</text:span></text:p>
      <text:p text:style-name="P48"><text:span text:style-name="T14"><text:s text:c="4"/></text:span><text:span text:style-name="T7">static</text:span><text:span text:style-name="T14"> </text:span><text:span text:style-name="T29">IArrivalDeadline</text:span><text:span text:style-name="T14"> the_arrival_deadline;</text:span></text:p>
      <text:p text:style-name="P37">}</text:p>
      <text:p text:style-name="P1"/>
      <text:p text:style-name="P1">En principio no parece nada fuera de lo común:</text:p>
      <text:p text:style-name="P1"/>
      <text:list xml:id="list30690428" text:style-name="L20">
        <text:list-item>
          <text:p text:style-name="P22">Tenemos los tres argumentos de la factoría mockados.</text:p>
        </text:list-item>
        <text:list-item>
          <text:p text:style-name="P22">Esperamos que se compare el origen y el destino y los forzamos a que sean iguales.</text:p>
        </text:list-item>
        <text:list-item>
          <text:p text:style-name="P22">Capturamos la excepción en el BECAUSE porque hace falta para las aserciones que no mostramos.</text:p>
        </text:list-item>
        <text:list-item>
          <text:p text:style-name="P22">Establecemos que se ha debido llamar al comparador a través del ya conocido ".received()".</text:p>
        </text:list-item>
      </text:list>
      <text:p text:style-name="P1"/>
      <text:p text:style-name="P1">El código que soluciona esto es bien sencillo:</text:p>
      <text:p text:style-name="P1"/>
      <text:p text:style-name="P47"><text:span text:style-name="T10">public</text:span><text:span text:style-name="T17"> </text:span><text:span text:style-name="T32">IRouteSpecification</text:span><text:span text:style-name="T17"> create_route_specification_using(</text:span></text:p>
      <text:p text:style-name="P47"><text:span text:style-name="T17"><text:s text:c="30"/></text:span><text:span text:style-name="T32">ILocation</text:span><text:span text:style-name="T17"> the_origin_location, </text:span></text:p>
      <text:p text:style-name="P47"><text:span text:style-name="T17"><text:s text:c="30"/></text:span><text:span text:style-name="T32">ILocation</text:span><text:span text:style-name="T17"> the_destination_location, </text:span></text:p>
      <text:p text:style-name="P47"><text:span text:style-name="T17"><text:s text:c="30"/></text:span><text:span text:style-name="T32">IArrivalDeadline</text:span><text:span text:style-name="T17"> the_arrival_deadline)</text:span></text:p>
      <text:p text:style-name="P37">{</text:p>
      <text:p text:style-name="P48"><text:span text:style-name="T14"><text:s text:c="4"/></text:span><text:span text:style-name="T7">if</text:span><text:span text:style-name="T14"> (the_origin_location == </text:span><text:span text:style-name="T7">null</text:span><text:span text:style-name="T14">)</text:span></text:p>
      <text:p text:style-name="P48"><text:span text:style-name="T14"><text:s text:c="7"/></text:span><text:span text:style-name="T7">throw</text:span><text:span text:style-name="T14"> </text:span><text:span text:style-name="T7">new</text:span><text:span text:style-name="T14"> </text:span><text:span text:style-name="T24">ArgumentNullException</text:span><text:span text:style-name="T14">(</text:span><text:span text:style-name="T29">"the_origin_location"</text:span><text:span text:style-name="T14">,</text:span></text:p>
      <text:p text:style-name="P48"><text:span text:style-name="T14"><text:s text:c="35"/></text:span><text:span text:style-name="T29">"Invariant Violated: origin location is required."</text:span><text:span text:style-name="T14">);</text:span></text:p>
      <text:p text:style-name="P37"/>
      <text:p text:style-name="P48"><text:span text:style-name="T14"><text:s text:c="4"/></text:span><text:span text:style-name="T7">if</text:span><text:span text:style-name="T14"> (the_destination_location == </text:span><text:span text:style-name="T7">null</text:span><text:span text:style-name="T14">)</text:span></text:p>
      <text:p text:style-name="P48"><text:span text:style-name="T14"><text:s text:c="7"/></text:span><text:span text:style-name="T7">throw</text:span><text:span text:style-name="T14"> </text:span><text:span text:style-name="T7">new</text:span><text:span text:style-name="T14"> </text:span><text:span text:style-name="T24">ArgumentNullException</text:span><text:span text:style-name="T14">(</text:span><text:span text:style-name="T29">"the_destination_location"</text:span><text:span text:style-name="T14">,</text:span></text:p>
      <text:p text:style-name="P48"><text:span text:style-name="T14"><text:s text:c="30"/></text:span><text:span text:style-name="T29">"Invariant Violated: destination location is required."</text:span><text:span text:style-name="T14">);</text:span></text:p>
      <text:p text:style-name="P37"/>
      <text:p text:style-name="P48"><text:span text:style-name="T14"><text:s text:c="4"/></text:span><text:span text:style-name="T7">if</text:span><text:span text:style-name="T14"> (the_arrival_deadline == </text:span><text:span text:style-name="T7">null</text:span><text:span text:style-name="T14">)</text:span></text:p>
      <text:p text:style-name="P48"><text:span text:style-name="T14"><text:s text:c="7"/></text:span><text:span text:style-name="T7">throw</text:span><text:span text:style-name="T14"> </text:span><text:span text:style-name="T7">new</text:span><text:span text:style-name="T14"> </text:span><text:span text:style-name="T24">ArgumentNullException</text:span><text:span text:style-name="T14">(</text:span><text:span text:style-name="T29">"the_arrival_deadline"</text:span><text:span text:style-name="T14">,</text:span></text:p>
      <text:p text:style-name="P48"><text:span text:style-name="T14"><text:s text:c="34"/></text:span><text:span text:style-name="T29">"Invariant Violated: arrival deadline is required."</text:span><text:span text:style-name="T14">);</text:span></text:p>
      <text:p text:style-name="P37"/>
      <text:p text:style-name="P37"><text:s text:c="4"/><text:span text:style-name="T6">if</text:span> (the_origin_location.has_the_same_value_as(the_destination_location))</text:p>
      <text:p text:style-name="P48"><text:span text:style-name="T14"><text:s text:c="8"/></text:span><text:span text:style-name="T7">throw</text:span><text:span text:style-name="T14"> </text:span><text:span text:style-name="T7">new</text:span><text:span text:style-name="T14"> </text:span><text:span text:style-name="T24">ArgumentException</text:span><text:span text:style-name="T14">(</text:span></text:p>
      <text:p text:style-name="P48"><text:span text:style-name="T14"><text:s text:c="11"/></text:span><text:span text:style-name="T29">"Invariant Violated: origin and destination locations can't be the same."</text:span><text:span text:style-name="T14">);</text:span></text:p>
      <text:p text:style-name="P37"/>
      <text:p text:style-name="P48"><text:span text:style-name="T14"><text:s text:c="4"/></text:span><text:span text:style-name="T7">return</text:span><text:span text:style-name="T14"> </text:span><text:span text:style-name="T7">new</text:span><text:span text:style-name="T14"> </text:span><text:span text:style-name="T24">RouteSpecification</text:span><text:span text:style-name="T14">(the_origin_location, </text:span></text:p>
      <text:p text:style-name="P37"><text:s text:c="35"/>the_destination_location, </text:p>
      <text:p text:style-name="P37"><text:s text:c="35"/>the_arrival_deadline);</text:p>
      <text:p text:style-name="P37">}</text:p>
      <text:p text:style-name="P1"/>
      <text:p text:style-name="P1">Ejecutamos el test y:</text:p>
      <text:p text:style-name="P1"/>
      <text:p text:style-name="P53">------ Test started: Assembly: dddsample.specs.dll ------</text:p>
      <text:p text:style-name="P52"/>
      <text:p text:style-name="P52">when attempting to inject the same origin and destination locations into the route specification factory</text:p>
      <text:p text:style-name="P52">» should leverage the origin location value comparer (FAIL)</text:p>
      <text:p text:style-name="P52">» should throw an argument exception</text:p>
      <text:p text:style-name="P52">» should throw an invariant violated exception message</text:p>
      <text:p text:style-name="P52"/>
      <text:p text:style-name="P52">Test 'should leverage the origin location value comparer' failed:</text:p>
      <text:p text:style-name="P52"><text:tab/>Rhino.Mocks.Exceptions.ExpectationViolationException: IValueObject`1.has_the_same_value_as(ILocationProxycd18dd3bd42e4f979f7fef7ecd751b48); Expected #1..2147483647, Actual #0.</text:p>
      <text:p text:style-name="P52"/>
      <text:p text:style-name="P52"><text:soft-page-break/>(....)</text:p>
      <text:p text:style-name="P52"/>
      <text:p text:style-name="P52"/>
      <text:p text:style-name="P52">2 passed, 1 failed, 0 skipped, took 0,83 seconds (Machine.Specifications 0.3.0).</text:p>
      <text:p text:style-name="P1"/>
      <text:p text:style-name="P1">Obtenemos un fallo (NO ESPERADO) del tipo (Expected #1, Actual #0).</text:p>
      <text:p text:style-name="P1"/>
      <text:p text:style-name="P1">Vamos a seguir el razonamiento:</text:p>
      <text:p text:style-name="P1"/>
      <text:p text:style-name="P1">El tipo de error nos indica que,</text:p>
      <text:p text:style-name="P1"/>
      <text:p text:style-name="P41">the_origin_location.has_the_same_value_as(the_destination_location)</text:p>
      <text:p text:style-name="P1"/>
      <text:p text:style-name="P1">no se ha ejecutado.</text:p>
      <text:p text:style-name="P1"/>
      <text:p text:style-name="P1">Por lo tanto no ha entrado dentro del if para lanzar la excepción, así que, deberían haber fallado los 3 tests... pero solo falla uno.</text:p>
      <text:p text:style-name="P1"/>
      <text:p text:style-name="P1">¿Que es lo que ocurre?</text:p>
      <text:p text:style-name="P1"/>
      <text:p text:style-name="P1">Al ejercitar el SUT a través del bloque BECAUSE, capturamos la excepción, y es precisamente esta captura la que provoca el fallo no deseado. En realidad hace lo que queremos y esperamos pero, la mecánica que tenemos para comprobarlo, nos lo imposibilita.</text:p>
      <text:p text:style-name="P1">Puedes comprobarlo con el debugger. Así que por el momento debemos evitar comprobarlo.</text:p>
      <text:p text:style-name="P1"/>
      <text:p text:style-name="P1">Lo que ocurre es que, en este caso, podríamos plantearnos si no estábamos asertando de mas, ya que implícitamente hemos comprobado que esa llamada se produce, ya que se lanza la excepción Por lo tanto, no es que "<text:span text:style-name="T3">por el momento debemos evitar comprobarlo</text:span>", es que ya lo estamos comprobando implícitamente y jamas debimos intentar comprobarlo explícitamente, así que, nuestra BDD_Spec debería ser:</text:p>
      <text:p text:style-name="P1"/>
      <text:p text:style-name="P52">When attempting to inject the same origin and destination location into the route specification factory looking for the exception</text:p>
      <text:p text:style-name="P52">» It should throw an argument exception</text:p>
      <text:p text:style-name="P54">» It should throw an invariant violated exception message</text:p>
      <text:p text:style-name="P1"/>
      <text:p text:style-name="P1">Y ya la hemos cumplido.</text:p>
      <text:p text:style-name="P1"/>
      <text:p text:style-name="P1">Antes de empaquetar y a github, deberíamos hacer todavía unos cuantos cambios.</text:p>
      <text:p text:style-name="P1"/>
      <text:p text:style-name="P1"><text:span text:style-name="T1">RouteSpecificationSpecs: Asegurándonos de que el proceso de construcción es correcto (CONSECUENCIAS)</text:span>:</text:p>
      <text:p text:style-name="P1"/>
      <text:p text:style-name="P1">Empezamos planteándonos la necesidad de una DDD_Factory para solucionar la violación del SRP que se produciría en el constructor de RouteSpecification y acabamos implementando una guiados por el BDD.</text:p>
      <text:p text:style-name="P1"/>
      <text:p text:style-name="P1">Y para que hemos creado una DDD_Factory si no es para usarla. Podemos empezar por RouteSpecificationSpecs.</text:p>
      <text:p text:style-name="P1"/>
      <text:p text:style-name="P1">Recordemos que es lo que tenemos:</text:p>
      <text:p text:style-name="P1"/>
      <text:p text:style-name="P47"><text:span text:style-name="T10">public</text:span><text:span text:style-name="T17"> </text:span><text:span text:style-name="T10">abstract</text:span><text:span text:style-name="T17"> </text:span><text:span text:style-name="T10">class</text:span><text:span text:style-name="T17"> </text:span><text:span text:style-name="T26">concern_for_route_specification</text:span><text:span text:style-name="T17"> : </text:span></text:p>
      <text:p text:style-name="P47"><text:span text:style-name="T17"><text:s text:c="22"/></text:span><text:span text:style-name="T26">Observes</text:span><text:span text:style-name="T17">&lt;</text:span><text:span text:style-name="T32">IRouteSpecification</text:span><text:span text:style-name="T17">, </text:span><text:span text:style-name="T26">RouteSpecification</text:span><text:span text:style-name="T17">&gt;</text:span></text:p>
      <text:p text:style-name="P37">{</text:p>
      <text:p text:style-name="P48"><text:span text:style-name="T14"><text:s text:c="4"/></text:span><text:span text:style-name="T29">Establish</text:span><text:span text:style-name="T14"> context = () =&gt;</text:span></text:p>
      <text:p text:style-name="P37"><text:s text:c="4"/>{</text:p>
      <text:p text:style-name="P48"><text:span text:style-name="T14"><text:s text:c="8"/>the_origin_location = an&lt;</text:span><text:span text:style-name="T29">ILocation</text:span><text:span text:style-name="T14">&gt;();</text:span></text:p>
      <text:p text:style-name="P48"><text:span text:style-name="T14"><text:s text:c="8"/>the_destination_location = an&lt;</text:span><text:span text:style-name="T29">ILocation</text:span><text:span text:style-name="T14">&gt;();</text:span></text:p>
      <text:p text:style-name="P48"><text:span text:style-name="T14"><text:s text:c="8"/>the_arrival_deadline = an&lt;</text:span><text:span text:style-name="T29">IArrivalDeadline</text:span><text:span text:style-name="T14">&gt;();</text:span></text:p>
      <text:p text:style-name="P37"><text:s text:c="8"/></text:p>
      <text:p text:style-name="P37"><text:s text:c="8"/>create_sut_using(() =&gt; </text:p>
      <text:p text:style-name="P48"><text:span text:style-name="T14"><text:s text:c="11"/></text:span><text:span text:style-name="T7">new</text:span><text:span text:style-name="T14"> </text:span><text:span text:style-name="T24">RouteSpecification</text:span><text:span text:style-name="T14">(the_origin_location, </text:span></text:p>
      <text:p text:style-name="P37"><text:soft-page-break/><text:s text:c="34"/>the_destination_location, </text:p>
      <text:p text:style-name="P37"><text:s text:c="34"/>the_arrival_deadline));</text:p>
      <text:p text:style-name="P37"><text:s text:c="4"/>}</text:p>
      <text:p text:style-name="P37"/>
      <text:p text:style-name="P48"><text:span text:style-name="T14"><text:s text:c="4"/></text:span><text:span text:style-name="T7">protected</text:span><text:span text:style-name="T14"> </text:span><text:span text:style-name="T7">static</text:span><text:span text:style-name="T14"> </text:span><text:span text:style-name="T29">ILocation</text:span><text:span text:style-name="T14"> the_origin_location;</text:span></text:p>
      <text:p text:style-name="P48"><text:span text:style-name="T14"><text:s text:c="4"/></text:span><text:span text:style-name="T7">protected</text:span><text:span text:style-name="T14"> </text:span><text:span text:style-name="T7">static</text:span><text:span text:style-name="T14"> </text:span><text:span text:style-name="T29">ILocation</text:span><text:span text:style-name="T14"> the_destination_location;</text:span></text:p>
      <text:p text:style-name="P48"><text:span text:style-name="T14"><text:s text:c="4"/></text:span><text:span text:style-name="T7">protected</text:span><text:span text:style-name="T14"> </text:span><text:span text:style-name="T7">static</text:span><text:span text:style-name="T14"> </text:span><text:span text:style-name="T29">IArrivalDeadline</text:span><text:span text:style-name="T14"> the_arrival_deadline;</text:span></text:p>
      <text:p text:style-name="P37">}</text:p>
      <text:p text:style-name="P1"/>
      <text:p text:style-name="P1">Necesitamos cambiar el constructor por la DDD_Factory, algo tan sencillo como:</text:p>
      <text:p text:style-name="P1"/>
      <text:p text:style-name="P47"><text:span text:style-name="T10">public</text:span><text:span text:style-name="T17"> </text:span><text:span text:style-name="T10">abstract</text:span><text:span text:style-name="T17"> </text:span><text:span text:style-name="T10">class</text:span><text:span text:style-name="T17"> </text:span><text:span text:style-name="T26">concern_for_route_specification</text:span><text:span text:style-name="T17"> : </text:span></text:p>
      <text:p text:style-name="P47"><text:span text:style-name="T17"><text:s text:c="22"/></text:span><text:span text:style-name="T26">Observes</text:span><text:span text:style-name="T17">&lt;</text:span><text:span text:style-name="T32">IRouteSpecification</text:span><text:span text:style-name="T17">, </text:span><text:span text:style-name="T26">RouteSpecification</text:span><text:span text:style-name="T17">&gt;</text:span></text:p>
      <text:p text:style-name="P37">{</text:p>
      <text:p text:style-name="P48"><text:span text:style-name="T14"><text:s text:c="4"/></text:span><text:span text:style-name="T29">Establish</text:span><text:span text:style-name="T14"> context = () =&gt;</text:span></text:p>
      <text:p text:style-name="P37"><text:s text:c="4"/>{</text:p>
      <text:p text:style-name="P48"><text:span text:style-name="T14"><text:s text:c="8"/>the_origin_location = an&lt;</text:span><text:span text:style-name="T29">ILocation</text:span><text:span text:style-name="T14">&gt;();</text:span></text:p>
      <text:p text:style-name="P48"><text:span text:style-name="T14"><text:s text:c="8"/>the_destination_location = an&lt;</text:span><text:span text:style-name="T29">ILocation</text:span><text:span text:style-name="T14">&gt;();</text:span></text:p>
      <text:p text:style-name="P48"><text:span text:style-name="T14"><text:s text:c="8"/>the_arrival_deadline = an&lt;</text:span><text:span text:style-name="T29">IArrivalDeadline</text:span><text:span text:style-name="T14">&gt;();</text:span></text:p>
      <text:p text:style-name="P48"><text:span text:style-name="T14"><text:s text:c="8"/>the_route_specification_factory = </text:span><text:span text:style-name="T7">new</text:span><text:span text:style-name="T14"> </text:span><text:span text:style-name="T24">RouteSpecificationFactory</text:span><text:span text:style-name="T14">();</text:span></text:p>
      <text:p text:style-name="P37"><text:s text:c="8"/></text:p>
      <text:p text:style-name="P37"><text:s text:c="8"/>create_sut_using(() =&gt;</text:p>
      <text:p text:style-name="P37"><text:s text:c="11"/>the_route_specification_factory</text:p>
      <text:p text:style-name="P37"><text:s text:c="14"/>.create_route_specification_using(the_origin_location, </text:p>
      <text:p text:style-name="P37"><text:s text:c="48"/>the_destination_location, </text:p>
      <text:p text:style-name="P37"><text:s text:c="48"/>the_arrival_deadline));</text:p>
      <text:p text:style-name="P37"><text:s text:c="4"/>}</text:p>
      <text:p text:style-name="P37"/>
      <text:p text:style-name="P48"><text:span text:style-name="T14"><text:s text:c="4"/></text:span><text:span text:style-name="T7">protected</text:span><text:span text:style-name="T14"> </text:span><text:span text:style-name="T7">static</text:span><text:span text:style-name="T14"> </text:span><text:span text:style-name="T29">ILocation</text:span><text:span text:style-name="T14"> the_origin_location;</text:span></text:p>
      <text:p text:style-name="P48"><text:span text:style-name="T14"><text:s text:c="4"/></text:span><text:span text:style-name="T7">protected</text:span><text:span text:style-name="T14"> </text:span><text:span text:style-name="T7">static</text:span><text:span text:style-name="T14"> </text:span><text:span text:style-name="T29">ILocation</text:span><text:span text:style-name="T14"> the_destination_location;</text:span></text:p>
      <text:p text:style-name="P48"><text:span text:style-name="T14"><text:s text:c="4"/></text:span><text:span text:style-name="T7">protected</text:span><text:span text:style-name="T14"> </text:span><text:span text:style-name="T7">static</text:span><text:span text:style-name="T14"> </text:span><text:span text:style-name="T29">IArrivalDeadline</text:span><text:span text:style-name="T14"> the_arrival_deadline;</text:span></text:p>
      <text:p text:style-name="P48"><text:span text:style-name="T7"><text:s text:c="4"/>protected</text:span><text:span text:style-name="T14"> </text:span><text:span text:style-name="T7">static</text:span><text:span text:style-name="T14"> </text:span><text:span text:style-name="T24">RouteSpecificationFactory</text:span><text:span text:style-name="T14"> the_route_specification_factory;</text:span></text:p>
      <text:p text:style-name="P41">}</text:p>
      <text:p text:style-name="P1"/>
      <text:p text:style-name="P1">y esto es lo único que hay que cambiar en RouteSpecificationSpecs, ya que si corremos los tests, obtenemos:</text:p>
      <text:p text:style-name="P1"/>
      <text:p text:style-name="P53">------ Test started: Assembly: dddsample.specs.dll ------</text:p>
      <text:p text:style-name="P52"/>
      <text:p text:style-name="P52">when asked for its origin location</text:p>
      <text:p text:style-name="P52">» should give back the origin location</text:p>
      <text:p text:style-name="P52"/>
      <text:p text:style-name="P52">when asked for its destination location</text:p>
      <text:p text:style-name="P52">» should give back the destination location</text:p>
      <text:p text:style-name="P52"/>
      <text:p text:style-name="P52">when asked for its arrival deadline</text:p>
      <text:p text:style-name="P52">» should give back the arrival deadline</text:p>
      <text:p text:style-name="P52"/>
      <text:p text:style-name="P52">when asked if the specification is satisfied by an itinerary that satisfies the route specification</text:p>
      <text:p text:style-name="P52">» should confirm that the itinerary satisfies the route specification</text:p>
      <text:p text:style-name="P52">» should leverage the itinerary initial departure location</text:p>
      <text:p text:style-name="P52">» should leverage the origin location identity comparer</text:p>
      <text:p text:style-name="P52">» should leverage the itinerary final arrival location</text:p>
      <text:p text:style-name="P52">» should leverage the destination location identity comparer</text:p>
      <text:p text:style-name="P52">» should leverage the itinerary final arrival date</text:p>
      <text:p text:style-name="P52">» should leverage the arrival deadline time check</text:p>
      <text:p text:style-name="P52"/>
      <text:p text:style-name="P52">when asked if the specification is satisfied by an itinerary with an invalid initial departure location</text:p>
      <text:p text:style-name="P52">» should confirm that the itinerary does not satisfy the route specification</text:p>
      <text:p text:style-name="P52">» should leverage the itinerary initial departure location</text:p>
      <text:p text:style-name="P52">» should leverage the origin location identity comparer</text:p>
      <text:p text:style-name="P52"><text:soft-page-break/>» should not leverage the itinerary final arrival location</text:p>
      <text:p text:style-name="P52">» should not leverage the destination location identity comparer</text:p>
      <text:p text:style-name="P52">» should not leverage the itinerary final arrival date</text:p>
      <text:p text:style-name="P52">» should not leverage the arrival deadline time check</text:p>
      <text:p text:style-name="P52"/>
      <text:p text:style-name="P52">when asked if the specification is satisfied by an itinerary with an invalid final arrival location</text:p>
      <text:p text:style-name="P52">» should confirm that the itinerary does not satisfy the route specification</text:p>
      <text:p text:style-name="P52">» should leverage the itinerary initial departure location</text:p>
      <text:p text:style-name="P52">» should leverage the origin location identity comparer</text:p>
      <text:p text:style-name="P52">» should leverage the itinerary final arrival location</text:p>
      <text:p text:style-name="P52">» should leverage the destination location identity comparer</text:p>
      <text:p text:style-name="P52">» should not leverage the itinerary final arrival date</text:p>
      <text:p text:style-name="P52">» should not leverage the arrival deadline time check</text:p>
      <text:p text:style-name="P52"/>
      <text:p text:style-name="P52">when asked if the specification is satisfied by an itinerary with an invalid final arrival date</text:p>
      <text:p text:style-name="P52">» should confirm that the itinerary does not satisfy the route specification</text:p>
      <text:p text:style-name="P52">» should leverage the itinerary initial departure location</text:p>
      <text:p text:style-name="P52">» should leverage the origin location identity comparer</text:p>
      <text:p text:style-name="P52">» should leverage the itinerary final arrival location</text:p>
      <text:p text:style-name="P52">» should leverage the destination location identity comparer</text:p>
      <text:p text:style-name="P52">» should leverage the itinerary final arrival date</text:p>
      <text:p text:style-name="P52">» should leverage the arrival deadline time check</text:p>
      <text:p text:style-name="P52"/>
      <text:p text:style-name="P52">when asked if the specification is satisfied by a null itinerary</text:p>
      <text:p text:style-name="P52">» should confirm that the itinerary does not satisfy the route specification</text:p>
      <text:p text:style-name="P52">» should not leverage the origin location identity comparer</text:p>
      <text:p text:style-name="P52">» should not leverage the destination location identity comparer</text:p>
      <text:p text:style-name="P52">» should not leverage the arrival deadline time check</text:p>
      <text:p text:style-name="P52"/>
      <text:p text:style-name="P52">when asked if two similar route specifications have the same value</text:p>
      <text:p text:style-name="P52">» should confirm that they have the same value</text:p>
      <text:p text:style-name="P52">» should leverage the origin location value comparer</text:p>
      <text:p text:style-name="P52">» should leverage the destination location value comparer</text:p>
      <text:p text:style-name="P52">» should leverage the arrival deadline value comparer</text:p>
      <text:p text:style-name="P52"/>
      <text:p text:style-name="P52">when asked if two route specifications with different origin location have the same value</text:p>
      <text:p text:style-name="P52">» should confirm that they have different value</text:p>
      <text:p text:style-name="P52">» should leverage the origin location value comparer</text:p>
      <text:p text:style-name="P52">» should not leverage the destination location value comparer</text:p>
      <text:p text:style-name="P52">» should not leverage the arrival deadline value comparer</text:p>
      <text:p text:style-name="P52"/>
      <text:p text:style-name="P52">when asked if two route specifications with different destination location have the same value</text:p>
      <text:p text:style-name="P52">» should confirm that they have different value</text:p>
      <text:p text:style-name="P52">» should leverage the origin location value comparer</text:p>
      <text:p text:style-name="P52">» should leverage the destination location value comparer</text:p>
      <text:p text:style-name="P52">» should not leverage the arrival deadline value comparer</text:p>
      <text:p text:style-name="P52"/>
      <text:p text:style-name="P52">when asked if two route specifications with different arrival deadline have the same value</text:p>
      <text:p text:style-name="P52">» should confirm that they have different value</text:p>
      <text:p text:style-name="P52">» should leverage the origin location value comparer</text:p>
      <text:p text:style-name="P52">» should leverage the destination location value comparer</text:p>
      <text:p text:style-name="P52">» should leverage the arrival deadline value comparer</text:p>
      <text:p text:style-name="P52"/>
      <text:p text:style-name="P52">when asked if a null route specification has the same value as the current specification</text:p>
      <text:p text:style-name="P52">» should confirm that they have different value</text:p>
      <text:p text:style-name="P52">» should not leverage the origin location value comparer</text:p>
      <text:p text:style-name="P52">» should not leverage the destination location value comparer</text:p>
      <text:p text:style-name="P52">» should not leverage the arrival deadline value comparer</text:p>
      <text:p text:style-name="P52"/>
      <text:p text:style-name="P52">when asked about the route specification hash code</text:p>
      <text:p text:style-name="P52">» should calculate the hash code according to a given algorithm</text:p>
      <text:p text:style-name="P52">» should leverage the origin location hash code</text:p>
      <text:p text:style-name="P52"><text:soft-page-break/>» should leverage the destination location hash code</text:p>
      <text:p text:style-name="P52">» should leverage the arrival deadline hash code</text:p>
      <text:p text:style-name="P52"/>
      <text:p text:style-name="P52"/>
      <text:p text:style-name="P52">59 passed, 0 failed, 0 skipped, took 1,71 seconds (Machine.Specifications 0.3.0).</text:p>
      <text:p text:style-name="P1"/>
      <text:p text:style-name="P1">Maravilloso. No hemos roto nada.</text:p>
      <text:p text:style-name="P1"/>
      <text:p text:style-name="P1">Pero podemos ir un poco mas lejos. En este momento, el constructor de RouteSpecification tiene una visibilidad "public" y no deja de ser una invitación a que alguien lo use, cuando nosotros pretendemos que para construir una RouteSpecification tengas que acceder a través de la DDD_Factory creada.</text:p>
      <text:p text:style-name="P1"/>
      <text:p text:style-name="P1">Para ello, basta con cambiar la visibilidad a "internal", de forma que desde fuera del "assembly" no puedas ver ni usar el constructor directamente.</text:p>
      <text:p text:style-name="P1"/>
      <text:p text:style-name="P1">Por lo tanto:</text:p>
      <text:p text:style-name="P1"/>
      <text:p text:style-name="P47"><text:span text:style-name="T10">internal</text:span><text:span text:style-name="T17"> RouteSpecification(</text:span><text:span text:style-name="T32">ILocation</text:span><text:span text:style-name="T17"> the_origin_location, </text:span></text:p>
      <text:p text:style-name="P47"><text:span text:style-name="T17"><text:s text:c="28"/></text:span><text:span text:style-name="T32">ILocation</text:span><text:span text:style-name="T17"> the_destination_location, </text:span></text:p>
      <text:p text:style-name="P47"><text:span text:style-name="T17"><text:s text:c="28"/></text:span><text:span text:style-name="T32">IArrivalDeadline</text:span><text:span text:style-name="T17"> the_arrival_deadline)</text:span></text:p>
      <text:p text:style-name="P1"/>
      <text:p text:style-name="P1">Ejecutamos todos los tests que hemos escrito hasta ahora para asegurarnos que no hemos roto nada y obtenemos un hermoso:</text:p>
      <text:p text:style-name="P1"/>
      <text:p text:style-name="P53">107 passed, 0 failed, 0 skipped, took 1,57 seconds (Machine.Specifications 0.3.0).</text:p>
      <text:p text:style-name="P1"/>
      <text:p text:style-name="P1">que ahora si, nos permiten empaquetar y a github.</text:p>
      <text:p text:style-name="P1"/>
      <text:p text:style-name="P1"><text:span text:style-name="T1">RouteSpecificationSpecs: Finalizando</text:span>:</text:p>
      <text:p text:style-name="P1"/>
      <text:p text:style-name="P1">Antes de poder dar por finalizada la implementación de este DDD_Value_Object, debemos atar un par de cabos sueltos.</text:p>
      <text:p text:style-name="P1"/>
      <text:p text:style-name="P1">Recordemos que creamos la interface IArrivalDeadline para poder inyectársela al constructor y poder mockarla.</text:p>
      <text:p text:style-name="P1"/>
      <text:p text:style-name="P1">Ahora seria un buen momento para implementar su comportamiento.</text:p>
      <text:p text:style-name="P1"/>
      <text:p text:style-name="P1">Recordemos como va la interface por el momento:</text:p>
      <text:p text:style-name="P1"/>
      <text:p text:style-name="P29"><text:span text:style-name="T7">public</text:span><text:span text:style-name="T14"> </text:span><text:span text:style-name="T7">interface</text:span><text:span text:style-name="T14"> </text:span><text:span text:style-name="T29">IArrivalDeadline</text:span><text:span text:style-name="T14"> : </text:span><text:span text:style-name="T29">IValueObject</text:span><text:span text:style-name="T14">&lt;</text:span><text:span text:style-name="T29">IArrivalDeadline</text:span><text:span text:style-name="T14">&gt;</text:span></text:p>
      <text:p text:style-name="P37">{</text:p>
      <text:p text:style-name="P48"><text:span text:style-name="T14"><text:s text:c="4"/></text:span><text:span text:style-name="T7">bool</text:span><text:span text:style-name="T14"> is_afterwards_than(</text:span><text:span text:style-name="T29">IArrivalDeadline</text:span><text:span text:style-name="T14"> final_arrival_date);</text:span></text:p>
      <text:p text:style-name="P48"><text:span text:style-name="T14"><text:s text:c="4"/></text:span><text:span text:style-name="T7">int</text:span><text:span text:style-name="T14"> GetHashCode();</text:span></text:p>
      <text:p text:style-name="P37">}</text:p>
      <text:p text:style-name="P1"/>
      <text:p text:style-name="P1">Por lo tanto vamos a tener que implementar, al menos, 3 métodos Los dos que aparecen arriba mas el que heredamos de IValueObject&lt;T&gt;:</text:p>
      <text:p text:style-name="P1"/>
      <text:p text:style-name="P29"><text:span text:style-name="T7">public</text:span><text:span text:style-name="T14"> </text:span><text:span text:style-name="T7">interface</text:span><text:span text:style-name="T14"> </text:span><text:span text:style-name="T29">IValueObject</text:span><text:span text:style-name="T14">&lt;T&gt;</text:span></text:p>
      <text:p text:style-name="P37">{</text:p>
      <text:p text:style-name="P48"><text:span text:style-name="T14"><text:s text:c="4"/></text:span><text:span text:style-name="T7">bool</text:span><text:span text:style-name="T14"> has_the_same_value_as(T the_other_value_object);</text:span></text:p>
      <text:p text:style-name="P37">}</text:p>
      <text:p text:style-name="P1"/>
      <text:p text:style-name="P1"><text:span text:style-name="T1">ArrivalDeadlineSpecs</text:span>:</text:p>
      <text:p text:style-name="P1"/>
      <text:p text:style-name="P1">Lo primero de todo es que IArrivalDealine no parece ahora tan buen nombre ya que nuestras BDD_Specs podrían tener el siguiente aspecto:</text:p>
      <text:p text:style-name="P1"/>
      <text:p text:style-name="P53">When asked if a past arrival dealine is posterior to the current arrival deadline</text:p>
      <text:p text:style-name="P54">» It should confirm that it is posterior</text:p>
      <text:p text:style-name="P1"/>
      <text:p text:style-name="P1"><text:soft-page-break/>Limita mucho el campo de acción Da la impresión de que esta clase no valdría para otra cosa que las "Arrival_deadlines", cuando en realidad estamos empaquetando un Fecha.</text:p>
      <text:p text:style-name="P1"/>
      <text:p text:style-name="P1">Otra cuestión que probablemente habrás notado que estamos usando:</text:p>
      <text:p text:style-name="P1"/>
      <text:p text:style-name="P53">is posterior to</text:p>
      <text:p text:style-name="P1"/>
      <text:p text:style-name="P1">Esto nos guiara hacia nuevas refactorizaciones que afecten al nombre que le hemos dado a los métodos de IArrivalDeadline</text:p>
      <text:p text:style-name="P1"/>
      <text:p text:style-name="P1">Vamos, por tanto, a empezar a tomar decisiones y, porque no decirlo, a rectificar lo que no nos gusta del trabajo que ya hemos hecho.</text:p>
      <text:p text:style-name="P1"/>
      <text:p text:style-name="P1">Hemos decidido cambiar de IArrivalDealine a IDate ya que refleja mucho mejor nuestra intención y suena mas natural. De hecho la BDD_Spec anterior ahora cobra un nuevo sentido.</text:p>
      <text:p text:style-name="P1"/>
      <text:p text:style-name="P53">When asked if a past date is posterior to the current date</text:p>
      <text:p text:style-name="P54">» It should confirm that it is posterior</text:p>
      <text:p text:style-name="P1"/>
      <text:p text:style-name="P1">Pero no vamos a pasar nada por alto. En el anterior párrafo hemos dejado caer que "<text:span text:style-name="T3">cambiar de IArrivalDealine a IDate (...) refleja mucho mejor nuestra intención</text:span>". Esto es así ya que si atendemos a que cuando introdujimos la interface IArrivalDeadline, fue precisamente para evitar tratar directamente con el tipo definido por el Framework .NET Datetime, que nos limitaba en el diseño y a la hora de establecer expectativas en los mocks. Pero lo único que pretendíamos era obtener mayor flexibilidad a la hora de tratar con las fechas.</text:p>
      <text:p text:style-name="P1"/>
      <text:p text:style-name="P1">El primer paso es cambiar el nombre IArrivalDealine por IDate y eso es algo que ReSharper hace fabulosamente bien.</text:p>
      <text:p text:style-name="P1"/>
      <text:p text:style-name="P1">Una vez realizado el cambio, ejecutamos nuestras BDD_Specs para comprobar que no hay nada de lo que tengamos que arrepentirnos.</text:p>
      <text:p text:style-name="P1"/>
      <text:p text:style-name="P1">El segundo paso seria cambiar el nombre del método "is_afterwards_than()" por uno que suena mejor como is_posterior_to(). De nuevo dejamos a ReSharper que se encargue del trabajo sucio.</text:p>
      <text:p text:style-name="P1"/>
      <text:p text:style-name="P1">Volvemos a ejecutar nuestras BDD_Specs para comprobar que este ultimo cambio ha ido bien.</text:p>
      <text:p text:style-name="P1"/>
      <text:p text:style-name="P1">Vamos a comprobar como ha afectado a la legibilidad de nuestro código estos dos cambios, por ejemplo en la implementación de is_satisfied_by() de CargoSpecs.</text:p>
      <text:p text:style-name="P1"/>
      <text:p text:style-name="P29"><text:span text:style-name="T7">public</text:span><text:span text:style-name="T14"> </text:span><text:span text:style-name="T7">bool</text:span><text:span text:style-name="T14"> is_satisfied_by(</text:span><text:span text:style-name="T29">IItinerary</text:span><text:span text:style-name="T14"> the_itinerary)</text:span></text:p>
      <text:p text:style-name="P37">{</text:p>
      <text:p text:style-name="P48"><text:span text:style-name="T14"><text:s text:c="4"/></text:span><text:span text:style-name="T7">return</text:span><text:span text:style-name="T14"> the_itinerary != </text:span><text:span text:style-name="T7">null</text:span><text:span text:style-name="T14"> &amp;&amp;</text:span></text:p>
      <text:p text:style-name="P37"><text:s text:c="11"/>underlying_origin_location.has_the_same_value_as(</text:p>
      <text:p text:style-name="P37"><text:s text:c="14"/>the_itinerary.initial_departure_location()) &amp;&amp;</text:p>
      <text:p text:style-name="P37"><text:s text:c="11"/>underlying_destination_location.has_the_same_value_as(</text:p>
      <text:p text:style-name="P37"><text:s text:c="14"/>the_itinerary.final_arrival_location()) &amp;&amp;</text:p>
      <text:p text:style-name="P37"><text:s text:c="11"/>underlying_arrival_deadline.is_posterior_to(</text:p>
      <text:p text:style-name="P37"><text:s text:c="14"/>the_itinerary.final_arrival_date());</text:p>
      <text:p text:style-name="P37">}</text:p>
      <text:p text:style-name="P1"/>
      <text:p text:style-name="P1">Fijémonos en las dos ultimas lineas, del código anterior, aquí formateadas en una sola:</text:p>
      <text:p text:style-name="P1"/>
      <text:p text:style-name="P37">underlying_arrival_deadline.is_posterior_to(<text:span text:style-name="T42">the_itinerary.final_arrival_date());</text:span></text:p>
      <text:p text:style-name="P1"/>
      <text:p text:style-name="P1">Queda bastante clara la intención</text:p>
      <text:p text:style-name="P1"/>
      <text:p text:style-name="P1">Veamos como ha afectado el cambio a IDate Por ejemplo en la signatura del constructor de RouteSpecification:</text:p>
      <text:p text:style-name="P1"><text:soft-page-break/></text:p>
      <text:p text:style-name="P29"><text:span text:style-name="T7">internal</text:span><text:span text:style-name="T14"> RouteSpecification(</text:span><text:span text:style-name="T29">ILocation</text:span><text:span text:style-name="T14"> the_origin_location, </text:span></text:p>
      <text:p text:style-name="P29"><text:span text:style-name="T14"><text:s text:c="28"/></text:span><text:span text:style-name="T29">ILocation</text:span><text:span text:style-name="T14"> the_destination_location, </text:span></text:p>
      <text:p text:style-name="P29"><text:span text:style-name="T14"><text:s text:c="28"/></text:span><text:span text:style-name="T29">IDate</text:span><text:span text:style-name="T14"> the_arrival_deadline)</text:span></text:p>
      <text:p text:style-name="P1"/>
      <text:p text:style-name="P1">No pierde ni un ápice de expresividad, al contrario, ahora queda perfectamente claro y establecido que "the_arrival_deadline" es un Fecha.</text:p>
      <text:p text:style-name="P1"/>
      <text:p text:style-name="P1">Dejemos de preocuparnos por los cambios que ya hemos hecho y ahora si, vamos a por las BDD_Specs de IDate</text:p>
      <text:p text:style-name="P1"/>
      <text:p text:style-name="P1"><text:span text:style-name="T1">DateSpecs (antes conocidas como ArrivalDeadlineSpecs)</text:span>:</text:p>
      <text:p text:style-name="P1"/>
      <text:p text:style-name="P1">Estas son todas las BDD_Specs que creemos deberían definir el comportamiento deseado:</text:p>
      <text:p text:style-name="P1"/>
      <text:p text:style-name="P1">Las encargadas del comportamiento asociado a is_posterior_to():</text:p>
      <text:p text:style-name="P1"/>
      <text:p text:style-name="P53">When asked if a past date is posterior to the current date</text:p>
      <text:p text:style-name="P52">» It should confirm that it is posterior</text:p>
      <text:p text:style-name="P52"/>
      <text:p text:style-name="P52">When asked if a future date is posterior to the current date</text:p>
      <text:p text:style-name="P52">» It should confirm that it is previous instead</text:p>
      <text:p text:style-name="P52"/>
      <text:p text:style-name="P52">When asked if the current date is posterior to the current date</text:p>
      <text:p text:style-name="P52">» It should confirm that it is not posterior</text:p>
      <text:p text:style-name="P1"/>
      <text:p text:style-name="P1">Las encargadas del comportamiento asociado a has_the_same_value_as():</text:p>
      <text:p text:style-name="P1"/>
      <text:p text:style-name="P52">when comparing two dates with the same attribute</text:p>
      <text:p text:style-name="P52">» It should confirm they have the same value</text:p>
      <text:p text:style-name="P52"/>
      <text:p text:style-name="P52">when comparing two dates with different attribute</text:p>
      <text:p text:style-name="P52">» It should confirm they have not the same value</text:p>
      <text:p text:style-name="P52"/>
      <text:p text:style-name="P52">when comparing any date with a null date</text:p>
      <text:p text:style-name="P52">» It should confirm they have not the same value</text:p>
      <text:p text:style-name="P1"/>
      <text:p text:style-name="P1">La encargada del comportamiento datetime_value():</text:p>
      <text:p text:style-name="P1"/>
      <text:p text:style-name="P52">When returning the datetime</text:p>
      <text:p text:style-name="P52">» It should be the same used in construction</text:p>
      <text:p text:style-name="P1"/>
      <text:p text:style-name="P1">y finalmente la encargada del comportamiento de GetHashCode():</text:p>
      <text:p text:style-name="P1"/>
      <text:p text:style-name="P52">When asked for the hash code</text:p>
      <text:p text:style-name="P54">» It should return the hash code based on the construction datetime hash code</text:p>
      <text:p text:style-name="P1"/>
      <text:p text:style-name="P1"/>
      <text:p text:style-name="P1">NOTA: LA implementación de Equals() no se trata aquí, pero puedes consultar el código fuente, si sientes curiosidad. Aun así unas paginas mas adelante implementaremos el Equals() de RouteSpecification siguiendo los principios del BDD. Tal vez quieras consultarlo antes.</text:p>
      <text:p text:style-name="P1"/>
      <text:p text:style-name="P1">La clase base abstracta que usaremos para los tests es:</text:p>
      <text:p text:style-name="P1"/>
      <text:p text:style-name="P29"><text:span text:style-name="T7">public</text:span><text:span text:style-name="T14"> </text:span><text:span text:style-name="T7">abstract</text:span><text:span text:style-name="T14"> </text:span><text:span text:style-name="T7">class</text:span><text:span text:style-name="T14"> </text:span><text:span text:style-name="T24">concern_for_date</text:span><text:span text:style-name="T14"> : </text:span><text:span text:style-name="T24">Observes</text:span><text:span text:style-name="T14">&lt;</text:span><text:span text:style-name="T29">IDate</text:span><text:span text:style-name="T14">, </text:span><text:span text:style-name="T24">Date</text:span><text:span text:style-name="T14">&gt;{}</text:span></text:p>
      <text:p text:style-name="P1"/>
      <text:p text:style-name="P1">Y se convierte únicamente en una pasarela para usar el Observes&lt;&gt;.</text:p>
      <text:p text:style-name="P1"/>
      <text:p text:style-name="P1"><text:span text:style-name="T1">DateSpecs asociadas a "is posterior to()"</text:span>:</text:p>
      <text:p text:style-name="P1"/>
      <text:p text:style-name="P1">Hasta ahora habíamos intentado basar nuestras aserciones, en las interacciones con las dependencias/colaboradores.</text:p>
      <text:p text:style-name="P1"><text:soft-page-break/></text:p>
      <text:p text:style-name="P1">Esto era posible gracias a que estábamos tratando con objetos creados y diseñados por nosotros, pero este tipo de comportamiento se da de bruces con la cruda realidad que representa el Framework .NET. Y nos referimos a la falta de interfaces para un montón de tipos, que si se hubiesen diseñado de otra forma, serian fácilmente mockables y por lo tanto podríamos realizar aserciones sobre las interacciones con ellos.</text:p>
      <text:p text:style-name="P1"/>
      <text:p text:style-name="P1">Por lo tanto, para sortear el obstáculo, cambiamos ligeramente de paradigma y para las BDD_Specs siguientes primaremos el resultado final y no las interacciones que se producen para que lleguemos al mismo.</text:p>
      <text:p text:style-name="P1"/>
      <text:p text:style-name="P1">De esta forma, esta BDD_Spec:</text:p>
      <text:p text:style-name="P1"/>
      <text:p text:style-name="P53">When asked if a past date is posterior to the current date</text:p>
      <text:p text:style-name="P54">» It should confirm that it is posterior</text:p>
      <text:p text:style-name="P1"/>
      <text:p text:style-name="P1">Se traduce en código por:</text:p>
      <text:p text:style-name="P1"/>
      <text:p text:style-name="P48"><text:span text:style-name="T7">public</text:span><text:span text:style-name="T14"> </text:span><text:span text:style-name="T7">class</text:span><text:span text:style-name="T14"> </text:span><text:span text:style-name="T24">when_asked_if_a_past_date_is_posterior_to_the_current_date</text:span><text:span text:style-name="T14"> : </text:span></text:p>
      <text:p text:style-name="P48"><text:span text:style-name="T14"><text:s text:c="13"/></text:span><text:span text:style-name="T24">concern_for_date</text:span></text:p>
      <text:p text:style-name="P37">{</text:p>
      <text:p text:style-name="P48"><text:span text:style-name="T14"><text:s text:c="4"/></text:span><text:span text:style-name="T29">Establish</text:span><text:span text:style-name="T14"> context = () =&gt;</text:span></text:p>
      <text:p text:style-name="P37"><text:s text:c="4"/>{</text:p>
      <text:p text:style-name="P48"><text:span text:style-name="T14"><text:s text:c="8"/>a_past_date = </text:span><text:span text:style-name="T7">new</text:span><text:span text:style-name="T14"> </text:span><text:span text:style-name="T24">Date</text:span><text:span text:style-name="T14">(</text:span><text:span text:style-name="T29">DateTime</text:span><text:span text:style-name="T14">.MinValue);</text:span></text:p>
      <text:p text:style-name="P37"><text:s text:c="12"/></text:p>
      <text:p text:style-name="P48"><text:span text:style-name="T14"><text:s text:c="8"/>create_sut_using(() =&gt; </text:span><text:span text:style-name="T7">new</text:span><text:span text:style-name="T14"> </text:span><text:span text:style-name="T24">Date</text:span><text:span text:style-name="T14">(</text:span><text:span text:style-name="T29">DateTime</text:span><text:span text:style-name="T14">.Now));</text:span></text:p>
      <text:p text:style-name="P37"><text:s text:c="4"/>};</text:p>
      <text:p text:style-name="P37"/>
      <text:p text:style-name="P48"><text:span text:style-name="T14"><text:s text:c="4"/></text:span><text:span text:style-name="T29">Because</text:span><text:span text:style-name="T14"> of = () =&gt; result = sut.is_posterior_to(a_past_date);</text:span></text:p>
      <text:p text:style-name="P37"/>
      <text:p text:style-name="P48"><text:span text:style-name="T14"><text:s text:c="4"/></text:span><text:span text:style-name="T29">It</text:span><text:span text:style-name="T14"> should_confirm_that_it_is_posterior = () =&gt; result.ShouldBeTrue();</text:span></text:p>
      <text:p text:style-name="P37"/>
      <text:p text:style-name="P48"><text:span text:style-name="T14"><text:s text:c="4"/></text:span><text:span text:style-name="T7">static</text:span><text:span text:style-name="T14"> </text:span><text:span text:style-name="T7">bool</text:span><text:span text:style-name="T14"> result;</text:span></text:p>
      <text:p text:style-name="P48"><text:span text:style-name="T14"><text:s text:c="4"/></text:span><text:span text:style-name="T7">static</text:span><text:span text:style-name="T14"> </text:span><text:span text:style-name="T29">IDate</text:span><text:span text:style-name="T14"> a_past_date;</text:span></text:p>
      <text:p text:style-name="P41">}</text:p>
      <text:p text:style-name="P1"/>
      <text:p text:style-name="P1">Donde cabe destacar que:</text:p>
      <text:p text:style-name="P1"/>
      <text:list xml:id="list30702320" text:style-name="L21">
        <text:list-item>
          <text:p text:style-name="P23">Al no poder mockar DateTime, nos vemos en la obligación de crear manualmente el SUT a través de create_sut_using(), que antes solo usábamos en caso de que al menos dos de los argumentos del constructor fuesen del mismo tipo, para asegurarnos que el resultado era consistente.</text:p>
        </text:list-item>
        <text:list-item>
          <text:p text:style-name="P23">Únicamente comparamos dos valores concretos de Datetime:</text:p>
          <text:list>
            <text:list-item>
              <text:p text:style-name="P23">El valor mínimo vía "a_past_date"</text:p>
            </text:list-item>
            <text:list-item>
              <text:p text:style-name="P23">El valor actual a través de la inyección en le constructor</text:p>
            </text:list-item>
          </text:list>
        </text:list-item>
        <text:list-item>
          <text:p text:style-name="P23">Inyectamos al constructor un Datetime. Una cosa es que no podamos mockar tanto como quisiésemos y otra muy distinta renunciar a nuestro principios y dejar de lavar los trapos sucios en publico (léase, favorecer siempre que podamos la DI).</text:p>
        </text:list-item>
      </text:list>
      <text:p text:style-name="P1"/>
      <text:p text:style-name="P1">El código que nos permite pasar el test, es muy sencillo:</text:p>
      <text:p text:style-name="P1"/>
      <text:p text:style-name="P29"><text:span text:style-name="T7">public</text:span><text:span text:style-name="T14"> </text:span><text:span text:style-name="T7">class</text:span><text:span text:style-name="T14"> </text:span><text:span text:style-name="T24">Date</text:span><text:span text:style-name="T14"> : </text:span><text:span text:style-name="T29">IDate</text:span></text:p>
      <text:p text:style-name="P37">{</text:p>
      <text:p text:style-name="P48"><text:span text:style-name="T14"><text:s text:c="4"/></text:span><text:span text:style-name="T29">DateTime</text:span><text:span text:style-name="T14"> underlying_date;</text:span></text:p>
      <text:p text:style-name="P37"/>
      <text:p text:style-name="P48"><text:span text:style-name="T14"><text:s text:c="4"/></text:span><text:span text:style-name="T7">public</text:span><text:span text:style-name="T14"> Date(</text:span><text:span text:style-name="T29">DateTime</text:span><text:span text:style-name="T14"> the_date)</text:span></text:p>
      <text:p text:style-name="P37"><text:s text:c="4"/>{</text:p>
      <text:p text:style-name="P48"><text:span text:style-name="T14"><text:s text:c="8"/></text:span><text:span text:style-name="T7">this</text:span><text:span text:style-name="T14">.underlying_date = the_date;</text:span></text:p>
      <text:p text:style-name="P37"><text:s text:c="4"/>}</text:p>
      <text:p text:style-name="P37"/>
      <text:p text:style-name="P48"><text:span text:style-name="T14"><text:s text:c="4"/></text:span><text:span text:style-name="T7">public</text:span><text:span text:style-name="T14"> </text:span><text:span text:style-name="T7">bool</text:span><text:span text:style-name="T14"> is_posterior_to(</text:span><text:span text:style-name="T29">IDate</text:span><text:span text:style-name="T14"> the_other_date)</text:span></text:p>
      <text:p text:style-name="P37"><text:s text:c="4"/>{</text:p>
      <text:p text:style-name="P48"><text:soft-page-break/><text:span text:style-name="T14"><text:s text:c="8"/></text:span><text:span text:style-name="T7">return</text:span><text:span text:style-name="T14"> </text:span><text:span text:style-name="T7">this</text:span><text:span text:style-name="T14">.underlying_date &gt; the_other_date.datetime_value();</text:span></text:p>
      <text:p text:style-name="P37"><text:s text:c="4"/>}</text:p>
      <text:p text:style-name="P37"/>
      <text:p text:style-name="P37">(....)</text:p>
      <text:p text:style-name="P37"/>
      <text:p text:style-name="P45">}</text:p>
      <text:p text:style-name="P1"/>
      <text:p text:style-name="P1">Hemos visto este tipo de estructura interna de clases hasta la saciedad. Así que no vamos a comentar nada mas a este respecto.</text:p>
      <text:p text:style-name="P1"/>
      <text:p text:style-name="P1">Con este mismo código también pasaríamos los escenarios complementarios al "Happy Day Scenario", que venían definidas por las siguientes BDD_Specs:</text:p>
      <text:p text:style-name="P1"/>
      <text:p text:style-name="P52">When asked if a future date is posterior to the current date</text:p>
      <text:p text:style-name="P52">» It should confirm that it is previous instead</text:p>
      <text:p text:style-name="P52"/>
      <text:p text:style-name="P52">When asked if the current date is posterior to the current date</text:p>
      <text:p text:style-name="P54">» It should confirm that it is not posterior</text:p>
      <text:p text:style-name="P1"/>
      <text:p text:style-name="P1">Y que en versión código no ofrecen ninguna sorpresa con respecto a la BDD_Spec que acabamos de ver:</text:p>
      <text:p text:style-name="P1"/>
      <text:p text:style-name="P48"><text:span text:style-name="T7">public</text:span><text:span text:style-name="T14"> </text:span><text:span text:style-name="T7">class</text:span><text:span text:style-name="T14"> </text:span><text:span text:style-name="T24">when_asked_if_a_future_date_is_posterior_to_the_current_date</text:span><text:span text:style-name="T14"> : </text:span></text:p>
      <text:p text:style-name="P48"><text:span text:style-name="T14"><text:s text:c="13"/></text:span><text:span text:style-name="T24">concern_for_date</text:span></text:p>
      <text:p text:style-name="P37">{</text:p>
      <text:p text:style-name="P48"><text:span text:style-name="T14"><text:s text:c="4"/></text:span><text:span text:style-name="T29">Establish</text:span><text:span text:style-name="T14"> context = () =&gt;</text:span></text:p>
      <text:p text:style-name="P37"><text:s text:c="4"/>{</text:p>
      <text:p text:style-name="P48"><text:span text:style-name="T14"><text:s text:c="8"/>a_future_date = </text:span><text:span text:style-name="T7">new</text:span><text:span text:style-name="T14"> </text:span><text:span text:style-name="T24">Date</text:span><text:span text:style-name="T14">(</text:span><text:span text:style-name="T29">DateTime</text:span><text:span text:style-name="T14">.MaxValue);</text:span></text:p>
      <text:p text:style-name="P37"/>
      <text:p text:style-name="P48"><text:span text:style-name="T14"><text:s text:c="8"/>create_sut_using(() =&gt; </text:span><text:span text:style-name="T7">new</text:span><text:span text:style-name="T14"> </text:span><text:span text:style-name="T24">Date</text:span><text:span text:style-name="T14">(</text:span><text:span text:style-name="T29">DateTime</text:span><text:span text:style-name="T14">.Now));</text:span></text:p>
      <text:p text:style-name="P37"><text:s text:c="4"/>};</text:p>
      <text:p text:style-name="P37"/>
      <text:p text:style-name="P48"><text:span text:style-name="T14"><text:s text:c="4"/></text:span><text:span text:style-name="T29">Because</text:span><text:span text:style-name="T14"> of = () =&gt; result = sut.is_posterior_to(a_future_date);</text:span></text:p>
      <text:p text:style-name="P37"/>
      <text:p text:style-name="P48"><text:span text:style-name="T14"><text:s text:c="4"/></text:span><text:span text:style-name="T29">It</text:span><text:span text:style-name="T14"> should_confirm_that_it_is_previous_instead = () =&gt; result.ShouldBeFalse();</text:span></text:p>
      <text:p text:style-name="P37"/>
      <text:p text:style-name="P48"><text:span text:style-name="T14"><text:s text:c="4"/></text:span><text:span text:style-name="T7">static</text:span><text:span text:style-name="T14"> </text:span><text:span text:style-name="T7">bool</text:span><text:span text:style-name="T14"> result;</text:span></text:p>
      <text:p text:style-name="P48"><text:span text:style-name="T14"><text:s text:c="4"/></text:span><text:span text:style-name="T7">static</text:span><text:span text:style-name="T14"> </text:span><text:span text:style-name="T29">IDate</text:span><text:span text:style-name="T14"> a_future_date;</text:span></text:p>
      <text:p text:style-name="P37">}</text:p>
      <text:p text:style-name="P37"/>
      <text:p text:style-name="P48"><text:span text:style-name="T7">public</text:span><text:span text:style-name="T14"> </text:span><text:span text:style-name="T7">class</text:span><text:span text:style-name="T14"> </text:span><text:span text:style-name="T24">when_asked_if_the_current_date_is_posterior_to_the_current_date</text:span><text:span text:style-name="T14"> : </text:span></text:p>
      <text:p text:style-name="P48"><text:span text:style-name="T14"><text:s text:c="13"/></text:span><text:span text:style-name="T24">concern_for_date</text:span></text:p>
      <text:p text:style-name="P37">{</text:p>
      <text:p text:style-name="P48"><text:span text:style-name="T14"><text:s text:c="4"/></text:span><text:span text:style-name="T29">Establish</text:span><text:span text:style-name="T14"> context = () =&gt;</text:span></text:p>
      <text:p text:style-name="P37"><text:s text:c="4"/>{</text:p>
      <text:p text:style-name="P48"><text:span text:style-name="T14"><text:s text:c="8"/>the_current_date = </text:span><text:span text:style-name="T7">new</text:span><text:span text:style-name="T14"> </text:span><text:span text:style-name="T24">Date</text:span><text:span text:style-name="T14">(</text:span><text:span text:style-name="T29">DateTime</text:span><text:span text:style-name="T14">.MaxValue);</text:span></text:p>
      <text:p text:style-name="P37"/>
      <text:p text:style-name="P48"><text:span text:style-name="T14"><text:s text:c="8"/>create_sut_using(() =&gt; </text:span><text:span text:style-name="T7">new</text:span><text:span text:style-name="T14"> </text:span><text:span text:style-name="T24">Date</text:span><text:span text:style-name="T14">(</text:span><text:span text:style-name="T29">DateTime</text:span><text:span text:style-name="T14">.MaxValue));</text:span></text:p>
      <text:p text:style-name="P37"><text:s text:c="4"/>};</text:p>
      <text:p text:style-name="P37"/>
      <text:p text:style-name="P48"><text:span text:style-name="T14"><text:s text:c="4"/></text:span><text:span text:style-name="T29">Because</text:span><text:span text:style-name="T14"> of = () =&gt; result = sut.is_posterior_to(the_current_date);</text:span></text:p>
      <text:p text:style-name="P37"/>
      <text:p text:style-name="P48"><text:span text:style-name="T14"><text:s text:c="4"/></text:span><text:span text:style-name="T29">It</text:span><text:span text:style-name="T14"> should_confirm_that_it_is_not_posterior = () =&gt; result.ShouldBeFalse();</text:span></text:p>
      <text:p text:style-name="P37"/>
      <text:p text:style-name="P48"><text:span text:style-name="T14"><text:s text:c="4"/></text:span><text:span text:style-name="T7">static</text:span><text:span text:style-name="T14"> </text:span><text:span text:style-name="T7">bool</text:span><text:span text:style-name="T14"> result;</text:span></text:p>
      <text:p text:style-name="P48"><text:span text:style-name="T14"><text:s text:c="4"/></text:span><text:span text:style-name="T7">static</text:span><text:span text:style-name="T14"> </text:span><text:span text:style-name="T29">IDate</text:span><text:span text:style-name="T14"> the_current_date;</text:span></text:p>
      <text:p text:style-name="P41">}</text:p>
      <text:p text:style-name="P1"/>
      <text:p text:style-name="P1">Recuerda que todo el proceso aprendido de RED-GREEN-REFACTOR, todavía es aplicable y si no hemos hecho hincapié en esta sección, ha sido porque nos parecía mas relevante centrarnos en le cambio de paradigma sin ninguna distracción</text:p>
      <text:p text:style-name="P1"/>
      <text:p text:style-name="P1"><text:soft-page-break/></text:p>
      <text:p text:style-name="P1"><text:span text:style-name="T1">DateSpecs asociadas a "has the same value as()"</text:span>:</text:p>
      <text:p text:style-name="P1"/>
      <text:p text:style-name="P1">Es similar a las anteriores.</text:p>
      <text:p text:style-name="P1"/>
      <text:p text:style-name="P1">Vamos primero con el "Happy Day Scenario":</text:p>
      <text:p text:style-name="P1"/>
      <text:p text:style-name="P52">when comparing two dates with the same attribute</text:p>
      <text:p text:style-name="P54">» It should confirm they have the same value</text:p>
      <text:p text:style-name="P1"/>
      <text:p text:style-name="P1">que en código seria:</text:p>
      <text:p text:style-name="P1"/>
      <text:p text:style-name="P41"><text:span text:style-name="T6">public</text:span> <text:span text:style-name="T6">class</text:span> <text:span text:style-name="T23">when_comparing_two_dates_with_the_same_attribute</text:span> : <text:span text:style-name="T23">concern_for_date</text:span></text:p>
      <text:p text:style-name="P37">{</text:p>
      <text:p text:style-name="P48"><text:span text:style-name="T14"><text:s text:c="4"/></text:span><text:span text:style-name="T29">Establish</text:span><text:span text:style-name="T14"> context = () =&gt;</text:span></text:p>
      <text:p text:style-name="P37"><text:s text:c="4"/>{</text:p>
      <text:p text:style-name="P48"><text:span text:style-name="T14"><text:s text:c="8"/>the_other_date = </text:span><text:span text:style-name="T7">new</text:span><text:span text:style-name="T14"> </text:span><text:span text:style-name="T24">Date</text:span><text:span text:style-name="T14">(</text:span><text:span text:style-name="T29">DateTime</text:span><text:span text:style-name="T14">.MaxValue);</text:span></text:p>
      <text:p text:style-name="P48"><text:span text:style-name="T14"><text:s text:c="8"/>create_sut_using(() =&gt; </text:span><text:span text:style-name="T7">new</text:span><text:span text:style-name="T14"> </text:span><text:span text:style-name="T24">Date</text:span><text:span text:style-name="T14">(</text:span><text:span text:style-name="T29">DateTime</text:span><text:span text:style-name="T14">.MaxValue));</text:span></text:p>
      <text:p text:style-name="P37"><text:s text:c="4"/>};</text:p>
      <text:p text:style-name="P37"/>
      <text:p text:style-name="P48"><text:span text:style-name="T14"><text:s text:c="4"/></text:span><text:span text:style-name="T29">Because</text:span><text:span text:style-name="T14"> of = () =&gt; result = sut.has_the_same_value_as(the_other_date);</text:span></text:p>
      <text:p text:style-name="P37"/>
      <text:p text:style-name="P48"><text:span text:style-name="T14"><text:s text:c="4"/></text:span><text:span text:style-name="T29">It</text:span><text:span text:style-name="T14"> should_confirm_they_have_the_same_value = () =&gt; result.ShouldBeTrue();</text:span></text:p>
      <text:p text:style-name="P37"/>
      <text:p text:style-name="P48"><text:span text:style-name="T14"><text:s text:c="4"/></text:span><text:span text:style-name="T7">static</text:span><text:span text:style-name="T14"> </text:span><text:span text:style-name="T7">bool</text:span><text:span text:style-name="T14"> result;</text:span></text:p>
      <text:p text:style-name="P48"><text:span text:style-name="T14"><text:s text:c="4"/></text:span><text:span text:style-name="T7">static</text:span><text:span text:style-name="T14"> </text:span><text:span text:style-name="T29">IDate</text:span><text:span text:style-name="T14"> the_other_date;</text:span></text:p>
      <text:p text:style-name="P37">}</text:p>
      <text:p text:style-name="P1"/>
      <text:p text:style-name="P1">De nuevo, nada de mocks.</text:p>
      <text:p text:style-name="P1"/>
      <text:p text:style-name="P1">Para provocar que dos Date sean iguales, que mejor que enviar la misma:</text:p>
      <text:p text:style-name="P1"/>
      <text:p text:style-name="P30"><text:span text:style-name="T29">DateTime</text:span><text:span text:style-name="T14">.MaxValue</text:span></text:p>
      <text:p text:style-name="P1"/>
      <text:p text:style-name="P1">La BDD_Spec que representa el escenario complementario, es exactamente igual pero con la salvedad de que usaremos una Date distinta:</text:p>
      <text:p text:style-name="P1"/>
      <text:p text:style-name="P29"><text:span text:style-name="T7">public</text:span><text:span text:style-name="T14"> </text:span><text:span text:style-name="T7">class</text:span><text:span text:style-name="T14"> </text:span><text:span text:style-name="T24">when_comparing_two_dates_with_different_attribute</text:span><text:span text:style-name="T14"> : </text:span><text:span text:style-name="T24">concern_for_date</text:span></text:p>
      <text:p text:style-name="P37">{</text:p>
      <text:p text:style-name="P48"><text:span text:style-name="T14"><text:s text:c="4"/></text:span><text:span text:style-name="T29">Establish</text:span><text:span text:style-name="T14"> context = () =&gt;</text:span></text:p>
      <text:p text:style-name="P37"><text:s text:c="4"/>{</text:p>
      <text:p text:style-name="P48"><text:span text:style-name="T14"><text:s text:c="8"/>the_other_date = </text:span><text:span text:style-name="T7">new</text:span><text:span text:style-name="T14"> </text:span><text:span text:style-name="T24">Date</text:span><text:span text:style-name="T14">(</text:span><text:span text:style-name="T29">DateTime</text:span><text:span text:style-name="T14">.Now);</text:span></text:p>
      <text:p text:style-name="P48"><text:span text:style-name="T14"><text:s text:c="8"/>create_sut_using(() =&gt; </text:span><text:span text:style-name="T7">new</text:span><text:span text:style-name="T14"> </text:span><text:span text:style-name="T24">Date</text:span><text:span text:style-name="T14">(</text:span><text:span text:style-name="T29">DateTime</text:span><text:span text:style-name="T14">.MaxValue));</text:span></text:p>
      <text:p text:style-name="P37"><text:s text:c="4"/>};</text:p>
      <text:p text:style-name="P37"/>
      <text:p text:style-name="P48"><text:span text:style-name="T14"><text:s text:c="4"/></text:span><text:span text:style-name="T29">Because</text:span><text:span text:style-name="T14"> of = () =&gt; result = sut.has_the_same_value_as(the_other_date);</text:span></text:p>
      <text:p text:style-name="P37"/>
      <text:p text:style-name="P48"><text:span text:style-name="T14"><text:s text:c="4"/></text:span><text:span text:style-name="T29">It</text:span><text:span text:style-name="T14"> should_confirm_they_have_not_the_same_value = () =&gt; result.ShouldBeFalse();</text:span></text:p>
      <text:p text:style-name="P37"/>
      <text:p text:style-name="P48"><text:span text:style-name="T14"><text:s text:c="4"/></text:span><text:span text:style-name="T7">static</text:span><text:span text:style-name="T14"> </text:span><text:span text:style-name="T7">bool</text:span><text:span text:style-name="T14"> result;</text:span></text:p>
      <text:p text:style-name="P48"><text:span text:style-name="T14"><text:s text:c="4"/></text:span><text:span text:style-name="T7">static</text:span><text:span text:style-name="T14"> </text:span><text:span text:style-name="T29">IDate</text:span><text:span text:style-name="T14"> the_other_date;</text:span></text:p>
      <text:p text:style-name="P37">}</text:p>
      <text:p text:style-name="P1"/>
      <text:p text:style-name="P1">Mientras que la que se encarga de comprobar el comportamiento en caso de que la IDate a compara sea "null", simplemente fuerza este escenario:</text:p>
      <text:p text:style-name="P1"/>
      <text:p text:style-name="P29"><text:span text:style-name="T7">public</text:span><text:span text:style-name="T14"> </text:span><text:span text:style-name="T7">class</text:span><text:span text:style-name="T14"> </text:span><text:span text:style-name="T24">when_comparing_any_date_with_a_null_date</text:span><text:span text:style-name="T14"> : </text:span><text:span text:style-name="T24">concern_for_date</text:span></text:p>
      <text:p text:style-name="P37">{</text:p>
      <text:p text:style-name="P48"><text:span text:style-name="T14"><text:s text:c="4"/></text:span><text:span text:style-name="T29">Establish</text:span><text:span text:style-name="T14"> context = () =&gt;</text:span></text:p>
      <text:p text:style-name="P37"><text:s text:c="4"/>{</text:p>
      <text:p text:style-name="P48"><text:span text:style-name="T14"><text:s text:c="8"/>the_other_date = </text:span><text:span text:style-name="T7">null</text:span><text:span text:style-name="T14">;</text:span></text:p>
      <text:p text:style-name="P48"><text:span text:style-name="T14"><text:s text:c="8"/>create_sut_using(() =&gt; </text:span><text:span text:style-name="T7">new</text:span><text:span text:style-name="T14"> </text:span><text:span text:style-name="T24">Date</text:span><text:span text:style-name="T14">(</text:span><text:span text:style-name="T29">DateTime</text:span><text:span text:style-name="T14">.MaxValue));</text:span></text:p>
      <text:p text:style-name="P37"><text:soft-page-break/><text:s text:c="4"/>};</text:p>
      <text:p text:style-name="P37"/>
      <text:p text:style-name="P48"><text:span text:style-name="T14"><text:s text:c="4"/></text:span><text:span text:style-name="T29">Because</text:span><text:span text:style-name="T14"> of = () =&gt; result = sut.has_the_same_value_as(the_other_date);</text:span></text:p>
      <text:p text:style-name="P37"/>
      <text:p text:style-name="P48"><text:span text:style-name="T14"><text:s text:c="4"/></text:span><text:span text:style-name="T29">It</text:span><text:span text:style-name="T14"> should_confirm_they_have_not_the_same_value = () =&gt; result.ShouldBeFalse();</text:span></text:p>
      <text:p text:style-name="P37"/>
      <text:p text:style-name="P48"><text:span text:style-name="T14"><text:s text:c="4"/></text:span><text:span text:style-name="T7">static</text:span><text:span text:style-name="T14"> </text:span><text:span text:style-name="T7">bool</text:span><text:span text:style-name="T14"> result;</text:span></text:p>
      <text:p text:style-name="P48"><text:span text:style-name="T14"><text:s text:c="4"/></text:span><text:span text:style-name="T7">static</text:span><text:span text:style-name="T14"> </text:span><text:span text:style-name="T29">IDate</text:span><text:span text:style-name="T14"> the_other_date;</text:span></text:p>
      <text:p text:style-name="P41">}</text:p>
      <text:p text:style-name="P1"/>
      <text:p text:style-name="P1">El método que permite pasar los tests es:</text:p>
      <text:p text:style-name="P1"/>
      <text:p text:style-name="P41"><text:span text:style-name="T6">public</text:span> <text:span text:style-name="T6">bool</text:span> has_the_same_value_as(<text:span text:style-name="T28">IDate</text:span> the_other_date)</text:p>
      <text:p text:style-name="P37">{</text:p>
      <text:p text:style-name="P48"><text:span text:style-name="T14"><text:s text:c="4"/></text:span><text:span text:style-name="T7">return</text:span><text:span text:style-name="T14"> the_other_date != </text:span><text:span text:style-name="T7">null</text:span><text:span text:style-name="T14"> &amp;&amp;</text:span></text:p>
      <text:p text:style-name="P37"><text:s text:c="11"/>underlying_date == the_other_date.datetime_value();</text:p>
      <text:p text:style-name="P37">}</text:p>
      <text:p text:style-name="P1"/>
      <text:p text:style-name="P1"/>
      <text:p text:style-name="P1"><text:span text:style-name="T1">DateSpec asociada a "datetime_value()"</text:span>:</text:p>
      <text:p text:style-name="P1"/>
      <text:p text:style-name="P1">Es la mas sencilla de todas.</text:p>
      <text:p text:style-name="P1"/>
      <text:p text:style-name="P1">La BDD_Spec y el código son:</text:p>
      <text:p text:style-name="P1"/>
      <text:p text:style-name="P52">When returning the datetime</text:p>
      <text:p text:style-name="P54">» It should be the same used in construction</text:p>
      <text:p text:style-name="P1"/>
      <text:p text:style-name="P48"><text:span text:style-name="T7">public</text:span><text:span text:style-name="T14"> </text:span><text:span text:style-name="T7">class</text:span><text:span text:style-name="T14"> </text:span><text:span text:style-name="T24">when_returning_the_datetime</text:span><text:span text:style-name="T14"> : </text:span><text:span text:style-name="T24">concern_for_date</text:span></text:p>
      <text:p text:style-name="P37">{</text:p>
      <text:p text:style-name="P48"><text:span text:style-name="T14"><text:s text:c="4"/></text:span><text:span text:style-name="T29">Establish</text:span><text:span text:style-name="T14"> context = () =&gt;</text:span></text:p>
      <text:p text:style-name="P37"><text:s text:c="4"/>{</text:p>
      <text:p text:style-name="P48"><text:span text:style-name="T14"><text:s text:c="8"/>the_datetime = </text:span><text:span text:style-name="T29">DateTime</text:span><text:span text:style-name="T14">.Now;</text:span></text:p>
      <text:p text:style-name="P37"/>
      <text:p text:style-name="P48"><text:span text:style-name="T14"><text:s text:c="8"/>create_sut_using(() =&gt; </text:span><text:span text:style-name="T7">new</text:span><text:span text:style-name="T14"> </text:span><text:span text:style-name="T24">Date</text:span><text:span text:style-name="T14">(the_datetime));</text:span></text:p>
      <text:p text:style-name="P37"><text:s text:c="4"/>};</text:p>
      <text:p text:style-name="P37"/>
      <text:p text:style-name="P48"><text:span text:style-name="T14"><text:s text:c="4"/></text:span><text:span text:style-name="T29">Because</text:span><text:span text:style-name="T14"> of = () =&gt; result = sut.datetime_value();</text:span></text:p>
      <text:p text:style-name="P37"/>
      <text:p text:style-name="P48"><text:span text:style-name="T14"><text:s text:c="4"/></text:span><text:span text:style-name="T29">It</text:span><text:span text:style-name="T14"> should_be_the_same_used_in_construction = () =&gt; </text:span></text:p>
      <text:p text:style-name="P37"><text:s text:c="7"/>result.ShouldEqual(the_datetime);</text:p>
      <text:p text:style-name="P37"/>
      <text:p text:style-name="P48"><text:span text:style-name="T14"><text:s text:c="4"/></text:span><text:span text:style-name="T7">static</text:span><text:span text:style-name="T14"> </text:span><text:span text:style-name="T29">DateTime</text:span><text:span text:style-name="T14"> result;</text:span></text:p>
      <text:p text:style-name="P48"><text:span text:style-name="T14"><text:s text:c="4"/></text:span><text:span text:style-name="T7">static</text:span><text:span text:style-name="T14"> </text:span><text:span text:style-name="T29">DateTime</text:span><text:span text:style-name="T14"> the_datetime;</text:span></text:p>
      <text:p text:style-name="P41">}</text:p>
      <text:p text:style-name="P1"/>
      <text:p text:style-name="P1">Nada que no hayamos visto.</text:p>
      <text:p text:style-name="P1"/>
      <text:p text:style-name="P1">El método todavía es mas sencillo, si cabe:</text:p>
      <text:p text:style-name="P1"/>
      <text:p text:style-name="P48"><text:span text:style-name="T7">public</text:span><text:span text:style-name="T14"> </text:span><text:span text:style-name="T29">DateTime</text:span><text:span text:style-name="T14"> datetime_value()</text:span></text:p>
      <text:p text:style-name="P37">{</text:p>
      <text:p text:style-name="P48"><text:span text:style-name="T14"><text:s text:c="4"/></text:span><text:span text:style-name="T7">return</text:span><text:span text:style-name="T14"> underlying_date;</text:span></text:p>
      <text:p text:style-name="P41">}</text:p>
      <text:p text:style-name="P1"/>
      <text:p text:style-name="P1">Vamos con la ultima, que quizás tenga un poco mas de relevancia.</text:p>
      <text:p text:style-name="P1"/>
      <text:p text:style-name="P26"/>
      <text:p text:style-name="P28"><text:span text:style-name="T39">DateSpec asociada a "GetHashCode()"</text:span><text:span text:style-name="T38">:</text:span></text:p>
      <text:p text:style-name="P1"/>
      <text:p text:style-name="P1">En esta, ni siquiera vamos a comprobar que hemos realizado el calculo correctamente o que hemos delegado el calculo al objeto correcto. Lo único que haremos es comprobar que el <text:soft-page-break/>valor coincide con el del objeto a quien le delegamos la responsabilidad de hacer el calculo, el Datetime inyectado.</text:p>
      <text:p text:style-name="P1"/>
      <text:p text:style-name="P1">Al igual que antes, la BDD_Spec y el código:</text:p>
      <text:p text:style-name="P1"/>
      <text:p text:style-name="P52">When asked for the hash code</text:p>
      <text:p text:style-name="P54">» It should return the hash code based on the construction datetime hash code</text:p>
      <text:p text:style-name="P1"/>
      <text:p text:style-name="P48"><text:span text:style-name="T7">public</text:span><text:span text:style-name="T14"> </text:span><text:span text:style-name="T7">class</text:span><text:span text:style-name="T14"> </text:span><text:span text:style-name="T24">when_asked_for_the_hash_code</text:span><text:span text:style-name="T14"> : </text:span><text:span text:style-name="T24">concern_for_date</text:span></text:p>
      <text:p text:style-name="P37">{</text:p>
      <text:p text:style-name="P48"><text:span text:style-name="T14"><text:s text:c="4"/></text:span><text:span text:style-name="T29">Establish</text:span><text:span text:style-name="T14"> context = () =&gt;</text:span></text:p>
      <text:p text:style-name="P37"><text:s text:c="4"/>{</text:p>
      <text:p text:style-name="P48"><text:span text:style-name="T14"><text:s text:c="8"/>the_datetime = </text:span><text:span text:style-name="T29">DateTime</text:span><text:span text:style-name="T14">.Now;</text:span></text:p>
      <text:p text:style-name="P37"/>
      <text:p text:style-name="P48"><text:span text:style-name="T14"><text:s text:c="8"/>create_sut_using(() =&gt; </text:span><text:span text:style-name="T7">new</text:span><text:span text:style-name="T14"> </text:span><text:span text:style-name="T24">Date</text:span><text:span text:style-name="T14">(the_datetime));</text:span></text:p>
      <text:p text:style-name="P37"><text:s text:c="4"/>};</text:p>
      <text:p text:style-name="P37"/>
      <text:p text:style-name="P48"><text:span text:style-name="T14"><text:s text:c="4"/></text:span><text:span text:style-name="T29">Because</text:span><text:span text:style-name="T14"> of = () =&gt; result = sut.GetHashCode();</text:span></text:p>
      <text:p text:style-name="P37"/>
      <text:p text:style-name="P48"><text:span text:style-name="T14"><text:s text:c="4"/></text:span><text:span text:style-name="T29">It</text:span><text:span text:style-name="T14"> should_return_the_hash_code_based_on_the_construction_datetime_hash_code = () =&gt; </text:span></text:p>
      <text:p text:style-name="P37"><text:s text:c="7"/>result.ShouldEqual(the_datetime.GetHashCode());</text:p>
      <text:p text:style-name="P37"/>
      <text:p text:style-name="P48"><text:span text:style-name="T14"><text:s text:c="4"/></text:span><text:span text:style-name="T7">static</text:span><text:span text:style-name="T14"> </text:span><text:span text:style-name="T7">int</text:span><text:span text:style-name="T14"> result;</text:span></text:p>
      <text:p text:style-name="P48"><text:span text:style-name="T14"><text:s text:c="4"/></text:span><text:span text:style-name="T7">static</text:span><text:span text:style-name="T14"> </text:span><text:span text:style-name="T29">DateTime</text:span><text:span text:style-name="T14"> the_datetime;</text:span></text:p>
      <text:p text:style-name="P41">}</text:p>
      <text:p text:style-name="P1"/>
      <text:p text:style-name="P1">Y el código del método confirma que realizamos simplemente la delegación:</text:p>
      <text:p text:style-name="P1"/>
      <text:p text:style-name="P48"><text:span text:style-name="T7">public</text:span><text:span text:style-name="T14"> </text:span><text:span text:style-name="T7">override</text:span><text:span text:style-name="T14"> </text:span><text:span text:style-name="T7">int</text:span><text:span text:style-name="T14"> GetHashCode()</text:span></text:p>
      <text:p text:style-name="P37">{</text:p>
      <text:p text:style-name="P48"><text:span text:style-name="T14"><text:s text:c="4"/></text:span><text:span text:style-name="T7">return this</text:span><text:span text:style-name="T14">.underlying_date.GetHashCode();</text:span></text:p>
      <text:p text:style-name="P41">}</text:p>
      <text:p text:style-name="P1"/>
      <text:p text:style-name="P1">Y con esto no solo finalizamos la implementación del DDD_Value_Object Date, sino que también podemos decir que hemos finalizado la implementación del DDD_Value_Object RouteSpecification, con la salvedad de que posteriormente implementaremos el método Equals().</text:p>
      <text:p text:style-name="P1"/>
      <text:p text:style-name="P26">Implementando Equals() en DDD_Value_Object RouteSpecification<text:span text:style-name="T41">:</text:span></text:p>
      <text:p text:style-name="P1"/>
      <text:p text:style-name="P26"><text:span text:style-name="T41">Este parece un buen momento para implementar el método Equals() de RouteSpecification. Nuestra idea es evitar su uso ya que para eso RouteSpecification es un DDD_Value_Object e implementa por tanto un método has_the_same_value_as() que desempeña la misma función, y aun por encima solo admite la comparación entre dos DDD_Value_Objects RouteSpecification, en claro contraste con Equals() que admite la comparación entre un DDD_Value_Object RouteSpecification y un objeto de cualquier tipo. De todas formas no debería sorprendernos el hecho de que dentro del propio Equals() deleguemos la comparación a has_the_same_value_as() siempre que sea seguro. </text:span></text:p>
      <text:p text:style-name="P1"/>
      <text:p text:style-name="P1">Queremos, por lo tanto, mostrar como podemos implementar Equals() siguiendo nuestro enfoque BDD.</text:p>
      <text:p text:style-name="P1"/>
      <text:p text:style-name="P1">Vamos con nuestra primera BDD_Spec.</text:p>
      <text:p text:style-name="P1"/>
      <text:p text:style-name="P26">Implementando Equals() en DDD_Value_Object RouteSpecification – Primera BDD_Spec<text:span text:style-name="T41">:</text:span></text:p>
      <text:p text:style-name="P1"/>
      <text:p text:style-name="P1">La definición formal de la misma es muy sencilla, y como ya habrás adivinado, representa el "Happy Day Scenario":</text:p>
      <text:p text:style-name="P1"/>
      <text:p text:style-name="P53">When comparing two route specifications with the same attributes using equals</text:p>
      <text:p text:style-name="P52">» It should leverage the route specification value object comparer.</text:p>
      <text:p text:style-name="P52">» It should confirm they are equal.</text:p>
      <text:p text:style-name="P1"><text:soft-page-break/></text:p>
      <text:p text:style-name="P1">Vamos a intentar aclarar la primera aserción Cuando afirmamos que:</text:p>
      <text:p text:style-name="P1"/>
      <text:p text:style-name="P54">» It should leverage the route specification value object comparer.</text:p>
      <text:p text:style-name="P1"/>
      <text:p text:style-name="P1">Lo que intentamos poner de manifiesto con ese "value object comparer" es que RouteSpecification, al ser un DDD_Value_Object, ya tiene un método para comparar objetos de tipo RouteSpecification, y lo que pretendemos es que se delegue esa comprobación a ese método, que no es otro que "has_the_same_value_as()".</text:p>
      <text:p text:style-name="P1"/>
      <text:p text:style-name="P1">Con un poco de código debería estar mas claro.</text:p>
      <text:p text:style-name="P1"/>
      <text:p text:style-name="P1">Vamos con los dos bloques IT:</text:p>
      <text:p text:style-name="P1"/>
      <text:p text:style-name="P31"><text:span text:style-name="T12">public</text:span><text:span text:style-name="T19"> </text:span><text:span text:style-name="T12">class</text:span><text:span text:style-name="T19"> </text:span><text:span text:style-name="T25">when_comparing_two_route_specifications_with_the_same_attributes_using_equals</text:span><text:span text:style-name="T19"> : </text:span></text:p>
      <text:p text:style-name="P58">concern_for_route_specification</text:p>
      <text:p text:style-name="P37">{</text:p>
      <text:p text:style-name="P48"><text:span text:style-name="T14"><text:s text:c="4"/></text:span><text:span text:style-name="T29">It</text:span><text:span text:style-name="T14"> should_leverage_the_handling_activity_value_object_comparer = () =&gt;</text:span></text:p>
      <text:p text:style-name="P37"><text:s text:c="4"/>{</text:p>
      <text:p text:style-name="P37"><text:s text:c="8"/>the_origin_location</text:p>
      <text:p text:style-name="P37"><text:s text:c="11"/>.received(x =&gt; x.has_the_same_identity_as(the_origin_location));</text:p>
      <text:p text:style-name="P37"><text:s text:c="8"/>the_destination_location</text:p>
      <text:p text:style-name="P37"><text:s text:c="11"/>.received(x =&gt; x.has_the_same_identity_as(the_destination_location));</text:p>
      <text:p text:style-name="P37"><text:s text:c="8"/>the_arrival_deadline</text:p>
      <text:p text:style-name="P37"><text:s text:c="11"/>.received(x =&gt; x.has_the_same_value_as(the_arrival_deadline));</text:p>
      <text:p text:style-name="P37"><text:s text:c="4"/>};</text:p>
      <text:p text:style-name="P37"/>
      <text:p text:style-name="P48"><text:span text:style-name="T14"><text:s text:c="4"/></text:span><text:span text:style-name="T29">It</text:span><text:span text:style-name="T14"> should_confirm_they_are_equal = () =&gt; result.ShouldBeTrue();</text:span></text:p>
      <text:p text:style-name="P37"/>
      <text:p text:style-name="P48"><text:span text:style-name="T14"><text:s text:c="4"/></text:span><text:span text:style-name="T7">static</text:span><text:span text:style-name="T14"> </text:span><text:span text:style-name="T7">bool</text:span><text:span text:style-name="T14"> result;</text:span></text:p>
      <text:p text:style-name="P37">}</text:p>
      <text:p text:style-name="P1"/>
      <text:p text:style-name="P1">La segunda aserción es trivial así que vamos a obviarla, pero la primera es muy interesante, ya que consta a su vez de tres comprobaciones. Cada una de esas comprobaciones se encarga de validar que en efecto hemos realizado la llamada a los métodos de igualdad definidos por nosotros para cada uno de las dependencias de nuestra clase. Recordemos que nuestro SUT se construye a través de la DDD_Factory con los siguientes parámetros:</text:p>
      <text:p text:style-name="P1"/>
      <text:p text:style-name="P40">the_route_specification_factory</text:p>
      <text:p text:style-name="P37"><text:s text:c="3"/>.create_route_specification_using(the_origin_location, </text:p>
      <text:p text:style-name="P37"><text:s text:c="37"/>the_destination_location, </text:p>
      <text:p text:style-name="P37"><text:s text:c="37"/>the_arrival_deadline));</text:p>
      <text:p text:style-name="P1"/>
      <text:p text:style-name="P1">De forma que son esos tres parámetros los que validamos.</text:p>
      <text:p text:style-name="P1"/>
      <text:p text:style-name="P1">Sin embargo, habíamos quedado en que:</text:p>
      <text:p text:style-name="P1"/>
      <text:p text:style-name="P26"><text:span text:style-name="T41">"</text:span><text:span text:style-name="T5">RouteSpecification, al ser un DDD_Value_Object, ya tiene un método para comparar objetos de tipo RouteSpecification, y lo que pretendemos es que se delegue esa comprobación a ese método, que no es otro que "has_the_same_value_as()".</text:span><text:span text:style-name="T41">"</text:span></text:p>
      <text:p text:style-name="P1"/>
      <text:p text:style-name="P1">Y eso no es lo que ocurre en la primera aserción De hecho si eso ocurriese, nuestro bloque IT seria algo del estilo a:</text:p>
      <text:p text:style-name="P1"/>
      <text:p text:style-name="P31"><text:span text:style-name="T34">It</text:span><text:span text:style-name="T19"> should_leverage_the_route_specification_value_object_comparer = () =&gt;</text:span></text:p>
      <text:p text:style-name="P37"><text:s text:c="3"/>sut.received(x =&gt; x.has_the_same_value_as(the_other_route_specification));</text:p>
      <text:p text:style-name="P37"/>
      <text:p text:style-name="P37"><text:span text:style-name="T6">static</text:span> <text:span text:style-name="T28">IRouteSpecification</text:span> the_other_route_specification;</text:p>
      <text:p text:style-name="P1"/>
      <text:p text:style-name="P1">Eso es lo que nosotros pretendemos hacer y de hecho seria la traducción directa de la <text:soft-page-break/>BDD_Spec. Probablemente podríamos haber empezado la sección con ese bloque IT. ¿Por que no lo hemos hecho?</text:p>
      <text:p text:style-name="P1"/>
      <text:p text:style-name="P1">La respuesta la tenemos en que por desgracia nuestro SUT no es un Mock object y no podemos asertar algo como:</text:p>
      <text:p text:style-name="P1"/>
      <text:p text:style-name="P41">sut.received(x =&gt; x.has_the_same_value_as(...));</text:p>
      <text:p text:style-name="P1"/>
      <text:p text:style-name="P1">Sin embargo eso no supone que no podamos testar exactamente ese comportamiento ya que que</text:p>
      <text:p text:style-name="P1">si recordamos la implementación de "has_the_same_value_as()":</text:p>
      <text:p text:style-name="P1"/>
      <text:p text:style-name="P31"><text:span text:style-name="T12">public</text:span><text:span text:style-name="T19"> </text:span><text:span text:style-name="T12">bool</text:span><text:span text:style-name="T19"> has_the_same_value_as(</text:span><text:span text:style-name="T34">IRouteSpecification</text:span><text:span text:style-name="T19"> the_other)</text:span></text:p>
      <text:p text:style-name="P37">{</text:p>
      <text:p text:style-name="P48"><text:span text:style-name="T14"><text:s text:c="4"/></text:span><text:span text:style-name="T7">return</text:span><text:span text:style-name="T14"> the_other != </text:span><text:span text:style-name="T7">null</text:span><text:span text:style-name="T14"> &amp;&amp;</text:span></text:p>
      <text:p text:style-name="P37"><text:s text:c="4"/>underlying_origin_location.has_the_same_identity_as(the_other.origin()) &amp;&amp;</text:p>
      <text:p text:style-name="P37"><text:s text:c="4"/>underlying_destination_location.has_the_same_identity_as(the_other.destination()) </text:p>
      <text:p text:style-name="P37"><text:s text:c="4"/>&amp;&amp; underlying_arrival_deadline.has_the_same_value_as(the_other.arrival_dealine());</text:p>
      <text:p text:style-name="P37">}</text:p>
      <text:p text:style-name="P1"/>
      <text:p text:style-name="P1">Es decir, si queremos saber si se produce la llamada a has_the_same_value_as() y no podemos comprobarlo de una forma directa (y sencilla) con:</text:p>
      <text:p text:style-name="P1"/>
      <text:p text:style-name="P41">sut.received(x =&gt; x.has_the_same_value_as(...));</text:p>
      <text:p text:style-name="P1"/>
      <text:p text:style-name="P1">Lo que si podemos hacer es comprobarlo de una manera indirecta, comprobando que se producen las llamada a los tres métodos de igualdad de los tres objetos dentro de has_the_same_value_as():</text:p>
      <text:p text:style-name="P1"/>
      <text:p text:style-name="P37">underlying_origin_location.has_the_same_identity_as(the_other.origin()) &amp;&amp;</text:p>
      <text:p text:style-name="P48"><text:span text:style-name="T14">underlying_destination_location.has_the_same_identity_as(the_other.destination()) </text:span><text:span text:style-name="T21">&amp;&amp; </text:span></text:p>
      <text:p text:style-name="P41">underlying_arrival_deadline.has_the_same_value_as(the_other.arrival_dealine());</text:p>
      <text:p text:style-name="P1"/>
      <text:p text:style-name="P1">Y si nos fijamos de nuevo en nuestro bloque IT, observamos que eso es exactamente lo que hacemos:</text:p>
      <text:p text:style-name="P1"/>
      <text:p text:style-name="P48"><text:span text:style-name="T29">It</text:span><text:span text:style-name="T14"> should_leverage_the_handling_activity_value_object_comparer = () =&gt;</text:span></text:p>
      <text:p text:style-name="P37">{</text:p>
      <text:p text:style-name="P37"><text:s text:c="4"/>the_origin_location</text:p>
      <text:p text:style-name="P37"><text:s text:c="7"/>.received(x =&gt; x.has_the_same_identity_as(the_origin_location));</text:p>
      <text:p text:style-name="P37"><text:s text:c="4"/>the_destination_location</text:p>
      <text:p text:style-name="P37"><text:s text:c="7"/>.received(x =&gt; x.has_the_same_identity_as(the_destination_location));</text:p>
      <text:p text:style-name="P37"><text:s text:c="4"/>the_arrival_deadline</text:p>
      <text:p text:style-name="P37"><text:s text:c="7"/>.received(x =&gt; x.has_the_same_value_as(the_arrival_deadline));</text:p>
      <text:p text:style-name="P41">};</text:p>
      <text:p text:style-name="P1"/>
      <text:p text:style-name="P1">Y por eso consta de tres validaciones nuestro bloque IT, en contraste con hacer tres bloque IT individuales. Esas tres comprobaciones se encargan de un solo concepto, que se produce la llamada a sut.has_the_same_value_as(), pero por desgracia, nos vemos en la obligación de comprobarlo indirectamente.</text:p>
      <text:p text:style-name="P1"/>
      <text:p text:style-name="P26"><text:span text:style-name="T41">Una ultima cuestión, la comprobación es del estilo "</text:span><text:span text:style-name="T5">yo</text:span><text:span text:style-name="T41">.has_the_same_identity_as(</text:span><text:span text:style-name="T5">yo</text:span><text:span text:style-name="T41">)" en vez de "</text:span><text:span text:style-name="T5">yo</text:span><text:span text:style-name="T41">.has_the_same_identity_as(</text:span><text:span text:style-name="T5">tu</text:span><text:span text:style-name="T41">)" ya que esta BDD_Spec simula el "Happy Day Scenario" y por tanto esperamos que todo vaya bien y las dos RouteSpecifications sean iguales.</text:span></text:p>
      <text:p text:style-name="P1"/>
      <text:p text:style-name="P1">Esperamos que con esto hay quedado aclarado.</text:p>
      <text:p text:style-name="P1"/>
      <text:p text:style-name="P1">Vamos con el bloque BECAUSE:</text:p>
      <text:p text:style-name="P1"/>
      <text:p text:style-name="P31"><text:span text:style-name="T34">Because</text:span><text:span text:style-name="T19"> of = () =&gt; result = sut.Equals(the_other_route_specification);</text:span></text:p>
      <text:p text:style-name="P37"/>
      <text:p text:style-name="P48"><text:span text:style-name="T7">static</text:span><text:span text:style-name="T14"> </text:span><text:span text:style-name="T29">IRouteSpecification</text:span><text:span text:style-name="T14"> the_other_route_specification;</text:span></text:p>
      <text:p text:style-name="P1"><text:soft-page-break/></text:p>
      <text:p text:style-name="P1">Aparentemente no debería suponer ningún desafío, pero sin embargo hay un pequeño matiz que debemos tener en cuenta. Cuando efectuamos la llamada a Equals() efectuamos una llamada al Equals() de Object no de IRouteSpecification. Nosotros queremos hacer la llamada a Equals() den IRouteSpecification. Por lo tanto debemos añadir el método Equals() a esa interface:</text:p>
      <text:p text:style-name="P1"/>
      <text:p text:style-name="P31"><text:span text:style-name="T12">public</text:span><text:span text:style-name="T19"> </text:span><text:span text:style-name="T12">interface</text:span><text:span text:style-name="T19"> </text:span><text:span text:style-name="T34">IRouteSpecification</text:span><text:span text:style-name="T19"> : <text:s/></text:span><text:span text:style-name="T34">ISpecification</text:span><text:span text:style-name="T19">&lt;</text:span><text:span text:style-name="T34">IItinerary</text:span><text:span text:style-name="T19">&gt;, </text:span></text:p>
      <text:p text:style-name="P31"><text:span text:style-name="T19"><text:s text:c="40"/></text:span><text:span text:style-name="T34">IValueObject</text:span><text:span text:style-name="T19">&lt;</text:span><text:span text:style-name="T34">IRouteSpecification</text:span><text:span text:style-name="T19">&gt;</text:span></text:p>
      <text:p text:style-name="P37">{</text:p>
      <text:p text:style-name="P48"><text:span text:style-name="T14"><text:s text:c="4"/></text:span><text:span text:style-name="T29">ILocation</text:span><text:span text:style-name="T14"> origin();</text:span></text:p>
      <text:p text:style-name="P48"><text:span text:style-name="T14"><text:s text:c="4"/></text:span><text:span text:style-name="T29">ILocation</text:span><text:span text:style-name="T14"> destination();</text:span></text:p>
      <text:p text:style-name="P48"><text:span text:style-name="T14"><text:s text:c="4"/></text:span><text:span text:style-name="T29">IDate</text:span><text:span text:style-name="T14"> arrival_dealine();</text:span></text:p>
      <text:p text:style-name="P48"><text:span text:style-name="T14"><text:s text:c="4"/></text:span><text:span text:style-name="T7">int</text:span><text:span text:style-name="T14"> GetHashCode();</text:span></text:p>
      <text:p text:style-name="P48"><text:span text:style-name="T14"><text:s text:c="4"/></text:span><text:span text:style-name="T7">bool</text:span><text:span text:style-name="T14"> Equals(</text:span><text:span text:style-name="T7">object</text:span><text:span text:style-name="T14"> the_to_compare_object);</text:span></text:p>
      <text:p text:style-name="P37">}</text:p>
      <text:p text:style-name="P1"/>
      <text:p text:style-name="P1">Ahora si que estamos haciendo lo que queremos.</text:p>
      <text:p text:style-name="P1"/>
      <text:p text:style-name="P1">Finalmente tendríamos el bloque ESTABLISH, donde:</text:p>
      <text:p text:style-name="P1"/>
      <text:list xml:id="list30712167" text:style-name="L22">
        <text:list-item>
          <text:p text:style-name="P24">Crearemos the_other_route_specification a través de la DDD_Factory.</text:p>
        </text:list-item>
        <text:list-item>
          <text:p text:style-name="P24">Simularemos que en efecto los tres parámetros son iguales con tres mocks.</text:p>
        </text:list-item>
      </text:list>
      <text:p text:style-name="P1"/>
      <text:p text:style-name="P1">En código:</text:p>
      <text:p text:style-name="P1"/>
      <text:p text:style-name="P49"><text:span text:style-name="T33">Establish</text:span><text:span text:style-name="T18"> context = () =&gt;</text:span></text:p>
      <text:p text:style-name="P37">{</text:p>
      <text:p text:style-name="P37"><text:s text:c="4"/>the_other_route_specification = the_route_specification_factory</text:p>
      <text:p text:style-name="P37"><text:s text:c="28"/>.create_route_specification_using(the_origin_location,</text:p>
      <text:p text:style-name="P37"><text:s text:c="62"/>the_destination_location,</text:p>
      <text:p text:style-name="P37"><text:s text:c="62"/>the_arrival_deadline);</text:p>
      <text:p text:style-name="P37"/>
      <text:p text:style-name="P37"><text:s text:c="4"/>the_origin_location</text:p>
      <text:p text:style-name="P37"><text:s text:c="7"/>.Stub(x =&gt; x.has_the_same_identity_as(the_origin_location))</text:p>
      <text:p text:style-name="P48"><text:span text:style-name="T14"><text:s text:c="7"/>.Return(</text:span><text:span text:style-name="T7">true</text:span><text:span text:style-name="T14">);</text:span></text:p>
      <text:p text:style-name="P37"><text:s text:c="4"/>the_destination_location</text:p>
      <text:p text:style-name="P37"><text:s text:c="7"/>.Stub(x =&gt; x.has_the_same_identity_as(the_destination_location))</text:p>
      <text:p text:style-name="P48"><text:span text:style-name="T14"><text:s text:c="7"/>.Return(</text:span><text:span text:style-name="T7">true</text:span><text:span text:style-name="T14">);</text:span></text:p>
      <text:p text:style-name="P37"><text:s text:c="4"/>the_arrival_deadline</text:p>
      <text:p text:style-name="P37"><text:s text:c="7"/>.Stub(x =&gt; x.has_the_same_value_as(the_arrival_deadline))</text:p>
      <text:p text:style-name="P48"><text:span text:style-name="T14"><text:s text:c="7"/>.Return(</text:span><text:span text:style-name="T7">true</text:span><text:span text:style-name="T14">);</text:span></text:p>
      <text:p text:style-name="P37">};</text:p>
      <text:p text:style-name="P1"/>
      <text:p text:style-name="P1">Antes de ejecutar la BDD_Spec, deberíamos crear el armazón de Equals en RouteSpecification y obligarlo a devolver una excepción:</text:p>
      <text:p text:style-name="P1"/>
      <text:p text:style-name="P31"><text:span text:style-name="T12">public</text:span><text:span text:style-name="T19"> </text:span><text:span text:style-name="T12">override</text:span><text:span text:style-name="T19"> </text:span><text:span text:style-name="T12">bool</text:span><text:span text:style-name="T19"> Equals(</text:span><text:span text:style-name="T12">object</text:span><text:span text:style-name="T19"> the_to_compare_object)</text:span></text:p>
      <text:p text:style-name="P37">{</text:p>
      <text:p text:style-name="P48"><text:span text:style-name="T14"><text:s text:c="4"/></text:span><text:span text:style-name="T7">throw</text:span><text:span text:style-name="T14"> </text:span><text:span text:style-name="T7">new</text:span><text:span text:style-name="T14"> </text:span><text:span text:style-name="T37">NotImplementedException</text:span><text:span text:style-name="T15">();</text:span></text:p>
      <text:p text:style-name="P39">}</text:p>
      <text:p text:style-name="P1"/>
      <text:p text:style-name="P1">Ahora si que podemos ejecutar nuestra BDD_Spec esperando nuestro fallo:</text:p>
      <text:p text:style-name="P1"/>
      <text:p text:style-name="P53">------ Test started: Assembly: dddsample.specs.dll ------</text:p>
      <text:p text:style-name="P52"/>
      <text:p text:style-name="P52">when comparing two route specifications with the same attributes using equals</text:p>
      <text:p text:style-name="P52">» should leverage the route specification value object comparer (FAIL)</text:p>
      <text:p text:style-name="P52">» should confirm they are equal (FAIL)</text:p>
      <text:p text:style-name="P52"/>
      <text:p text:style-name="P52">Test 'should leverage the route specification value object comparer' failed:</text:p>
      <text:p text:style-name="P52"><text:tab/>System.Reflection.TargetInvocationException: Exception has been thrown by the target <text:soft-page-break/>of an invocation. ---&gt; System.NotImplementedException: The method or operation is not implemented.</text:p>
      <text:p text:style-name="P52"/>
      <text:p text:style-name="P52">(....)</text:p>
      <text:p text:style-name="P52"/>
      <text:p text:style-name="P52">Test 'should confirm they are equal' failed:</text:p>
      <text:p text:style-name="P52"><text:tab/>System.Reflection.TargetInvocationException: Exception has been thrown by the target of an invocation. ---&gt; System.NotImplementedException: The method or operation is not implemented.</text:p>
      <text:p text:style-name="P52"/>
      <text:p text:style-name="P52">(....)</text:p>
      <text:p text:style-name="P52"/>
      <text:p text:style-name="P52"/>
      <text:p text:style-name="P52">0 passed, 2 failed, 0 skipped, took 1,08 seconds (Machine.Specifications 0.3.0).</text:p>
      <text:p text:style-name="P1"/>
      <text:p text:style-name="P1">Exactamente lo que esperábamos:</text:p>
      <text:p text:style-name="P1"/>
      <text:p text:style-name="P54">The method or operation is not implemented.</text:p>
      <text:p text:style-name="P1"/>
      <text:p text:style-name="P1">Ahora debemos implementar la funcionalidad, y en este caso es muy sencillo ya que lo único que queremos es delegar en has_the_same_value_as(), pero con la particularidad de que debemos hacer un "cast" de tipos para que has_the_same_value_as() admita el argumento:</text:p>
      <text:p text:style-name="P1"/>
      <text:p text:style-name="P31"><text:span text:style-name="T12">public</text:span><text:span text:style-name="T19"> </text:span><text:span text:style-name="T12">override</text:span><text:span text:style-name="T19"> </text:span><text:span text:style-name="T12">bool</text:span><text:span text:style-name="T19"> Equals(</text:span><text:span text:style-name="T12">object</text:span><text:span text:style-name="T19"> the_to_compare_object)</text:span></text:p>
      <text:p text:style-name="P37">{</text:p>
      <text:p text:style-name="P48"><text:span text:style-name="T14"><text:s text:c="4"/></text:span><text:span text:style-name="T7">return this</text:span><text:span text:style-name="T14">.has_the_same_value_as(the_to_compare_object </text:span><text:span text:style-name="T7">as</text:span><text:span text:style-name="T14"> </text:span><text:span text:style-name="T29">IHandlingActivity</text:span><text:span text:style-name="T14">);</text:span></text:p>
      <text:p text:style-name="P37">}</text:p>
      <text:p text:style-name="P1"/>
      <text:p text:style-name="P1">Así de simple. Si ejecutamos ahora nuestra BDD_Spec:</text:p>
      <text:p text:style-name="P1"/>
      <text:p text:style-name="P53">------ Test started: Assembly: dddsample.specs.dll ------</text:p>
      <text:p text:style-name="P52"/>
      <text:p text:style-name="P52">when comparing two route specifications with the same attributes using equals</text:p>
      <text:p text:style-name="P52">» should leverage the route specification value object comparer</text:p>
      <text:p text:style-name="P52">» should confirm they are equal</text:p>
      <text:p text:style-name="P52"/>
      <text:p text:style-name="P52"/>
      <text:p text:style-name="P52">2 passed, 0 failed, 0 skipped, took 0,65 seconds (Machine.Specifications 0.3.0).</text:p>
      <text:p text:style-name="P1"/>
      <text:p text:style-name="P1">Ya lo tenemos. Hemos logrado comprobar indirectamente que:</text:p>
      <text:p text:style-name="P1"/>
      <text:p text:style-name="P54">» It should leverage the route specification value object comparer.</text:p>
      <text:p text:style-name="P1"/>
      <text:p text:style-name="P26">Implementando Equals() en DDD_Value_Object RouteSpecification – Segunda BDD_Spec<text:span text:style-name="T41">:</text:span></text:p>
      <text:p text:style-name="P1"/>
      <text:p text:style-name="P1">En esta BDD_Spec pretendemos comprobar que también se cumple el contrario del "Happy Day Scenario". Por lo tanto estaremos en el supuesto de que los dos RouteSpecifications que vamos a comparar son distintos:</text:p>
      <text:p text:style-name="P1"/>
      <text:p text:style-name="P53">When comparing two route specifications with the different attributes using equals</text:p>
      <text:p text:style-name="P52">» It should leverage the route specification value object comparer.</text:p>
      <text:p text:style-name="P54">» It should confirm they are different.</text:p>
      <text:p text:style-name="P1"/>
      <text:p text:style-name="P1">El código referente a los bloques IT, cambia de forma un tanto sutil, con respecto a la anterior BDD_Spec:</text:p>
      <text:p text:style-name="P1"/>
      <text:p text:style-name="P49"><text:span text:style-name="T11">public</text:span><text:span text:style-name="T18"> </text:span><text:span text:style-name="T11">class</text:span><text:span text:style-name="T18"> </text:span><text:span text:style-name="T27">when_comparing_two_route_specifications_with_different_attributes_using_equals</text:span><text:span text:style-name="T18"> : </text:span></text:p>
      <text:p text:style-name="P58">concern_for_route_specification</text:p>
      <text:p text:style-name="P37">{</text:p>
      <text:p text:style-name="P48"><text:span text:style-name="T14"><text:s text:c="4"/></text:span><text:span text:style-name="T29">It</text:span><text:span text:style-name="T14"> should_leverage_the_route_specification_value_object_comparer = () =&gt;</text:span></text:p>
      <text:p text:style-name="P37"><text:s text:c="4"/>{</text:p>
      <text:p text:style-name="P37"><text:soft-page-break/><text:s text:c="8"/>the_origin_location</text:p>
      <text:p text:style-name="P37"><text:s text:c="11"/>.received(x =&gt; x.has_the_same_identity_as(the_origin_location));</text:p>
      <text:p text:style-name="P37"><text:s text:c="8"/>the_destination_location</text:p>
      <text:p text:style-name="P37"><text:s text:c="11"/>.received(x =&gt; x.has_the_same_identity_as(the_destination_location));</text:p>
      <text:p text:style-name="P37"><text:s text:c="8"/>the_arrival_deadline</text:p>
      <text:p text:style-name="P37"><text:s text:c="11"/>.never_received(x =&gt; x.has_the_same_value_as(the_arrival_deadline));</text:p>
      <text:p text:style-name="P37"><text:s text:c="4"/>};</text:p>
      <text:p text:style-name="P37"/>
      <text:p text:style-name="P48"><text:span text:style-name="T14"><text:s text:c="4"/></text:span><text:span text:style-name="T29">It</text:span><text:span text:style-name="T14"> should_confirm_they_are_different = () =&gt; result.ShouldBeFalse();</text:span></text:p>
      <text:p text:style-name="P37"/>
      <text:p text:style-name="P48"><text:span text:style-name="T14"><text:s text:c="4"/></text:span><text:span text:style-name="T7">static</text:span><text:span text:style-name="T14"> </text:span><text:span text:style-name="T7">bool</text:span><text:span text:style-name="T14"> result;</text:span></text:p>
      <text:p text:style-name="P37">}</text:p>
      <text:p text:style-name="P1"/>
      <text:p text:style-name="P1">Vamos con el primer cambio:</text:p>
      <text:p text:style-name="P1"/>
      <text:p text:style-name="P55">ANTERIOR ("Happy Day Scenario")</text:p>
      <text:p text:style-name="P41"/>
      <text:p text:style-name="P32"><text:span text:style-name="T34">It</text:span><text:span text:style-name="T19"> should_confirm_they_are_equal = () =&gt; result.ShouldBeTrue();</text:span></text:p>
      <text:p text:style-name="P41"/>
      <text:p text:style-name="P55">ACTUAL</text:p>
      <text:p text:style-name="P41"/>
      <text:p text:style-name="P32"><text:span text:style-name="T34">It</text:span><text:span text:style-name="T19"> should_confirm_they_are_different = () =&gt; result.ShouldBeFalse();</text:span></text:p>
      <text:p text:style-name="P1"/>
      <text:p text:style-name="P1">Ahora comprobamos que sean diferentes y antes comprobábamos que fuesen iguales. Así de simple.</text:p>
      <text:p text:style-name="P1"/>
      <text:p text:style-name="P1">Vamos con el segundo cambio, que va a ser mas interesante:</text:p>
      <text:p text:style-name="P1"/>
      <text:p text:style-name="P55">ANTERIOR ("Happy Day Scenario")</text:p>
      <text:p text:style-name="P41"/>
      <text:p text:style-name="P48"><text:span text:style-name="T29">It</text:span><text:span text:style-name="T14"> should_leverage_the_handling_activity_value_object_comparer = () =&gt;</text:span></text:p>
      <text:p text:style-name="P37">{</text:p>
      <text:p text:style-name="P37"><text:s text:c="4"/>the_origin_location</text:p>
      <text:p text:style-name="P37"><text:s text:c="7"/>.received(x =&gt; x.has_the_same_identity_as(the_origin_location));</text:p>
      <text:p text:style-name="P37"><text:s text:c="4"/>the_destination_location</text:p>
      <text:p text:style-name="P37"><text:s text:c="7"/>.received(x =&gt; x.has_the_same_identity_as(the_destination_location));</text:p>
      <text:p text:style-name="P37"><text:s text:c="4"/>the_arrival_deadline</text:p>
      <text:p text:style-name="P37"><text:s text:c="7"/>.received(x =&gt; x.has_the_same_value_as(the_arrival_deadline));</text:p>
      <text:p text:style-name="P41">};</text:p>
      <text:p text:style-name="P41"/>
      <text:p text:style-name="P55">ACTUAL</text:p>
      <text:p text:style-name="P41"/>
      <text:p text:style-name="P48"><text:span text:style-name="T29">It</text:span><text:span text:style-name="T14"> should_leverage_the_handling_activity_value_object_comparer = () =&gt;</text:span></text:p>
      <text:p text:style-name="P37">{</text:p>
      <text:p text:style-name="P37"><text:s text:c="4"/>the_origin_location</text:p>
      <text:p text:style-name="P37"><text:s text:c="7"/>.received(x =&gt; x.has_the_same_identity_as(the_origin_location));</text:p>
      <text:p text:style-name="P37"><text:s text:c="4"/>the_destination_location</text:p>
      <text:p text:style-name="P37"><text:s text:c="7"/>.received(x =&gt; x.has_the_same_identity_as(the_destination_location));</text:p>
      <text:p text:style-name="P37"><text:s text:c="4"/>the_arrival_deadline</text:p>
      <text:p text:style-name="P37"><text:s text:c="7"/>.never_received(x =&gt; x.has_the_same_value_as(the_arrival_deadline));</text:p>
      <text:p text:style-name="P41">};</text:p>
      <text:p text:style-name="P1"/>
      <text:p text:style-name="P26"><text:span text:style-name="T41">Si aun estas intentando encontrar la diferencia, no te preocupes, es muy pequeña, fijate en la </text:span><text:span text:style-name="T5">cursiva</text:span><text:span text:style-name="T41">:</text:span></text:p>
      <text:p text:style-name="P1"/>
      <text:p text:style-name="P55">ANTERIOR ("Happy Day Scenario")</text:p>
      <text:p text:style-name="P41"/>
      <text:p text:style-name="P37">the_arrival_deadline</text:p>
      <text:p text:style-name="P37"><text:s text:c="3"/>.<text:span text:style-name="T3">received</text:span>(x =&gt; x.has_the_same_value_as(the_arrival_deadline));</text:p>
      <text:p text:style-name="P41"/>
      <text:p text:style-name="P55">ACTUAL</text:p>
      <text:p text:style-name="P41"/>
      <text:p text:style-name="P37"><text:soft-page-break/>the_arrival_deadline</text:p>
      <text:p text:style-name="P37"><text:s text:c="3"/>.<text:span text:style-name="T3">never_received</text:span>(x =&gt; x.has_the_same_value_as(the_arrival_deadline));</text:p>
      <text:p text:style-name="P41"/>
      <text:p text:style-name="P1"><text:s/></text:p>
      <text:p text:style-name="P1">La única diferencia es que antes esperábamos que se llamase a has_the_same_value_as, mientras que ahora esperamos que esa llamada no se produzca.</text:p>
      <text:p text:style-name="P1"/>
      <text:p text:style-name="P1">Para entender esto, debemos volver a recordar que es lo que estamos haciendo y nos es otra cosa que:</text:p>
      <text:p text:style-name="P1"/>
      <text:p text:style-name="P41">sut.received(x =&gt; x.has_the_same_value_as(...));</text:p>
      <text:p text:style-name="P1"/>
      <text:p text:style-name="P1">Pero indirectamente, pues nuestro SUT no es un mock y por tanto no podemos comprobarlo directamente.</text:p>
      <text:p text:style-name="P1"/>
      <text:p text:style-name="P1">La intención en la BDD_Spec anterior y en esta BDD_Spec es la misma. Entonces ¿por que cambiamos el código? ¿no debería ser el mismo código?.</text:p>
      <text:p text:style-name="P1"/>
      <text:p text:style-name="P1">Por desgracia la respuesta a ambas preguntas es que NO y la aclaración de por que es así, la dejamos para cuando lleguemos al bloque ESTABLISH, ya que entonces sera mucho mas fácil de entender.</text:p>
      <text:p text:style-name="P1"/>
      <text:p text:style-name="P1">Seguimos con el bloque BECAUSE, que es el mismo que en la BDD_Spec anterior:</text:p>
      <text:p text:style-name="P1"/>
      <text:p text:style-name="P31"><text:span text:style-name="T34">Because</text:span><text:span text:style-name="T19"> of = () =&gt; result = sut.Equals(the_other_route_specification);</text:span></text:p>
      <text:p text:style-name="P1"/>
      <text:p text:style-name="P1">Y llegamos al bloque ESTABLISH, que esperamos nos ayude con las respuestas. En este caso, el contexto que necesitamos establecer debe:</text:p>
      <text:p text:style-name="P1"/>
      <text:list xml:id="list31687349" text:continue-numbering="true" text:style-name="L22">
        <text:list-item>
          <text:p text:style-name="P24">Crear the_other_route_specification a través de la DDD_Factory.</text:p>
        </text:list-item>
        <text:list-item>
          <text:p text:style-name="P24">Simular que en efecto <text:span text:style-name="T3">al menos uno de los tres parámetros es diferente</text:span> con mocks.</text:p>
        </text:list-item>
      </text:list>
      <text:p text:style-name="P1"/>
      <text:p text:style-name="P1">En la cursiva es donde encontramos nuestra respuesta a las preguntas que tenemos pendientes.</text:p>
      <text:p text:style-name="P1"/>
      <text:p text:style-name="P1">Vamos primero con el código:</text:p>
      <text:p text:style-name="P1"/>
      <text:p text:style-name="P31"><text:span text:style-name="T34">Establish</text:span><text:span text:style-name="T19"> context = () =&gt;</text:span></text:p>
      <text:p text:style-name="P37">{</text:p>
      <text:p text:style-name="P37"><text:s text:c="4"/>the_other_route_specification = the_route_specification_factory</text:p>
      <text:p text:style-name="P37"><text:s text:c="28"/>.create_route_specification_using(the_origin_location,</text:p>
      <text:p text:style-name="P37"><text:s text:c="62"/>the_destination_location,</text:p>
      <text:p text:style-name="P37"><text:s text:c="62"/>the_arrival_deadline);</text:p>
      <text:p text:style-name="P37"/>
      <text:p text:style-name="P37"><text:s text:c="4"/>the_origin_location</text:p>
      <text:p text:style-name="P37"><text:s text:c="7"/>.Stub(x =&gt; x.has_the_same_identity_as(the_origin_location))</text:p>
      <text:p text:style-name="P48"><text:span text:style-name="T14"><text:s text:c="7"/>.Return(</text:span><text:span text:style-name="T7">true</text:span><text:span text:style-name="T14">);</text:span></text:p>
      <text:p text:style-name="P37"><text:s text:c="4"/>the_destination_location</text:p>
      <text:p text:style-name="P37"><text:s text:c="7"/>.Stub(x =&gt; x.has_the_same_identity_as(the_destination_location))</text:p>
      <text:p text:style-name="P48"><text:span text:style-name="T14"><text:s text:c="7"/>.Return(</text:span><text:span text:style-name="T7">false</text:span><text:span text:style-name="T14">); <text:s text:c="3"/></text:span></text:p>
      <text:p text:style-name="P37">};</text:p>
      <text:p text:style-name="P1"/>
      <text:p text:style-name="P1">Cuando simulamos el comportamiento de "the_destination_location" ahora devolvemos "false":</text:p>
      <text:p text:style-name="P1"/>
      <text:p text:style-name="P55">ANTERIOR ("Happy Day Scenario")</text:p>
      <text:p text:style-name="P41"/>
      <text:p text:style-name="P37">the_destination_location</text:p>
      <text:p text:style-name="P37"><text:s text:c="3"/>.Stub(x =&gt; x.has_the_same_identity_as(the_destination_location))</text:p>
      <text:p text:style-name="P37"><text:s text:c="3"/>.Return(<text:span text:style-name="T6">true</text:span>);</text:p>
      <text:p text:style-name="P41"/>
      <text:p text:style-name="P55">ACTUAL</text:p>
      <text:p text:style-name="P41"><text:soft-page-break/></text:p>
      <text:p text:style-name="P37">the_destination_location</text:p>
      <text:p text:style-name="P37"><text:s text:c="3"/>.Stub(x =&gt; x.has_the_same_identity_as(the_destination_location))</text:p>
      <text:p text:style-name="P37"><text:s text:c="3"/>.Return(<text:span text:style-name="T6">false</text:span>);</text:p>
      <text:p text:style-name="P41"/>
      <text:p text:style-name="P1"/>
      <text:p text:style-name="P1">Y esa es la clave ya que al haber implementado has_the_same_value_as() con el operador &amp;&amp;, en cuanto encuentra un "false" deja de comprobar el resto de las condiciones. Por lo tanto si encuentra un "false" al comprobar "the_destination_location" no comprobara "the_arrival_deadline" (de ahí también la razón de que no implementemos un mock para el):</text:p>
      <text:p text:style-name="P1"/>
      <text:p text:style-name="P37">the_arrival_deadline</text:p>
      <text:p text:style-name="P42"><text:span text:style-name="T41"><text:s text:c="3"/>.</text:span><text:span text:style-name="T5">never_received</text:span><text:span text:style-name="T41">(x =&gt; x.has_the_same_value_as(the_arrival_deadline));</text:span></text:p>
      <text:p text:style-name="P1"/>
      <text:p text:style-name="P1">Ya hemos resuelto el misterio.</text:p>
      <text:p text:style-name="P1"/>
      <text:p text:style-name="P1">Ahora hay que comprobar que tenemos razón Si ejecutamos la BDD_Spec debería pasar:</text:p>
      <text:p text:style-name="P1"/>
      <text:p text:style-name="P53">------ Test started: Assembly: dddsample.specs.dll ------</text:p>
      <text:p text:style-name="P52"/>
      <text:p text:style-name="P52">when comparing two route specifications with different attributes using equals</text:p>
      <text:p text:style-name="P52">» should leverage the route specification value object comparer</text:p>
      <text:p text:style-name="P52">» should confirm they are different</text:p>
      <text:p text:style-name="P52"/>
      <text:p text:style-name="P52"/>
      <text:p text:style-name="P52">2 passed, 0 failed, 0 skipped, took 0,78 seconds (Machine.Specifications 0.3.0).</text:p>
      <text:p text:style-name="P1"/>
      <text:p text:style-name="P1">Pasa. Podría ser un falso positivo pero en este caso no lo es. El tema de como hacer fallar una BDD_Spec para comprobarlo esta ampliamente documentado a lo largo de este manual, por lo tanto no queremos distraernos en este momento con eso.</text:p>
      <text:p text:style-name="P1"/>
      <text:p text:style-name="P26">Implementando Equals() en DDD_Value_Object RouteSpecification – Tercera BDD_Spec<text:span text:style-name="T41">:</text:span></text:p>
      <text:p text:style-name="P1"/>
      <text:p text:style-name="P1">Seguimos complementando al "Happy Day Scenario". Esta vez con:</text:p>
      <text:p text:style-name="P1"/>
      <text:p text:style-name="P53">When comparing any route specifications with a null route specification using equals</text:p>
      <text:p text:style-name="P52">» It should leverage the route specification value object comparer.</text:p>
      <text:p text:style-name="P52">» It should confirm they are different.</text:p>
      <text:p text:style-name="P1"/>
      <text:p text:style-name="P1">Los bloques IT nos deparan de nuevo alguna sorpresa:</text:p>
      <text:p text:style-name="P1"/>
      <text:p text:style-name="P31"><text:span text:style-name="T12">public</text:span><text:span text:style-name="T19"> </text:span><text:span text:style-name="T12">class</text:span><text:span text:style-name="T19"> </text:span><text:span text:style-name="T25">when_comparing_any_route_specifications_with_a_null_route_specification_using_equals</text:span><text:span text:style-name="T19"> : </text:span></text:p>
      <text:p text:style-name="P58">concern_for_route_specification</text:p>
      <text:p text:style-name="P37">{</text:p>
      <text:p text:style-name="P60"/>
      <text:p text:style-name="P31"><text:span text:style-name="T34"><text:s text:c="4"/>It</text:span><text:span text:style-name="T19"> should_leverage_the_route_specification_value_object_comparer = () =&gt;</text:span></text:p>
      <text:p text:style-name="P37"><text:s text:c="4"/>{</text:p>
      <text:p text:style-name="P37"><text:s text:c="8"/>the_origin_location</text:p>
      <text:p text:style-name="P37"><text:s text:c="11"/>.never_received(x =&gt; x.has_the_same_identity_as(the_origin_location));</text:p>
      <text:p text:style-name="P37"><text:s text:c="8"/>the_destination_location</text:p>
      <text:p text:style-name="P37"><text:s text:c="11"/>.never_received(x =&gt; x.has_the_same_identity_as(the_destination_location));</text:p>
      <text:p text:style-name="P37"><text:s text:c="8"/>the_arrival_deadline</text:p>
      <text:p text:style-name="P37"><text:s text:c="11"/>.never_received(x =&gt; x.has_the_same_value_as(the_arrival_deadline));</text:p>
      <text:p text:style-name="P37"><text:s text:c="4"/>};</text:p>
      <text:p text:style-name="P37"/>
      <text:p text:style-name="P48"><text:span text:style-name="T29"><text:s text:c="4"/>It</text:span><text:span text:style-name="T14"> should_confirm_they_are_different = () =&gt; result.ShouldBeFalse();</text:span></text:p>
      <text:p text:style-name="P37"/>
      <text:p text:style-name="P48"><text:span text:style-name="T7"><text:s text:c="4"/>static</text:span><text:span text:style-name="T14"> </text:span><text:span text:style-name="T7">bool</text:span><text:span text:style-name="T14"> result;</text:span></text:p>
      <text:p text:style-name="P37">}</text:p>
      <text:p text:style-name="P1"/>
      <text:p text:style-name="P1">Ahora esperamos un ".never_received()" en los tres parámetros ya que vamos a enviar un "null" para comparar y por tanto debería solucionarse en la primera condición:</text:p>
      <text:p text:style-name="P1"><text:soft-page-break/></text:p>
      <text:p text:style-name="P31"><text:span text:style-name="T12">public</text:span><text:span text:style-name="T19"> </text:span><text:span text:style-name="T12">bool</text:span><text:span text:style-name="T19"> has_the_same_value_as(</text:span><text:span text:style-name="T34">IRouteSpecification</text:span><text:span text:style-name="T19"> the_other)</text:span></text:p>
      <text:p text:style-name="P37">{</text:p>
      <text:p text:style-name="P48"><text:span text:style-name="T14"><text:s text:c="4"/></text:span><text:span text:style-name="T7">return</text:span><text:span text:style-name="T14"> </text:span></text:p>
      <text:p text:style-name="P48"><text:span text:style-name="T14"><text:s text:c="7"/>the_other != </text:span><text:span text:style-name="T7">null</text:span><text:span text:style-name="T14"> &amp;&amp; <text:s text:c="7"/></text:span><text:span text:style-name="T32">(CONDICION 1)</text:span></text:p>
      <text:p text:style-name="P37"><text:s text:c="7"/>underlying_origin_location.has_the_same_identity_as(the_other.origin()) &amp;&amp;</text:p>
      <text:p text:style-name="P37"><text:s text:c="7"/>(el resto de condiciones)</text:p>
      <text:p text:style-name="P37">}</text:p>
      <text:p text:style-name="P26"><text:span text:style-name="T19">}</text:span><text:span text:style-name="T41"> <text:s text:c="4"/></text:span></text:p>
      <text:p text:style-name="P1">Por lo tanto no vamos a recibir las otras tres llamadas.</text:p>
      <text:p text:style-name="P1"/>
      <text:p text:style-name="P1">Esto simplifica enormemente el bloque ESTABLISH, como podemos apreciar aquí (junto al bloque BECAUSE que vuelve a ser el mismo de las dos BDD_Specs anteriores):</text:p>
      <text:p text:style-name="P1"/>
      <text:p text:style-name="P31"><text:span text:style-name="T34">Establish</text:span><text:span text:style-name="T19"> context = () =&gt;</text:span></text:p>
      <text:p text:style-name="P37">{</text:p>
      <text:p text:style-name="P48"><text:span text:style-name="T14"><text:s text:c="4"/>the_other_route_specification = </text:span><text:span text:style-name="T7">null</text:span><text:span text:style-name="T14">;</text:span></text:p>
      <text:p text:style-name="P37">};</text:p>
      <text:p text:style-name="P37"/>
      <text:p text:style-name="P48"><text:span text:style-name="T29">Because</text:span><text:span text:style-name="T14"> of = () =&gt; result = sut.Equals(the_other_route_specification);</text:span></text:p>
      <text:p text:style-name="P37"/>
      <text:p text:style-name="P48"><text:span text:style-name="T7">static</text:span><text:span text:style-name="T14"> </text:span><text:span text:style-name="T29">IRouteSpecification</text:span><text:span text:style-name="T14"> the_other_route_specification;</text:span></text:p>
      <text:p text:style-name="P1"/>
      <text:p text:style-name="P1">Si ejecutamos la BDD_Spec:</text:p>
      <text:p text:style-name="P1"/>
      <text:p text:style-name="P53">------ Test started: Assembly: dddsample.specs.dll ------</text:p>
      <text:p text:style-name="P52"/>
      <text:p text:style-name="P52">when comparing any route specifications with a null route specification using equals</text:p>
      <text:p text:style-name="P52">» should leverage the route specification value object comparer</text:p>
      <text:p text:style-name="P52">» should confirm they are different</text:p>
      <text:p text:style-name="P52"/>
      <text:p text:style-name="P52"/>
      <text:p text:style-name="P52">2 passed, 0 failed, 0 skipped, took 1,06 seconds (Machine.Specifications 0.3.0).</text:p>
      <text:p text:style-name="P1"/>
      <text:p text:style-name="P1">Funciona.</text:p>
      <text:p text:style-name="P1"/>
      <text:p text:style-name="P26">Implementando Equals() en DDD_Value_Object RouteSpecification – Cuarta BDD_Spec<text:span text:style-name="T41">:</text:span></text:p>
      <text:p text:style-name="P1"/>
      <text:p text:style-name="P1">Vamos ahora con una de las características mas cuestionables de Equals(), permitirte compara dos objetos que ni siquiera son del mismo tipo:</text:p>
      <text:p text:style-name="P1"/>
      <text:p text:style-name="P53">When comparing any route specifications with a different type object using equals</text:p>
      <text:p text:style-name="P52">» It should leverage the route specification value object comparer.</text:p>
      <text:p text:style-name="P52">» It should confirm they are different.</text:p>
      <text:p text:style-name="P1"/>
      <text:p text:style-name="P1">Los bloques IT coinciden con los de la BDD_Spec anterior, mientras que el bloque BECAUSE cambia gracias a un matiz que establecemos en el bloque ESTABLISH:</text:p>
      <text:p text:style-name="P1"/>
      <text:p text:style-name="P48"><text:span text:style-name="T29">Establish</text:span><text:span text:style-name="T14"> context = () =&gt;</text:span></text:p>
      <text:p text:style-name="P37">{</text:p>
      <text:p text:style-name="P48"><text:span text:style-name="T14"><text:s text:c="4"/>not_a_route_specification = an&lt;</text:span><text:span text:style-name="T29">ILeg</text:span><text:span text:style-name="T14">&gt;();</text:span></text:p>
      <text:p text:style-name="P37">};</text:p>
      <text:p text:style-name="P37"/>
      <text:p text:style-name="P48"><text:span text:style-name="T29">Because</text:span><text:span text:style-name="T14"> of = () =&gt; result = sut.Equals(not_a_route_specification);</text:span></text:p>
      <text:p text:style-name="P37"/>
      <text:p text:style-name="P48"><text:span text:style-name="T7">static</text:span><text:span text:style-name="T14"> </text:span><text:span text:style-name="T29">ILeg</text:span><text:span text:style-name="T14"> not_a_route_specification;</text:span></text:p>
      <text:p text:style-name="P1"/>
      <text:p text:style-name="P1">El "not_a_route_specification" podría ser de cualquier tipo mientras fuese distinto a IRouteSpecification. Nosotros escogimos ILeg, pero podría haber sido cualquier otro.</text:p>
      <text:p text:style-name="P1"/>
      <text:p text:style-name="P1">Lo interesante no es eso, sino el porque de que esto vaya a funcionar.</text:p>
      <text:p text:style-name="P1"/>
      <text:p text:style-name="P1">Recordemos como hemos implementado Equals():</text:p>
      <text:p text:style-name="P1"><text:soft-page-break/></text:p>
      <text:p text:style-name="P31"><text:span text:style-name="T12">public</text:span><text:span text:style-name="T19"> </text:span><text:span text:style-name="T12">override</text:span><text:span text:style-name="T19"> </text:span><text:span text:style-name="T12">bool</text:span><text:span text:style-name="T19"> Equals(</text:span><text:span text:style-name="T12">object</text:span><text:span text:style-name="T19"> the_to_compare_object)</text:span></text:p>
      <text:p text:style-name="P37">{</text:p>
      <text:p text:style-name="P48"><text:span text:style-name="T14"><text:s text:c="4"/></text:span><text:span text:style-name="T7">return</text:span><text:span text:style-name="T14"> </text:span><text:span text:style-name="T7">this</text:span><text:span text:style-name="T14">.has_the_same_value_as(the_to_compare_object </text:span><text:span text:style-name="T7">as</text:span><text:span text:style-name="T14"> </text:span><text:span text:style-name="T29">IRouteSpecification</text:span><text:span text:style-name="T14">);</text:span></text:p>
      <text:p text:style-name="P37">}</text:p>
      <text:p text:style-name="P1"/>
      <text:p text:style-name="P1">Ya que ahí esta la clave:</text:p>
      <text:p text:style-name="P1"/>
      <text:p text:style-name="P32"><text:span text:style-name="T19">the_to_compare_object </text:span><text:span text:style-name="T12">as</text:span><text:span text:style-name="T19"> </text:span><text:span text:style-name="T34">IRouteSpecification</text:span></text:p>
      <text:p text:style-name="P1"/>
      <text:p text:style-name="P1">Cuando the_to_compare_object no es de tipo IRouteSpecification, lo pone a "null", por lo tanto, estaríamos en el mismo caso que en la BDD_Spec anterior:</text:p>
      <text:p text:style-name="P1"/>
      <text:p text:style-name="P31"><text:span text:style-name="T12">public</text:span><text:span text:style-name="T19"> </text:span><text:span text:style-name="T12">bool</text:span><text:span text:style-name="T19"> has_the_same_value_as(</text:span><text:span text:style-name="T34">IRouteSpecification</text:span><text:span text:style-name="T19"> the_other)</text:span></text:p>
      <text:p text:style-name="P37">{</text:p>
      <text:p text:style-name="P48"><text:span text:style-name="T14"><text:s text:c="4"/></text:span><text:span text:style-name="T7">return</text:span><text:span text:style-name="T14"> </text:span></text:p>
      <text:p text:style-name="P48"><text:span text:style-name="T14"><text:s text:c="7"/>the_other != </text:span><text:span text:style-name="T7">null</text:span><text:span text:style-name="T14"> &amp;&amp; <text:s text:c="7"/></text:span><text:span text:style-name="T32">(CONDICION 1)</text:span></text:p>
      <text:p text:style-name="P37"><text:s text:c="7"/>underlying_origin_location.has_the_same_identity_as(the_other.origin()) &amp;&amp;</text:p>
      <text:p text:style-name="P37"><text:s text:c="7"/>(el resto de condiciones)</text:p>
      <text:p text:style-name="P41">}</text:p>
      <text:p text:style-name="P1"/>
      <text:p text:style-name="P1">Resolveríamos a través de la CONDICION 1.</text:p>
      <text:p text:style-name="P1"/>
      <text:p text:style-name="P1">Comprobamos:</text:p>
      <text:p text:style-name="P1"/>
      <text:p text:style-name="P53">------ Test started: Assembly: dddsample.specs.dll ------</text:p>
      <text:p text:style-name="P52"/>
      <text:p text:style-name="P52">when comparing any route specifications with a different type object using equals</text:p>
      <text:p text:style-name="P52">» should leverage the route specification value object comparer</text:p>
      <text:p text:style-name="P52">» should confirm they are different</text:p>
      <text:p text:style-name="P52"/>
      <text:p text:style-name="P52"/>
      <text:p text:style-name="P52">2 passed, 0 failed, 0 skipped, took 1,04 seconds (Machine.Specifications 0.3.0).</text:p>
      <text:p text:style-name="P1"/>
      <text:p text:style-name="P26"><text:span text:style-name="T41">Y con esto finalizamos la implementación de Equals() "</text:span><text:span text:style-name="T5">BDD Style</text:span><text:span text:style-name="T41">".</text:span></text:p>
      <text:p text:style-name="P1"/>
      <text:p text:style-name="P1">F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nsolas" svg:font-family="Consolas"/>
    <style:font-face style:name="OpenSymbol" svg:font-family="OpenSymbol"/>
    <style:font-face style:name="Tahoma1" svg:font-family="Tahoma"/>
    <style:font-face style:name="Consolas1" svg:font-family="Consolas" style:font-family-generic="modern" style:font-pitch="fixed"/>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Envy Code R VS" fo:font-size="10pt" style:font-size-asian="10pt"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5H15M56S</meta:editing-duration>
    <meta:editing-cycles>11</meta:editing-cycles>
    <meta:generator>OpenOffice.org/3.2$Win32 OpenOffice.org_project/320m18$Build-9502</meta:generator>
    <dc:date>2010-08-02T11:58:26.68</dc:date>
    <meta:document-statistic meta:table-count="0" meta:image-count="0" meta:object-count="0" meta:page-count="84" meta:paragraph-count="3193" meta:word-count="22033" meta:character-count="187770"/>
    <meta:user-defined meta:name="Info 1"/>
    <meta:user-defined meta:name="Info 2"/>
    <meta:user-defined meta:name="Info 3"/>
    <meta:user-defined meta:name="Info 4"/>
  </office:meta>
</office:document-meta>
</file>